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2.279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>
            <text:p>Kp: 0.4</text:p>
          </table:table-cell>
          <table:table-cell table:number-columns-repeated="6"/>
        </table:table-row>
        <table:table-row table:style-name="ro1">
          <table:table-cell office:value-type="string">
            <text:p>Ki: 0</text:p>
          </table:table-cell>
          <table:table-cell table:number-columns-repeated="6"/>
        </table:table-row>
        <table:table-row table:style-name="ro1">
          <table:table-cell office:value-type="string">
            <text:p>Kd: 0</text:p>
          </table:table-cell>
          <table:table-cell table:number-columns-repeated="5"/>
          <table:table-cell>
            <draw:frame table:end-cell-address="Tabelle1.N23" table:end-x="0.293cm" table:end-y="0.066cm" draw:z-index="0" draw:style-name="gr1" draw:text-style-name="P1" svg:width="15.999cm" svg:height="9.018cm" svg:x="0.101cm" svg:y="0.1cm">
              <draw:object draw:notify-on-update-of-ranges="Tabelle1.A10:Tabelle1.A10 Tabelle1.A11:Tabelle1.A1640 Tabelle1.C10:Tabelle1.C10 Tabelle1.C11:Tabelle1.C1640 Tabelle1.E10:Tabelle1.E10 Tabelle1.E11:Tabelle1.E164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tau: 0.05</text:p>
          </table:table-cell>
          <table:table-cell table:number-columns-repeated="6"/>
        </table:table-row>
        <table:table-row table:style-name="ro1">
          <table:table-cell office:value-type="string">
            <text:p>limMin: -0.8</text:p>
          </table:table-cell>
          <table:table-cell table:number-columns-repeated="6"/>
        </table:table-row>
        <table:table-row table:style-name="ro1">
          <table:table-cell office:value-type="string">
            <text:p>limMax: 0.8</text:p>
          </table:table-cell>
          <table:table-cell table:number-columns-repeated="6"/>
        </table:table-row>
        <table:table-row table:style-name="ro1">
          <table:table-cell office:value-type="string">
            <text:p>intLimMin: -0.25</text:p>
          </table:table-cell>
          <table:table-cell table:number-columns-repeated="6"/>
        </table:table-row>
        <table:table-row table:style-name="ro1">
          <table:table-cell office:value-type="string">
            <text:p>intLimMax: 0.25</text:p>
          </table:table-cell>
          <table:table-cell table:number-columns-repeated="6"/>
        </table:table-row>
        <table:table-row table:style-name="ro1">
          <table:table-cell office:value-type="string">
            <text:p>setpoint: 226.731</text:p>
          </table:table-cell>
          <table:table-cell table:number-columns-repeated="6"/>
        </table:table-row>
        <table:table-row table:style-name="ro2">
          <table:table-cell office:value-type="string">
            <text:p>t</text:p>
          </table:table-cell>
          <table:table-cell office:value-type="string">
            <text:p>error</text:p>
          </table:table-cell>
          <table:table-cell office:value-type="string">
            <text:p>speed</text:p>
          </table:table-cell>
          <table:table-cell office:value-type="string">
            <text:p>out</text:p>
          </table:table-cell>
          <table:table-cell office:value-type="string">
            <text:p>setpoint</text:p>
          </table:table-cell>
          <table:table-cell table:number-columns-repeated="2"/>
        </table:table-row>
        <table:table-row table:style-name="ro1">
          <table:table-cell office:value-type="float" office:value="0.0325928">
            <text:p>0.0325928</text:p>
          </table:table-cell>
          <table:table-cell office:value-type="float" office:value="-0.00245667">
            <text:p>-0.00245667</text:p>
          </table:table-cell>
          <table:table-cell office:value-type="float" office:value="226.734">
            <text:p>226.734</text:p>
          </table:table-cell>
          <table:table-cell office:value-type="float" office:value="-0.000982666">
            <text:p>-0.00098266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0.0645752">
            <text:p>0.0645752</text:p>
          </table:table-cell>
          <table:table-cell office:value-type="float" office:value="-0.00440979">
            <text:p>-0.00440979</text:p>
          </table:table-cell>
          <table:table-cell office:value-type="float" office:value="226.736">
            <text:p>226.736</text:p>
          </table:table-cell>
          <table:table-cell office:value-type="float" office:value="-0.00176392">
            <text:p>-0.0017639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0.0979309">
            <text:p>0.0979309</text:p>
          </table:table-cell>
          <table:table-cell office:value-type="float" office:value="-0.00671387">
            <text:p>-0.00671387</text:p>
          </table:table-cell>
          <table:table-cell office:value-type="float" office:value="226.738">
            <text:p>226.738</text:p>
          </table:table-cell>
          <table:table-cell office:value-type="float" office:value="-0.00268555">
            <text:p>-0.0026855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0.130035">
            <text:p>0.130035</text:p>
          </table:table-cell>
          <table:table-cell office:value-type="float" office:value="-0.0091095">
            <text:p>-0.0091095</text:p>
          </table:table-cell>
          <table:table-cell office:value-type="float" office:value="226.741">
            <text:p>226.741</text:p>
          </table:table-cell>
          <table:table-cell office:value-type="float" office:value="-0.0036438">
            <text:p>-0.003643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0.162231">
            <text:p>0.162231</text:p>
          </table:table-cell>
          <table:table-cell office:value-type="float" office:value="-0.0118103">
            <text:p>-0.0118103</text:p>
          </table:table-cell>
          <table:table-cell office:value-type="float" office:value="226.743">
            <text:p>226.743</text:p>
          </table:table-cell>
          <table:table-cell office:value-type="float" office:value="-0.00472412">
            <text:p>-0.0047241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0.195038">
            <text:p>0.195038</text:p>
          </table:table-cell>
          <table:table-cell office:value-type="float" office:value="-0.0148315">
            <text:p>-0.0148315</text:p>
          </table:table-cell>
          <table:table-cell office:value-type="float" office:value="226.746">
            <text:p>226.746</text:p>
          </table:table-cell>
          <table:table-cell office:value-type="float" office:value="-0.00593262">
            <text:p>-0.0059326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0.230011">
            <text:p>0.230011</text:p>
          </table:table-cell>
          <table:table-cell office:value-type="float" office:value="-0.01828">
            <text:p>-0.01828</text:p>
          </table:table-cell>
          <table:table-cell office:value-type="float" office:value="226.75">
            <text:p>226.75</text:p>
          </table:table-cell>
          <table:table-cell office:value-type="float" office:value="-0.00731201">
            <text:p>-0.0073120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0.261963">
            <text:p>0.261963</text:p>
          </table:table-cell>
          <table:table-cell office:value-type="float" office:value="-0.0216064">
            <text:p>-0.0216064</text:p>
          </table:table-cell>
          <table:table-cell office:value-type="float" office:value="226.753">
            <text:p>226.753</text:p>
          </table:table-cell>
          <table:table-cell office:value-type="float" office:value="-0.00864258">
            <text:p>-0.0086425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0.294128">
            <text:p>0.294128</text:p>
          </table:table-cell>
          <table:table-cell office:value-type="float" office:value="-0.0251923">
            <text:p>-0.0251923</text:p>
          </table:table-cell>
          <table:table-cell office:value-type="float" office:value="226.757">
            <text:p>226.757</text:p>
          </table:table-cell>
          <table:table-cell office:value-type="float" office:value="-0.0100769">
            <text:p>-0.010076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0.327576">
            <text:p>0.327576</text:p>
          </table:table-cell>
          <table:table-cell office:value-type="float" office:value="-0.029129">
            <text:p>-0.029129</text:p>
          </table:table-cell>
          <table:table-cell office:value-type="float" office:value="226.761">
            <text:p>226.761</text:p>
          </table:table-cell>
          <table:table-cell office:value-type="float" office:value="-0.0116516">
            <text:p>-0.011651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0.359924">
            <text:p>0.359924</text:p>
          </table:table-cell>
          <table:table-cell office:value-type="float" office:value="-0.0332184">
            <text:p>-0.0332184</text:p>
          </table:table-cell>
          <table:table-cell office:value-type="float" office:value="226.765">
            <text:p>226.765</text:p>
          </table:table-cell>
          <table:table-cell office:value-type="float" office:value="-0.0132874">
            <text:p>-0.013287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0.392639">
            <text:p>0.392639</text:p>
          </table:table-cell>
          <table:table-cell office:value-type="float" office:value="-0.0375366">
            <text:p>-0.0375366</text:p>
          </table:table-cell>
          <table:table-cell office:value-type="float" office:value="226.769">
            <text:p>226.769</text:p>
          </table:table-cell>
          <table:table-cell office:value-type="float" office:value="-0.0150146">
            <text:p>-0.015014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0.424194">
            <text:p>0.424194</text:p>
          </table:table-cell>
          <table:table-cell office:value-type="float" office:value="-0.0418701">
            <text:p>-0.0418701</text:p>
          </table:table-cell>
          <table:table-cell office:value-type="float" office:value="226.773">
            <text:p>226.773</text:p>
          </table:table-cell>
          <table:table-cell office:value-type="float" office:value="-0.016748">
            <text:p>-0.01674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0.456635">
            <text:p>0.456635</text:p>
          </table:table-cell>
          <table:table-cell office:value-type="float" office:value="-0.0465088">
            <text:p>-0.0465088</text:p>
          </table:table-cell>
          <table:table-cell office:value-type="float" office:value="226.778">
            <text:p>226.778</text:p>
          </table:table-cell>
          <table:table-cell office:value-type="float" office:value="-0.0186035">
            <text:p>-0.018603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0.487579">
            <text:p>0.487579</text:p>
          </table:table-cell>
          <table:table-cell office:value-type="float" office:value="-0.0511322">
            <text:p>-0.0511322</text:p>
          </table:table-cell>
          <table:table-cell office:value-type="float" office:value="226.783">
            <text:p>226.783</text:p>
          </table:table-cell>
          <table:table-cell office:value-type="float" office:value="-0.0204529">
            <text:p>-0.020452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0.520111">
            <text:p>0.520111</text:p>
          </table:table-cell>
          <table:table-cell office:value-type="float" office:value="-0.0561066">
            <text:p>-0.0561066</text:p>
          </table:table-cell>
          <table:table-cell office:value-type="float" office:value="226.788">
            <text:p>226.788</text:p>
          </table:table-cell>
          <table:table-cell office:value-type="float" office:value="-0.0224426">
            <text:p>-0.022442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0.551392">
            <text:p>0.551392</text:p>
          </table:table-cell>
          <table:table-cell office:value-type="float" office:value="-0.0610504">
            <text:p>-0.0610504</text:p>
          </table:table-cell>
          <table:table-cell office:value-type="float" office:value="226.793">
            <text:p>226.793</text:p>
          </table:table-cell>
          <table:table-cell office:value-type="float" office:value="-0.0244202">
            <text:p>-0.024420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0.581482">
            <text:p>0.581482</text:p>
          </table:table-cell>
          <table:table-cell office:value-type="float" office:value="-0.0658722">
            <text:p>-0.0658722</text:p>
          </table:table-cell>
          <table:table-cell office:value-type="float" office:value="226.797">
            <text:p>226.797</text:p>
          </table:table-cell>
          <table:table-cell office:value-type="float" office:value="-0.0263489">
            <text:p>-0.026348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0.614838">
            <text:p>0.614838</text:p>
          </table:table-cell>
          <table:table-cell office:value-type="float" office:value="-0.0714111">
            <text:p>-0.0714111</text:p>
          </table:table-cell>
          <table:table-cell office:value-type="float" office:value="226.803">
            <text:p>226.803</text:p>
          </table:table-cell>
          <table:table-cell office:value-type="float" office:value="-0.0285645">
            <text:p>-0.028564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0.646667">
            <text:p>0.646667</text:p>
          </table:table-cell>
          <table:table-cell office:value-type="float" office:value="-0.0767975">
            <text:p>-0.0767975</text:p>
          </table:table-cell>
          <table:table-cell office:value-type="float" office:value="226.808">
            <text:p>226.808</text:p>
          </table:table-cell>
          <table:table-cell office:value-type="float" office:value="-0.030719">
            <text:p>-0.03071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0.677979">
            <text:p>0.677979</text:p>
          </table:table-cell>
          <table:table-cell office:value-type="float" office:value="-0.0822144">
            <text:p>-0.0822144</text:p>
          </table:table-cell>
          <table:table-cell office:value-type="float" office:value="226.814">
            <text:p>226.814</text:p>
          </table:table-cell>
          <table:table-cell office:value-type="float" office:value="-0.0328857">
            <text:p>-0.032885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0.707764">
            <text:p>0.707764</text:p>
          </table:table-cell>
          <table:table-cell office:value-type="float" office:value="-0.0874023">
            <text:p>-0.0874023</text:p>
          </table:table-cell>
          <table:table-cell office:value-type="float" office:value="226.819">
            <text:p>226.819</text:p>
          </table:table-cell>
          <table:table-cell office:value-type="float" office:value="-0.0349609">
            <text:p>-0.034960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0.738586">
            <text:p>0.738586</text:p>
          </table:table-cell>
          <table:table-cell office:value-type="float" office:value="-0.0928497">
            <text:p>-0.0928497</text:p>
          </table:table-cell>
          <table:table-cell office:value-type="float" office:value="226.824">
            <text:p>226.824</text:p>
          </table:table-cell>
          <table:table-cell office:value-type="float" office:value="-0.0371399">
            <text:p>-0.037139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0.770569">
            <text:p>0.770569</text:p>
          </table:table-cell>
          <table:table-cell office:value-type="float" office:value="-0.098526">
            <text:p>-0.098526</text:p>
          </table:table-cell>
          <table:table-cell office:value-type="float" office:value="226.83">
            <text:p>226.83</text:p>
          </table:table-cell>
          <table:table-cell office:value-type="float" office:value="-0.0394104">
            <text:p>-0.039410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0.802551">
            <text:p>0.802551</text:p>
          </table:table-cell>
          <table:table-cell office:value-type="float" office:value="-0.104279">
            <text:p>-0.104279</text:p>
          </table:table-cell>
          <table:table-cell office:value-type="float" office:value="226.836">
            <text:p>226.836</text:p>
          </table:table-cell>
          <table:table-cell office:value-type="float" office:value="-0.0417114">
            <text:p>-0.041711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0.833496">
            <text:p>0.833496</text:p>
          </table:table-cell>
          <table:table-cell office:value-type="float" office:value="-0.109863">
            <text:p>-0.109863</text:p>
          </table:table-cell>
          <table:table-cell office:value-type="float" office:value="226.841">
            <text:p>226.841</text:p>
          </table:table-cell>
          <table:table-cell office:value-type="float" office:value="-0.0439453">
            <text:p>-0.043945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0.865509">
            <text:p>0.865509</text:p>
          </table:table-cell>
          <table:table-cell office:value-type="float" office:value="-0.11557">
            <text:p>-0.11557</text:p>
          </table:table-cell>
          <table:table-cell office:value-type="float" office:value="226.847">
            <text:p>226.847</text:p>
          </table:table-cell>
          <table:table-cell office:value-type="float" office:value="-0.046228">
            <text:p>-0.04622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0.896179">
            <text:p>0.896179</text:p>
          </table:table-cell>
          <table:table-cell office:value-type="float" office:value="-0.121124">
            <text:p>-0.121124</text:p>
          </table:table-cell>
          <table:table-cell office:value-type="float" office:value="226.853">
            <text:p>226.853</text:p>
          </table:table-cell>
          <table:table-cell office:value-type="float" office:value="-0.0484497">
            <text:p>-0.048449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0.929291">
            <text:p>0.929291</text:p>
          </table:table-cell>
          <table:table-cell office:value-type="float" office:value="-0.127045">
            <text:p>-0.127045</text:p>
          </table:table-cell>
          <table:table-cell office:value-type="float" office:value="226.859">
            <text:p>226.859</text:p>
          </table:table-cell>
          <table:table-cell office:value-type="float" office:value="-0.0508179">
            <text:p>-0.050817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0.959808">
            <text:p>0.959808</text:p>
          </table:table-cell>
          <table:table-cell office:value-type="float" office:value="-0.132446">
            <text:p>-0.132446</text:p>
          </table:table-cell>
          <table:table-cell office:value-type="float" office:value="226.864">
            <text:p>226.864</text:p>
          </table:table-cell>
          <table:table-cell office:value-type="float" office:value="-0.0529785">
            <text:p>-0.052978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0.991272">
            <text:p>0.991272</text:p>
          </table:table-cell>
          <table:table-cell office:value-type="float" office:value="-0.13797">
            <text:p>-0.13797</text:p>
          </table:table-cell>
          <table:table-cell office:value-type="float" office:value="226.869">
            <text:p>226.869</text:p>
          </table:table-cell>
          <table:table-cell office:value-type="float" office:value="-0.055188">
            <text:p>-0.05518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.02289">
            <text:p>1.02289</text:p>
          </table:table-cell>
          <table:table-cell office:value-type="float" office:value="-0.143417">
            <text:p>-0.143417</text:p>
          </table:table-cell>
          <table:table-cell office:value-type="float" office:value="226.875">
            <text:p>226.875</text:p>
          </table:table-cell>
          <table:table-cell office:value-type="float" office:value="-0.0573669">
            <text:p>-0.057366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.05585">
            <text:p>1.05585</text:p>
          </table:table-cell>
          <table:table-cell office:value-type="float" office:value="-0.148987">
            <text:p>-0.148987</text:p>
          </table:table-cell>
          <table:table-cell office:value-type="float" office:value="226.88">
            <text:p>226.88</text:p>
          </table:table-cell>
          <table:table-cell office:value-type="float" office:value="-0.0595947">
            <text:p>-0.059594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.07669">
            <text:p>1.07669</text:p>
          </table:table-cell>
          <table:table-cell office:value-type="float" office:value="-0.152451">
            <text:p>-0.152451</text:p>
          </table:table-cell>
          <table:table-cell office:value-type="float" office:value="226.884">
            <text:p>226.884</text:p>
          </table:table-cell>
          <table:table-cell office:value-type="float" office:value="-0.0609802">
            <text:p>-0.060980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.10703">
            <text:p>1.10703</text:p>
          </table:table-cell>
          <table:table-cell office:value-type="float" office:value="-0.157303">
            <text:p>-0.157303</text:p>
          </table:table-cell>
          <table:table-cell office:value-type="float" office:value="226.889">
            <text:p>226.889</text:p>
          </table:table-cell>
          <table:table-cell office:value-type="float" office:value="-0.0629211">
            <text:p>-0.062921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.13919">
            <text:p>1.13919</text:p>
          </table:table-cell>
          <table:table-cell office:value-type="float" office:value="-0.162292">
            <text:p>-0.162292</text:p>
          </table:table-cell>
          <table:table-cell office:value-type="float" office:value="226.894">
            <text:p>226.894</text:p>
          </table:table-cell>
          <table:table-cell office:value-type="float" office:value="-0.064917">
            <text:p>-0.06491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.17581">
            <text:p>1.17581</text:p>
          </table:table-cell>
          <table:table-cell office:value-type="float" office:value="-0.167831">
            <text:p>-0.167831</text:p>
          </table:table-cell>
          <table:table-cell office:value-type="float" office:value="226.899">
            <text:p>226.899</text:p>
          </table:table-cell>
          <table:table-cell office:value-type="float" office:value="-0.0671326">
            <text:p>-0.067132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.20941">
            <text:p>1.20941</text:p>
          </table:table-cell>
          <table:table-cell office:value-type="float" office:value="-0.172653">
            <text:p>-0.172653</text:p>
          </table:table-cell>
          <table:table-cell office:value-type="float" office:value="226.904">
            <text:p>226.904</text:p>
          </table:table-cell>
          <table:table-cell office:value-type="float" office:value="-0.0690613">
            <text:p>-0.069061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.24197">
            <text:p>1.24197</text:p>
          </table:table-cell>
          <table:table-cell office:value-type="float" office:value="-0.177048">
            <text:p>-0.177048</text:p>
          </table:table-cell>
          <table:table-cell office:value-type="float" office:value="226.909">
            <text:p>226.909</text:p>
          </table:table-cell>
          <table:table-cell office:value-type="float" office:value="-0.0708191">
            <text:p>-0.070819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.27353">
            <text:p>1.27353</text:p>
          </table:table-cell>
          <table:table-cell office:value-type="float" office:value="-0.181046">
            <text:p>-0.181046</text:p>
          </table:table-cell>
          <table:table-cell office:value-type="float" office:value="226.913">
            <text:p>226.913</text:p>
          </table:table-cell>
          <table:table-cell office:value-type="float" office:value="-0.0724182">
            <text:p>-0.072418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.30591">
            <text:p>1.30591</text:p>
          </table:table-cell>
          <table:table-cell office:value-type="float" office:value="-0.184921">
            <text:p>-0.184921</text:p>
          </table:table-cell>
          <table:table-cell office:value-type="float" office:value="226.916">
            <text:p>226.916</text:p>
          </table:table-cell>
          <table:table-cell office:value-type="float" office:value="-0.0739685">
            <text:p>-0.073968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.33423">
            <text:p>1.33423</text:p>
          </table:table-cell>
          <table:table-cell office:value-type="float" office:value="-0.188004">
            <text:p>-0.188004</text:p>
          </table:table-cell>
          <table:table-cell office:value-type="float" office:value="226.919">
            <text:p>226.919</text:p>
          </table:table-cell>
          <table:table-cell office:value-type="float" office:value="-0.0752014">
            <text:p>-0.075201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.36404">
            <text:p>1.36404</text:p>
          </table:table-cell>
          <table:table-cell office:value-type="float" office:value="-0.191101">
            <text:p>-0.191101</text:p>
          </table:table-cell>
          <table:table-cell office:value-type="float" office:value="226.923">
            <text:p>226.923</text:p>
          </table:table-cell>
          <table:table-cell office:value-type="float" office:value="-0.0764404">
            <text:p>-0.076440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.3942">
            <text:p>1.3942</text:p>
          </table:table-cell>
          <table:table-cell office:value-type="float" office:value="-0.193863">
            <text:p>-0.193863</text:p>
          </table:table-cell>
          <table:table-cell office:value-type="float" office:value="226.925">
            <text:p>226.925</text:p>
          </table:table-cell>
          <table:table-cell office:value-type="float" office:value="-0.0775452">
            <text:p>-0.077545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.42291">
            <text:p>1.42291</text:p>
          </table:table-cell>
          <table:table-cell office:value-type="float" office:value="-0.196213">
            <text:p>-0.196213</text:p>
          </table:table-cell>
          <table:table-cell office:value-type="float" office:value="226.928">
            <text:p>226.928</text:p>
          </table:table-cell>
          <table:table-cell office:value-type="float" office:value="-0.0784851">
            <text:p>-0.078485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.4548">
            <text:p>1.4548</text:p>
          </table:table-cell>
          <table:table-cell office:value-type="float" office:value="-0.198563">
            <text:p>-0.198563</text:p>
          </table:table-cell>
          <table:table-cell office:value-type="float" office:value="226.93">
            <text:p>226.93</text:p>
          </table:table-cell>
          <table:table-cell office:value-type="float" office:value="-0.0794251">
            <text:p>-0.079425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.48679">
            <text:p>1.48679</text:p>
          </table:table-cell>
          <table:table-cell office:value-type="float" office:value="-0.200562">
            <text:p>-0.200562</text:p>
          </table:table-cell>
          <table:table-cell office:value-type="float" office:value="226.932">
            <text:p>226.932</text:p>
          </table:table-cell>
          <table:table-cell office:value-type="float" office:value="-0.0802246">
            <text:p>-0.080224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.51923">
            <text:p>1.51923</text:p>
          </table:table-cell>
          <table:table-cell office:value-type="float" office:value="-0.202148">
            <text:p>-0.202148</text:p>
          </table:table-cell>
          <table:table-cell office:value-type="float" office:value="226.934">
            <text:p>226.934</text:p>
          </table:table-cell>
          <table:table-cell office:value-type="float" office:value="-0.0808594">
            <text:p>-0.080859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.55023">
            <text:p>1.55023</text:p>
          </table:table-cell>
          <table:table-cell office:value-type="float" office:value="-0.203339">
            <text:p>-0.203339</text:p>
          </table:table-cell>
          <table:table-cell office:value-type="float" office:value="226.935">
            <text:p>226.935</text:p>
          </table:table-cell>
          <table:table-cell office:value-type="float" office:value="-0.0813354">
            <text:p>-0.081335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.58145">
            <text:p>1.58145</text:p>
          </table:table-cell>
          <table:table-cell office:value-type="float" office:value="-0.204147">
            <text:p>-0.204147</text:p>
          </table:table-cell>
          <table:table-cell office:value-type="float" office:value="226.936">
            <text:p>226.936</text:p>
          </table:table-cell>
          <table:table-cell office:value-type="float" office:value="-0.0816589">
            <text:p>-0.081658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.61829">
            <text:p>1.61829</text:p>
          </table:table-cell>
          <table:table-cell office:value-type="float" office:value="-0.204605">
            <text:p>-0.204605</text:p>
          </table:table-cell>
          <table:table-cell office:value-type="float" office:value="226.936">
            <text:p>226.936</text:p>
          </table:table-cell>
          <table:table-cell office:value-type="float" office:value="-0.081842">
            <text:p>-0.08184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.64725">
            <text:p>1.64725</text:p>
          </table:table-cell>
          <table:table-cell office:value-type="float" office:value="-0.204498">
            <text:p>-0.204498</text:p>
          </table:table-cell>
          <table:table-cell office:value-type="float" office:value="226.936">
            <text:p>226.936</text:p>
          </table:table-cell>
          <table:table-cell office:value-type="float" office:value="-0.0817993">
            <text:p>-0.081799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.67691">
            <text:p>1.67691</text:p>
          </table:table-cell>
          <table:table-cell office:value-type="float" office:value="-0.204132">
            <text:p>-0.204132</text:p>
          </table:table-cell>
          <table:table-cell office:value-type="float" office:value="226.936">
            <text:p>226.936</text:p>
          </table:table-cell>
          <table:table-cell office:value-type="float" office:value="-0.0816528">
            <text:p>-0.081652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.70667">
            <text:p>1.70667</text:p>
          </table:table-cell>
          <table:table-cell office:value-type="float" office:value="-0.203278">
            <text:p>-0.203278</text:p>
          </table:table-cell>
          <table:table-cell office:value-type="float" office:value="226.935">
            <text:p>226.935</text:p>
          </table:table-cell>
          <table:table-cell office:value-type="float" office:value="-0.081311">
            <text:p>-0.08131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.73639">
            <text:p>1.73639</text:p>
          </table:table-cell>
          <table:table-cell office:value-type="float" office:value="-0.202042">
            <text:p>-0.202042</text:p>
          </table:table-cell>
          <table:table-cell office:value-type="float" office:value="226.934">
            <text:p>226.934</text:p>
          </table:table-cell>
          <table:table-cell office:value-type="float" office:value="-0.0808166">
            <text:p>-0.080816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.76749">
            <text:p>1.76749</text:p>
          </table:table-cell>
          <table:table-cell office:value-type="float" office:value="-0.200333">
            <text:p>-0.200333</text:p>
          </table:table-cell>
          <table:table-cell office:value-type="float" office:value="226.932">
            <text:p>226.932</text:p>
          </table:table-cell>
          <table:table-cell office:value-type="float" office:value="-0.0801331">
            <text:p>-0.080133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.79639">
            <text:p>1.79639</text:p>
          </table:table-cell>
          <table:table-cell office:value-type="float" office:value="-0.198303">
            <text:p>-0.198303</text:p>
          </table:table-cell>
          <table:table-cell office:value-type="float" office:value="226.93">
            <text:p>226.93</text:p>
          </table:table-cell>
          <table:table-cell office:value-type="float" office:value="-0.0793213">
            <text:p>-0.079321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.8251">
            <text:p>1.8251</text:p>
          </table:table-cell>
          <table:table-cell office:value-type="float" office:value="-0.195938">
            <text:p>-0.195938</text:p>
          </table:table-cell>
          <table:table-cell office:value-type="float" office:value="226.927">
            <text:p>226.927</text:p>
          </table:table-cell>
          <table:table-cell office:value-type="float" office:value="-0.0783752">
            <text:p>-0.078375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.85336">
            <text:p>1.85336</text:p>
          </table:table-cell>
          <table:table-cell office:value-type="float" office:value="-0.193176">
            <text:p>-0.193176</text:p>
          </table:table-cell>
          <table:table-cell office:value-type="float" office:value="226.925">
            <text:p>226.925</text:p>
          </table:table-cell>
          <table:table-cell office:value-type="float" office:value="-0.0772705">
            <text:p>-0.077270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.88577">
            <text:p>1.88577</text:p>
          </table:table-cell>
          <table:table-cell office:value-type="float" office:value="-0.189529">
            <text:p>-0.189529</text:p>
          </table:table-cell>
          <table:table-cell office:value-type="float" office:value="226.921">
            <text:p>226.921</text:p>
          </table:table-cell>
          <table:table-cell office:value-type="float" office:value="-0.0758118">
            <text:p>-0.075811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.91733">
            <text:p>1.91733</text:p>
          </table:table-cell>
          <table:table-cell office:value-type="float" office:value="-0.185501">
            <text:p>-0.185501</text:p>
          </table:table-cell>
          <table:table-cell office:value-type="float" office:value="226.917">
            <text:p>226.917</text:p>
          </table:table-cell>
          <table:table-cell office:value-type="float" office:value="-0.0742004">
            <text:p>-0.074200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.95007">
            <text:p>1.95007</text:p>
          </table:table-cell>
          <table:table-cell office:value-type="float" office:value="-0.18074">
            <text:p>-0.18074</text:p>
          </table:table-cell>
          <table:table-cell office:value-type="float" office:value="226.912">
            <text:p>226.912</text:p>
          </table:table-cell>
          <table:table-cell office:value-type="float" office:value="-0.0722961">
            <text:p>-0.072296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.98083">
            <text:p>1.98083</text:p>
          </table:table-cell>
          <table:table-cell office:value-type="float" office:value="-0.175842">
            <text:p>-0.175842</text:p>
          </table:table-cell>
          <table:table-cell office:value-type="float" office:value="226.907">
            <text:p>226.907</text:p>
          </table:table-cell>
          <table:table-cell office:value-type="float" office:value="-0.0703369">
            <text:p>-0.070336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.01309">
            <text:p>2.01309</text:p>
          </table:table-cell>
          <table:table-cell office:value-type="float" office:value="-0.170105">
            <text:p>-0.170105</text:p>
          </table:table-cell>
          <table:table-cell office:value-type="float" office:value="226.902">
            <text:p>226.902</text:p>
          </table:table-cell>
          <table:table-cell office:value-type="float" office:value="-0.068042">
            <text:p>-0.06804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.04514">
            <text:p>2.04514</text:p>
          </table:table-cell>
          <table:table-cell office:value-type="float" office:value="-0.163895">
            <text:p>-0.163895</text:p>
          </table:table-cell>
          <table:table-cell office:value-type="float" office:value="226.895">
            <text:p>226.895</text:p>
          </table:table-cell>
          <table:table-cell office:value-type="float" office:value="-0.0655579">
            <text:p>-0.065557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.07446">
            <text:p>2.07446</text:p>
          </table:table-cell>
          <table:table-cell office:value-type="float" office:value="-0.157761">
            <text:p>-0.157761</text:p>
          </table:table-cell>
          <table:table-cell office:value-type="float" office:value="226.889">
            <text:p>226.889</text:p>
          </table:table-cell>
          <table:table-cell office:value-type="float" office:value="-0.0631042">
            <text:p>-0.063104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.10208">
            <text:p>2.10208</text:p>
          </table:table-cell>
          <table:table-cell office:value-type="float" office:value="-0.15155">
            <text:p>-0.15155</text:p>
          </table:table-cell>
          <table:table-cell office:value-type="float" office:value="226.883">
            <text:p>226.883</text:p>
          </table:table-cell>
          <table:table-cell office:value-type="float" office:value="-0.0606201">
            <text:p>-0.060620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.13065">
            <text:p>2.13065</text:p>
          </table:table-cell>
          <table:table-cell office:value-type="float" office:value="-0.14473">
            <text:p>-0.14473</text:p>
          </table:table-cell>
          <table:table-cell office:value-type="float" office:value="226.876">
            <text:p>226.876</text:p>
          </table:table-cell>
          <table:table-cell office:value-type="float" office:value="-0.0578918">
            <text:p>-0.057891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.15985">
            <text:p>2.15985</text:p>
          </table:table-cell>
          <table:table-cell office:value-type="float" office:value="-0.137283">
            <text:p>-0.137283</text:p>
          </table:table-cell>
          <table:table-cell office:value-type="float" office:value="226.869">
            <text:p>226.869</text:p>
          </table:table-cell>
          <table:table-cell office:value-type="float" office:value="-0.0549133">
            <text:p>-0.054913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.18863">
            <text:p>2.18863</text:p>
          </table:table-cell>
          <table:table-cell office:value-type="float" office:value="-0.129471">
            <text:p>-0.129471</text:p>
          </table:table-cell>
          <table:table-cell office:value-type="float" office:value="226.861">
            <text:p>226.861</text:p>
          </table:table-cell>
          <table:table-cell office:value-type="float" office:value="-0.0517883">
            <text:p>-0.051788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.21689">
            <text:p>2.21689</text:p>
          </table:table-cell>
          <table:table-cell office:value-type="float" office:value="-0.121353">
            <text:p>-0.121353</text:p>
          </table:table-cell>
          <table:table-cell office:value-type="float" office:value="226.853">
            <text:p>226.853</text:p>
          </table:table-cell>
          <table:table-cell office:value-type="float" office:value="-0.0485413">
            <text:p>-0.048541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.24619">
            <text:p>2.24619</text:p>
          </table:table-cell>
          <table:table-cell office:value-type="float" office:value="-0.112564">
            <text:p>-0.112564</text:p>
          </table:table-cell>
          <table:table-cell office:value-type="float" office:value="226.844">
            <text:p>226.844</text:p>
          </table:table-cell>
          <table:table-cell office:value-type="float" office:value="-0.0450256">
            <text:p>-0.045025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.27606">
            <text:p>2.27606</text:p>
          </table:table-cell>
          <table:table-cell office:value-type="float" office:value="-0.103058">
            <text:p>-0.103058</text:p>
          </table:table-cell>
          <table:table-cell office:value-type="float" office:value="226.835">
            <text:p>226.835</text:p>
          </table:table-cell>
          <table:table-cell office:value-type="float" office:value="-0.0412231">
            <text:p>-0.041223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.30386">
            <text:p>2.30386</text:p>
          </table:table-cell>
          <table:table-cell office:value-type="float" office:value="-0.0938263">
            <text:p>-0.0938263</text:p>
          </table:table-cell>
          <table:table-cell office:value-type="float" office:value="226.825">
            <text:p>226.825</text:p>
          </table:table-cell>
          <table:table-cell office:value-type="float" office:value="-0.0375305">
            <text:p>-0.037530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.33289">
            <text:p>2.33289</text:p>
          </table:table-cell>
          <table:table-cell office:value-type="float" office:value="-0.0836945">
            <text:p>-0.0836945</text:p>
          </table:table-cell>
          <table:table-cell office:value-type="float" office:value="226.815">
            <text:p>226.815</text:p>
          </table:table-cell>
          <table:table-cell office:value-type="float" office:value="-0.0334778">
            <text:p>-0.033477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.36176">
            <text:p>2.36176</text:p>
          </table:table-cell>
          <table:table-cell office:value-type="float" office:value="-0.0732269">
            <text:p>-0.0732269</text:p>
          </table:table-cell>
          <table:table-cell office:value-type="float" office:value="226.805">
            <text:p>226.805</text:p>
          </table:table-cell>
          <table:table-cell office:value-type="float" office:value="-0.0292908">
            <text:p>-0.029290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.39056">
            <text:p>2.39056</text:p>
          </table:table-cell>
          <table:table-cell office:value-type="float" office:value="-0.0623627">
            <text:p>-0.0623627</text:p>
          </table:table-cell>
          <table:table-cell office:value-type="float" office:value="226.794">
            <text:p>226.794</text:p>
          </table:table-cell>
          <table:table-cell office:value-type="float" office:value="-0.0249451">
            <text:p>-0.024945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.41922">
            <text:p>2.41922</text:p>
          </table:table-cell>
          <table:table-cell office:value-type="float" office:value="-0.0510712">
            <text:p>-0.0510712</text:p>
          </table:table-cell>
          <table:table-cell office:value-type="float" office:value="226.783">
            <text:p>226.783</text:p>
          </table:table-cell>
          <table:table-cell office:value-type="float" office:value="-0.0204285">
            <text:p>-0.020428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.44736">
            <text:p>2.44736</text:p>
          </table:table-cell>
          <table:table-cell office:value-type="float" office:value="-0.0395508">
            <text:p>-0.0395508</text:p>
          </table:table-cell>
          <table:table-cell office:value-type="float" office:value="226.771">
            <text:p>226.771</text:p>
          </table:table-cell>
          <table:table-cell office:value-type="float" office:value="-0.0158203">
            <text:p>-0.015820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.4772">
            <text:p>2.4772</text:p>
          </table:table-cell>
          <table:table-cell office:value-type="float" office:value="-0.0268555">
            <text:p>-0.0268555</text:p>
          </table:table-cell>
          <table:table-cell office:value-type="float" office:value="226.758">
            <text:p>226.758</text:p>
          </table:table-cell>
          <table:table-cell office:value-type="float" office:value="-0.0107422">
            <text:p>-0.010742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.5069">
            <text:p>2.5069</text:p>
          </table:table-cell>
          <table:table-cell office:value-type="float" office:value="-0.0137329">
            <text:p>-0.0137329</text:p>
          </table:table-cell>
          <table:table-cell office:value-type="float" office:value="226.745">
            <text:p>226.745</text:p>
          </table:table-cell>
          <table:table-cell office:value-type="float" office:value="-0.00549316">
            <text:p>-0.0054931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.53558">
            <text:p>2.53558</text:p>
          </table:table-cell>
          <table:table-cell office:value-type="float" office:value="-0.00062561">
            <text:p>-0.00062561</text:p>
          </table:table-cell>
          <table:table-cell office:value-type="float" office:value="226.732">
            <text:p>226.732</text:p>
          </table:table-cell>
          <table:table-cell office:value-type="float" office:value="-0.000250244">
            <text:p>-0.00025024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.56635">
            <text:p>2.56635</text:p>
          </table:table-cell>
          <table:table-cell office:value-type="float" office:value="0.0139618">
            <text:p>0.0139618</text:p>
          </table:table-cell>
          <table:table-cell office:value-type="float" office:value="226.717">
            <text:p>226.717</text:p>
          </table:table-cell>
          <table:table-cell office:value-type="float" office:value="0.00558472">
            <text:p>0.0055847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.59454">
            <text:p>2.59454</text:p>
          </table:table-cell>
          <table:table-cell office:value-type="float" office:value="0.0276794">
            <text:p>0.0276794</text:p>
          </table:table-cell>
          <table:table-cell office:value-type="float" office:value="226.704">
            <text:p>226.704</text:p>
          </table:table-cell>
          <table:table-cell office:value-type="float" office:value="0.0110718">
            <text:p>0.011071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.62332">
            <text:p>2.62332</text:p>
          </table:table-cell>
          <table:table-cell office:value-type="float" office:value="0.0421143">
            <text:p>0.0421143</text:p>
          </table:table-cell>
          <table:table-cell office:value-type="float" office:value="226.689">
            <text:p>226.689</text:p>
          </table:table-cell>
          <table:table-cell office:value-type="float" office:value="0.0168457">
            <text:p>0.016845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.65155">
            <text:p>2.65155</text:p>
          </table:table-cell>
          <table:table-cell office:value-type="float" office:value="0.0566864">
            <text:p>0.0566864</text:p>
          </table:table-cell>
          <table:table-cell office:value-type="float" office:value="226.675">
            <text:p>226.675</text:p>
          </table:table-cell>
          <table:table-cell office:value-type="float" office:value="0.0226746">
            <text:p>0.022674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.68155">
            <text:p>2.68155</text:p>
          </table:table-cell>
          <table:table-cell office:value-type="float" office:value="0.0726166">
            <text:p>0.0726166</text:p>
          </table:table-cell>
          <table:table-cell office:value-type="float" office:value="226.659">
            <text:p>226.659</text:p>
          </table:table-cell>
          <table:table-cell office:value-type="float" office:value="0.0290466">
            <text:p>0.029046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.71042">
            <text:p>2.71042</text:p>
          </table:table-cell>
          <table:table-cell office:value-type="float" office:value="0.0883789">
            <text:p>0.0883789</text:p>
          </table:table-cell>
          <table:table-cell office:value-type="float" office:value="226.643">
            <text:p>226.643</text:p>
          </table:table-cell>
          <table:table-cell office:value-type="float" office:value="0.0353516">
            <text:p>0.035351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.73999">
            <text:p>2.73999</text:p>
          </table:table-cell>
          <table:table-cell office:value-type="float" office:value="0.104919">
            <text:p>0.104919</text:p>
          </table:table-cell>
          <table:table-cell office:value-type="float" office:value="226.627">
            <text:p>226.627</text:p>
          </table:table-cell>
          <table:table-cell office:value-type="float" office:value="0.0419678">
            <text:p>0.041967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.76892">
            <text:p>2.76892</text:p>
          </table:table-cell>
          <table:table-cell office:value-type="float" office:value="0.121506">
            <text:p>0.121506</text:p>
          </table:table-cell>
          <table:table-cell office:value-type="float" office:value="226.61">
            <text:p>226.61</text:p>
          </table:table-cell>
          <table:table-cell office:value-type="float" office:value="0.0486023">
            <text:p>0.048602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.79657">
            <text:p>2.79657</text:p>
          </table:table-cell>
          <table:table-cell office:value-type="float" office:value="0.137756">
            <text:p>0.137756</text:p>
          </table:table-cell>
          <table:table-cell office:value-type="float" office:value="226.594">
            <text:p>226.594</text:p>
          </table:table-cell>
          <table:table-cell office:value-type="float" office:value="0.0551025">
            <text:p>0.055102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.82568">
            <text:p>2.82568</text:p>
          </table:table-cell>
          <table:table-cell office:value-type="float" office:value="0.155289">
            <text:p>0.155289</text:p>
          </table:table-cell>
          <table:table-cell office:value-type="float" office:value="226.576">
            <text:p>226.576</text:p>
          </table:table-cell>
          <table:table-cell office:value-type="float" office:value="0.0621155">
            <text:p>0.062115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.85367">
            <text:p>2.85367</text:p>
          </table:table-cell>
          <table:table-cell office:value-type="float" office:value="0.172516">
            <text:p>0.172516</text:p>
          </table:table-cell>
          <table:table-cell office:value-type="float" office:value="226.559">
            <text:p>226.559</text:p>
          </table:table-cell>
          <table:table-cell office:value-type="float" office:value="0.0690063">
            <text:p>0.069006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.88654">
            <text:p>2.88654</text:p>
          </table:table-cell>
          <table:table-cell office:value-type="float" office:value="0.193192">
            <text:p>0.193192</text:p>
          </table:table-cell>
          <table:table-cell office:value-type="float" office:value="226.538">
            <text:p>226.538</text:p>
          </table:table-cell>
          <table:table-cell office:value-type="float" office:value="0.0772766">
            <text:p>0.077276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.91779">
            <text:p>2.91779</text:p>
          </table:table-cell>
          <table:table-cell office:value-type="float" office:value="0.213318">
            <text:p>0.213318</text:p>
          </table:table-cell>
          <table:table-cell office:value-type="float" office:value="226.518">
            <text:p>226.518</text:p>
          </table:table-cell>
          <table:table-cell office:value-type="float" office:value="0.0853271">
            <text:p>0.085327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.9509">
            <text:p>2.9509</text:p>
          </table:table-cell>
          <table:table-cell office:value-type="float" office:value="0.235214">
            <text:p>0.235214</text:p>
          </table:table-cell>
          <table:table-cell office:value-type="float" office:value="226.496">
            <text:p>226.496</text:p>
          </table:table-cell>
          <table:table-cell office:value-type="float" office:value="0.0940857">
            <text:p>0.094085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.98132">
            <text:p>2.98132</text:p>
          </table:table-cell>
          <table:table-cell office:value-type="float" office:value="0.255707">
            <text:p>0.255707</text:p>
          </table:table-cell>
          <table:table-cell office:value-type="float" office:value="226.476">
            <text:p>226.476</text:p>
          </table:table-cell>
          <table:table-cell office:value-type="float" office:value="0.102283">
            <text:p>0.10228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.01474">
            <text:p>3.01474</text:p>
          </table:table-cell>
          <table:table-cell office:value-type="float" office:value="0.278748">
            <text:p>0.278748</text:p>
          </table:table-cell>
          <table:table-cell office:value-type="float" office:value="226.453">
            <text:p>226.453</text:p>
          </table:table-cell>
          <table:table-cell office:value-type="float" office:value="0.111499">
            <text:p>0.11149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.04596">
            <text:p>3.04596</text:p>
          </table:table-cell>
          <table:table-cell office:value-type="float" office:value="0.30069">
            <text:p>0.30069</text:p>
          </table:table-cell>
          <table:table-cell office:value-type="float" office:value="226.431">
            <text:p>226.431</text:p>
          </table:table-cell>
          <table:table-cell office:value-type="float" office:value="0.120276">
            <text:p>0.12027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.07574">
            <text:p>3.07574</text:p>
          </table:table-cell>
          <table:table-cell office:value-type="float" office:value="0.321976">
            <text:p>0.321976</text:p>
          </table:table-cell>
          <table:table-cell office:value-type="float" office:value="226.409">
            <text:p>226.409</text:p>
          </table:table-cell>
          <table:table-cell office:value-type="float" office:value="0.12879">
            <text:p>0.1287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.10684">
            <text:p>3.10684</text:p>
          </table:table-cell>
          <table:table-cell office:value-type="float" office:value="0.344589">
            <text:p>0.344589</text:p>
          </table:table-cell>
          <table:table-cell office:value-type="float" office:value="226.387">
            <text:p>226.387</text:p>
          </table:table-cell>
          <table:table-cell office:value-type="float" office:value="0.137836">
            <text:p>0.13783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.13483">
            <text:p>3.13483</text:p>
          </table:table-cell>
          <table:table-cell office:value-type="float" office:value="0.36528">
            <text:p>0.36528</text:p>
          </table:table-cell>
          <table:table-cell office:value-type="float" office:value="226.366">
            <text:p>226.366</text:p>
          </table:table-cell>
          <table:table-cell office:value-type="float" office:value="0.146112">
            <text:p>0.14611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.16403">
            <text:p>3.16403</text:p>
          </table:table-cell>
          <table:table-cell office:value-type="float" office:value="0.387238">
            <text:p>0.387238</text:p>
          </table:table-cell>
          <table:table-cell office:value-type="float" office:value="226.344">
            <text:p>226.344</text:p>
          </table:table-cell>
          <table:table-cell office:value-type="float" office:value="0.154895">
            <text:p>0.15489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.19315">
            <text:p>3.19315</text:p>
          </table:table-cell>
          <table:table-cell office:value-type="float" office:value="0.409454">
            <text:p>0.409454</text:p>
          </table:table-cell>
          <table:table-cell office:value-type="float" office:value="226.322">
            <text:p>226.322</text:p>
          </table:table-cell>
          <table:table-cell office:value-type="float" office:value="0.163782">
            <text:p>0.16378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.22116">
            <text:p>3.22116</text:p>
          </table:table-cell>
          <table:table-cell office:value-type="float" office:value="0.431107">
            <text:p>0.431107</text:p>
          </table:table-cell>
          <table:table-cell office:value-type="float" office:value="226.3">
            <text:p>226.3</text:p>
          </table:table-cell>
          <table:table-cell office:value-type="float" office:value="0.172443">
            <text:p>0.17244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.24994">
            <text:p>3.24994</text:p>
          </table:table-cell>
          <table:table-cell office:value-type="float" office:value="0.453705">
            <text:p>0.453705</text:p>
          </table:table-cell>
          <table:table-cell office:value-type="float" office:value="226.278">
            <text:p>226.278</text:p>
          </table:table-cell>
          <table:table-cell office:value-type="float" office:value="0.181482">
            <text:p>0.18148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.27817">
            <text:p>3.27817</text:p>
          </table:table-cell>
          <table:table-cell office:value-type="float" office:value="0.476196">
            <text:p>0.476196</text:p>
          </table:table-cell>
          <table:table-cell office:value-type="float" office:value="226.255">
            <text:p>226.255</text:p>
          </table:table-cell>
          <table:table-cell office:value-type="float" office:value="0.190479">
            <text:p>0.19047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.3063">
            <text:p>3.3063</text:p>
          </table:table-cell>
          <table:table-cell office:value-type="float" office:value="0.498871">
            <text:p>0.498871</text:p>
          </table:table-cell>
          <table:table-cell office:value-type="float" office:value="226.233">
            <text:p>226.233</text:p>
          </table:table-cell>
          <table:table-cell office:value-type="float" office:value="0.199548">
            <text:p>0.19954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.33578">
            <text:p>3.33578</text:p>
          </table:table-cell>
          <table:table-cell office:value-type="float" office:value="0.52301">
            <text:p>0.52301</text:p>
          </table:table-cell>
          <table:table-cell office:value-type="float" office:value="226.208">
            <text:p>226.208</text:p>
          </table:table-cell>
          <table:table-cell office:value-type="float" office:value="0.209204">
            <text:p>0.20920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.36429">
            <text:p>3.36429</text:p>
          </table:table-cell>
          <table:table-cell office:value-type="float" office:value="0.546585">
            <text:p>0.546585</text:p>
          </table:table-cell>
          <table:table-cell office:value-type="float" office:value="226.185">
            <text:p>226.185</text:p>
          </table:table-cell>
          <table:table-cell office:value-type="float" office:value="0.218634">
            <text:p>0.21863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.39255">
            <text:p>3.39255</text:p>
          </table:table-cell>
          <table:table-cell office:value-type="float" office:value="0.570251">
            <text:p>0.570251</text:p>
          </table:table-cell>
          <table:table-cell office:value-type="float" office:value="226.161">
            <text:p>226.161</text:p>
          </table:table-cell>
          <table:table-cell office:value-type="float" office:value="0.228101">
            <text:p>0.22810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.42093">
            <text:p>3.42093</text:p>
          </table:table-cell>
          <table:table-cell office:value-type="float" office:value="0.594315">
            <text:p>0.594315</text:p>
          </table:table-cell>
          <table:table-cell office:value-type="float" office:value="226.137">
            <text:p>226.137</text:p>
          </table:table-cell>
          <table:table-cell office:value-type="float" office:value="0.237726">
            <text:p>0.23772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.44946">
            <text:p>3.44946</text:p>
          </table:table-cell>
          <table:table-cell office:value-type="float" office:value="0.618774">
            <text:p>0.618774</text:p>
          </table:table-cell>
          <table:table-cell office:value-type="float" office:value="226.113">
            <text:p>226.113</text:p>
          </table:table-cell>
          <table:table-cell office:value-type="float" office:value="0.24751">
            <text:p>0.2475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.48236">
            <text:p>3.48236</text:p>
          </table:table-cell>
          <table:table-cell office:value-type="float" office:value="0.647308">
            <text:p>0.647308</text:p>
          </table:table-cell>
          <table:table-cell office:value-type="float" office:value="226.084">
            <text:p>226.084</text:p>
          </table:table-cell>
          <table:table-cell office:value-type="float" office:value="0.258923">
            <text:p>0.25892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.51614">
            <text:p>3.51614</text:p>
          </table:table-cell>
          <table:table-cell office:value-type="float" office:value="0.676956">
            <text:p>0.676956</text:p>
          </table:table-cell>
          <table:table-cell office:value-type="float" office:value="226.055">
            <text:p>226.055</text:p>
          </table:table-cell>
          <table:table-cell office:value-type="float" office:value="0.270782">
            <text:p>0.27078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.54544">
            <text:p>3.54544</text:p>
          </table:table-cell>
          <table:table-cell office:value-type="float" office:value="0.702972">
            <text:p>0.702972</text:p>
          </table:table-cell>
          <table:table-cell office:value-type="float" office:value="226.028">
            <text:p>226.028</text:p>
          </table:table-cell>
          <table:table-cell office:value-type="float" office:value="0.281189">
            <text:p>0.28118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.57397">
            <text:p>3.57397</text:p>
          </table:table-cell>
          <table:table-cell office:value-type="float" office:value="0.728531">
            <text:p>0.728531</text:p>
          </table:table-cell>
          <table:table-cell office:value-type="float" office:value="226.003">
            <text:p>226.003</text:p>
          </table:table-cell>
          <table:table-cell office:value-type="float" office:value="0.291412">
            <text:p>0.29141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.60468">
            <text:p>3.60468</text:p>
          </table:table-cell>
          <table:table-cell office:value-type="float" office:value="0.756332">
            <text:p>0.756332</text:p>
          </table:table-cell>
          <table:table-cell office:value-type="float" office:value="225.975">
            <text:p>225.975</text:p>
          </table:table-cell>
          <table:table-cell office:value-type="float" office:value="0.302533">
            <text:p>0.30253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.63727">
            <text:p>3.63727</text:p>
          </table:table-cell>
          <table:table-cell office:value-type="float" office:value="0.786148">
            <text:p>0.786148</text:p>
          </table:table-cell>
          <table:table-cell office:value-type="float" office:value="225.945">
            <text:p>225.945</text:p>
          </table:table-cell>
          <table:table-cell office:value-type="float" office:value="0.314459">
            <text:p>0.31445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.68155">
            <text:p>3.68155</text:p>
          </table:table-cell>
          <table:table-cell office:value-type="float" office:value="0.827316">
            <text:p>0.827316</text:p>
          </table:table-cell>
          <table:table-cell office:value-type="float" office:value="225.904">
            <text:p>225.904</text:p>
          </table:table-cell>
          <table:table-cell office:value-type="float" office:value="0.330927">
            <text:p>0.33092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.71368">
            <text:p>3.71368</text:p>
          </table:table-cell>
          <table:table-cell office:value-type="float" office:value="0.857346">
            <text:p>0.857346</text:p>
          </table:table-cell>
          <table:table-cell office:value-type="float" office:value="225.874">
            <text:p>225.874</text:p>
          </table:table-cell>
          <table:table-cell office:value-type="float" office:value="0.342938">
            <text:p>0.34293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.74615">
            <text:p>3.74615</text:p>
          </table:table-cell>
          <table:table-cell office:value-type="float" office:value="0.887955">
            <text:p>0.887955</text:p>
          </table:table-cell>
          <table:table-cell office:value-type="float" office:value="225.844">
            <text:p>225.844</text:p>
          </table:table-cell>
          <table:table-cell office:value-type="float" office:value="0.355182">
            <text:p>0.35518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.77777">
            <text:p>3.77777</text:p>
          </table:table-cell>
          <table:table-cell office:value-type="float" office:value="0.918106">
            <text:p>0.918106</text:p>
          </table:table-cell>
          <table:table-cell office:value-type="float" office:value="225.813">
            <text:p>225.813</text:p>
          </table:table-cell>
          <table:table-cell office:value-type="float" office:value="0.367242">
            <text:p>0.36724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.81427">
            <text:p>3.81427</text:p>
          </table:table-cell>
          <table:table-cell office:value-type="float" office:value="0.953125">
            <text:p>0.953125</text:p>
          </table:table-cell>
          <table:table-cell office:value-type="float" office:value="225.778">
            <text:p>225.778</text:p>
          </table:table-cell>
          <table:table-cell office:value-type="float" office:value="0.38125">
            <text:p>0.3812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.84604">
            <text:p>3.84604</text:p>
          </table:table-cell>
          <table:table-cell office:value-type="float" office:value="0.983826">
            <text:p>0.983826</text:p>
          </table:table-cell>
          <table:table-cell office:value-type="float" office:value="225.748">
            <text:p>225.748</text:p>
          </table:table-cell>
          <table:table-cell office:value-type="float" office:value="0.39353">
            <text:p>0.3935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.87537">
            <text:p>3.87537</text:p>
          </table:table-cell>
          <table:table-cell office:value-type="float" office:value="1.01231">
            <text:p>1.01231</text:p>
          </table:table-cell>
          <table:table-cell office:value-type="float" office:value="225.719">
            <text:p>225.719</text:p>
          </table:table-cell>
          <table:table-cell office:value-type="float" office:value="0.404926">
            <text:p>0.40492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.90598">
            <text:p>3.90598</text:p>
          </table:table-cell>
          <table:table-cell office:value-type="float" office:value="1.04233">
            <text:p>1.04233</text:p>
          </table:table-cell>
          <table:table-cell office:value-type="float" office:value="225.689">
            <text:p>225.689</text:p>
          </table:table-cell>
          <table:table-cell office:value-type="float" office:value="0.416931">
            <text:p>0.41693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.9379">
            <text:p>3.9379</text:p>
          </table:table-cell>
          <table:table-cell office:value-type="float" office:value="1.07382">
            <text:p>1.07382</text:p>
          </table:table-cell>
          <table:table-cell office:value-type="float" office:value="225.658">
            <text:p>225.658</text:p>
          </table:table-cell>
          <table:table-cell office:value-type="float" office:value="0.429529">
            <text:p>0.42952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.9697">
            <text:p>3.9697</text:p>
          </table:table-cell>
          <table:table-cell office:value-type="float" office:value="1.10538">
            <text:p>1.10538</text:p>
          </table:table-cell>
          <table:table-cell office:value-type="float" office:value="225.626">
            <text:p>225.626</text:p>
          </table:table-cell>
          <table:table-cell office:value-type="float" office:value="0.442151">
            <text:p>0.44215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.00223">
            <text:p>4.00223</text:p>
          </table:table-cell>
          <table:table-cell office:value-type="float" office:value="1.13785">
            <text:p>1.13785</text:p>
          </table:table-cell>
          <table:table-cell office:value-type="float" office:value="225.594">
            <text:p>225.594</text:p>
          </table:table-cell>
          <table:table-cell office:value-type="float" office:value="0.455139">
            <text:p>0.45513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.03024">
            <text:p>4.03024</text:p>
          </table:table-cell>
          <table:table-cell office:value-type="float" office:value="1.16594">
            <text:p>1.16594</text:p>
          </table:table-cell>
          <table:table-cell office:value-type="float" office:value="225.566">
            <text:p>225.566</text:p>
          </table:table-cell>
          <table:table-cell office:value-type="float" office:value="0.466376">
            <text:p>0.46637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.05829">
            <text:p>4.05829</text:p>
          </table:table-cell>
          <table:table-cell office:value-type="float" office:value="1.1942">
            <text:p>1.1942</text:p>
          </table:table-cell>
          <table:table-cell office:value-type="float" office:value="225.537">
            <text:p>225.537</text:p>
          </table:table-cell>
          <table:table-cell office:value-type="float" office:value="0.477679">
            <text:p>0.47767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.09048">
            <text:p>4.09048</text:p>
          </table:table-cell>
          <table:table-cell office:value-type="float" office:value="1.22681">
            <text:p>1.22681</text:p>
          </table:table-cell>
          <table:table-cell office:value-type="float" office:value="225.505">
            <text:p>225.505</text:p>
          </table:table-cell>
          <table:table-cell office:value-type="float" office:value="0.490723">
            <text:p>0.49072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.12167">
            <text:p>4.12167</text:p>
          </table:table-cell>
          <table:table-cell office:value-type="float" office:value="1.25851">
            <text:p>1.25851</text:p>
          </table:table-cell>
          <table:table-cell office:value-type="float" office:value="225.473">
            <text:p>225.473</text:p>
          </table:table-cell>
          <table:table-cell office:value-type="float" office:value="0.503406">
            <text:p>0.50340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.15335">
            <text:p>4.15335</text:p>
          </table:table-cell>
          <table:table-cell office:value-type="float" office:value="1.29092">
            <text:p>1.29092</text:p>
          </table:table-cell>
          <table:table-cell office:value-type="float" office:value="225.441">
            <text:p>225.441</text:p>
          </table:table-cell>
          <table:table-cell office:value-type="float" office:value="0.51637">
            <text:p>0.5163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.18546">
            <text:p>4.18546</text:p>
          </table:table-cell>
          <table:table-cell office:value-type="float" office:value="1.32384">
            <text:p>1.32384</text:p>
          </table:table-cell>
          <table:table-cell office:value-type="float" office:value="225.408">
            <text:p>225.408</text:p>
          </table:table-cell>
          <table:table-cell office:value-type="float" office:value="0.529535">
            <text:p>0.52953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.21637">
            <text:p>4.21637</text:p>
          </table:table-cell>
          <table:table-cell office:value-type="float" office:value="1.35567">
            <text:p>1.35567</text:p>
          </table:table-cell>
          <table:table-cell office:value-type="float" office:value="225.376">
            <text:p>225.376</text:p>
          </table:table-cell>
          <table:table-cell office:value-type="float" office:value="0.542267">
            <text:p>0.54226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.24765">
            <text:p>4.24765</text:p>
          </table:table-cell>
          <table:table-cell office:value-type="float" office:value="1.38794">
            <text:p>1.38794</text:p>
          </table:table-cell>
          <table:table-cell office:value-type="float" office:value="225.344">
            <text:p>225.344</text:p>
          </table:table-cell>
          <table:table-cell office:value-type="float" office:value="0.555176">
            <text:p>0.55517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.27948">
            <text:p>4.27948</text:p>
          </table:table-cell>
          <table:table-cell office:value-type="float" office:value="1.42088">
            <text:p>1.42088</text:p>
          </table:table-cell>
          <table:table-cell office:value-type="float" office:value="225.311">
            <text:p>225.311</text:p>
          </table:table-cell>
          <table:table-cell office:value-type="float" office:value="0.568353">
            <text:p>0.56835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.31097">
            <text:p>4.31097</text:p>
          </table:table-cell>
          <table:table-cell office:value-type="float" office:value="1.45352">
            <text:p>1.45352</text:p>
          </table:table-cell>
          <table:table-cell office:value-type="float" office:value="225.278">
            <text:p>225.278</text:p>
          </table:table-cell>
          <table:table-cell office:value-type="float" office:value="0.581409">
            <text:p>0.58140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.34357">
            <text:p>4.34357</text:p>
          </table:table-cell>
          <table:table-cell office:value-type="float" office:value="1.48741">
            <text:p>1.48741</text:p>
          </table:table-cell>
          <table:table-cell office:value-type="float" office:value="225.244">
            <text:p>225.244</text:p>
          </table:table-cell>
          <table:table-cell office:value-type="float" office:value="0.594965">
            <text:p>0.59496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.37491">
            <text:p>4.37491</text:p>
          </table:table-cell>
          <table:table-cell office:value-type="float" office:value="1.52002">
            <text:p>1.52002</text:p>
          </table:table-cell>
          <table:table-cell office:value-type="float" office:value="225.211">
            <text:p>225.211</text:p>
          </table:table-cell>
          <table:table-cell office:value-type="float" office:value="0.608008">
            <text:p>0.60800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.40634">
            <text:p>4.40634</text:p>
          </table:table-cell>
          <table:table-cell office:value-type="float" office:value="1.55273">
            <text:p>1.55273</text:p>
          </table:table-cell>
          <table:table-cell office:value-type="float" office:value="225.179">
            <text:p>225.179</text:p>
          </table:table-cell>
          <table:table-cell office:value-type="float" office:value="0.621094">
            <text:p>0.62109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.43747">
            <text:p>4.43747</text:p>
          </table:table-cell>
          <table:table-cell office:value-type="float" office:value="1.58521">
            <text:p>1.58521</text:p>
          </table:table-cell>
          <table:table-cell office:value-type="float" office:value="225.146">
            <text:p>225.146</text:p>
          </table:table-cell>
          <table:table-cell office:value-type="float" office:value="0.634082">
            <text:p>0.63408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.47168">
            <text:p>4.47168</text:p>
          </table:table-cell>
          <table:table-cell office:value-type="float" office:value="1.62094">
            <text:p>1.62094</text:p>
          </table:table-cell>
          <table:table-cell office:value-type="float" office:value="225.111">
            <text:p>225.111</text:p>
          </table:table-cell>
          <table:table-cell office:value-type="float" office:value="0.648376">
            <text:p>0.64837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.50104">
            <text:p>4.50104</text:p>
          </table:table-cell>
          <table:table-cell office:value-type="float" office:value="1.65166">
            <text:p>1.65166</text:p>
          </table:table-cell>
          <table:table-cell office:value-type="float" office:value="225.08">
            <text:p>225.08</text:p>
          </table:table-cell>
          <table:table-cell office:value-type="float" office:value="0.660663">
            <text:p>0.66066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.53027">
            <text:p>4.53027</text:p>
          </table:table-cell>
          <table:table-cell office:value-type="float" office:value="1.68211">
            <text:p>1.68211</text:p>
          </table:table-cell>
          <table:table-cell office:value-type="float" office:value="225.049">
            <text:p>225.049</text:p>
          </table:table-cell>
          <table:table-cell office:value-type="float" office:value="0.672845">
            <text:p>0.67284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.56137">
            <text:p>4.56137</text:p>
          </table:table-cell>
          <table:table-cell office:value-type="float" office:value="1.71452">
            <text:p>1.71452</text:p>
          </table:table-cell>
          <table:table-cell office:value-type="float" office:value="225.017">
            <text:p>225.017</text:p>
          </table:table-cell>
          <table:table-cell office:value-type="float" office:value="0.685809">
            <text:p>0.68580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.59158">
            <text:p>4.59158</text:p>
          </table:table-cell>
          <table:table-cell office:value-type="float" office:value="1.74606">
            <text:p>1.74606</text:p>
          </table:table-cell>
          <table:table-cell office:value-type="float" office:value="224.985">
            <text:p>224.985</text:p>
          </table:table-cell>
          <table:table-cell office:value-type="float" office:value="0.698425">
            <text:p>0.69842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.62494">
            <text:p>4.62494</text:p>
          </table:table-cell>
          <table:table-cell office:value-type="float" office:value="1.78079">
            <text:p>1.78079</text:p>
          </table:table-cell>
          <table:table-cell office:value-type="float" office:value="224.951">
            <text:p>224.951</text:p>
          </table:table-cell>
          <table:table-cell office:value-type="float" office:value="0.712317">
            <text:p>0.71231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.6582">
            <text:p>4.6582</text:p>
          </table:table-cell>
          <table:table-cell office:value-type="float" office:value="1.81529">
            <text:p>1.81529</text:p>
          </table:table-cell>
          <table:table-cell office:value-type="float" office:value="224.916">
            <text:p>224.916</text:p>
          </table:table-cell>
          <table:table-cell office:value-type="float" office:value="0.726117">
            <text:p>0.72611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.68964">
            <text:p>4.68964</text:p>
          </table:table-cell>
          <table:table-cell office:value-type="float" office:value="1.84782">
            <text:p>1.84782</text:p>
          </table:table-cell>
          <table:table-cell office:value-type="float" office:value="224.884">
            <text:p>224.884</text:p>
          </table:table-cell>
          <table:table-cell office:value-type="float" office:value="0.73913">
            <text:p>0.7391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.72195">
            <text:p>4.72195</text:p>
          </table:table-cell>
          <table:table-cell office:value-type="float" office:value="1.88124">
            <text:p>1.88124</text:p>
          </table:table-cell>
          <table:table-cell office:value-type="float" office:value="224.85">
            <text:p>224.85</text:p>
          </table:table-cell>
          <table:table-cell office:value-type="float" office:value="0.752496">
            <text:p>0.75249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.75418">
            <text:p>4.75418</text:p>
          </table:table-cell>
          <table:table-cell office:value-type="float" office:value="1.91443">
            <text:p>1.91443</text:p>
          </table:table-cell>
          <table:table-cell office:value-type="float" office:value="224.817">
            <text:p>224.817</text:p>
          </table:table-cell>
          <table:table-cell office:value-type="float" office:value="0.765772">
            <text:p>0.76577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.78662">
            <text:p>4.78662</text:p>
          </table:table-cell>
          <table:table-cell office:value-type="float" office:value="1.94775">
            <text:p>1.94775</text:p>
          </table:table-cell>
          <table:table-cell office:value-type="float" office:value="224.784">
            <text:p>224.784</text:p>
          </table:table-cell>
          <table:table-cell office:value-type="float" office:value="0.779102">
            <text:p>0.77910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.81757">
            <text:p>4.81757</text:p>
          </table:table-cell>
          <table:table-cell office:value-type="float" office:value="1.97943">
            <text:p>1.97943</text:p>
          </table:table-cell>
          <table:table-cell office:value-type="float" office:value="224.752">
            <text:p>224.752</text:p>
          </table:table-cell>
          <table:table-cell office:value-type="float" office:value="0.791772">
            <text:p>0.79177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.84943">
            <text:p>4.84943</text:p>
          </table:table-cell>
          <table:table-cell office:value-type="float" office:value="2.01195">
            <text:p>2.01195</text:p>
          </table:table-cell>
          <table:table-cell office:value-type="float" office:value="224.72">
            <text:p>224.7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.88257">
            <text:p>4.88257</text:p>
          </table:table-cell>
          <table:table-cell office:value-type="float" office:value="2.04559">
            <text:p>2.04559</text:p>
          </table:table-cell>
          <table:table-cell office:value-type="float" office:value="224.686">
            <text:p>224.68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.91455">
            <text:p>4.91455</text:p>
          </table:table-cell>
          <table:table-cell office:value-type="float" office:value="2.07793">
            <text:p>2.07793</text:p>
          </table:table-cell>
          <table:table-cell office:value-type="float" office:value="224.654">
            <text:p>224.65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.94562">
            <text:p>4.94562</text:p>
          </table:table-cell>
          <table:table-cell office:value-type="float" office:value="2.10922">
            <text:p>2.10922</text:p>
          </table:table-cell>
          <table:table-cell office:value-type="float" office:value="224.622">
            <text:p>224.62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.97961">
            <text:p>4.97961</text:p>
          </table:table-cell>
          <table:table-cell office:value-type="float" office:value="2.14325">
            <text:p>2.14325</text:p>
          </table:table-cell>
          <table:table-cell office:value-type="float" office:value="224.588">
            <text:p>224.58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.01056">
            <text:p>5.01056</text:p>
          </table:table-cell>
          <table:table-cell office:value-type="float" office:value="2.17397">
            <text:p>2.17397</text:p>
          </table:table-cell>
          <table:table-cell office:value-type="float" office:value="224.557">
            <text:p>224.55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.04346">
            <text:p>5.04346</text:p>
          </table:table-cell>
          <table:table-cell office:value-type="float" office:value="2.20647">
            <text:p>2.20647</text:p>
          </table:table-cell>
          <table:table-cell office:value-type="float" office:value="224.525">
            <text:p>224.52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.07489">
            <text:p>5.07489</text:p>
          </table:table-cell>
          <table:table-cell office:value-type="float" office:value="2.2372">
            <text:p>2.2372</text:p>
          </table:table-cell>
          <table:table-cell office:value-type="float" office:value="224.494">
            <text:p>224.49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.10773">
            <text:p>5.10773</text:p>
          </table:table-cell>
          <table:table-cell office:value-type="float" office:value="2.26917">
            <text:p>2.26917</text:p>
          </table:table-cell>
          <table:table-cell office:value-type="float" office:value="224.462">
            <text:p>224.46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.13922">
            <text:p>5.13922</text:p>
          </table:table-cell>
          <table:table-cell office:value-type="float" office:value="2.29956">
            <text:p>2.29956</text:p>
          </table:table-cell>
          <table:table-cell office:value-type="float" office:value="224.432">
            <text:p>224.43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.17172">
            <text:p>5.17172</text:p>
          </table:table-cell>
          <table:table-cell office:value-type="float" office:value="2.33075">
            <text:p>2.33075</text:p>
          </table:table-cell>
          <table:table-cell office:value-type="float" office:value="224.401">
            <text:p>224.40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.20438">
            <text:p>5.20438</text:p>
          </table:table-cell>
          <table:table-cell office:value-type="float" office:value="2.36183">
            <text:p>2.36183</text:p>
          </table:table-cell>
          <table:table-cell office:value-type="float" office:value="224.37">
            <text:p>224.3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.23679">
            <text:p>5.23679</text:p>
          </table:table-cell>
          <table:table-cell office:value-type="float" office:value="2.39233">
            <text:p>2.39233</text:p>
          </table:table-cell>
          <table:table-cell office:value-type="float" office:value="224.339">
            <text:p>224.33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.26791">
            <text:p>5.26791</text:p>
          </table:table-cell>
          <table:table-cell office:value-type="float" office:value="2.42133">
            <text:p>2.42133</text:p>
          </table:table-cell>
          <table:table-cell office:value-type="float" office:value="224.31">
            <text:p>224.3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.30127">
            <text:p>5.30127</text:p>
          </table:table-cell>
          <table:table-cell office:value-type="float" office:value="2.45216">
            <text:p>2.45216</text:p>
          </table:table-cell>
          <table:table-cell office:value-type="float" office:value="224.279">
            <text:p>224.27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.3342">
            <text:p>5.3342</text:p>
          </table:table-cell>
          <table:table-cell office:value-type="float" office:value="2.48225">
            <text:p>2.48225</text:p>
          </table:table-cell>
          <table:table-cell office:value-type="float" office:value="224.249">
            <text:p>224.24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.3667">
            <text:p>5.3667</text:p>
          </table:table-cell>
          <table:table-cell office:value-type="float" office:value="2.51167">
            <text:p>2.51167</text:p>
          </table:table-cell>
          <table:table-cell office:value-type="float" office:value="224.22">
            <text:p>224.2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.39954">
            <text:p>5.39954</text:p>
          </table:table-cell>
          <table:table-cell office:value-type="float" office:value="2.54103">
            <text:p>2.54103</text:p>
          </table:table-cell>
          <table:table-cell office:value-type="float" office:value="224.19">
            <text:p>224.1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.43234">
            <text:p>5.43234</text:p>
          </table:table-cell>
          <table:table-cell office:value-type="float" office:value="2.57004">
            <text:p>2.57004</text:p>
          </table:table-cell>
          <table:table-cell office:value-type="float" office:value="224.161">
            <text:p>224.16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.4646">
            <text:p>5.4646</text:p>
          </table:table-cell>
          <table:table-cell office:value-type="float" office:value="2.59814">
            <text:p>2.59814</text:p>
          </table:table-cell>
          <table:table-cell office:value-type="float" office:value="224.133">
            <text:p>224.13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.50079">
            <text:p>5.50079</text:p>
          </table:table-cell>
          <table:table-cell office:value-type="float" office:value="2.62935">
            <text:p>2.62935</text:p>
          </table:table-cell>
          <table:table-cell office:value-type="float" office:value="224.102">
            <text:p>224.10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.5336">
            <text:p>5.5336</text:p>
          </table:table-cell>
          <table:table-cell office:value-type="float" office:value="2.6572">
            <text:p>2.6572</text:p>
          </table:table-cell>
          <table:table-cell office:value-type="float" office:value="224.074">
            <text:p>224.07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.56308">
            <text:p>5.56308</text:p>
          </table:table-cell>
          <table:table-cell office:value-type="float" office:value="2.68184">
            <text:p>2.68184</text:p>
          </table:table-cell>
          <table:table-cell office:value-type="float" office:value="224.05">
            <text:p>224.0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.59308">
            <text:p>5.59308</text:p>
          </table:table-cell>
          <table:table-cell office:value-type="float" office:value="2.70662">
            <text:p>2.70662</text:p>
          </table:table-cell>
          <table:table-cell office:value-type="float" office:value="224.025">
            <text:p>224.02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.62448">
            <text:p>5.62448</text:p>
          </table:table-cell>
          <table:table-cell office:value-type="float" office:value="2.73221">
            <text:p>2.73221</text:p>
          </table:table-cell>
          <table:table-cell office:value-type="float" office:value="223.999">
            <text:p>223.99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.65622">
            <text:p>5.65622</text:p>
          </table:table-cell>
          <table:table-cell office:value-type="float" office:value="2.75769">
            <text:p>2.75769</text:p>
          </table:table-cell>
          <table:table-cell office:value-type="float" office:value="223.974">
            <text:p>223.97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.68707">
            <text:p>5.68707</text:p>
          </table:table-cell>
          <table:table-cell office:value-type="float" office:value="2.78214">
            <text:p>2.78214</text:p>
          </table:table-cell>
          <table:table-cell office:value-type="float" office:value="223.949">
            <text:p>223.94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.71805">
            <text:p>5.71805</text:p>
          </table:table-cell>
          <table:table-cell office:value-type="float" office:value="2.80629">
            <text:p>2.80629</text:p>
          </table:table-cell>
          <table:table-cell office:value-type="float" office:value="223.925">
            <text:p>223.92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.74976">
            <text:p>5.74976</text:p>
          </table:table-cell>
          <table:table-cell office:value-type="float" office:value="2.83061">
            <text:p>2.83061</text:p>
          </table:table-cell>
          <table:table-cell office:value-type="float" office:value="223.901">
            <text:p>223.90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.78052">
            <text:p>5.78052</text:p>
          </table:table-cell>
          <table:table-cell office:value-type="float" office:value="2.85374">
            <text:p>2.85374</text:p>
          </table:table-cell>
          <table:table-cell office:value-type="float" office:value="223.878">
            <text:p>223.87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.8111">
            <text:p>5.8111</text:p>
          </table:table-cell>
          <table:table-cell office:value-type="float" office:value="2.87643">
            <text:p>2.87643</text:p>
          </table:table-cell>
          <table:table-cell office:value-type="float" office:value="223.855">
            <text:p>223.85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.84323">
            <text:p>5.84323</text:p>
          </table:table-cell>
          <table:table-cell office:value-type="float" office:value="2.89986">
            <text:p>2.89986</text:p>
          </table:table-cell>
          <table:table-cell office:value-type="float" office:value="223.832">
            <text:p>223.83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.87427">
            <text:p>5.87427</text:p>
          </table:table-cell>
          <table:table-cell office:value-type="float" office:value="2.92206">
            <text:p>2.92206</text:p>
          </table:table-cell>
          <table:table-cell office:value-type="float" office:value="223.809">
            <text:p>223.80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.90649">
            <text:p>5.90649</text:p>
          </table:table-cell>
          <table:table-cell office:value-type="float" office:value="2.94473">
            <text:p>2.94473</text:p>
          </table:table-cell>
          <table:table-cell office:value-type="float" office:value="223.787">
            <text:p>223.78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.93768">
            <text:p>5.93768</text:p>
          </table:table-cell>
          <table:table-cell office:value-type="float" office:value="2.96619">
            <text:p>2.96619</text:p>
          </table:table-cell>
          <table:table-cell office:value-type="float" office:value="223.765">
            <text:p>223.76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.96698">
            <text:p>5.96698</text:p>
          </table:table-cell>
          <table:table-cell office:value-type="float" office:value="2.98592">
            <text:p>2.98592</text:p>
          </table:table-cell>
          <table:table-cell office:value-type="float" office:value="223.746">
            <text:p>223.74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.99612">
            <text:p>5.99612</text:p>
          </table:table-cell>
          <table:table-cell office:value-type="float" office:value="3.00514">
            <text:p>3.00514</text:p>
          </table:table-cell>
          <table:table-cell office:value-type="float" office:value="223.726">
            <text:p>223.72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6.02454">
            <text:p>6.02454</text:p>
          </table:table-cell>
          <table:table-cell office:value-type="float" office:value="3.02361">
            <text:p>3.02361</text:p>
          </table:table-cell>
          <table:table-cell office:value-type="float" office:value="223.708">
            <text:p>223.70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6.05508">
            <text:p>6.05508</text:p>
          </table:table-cell>
          <table:table-cell office:value-type="float" office:value="3.04295">
            <text:p>3.04295</text:p>
          </table:table-cell>
          <table:table-cell office:value-type="float" office:value="223.689">
            <text:p>223.68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6.0838">
            <text:p>6.0838</text:p>
          </table:table-cell>
          <table:table-cell office:value-type="float" office:value="3.06081">
            <text:p>3.06081</text:p>
          </table:table-cell>
          <table:table-cell office:value-type="float" office:value="223.671">
            <text:p>223.67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6.11447">
            <text:p>6.11447</text:p>
          </table:table-cell>
          <table:table-cell office:value-type="float" office:value="3.07944">
            <text:p>3.07944</text:p>
          </table:table-cell>
          <table:table-cell office:value-type="float" office:value="223.652">
            <text:p>223.65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6.14703">
            <text:p>6.14703</text:p>
          </table:table-cell>
          <table:table-cell office:value-type="float" office:value="3.09874">
            <text:p>3.09874</text:p>
          </table:table-cell>
          <table:table-cell office:value-type="float" office:value="223.633">
            <text:p>223.63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6.1824">
            <text:p>6.1824</text:p>
          </table:table-cell>
          <table:table-cell office:value-type="float" office:value="3.1192">
            <text:p>3.1192</text:p>
          </table:table-cell>
          <table:table-cell office:value-type="float" office:value="223.612">
            <text:p>223.61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6.21838">
            <text:p>6.21838</text:p>
          </table:table-cell>
          <table:table-cell office:value-type="float" office:value="3.13939">
            <text:p>3.13939</text:p>
          </table:table-cell>
          <table:table-cell office:value-type="float" office:value="223.592">
            <text:p>223.59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6.25439">
            <text:p>6.25439</text:p>
          </table:table-cell>
          <table:table-cell office:value-type="float" office:value="3.15895">
            <text:p>3.15895</text:p>
          </table:table-cell>
          <table:table-cell office:value-type="float" office:value="223.573">
            <text:p>223.57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6.29169">
            <text:p>6.29169</text:p>
          </table:table-cell>
          <table:table-cell office:value-type="float" office:value="3.17856">
            <text:p>3.17856</text:p>
          </table:table-cell>
          <table:table-cell office:value-type="float" office:value="223.553">
            <text:p>223.55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6.32758">
            <text:p>6.32758</text:p>
          </table:table-cell>
          <table:table-cell office:value-type="float" office:value="3.19679">
            <text:p>3.19679</text:p>
          </table:table-cell>
          <table:table-cell office:value-type="float" office:value="223.535">
            <text:p>223.53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6.36349">
            <text:p>6.36349</text:p>
          </table:table-cell>
          <table:table-cell office:value-type="float" office:value="3.21432">
            <text:p>3.21432</text:p>
          </table:table-cell>
          <table:table-cell office:value-type="float" office:value="223.517">
            <text:p>223.51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6.39737">
            <text:p>6.39737</text:p>
          </table:table-cell>
          <table:table-cell office:value-type="float" office:value="3.23038">
            <text:p>3.23038</text:p>
          </table:table-cell>
          <table:table-cell office:value-type="float" office:value="223.501">
            <text:p>223.50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6.42993">
            <text:p>6.42993</text:p>
          </table:table-cell>
          <table:table-cell office:value-type="float" office:value="3.24518">
            <text:p>3.24518</text:p>
          </table:table-cell>
          <table:table-cell office:value-type="float" office:value="223.486">
            <text:p>223.48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6.46231">
            <text:p>6.46231</text:p>
          </table:table-cell>
          <table:table-cell office:value-type="float" office:value="3.2594">
            <text:p>3.2594</text:p>
          </table:table-cell>
          <table:table-cell office:value-type="float" office:value="223.472">
            <text:p>223.47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6.49469">
            <text:p>6.49469</text:p>
          </table:table-cell>
          <table:table-cell office:value-type="float" office:value="3.27309">
            <text:p>3.27309</text:p>
          </table:table-cell>
          <table:table-cell office:value-type="float" office:value="223.458">
            <text:p>223.45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6.52759">
            <text:p>6.52759</text:p>
          </table:table-cell>
          <table:table-cell office:value-type="float" office:value="3.28651">
            <text:p>3.28651</text:p>
          </table:table-cell>
          <table:table-cell office:value-type="float" office:value="223.445">
            <text:p>223.44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6.56146">
            <text:p>6.56146</text:p>
          </table:table-cell>
          <table:table-cell office:value-type="float" office:value="3.2998">
            <text:p>3.2998</text:p>
          </table:table-cell>
          <table:table-cell office:value-type="float" office:value="223.432">
            <text:p>223.43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6.59573">
            <text:p>6.59573</text:p>
          </table:table-cell>
          <table:table-cell office:value-type="float" office:value="3.31262">
            <text:p>3.31262</text:p>
          </table:table-cell>
          <table:table-cell office:value-type="float" office:value="223.419">
            <text:p>223.41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6.6308">
            <text:p>6.6308</text:p>
          </table:table-cell>
          <table:table-cell office:value-type="float" office:value="3.32509">
            <text:p>3.32509</text:p>
          </table:table-cell>
          <table:table-cell office:value-type="float" office:value="223.406">
            <text:p>223.40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6.66458">
            <text:p>6.66458</text:p>
          </table:table-cell>
          <table:table-cell office:value-type="float" office:value="3.33653">
            <text:p>3.33653</text:p>
          </table:table-cell>
          <table:table-cell office:value-type="float" office:value="223.395">
            <text:p>223.39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6.69897">
            <text:p>6.69897</text:p>
          </table:table-cell>
          <table:table-cell office:value-type="float" office:value="3.34755">
            <text:p>3.34755</text:p>
          </table:table-cell>
          <table:table-cell office:value-type="float" office:value="223.384">
            <text:p>223.38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6.73465">
            <text:p>6.73465</text:p>
          </table:table-cell>
          <table:table-cell office:value-type="float" office:value="3.35835">
            <text:p>3.35835</text:p>
          </table:table-cell>
          <table:table-cell office:value-type="float" office:value="223.373">
            <text:p>223.37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6.77051">
            <text:p>6.77051</text:p>
          </table:table-cell>
          <table:table-cell office:value-type="float" office:value="3.36858">
            <text:p>3.36858</text:p>
          </table:table-cell>
          <table:table-cell office:value-type="float" office:value="223.363">
            <text:p>223.36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6.80551">
            <text:p>6.80551</text:p>
          </table:table-cell>
          <table:table-cell office:value-type="float" office:value="3.3779">
            <text:p>3.3779</text:p>
          </table:table-cell>
          <table:table-cell office:value-type="float" office:value="223.354">
            <text:p>223.35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6.83951">
            <text:p>6.83951</text:p>
          </table:table-cell>
          <table:table-cell office:value-type="float" office:value="3.38635">
            <text:p>3.38635</text:p>
          </table:table-cell>
          <table:table-cell office:value-type="float" office:value="223.345">
            <text:p>223.34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6.87088">
            <text:p>6.87088</text:p>
          </table:table-cell>
          <table:table-cell office:value-type="float" office:value="3.39362">
            <text:p>3.39362</text:p>
          </table:table-cell>
          <table:table-cell office:value-type="float" office:value="223.338">
            <text:p>223.33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6.90387">
            <text:p>6.90387</text:p>
          </table:table-cell>
          <table:table-cell office:value-type="float" office:value="3.40067">
            <text:p>3.40067</text:p>
          </table:table-cell>
          <table:table-cell office:value-type="float" office:value="223.331">
            <text:p>223.33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6.93576">
            <text:p>6.93576</text:p>
          </table:table-cell>
          <table:table-cell office:value-type="float" office:value="3.40703">
            <text:p>3.40703</text:p>
          </table:table-cell>
          <table:table-cell office:value-type="float" office:value="223.324">
            <text:p>223.32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6.97052">
            <text:p>6.97052</text:p>
          </table:table-cell>
          <table:table-cell office:value-type="float" office:value="3.41333">
            <text:p>3.41333</text:p>
          </table:table-cell>
          <table:table-cell office:value-type="float" office:value="223.318">
            <text:p>223.31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7.00134">
            <text:p>7.00134</text:p>
          </table:table-cell>
          <table:table-cell office:value-type="float" office:value="3.4184">
            <text:p>3.4184</text:p>
          </table:table-cell>
          <table:table-cell office:value-type="float" office:value="223.313">
            <text:p>223.31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7.03244">
            <text:p>7.03244</text:p>
          </table:table-cell>
          <table:table-cell office:value-type="float" office:value="3.42299">
            <text:p>3.42299</text:p>
          </table:table-cell>
          <table:table-cell office:value-type="float" office:value="223.308">
            <text:p>223.30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7.06628">
            <text:p>7.06628</text:p>
          </table:table-cell>
          <table:table-cell office:value-type="float" office:value="3.42744">
            <text:p>3.42744</text:p>
          </table:table-cell>
          <table:table-cell office:value-type="float" office:value="223.304">
            <text:p>223.30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7.09973">
            <text:p>7.09973</text:p>
          </table:table-cell>
          <table:table-cell office:value-type="float" office:value="3.43126">
            <text:p>3.43126</text:p>
          </table:table-cell>
          <table:table-cell office:value-type="float" office:value="223.3">
            <text:p>223.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7.13467">
            <text:p>7.13467</text:p>
          </table:table-cell>
          <table:table-cell office:value-type="float" office:value="3.43466">
            <text:p>3.43466</text:p>
          </table:table-cell>
          <table:table-cell office:value-type="float" office:value="223.297">
            <text:p>223.29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7.16907">
            <text:p>7.16907</text:p>
          </table:table-cell>
          <table:table-cell office:value-type="float" office:value="3.43741">
            <text:p>3.43741</text:p>
          </table:table-cell>
          <table:table-cell office:value-type="float" office:value="223.294">
            <text:p>223.29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7.20218">
            <text:p>7.20218</text:p>
          </table:table-cell>
          <table:table-cell office:value-type="float" office:value="3.43953">
            <text:p>3.43953</text:p>
          </table:table-cell>
          <table:table-cell office:value-type="float" office:value="223.292">
            <text:p>223.29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7.23529">
            <text:p>7.23529</text:p>
          </table:table-cell>
          <table:table-cell office:value-type="float" office:value="3.44104">
            <text:p>3.44104</text:p>
          </table:table-cell>
          <table:table-cell office:value-type="float" office:value="223.29">
            <text:p>223.2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7.26999">
            <text:p>7.26999</text:p>
          </table:table-cell>
          <table:table-cell office:value-type="float" office:value="3.44203">
            <text:p>3.44203</text:p>
          </table:table-cell>
          <table:table-cell office:value-type="float" office:value="223.289">
            <text:p>223.28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7.31219">
            <text:p>7.31219</text:p>
          </table:table-cell>
          <table:table-cell office:value-type="float" office:value="3.44235">
            <text:p>3.44235</text:p>
          </table:table-cell>
          <table:table-cell office:value-type="float" office:value="223.289">
            <text:p>223.28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7.34402">
            <text:p>7.34402</text:p>
          </table:table-cell>
          <table:table-cell office:value-type="float" office:value="3.44205">
            <text:p>3.44205</text:p>
          </table:table-cell>
          <table:table-cell office:value-type="float" office:value="223.289">
            <text:p>223.28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7.37576">
            <text:p>7.37576</text:p>
          </table:table-cell>
          <table:table-cell office:value-type="float" office:value="3.44121">
            <text:p>3.44121</text:p>
          </table:table-cell>
          <table:table-cell office:value-type="float" office:value="223.29">
            <text:p>223.2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7.40823">
            <text:p>7.40823</text:p>
          </table:table-cell>
          <table:table-cell office:value-type="float" office:value="3.43988">
            <text:p>3.43988</text:p>
          </table:table-cell>
          <table:table-cell office:value-type="float" office:value="223.292">
            <text:p>223.29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7.44098">
            <text:p>7.44098</text:p>
          </table:table-cell>
          <table:table-cell office:value-type="float" office:value="3.43799">
            <text:p>3.43799</text:p>
          </table:table-cell>
          <table:table-cell office:value-type="float" office:value="223.293">
            <text:p>223.29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7.47186">
            <text:p>7.47186</text:p>
          </table:table-cell>
          <table:table-cell office:value-type="float" office:value="3.43575">
            <text:p>3.43575</text:p>
          </table:table-cell>
          <table:table-cell office:value-type="float" office:value="223.296">
            <text:p>223.29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7.50967">
            <text:p>7.50967</text:p>
          </table:table-cell>
          <table:table-cell office:value-type="float" office:value="3.43228">
            <text:p>3.43228</text:p>
          </table:table-cell>
          <table:table-cell office:value-type="float" office:value="223.299">
            <text:p>223.29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7.53104">
            <text:p>7.53104</text:p>
          </table:table-cell>
          <table:table-cell office:value-type="float" office:value="3.43004">
            <text:p>3.43004</text:p>
          </table:table-cell>
          <table:table-cell office:value-type="float" office:value="223.301">
            <text:p>223.30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7.56424">
            <text:p>7.56424</text:p>
          </table:table-cell>
          <table:table-cell office:value-type="float" office:value="3.42615">
            <text:p>3.42615</text:p>
          </table:table-cell>
          <table:table-cell office:value-type="float" office:value="223.305">
            <text:p>223.30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7.59372">
            <text:p>7.59372</text:p>
          </table:table-cell>
          <table:table-cell office:value-type="float" office:value="3.42223">
            <text:p>3.42223</text:p>
          </table:table-cell>
          <table:table-cell office:value-type="float" office:value="223.309">
            <text:p>223.30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7.62384">
            <text:p>7.62384</text:p>
          </table:table-cell>
          <table:table-cell office:value-type="float" office:value="3.41779">
            <text:p>3.41779</text:p>
          </table:table-cell>
          <table:table-cell office:value-type="float" office:value="223.314">
            <text:p>223.31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7.65289">
            <text:p>7.65289</text:p>
          </table:table-cell>
          <table:table-cell office:value-type="float" office:value="3.41309">
            <text:p>3.41309</text:p>
          </table:table-cell>
          <table:table-cell office:value-type="float" office:value="223.318">
            <text:p>223.31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7.68423">
            <text:p>7.68423</text:p>
          </table:table-cell>
          <table:table-cell office:value-type="float" office:value="3.40756">
            <text:p>3.40756</text:p>
          </table:table-cell>
          <table:table-cell office:value-type="float" office:value="223.324">
            <text:p>223.32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7.71405">
            <text:p>7.71405</text:p>
          </table:table-cell>
          <table:table-cell office:value-type="float" office:value="3.40184">
            <text:p>3.40184</text:p>
          </table:table-cell>
          <table:table-cell office:value-type="float" office:value="223.33">
            <text:p>223.3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7.74384">
            <text:p>7.74384</text:p>
          </table:table-cell>
          <table:table-cell office:value-type="float" office:value="3.39571">
            <text:p>3.39571</text:p>
          </table:table-cell>
          <table:table-cell office:value-type="float" office:value="223.336">
            <text:p>223.33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7.7739">
            <text:p>7.7739</text:p>
          </table:table-cell>
          <table:table-cell office:value-type="float" office:value="3.38905">
            <text:p>3.38905</text:p>
          </table:table-cell>
          <table:table-cell office:value-type="float" office:value="223.342">
            <text:p>223.34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7.80383">
            <text:p>7.80383</text:p>
          </table:table-cell>
          <table:table-cell office:value-type="float" office:value="3.3821">
            <text:p>3.3821</text:p>
          </table:table-cell>
          <table:table-cell office:value-type="float" office:value="223.349">
            <text:p>223.34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7.83356">
            <text:p>7.83356</text:p>
          </table:table-cell>
          <table:table-cell office:value-type="float" office:value="3.37477">
            <text:p>3.37477</text:p>
          </table:table-cell>
          <table:table-cell office:value-type="float" office:value="223.357">
            <text:p>223.35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7.86472">
            <text:p>7.86472</text:p>
          </table:table-cell>
          <table:table-cell office:value-type="float" office:value="3.36662">
            <text:p>3.36662</text:p>
          </table:table-cell>
          <table:table-cell office:value-type="float" office:value="223.365">
            <text:p>223.36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7.89413">
            <text:p>7.89413</text:p>
          </table:table-cell>
          <table:table-cell office:value-type="float" office:value="3.35849">
            <text:p>3.35849</text:p>
          </table:table-cell>
          <table:table-cell office:value-type="float" office:value="223.373">
            <text:p>223.37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7.92258">
            <text:p>7.92258</text:p>
          </table:table-cell>
          <table:table-cell office:value-type="float" office:value="3.3503">
            <text:p>3.3503</text:p>
          </table:table-cell>
          <table:table-cell office:value-type="float" office:value="223.381">
            <text:p>223.38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7.95477">
            <text:p>7.95477</text:p>
          </table:table-cell>
          <table:table-cell office:value-type="float" office:value="3.34047">
            <text:p>3.34047</text:p>
          </table:table-cell>
          <table:table-cell office:value-type="float" office:value="223.391">
            <text:p>223.39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7.98773">
            <text:p>7.98773</text:p>
          </table:table-cell>
          <table:table-cell office:value-type="float" office:value="3.33002">
            <text:p>3.33002</text:p>
          </table:table-cell>
          <table:table-cell office:value-type="float" office:value="223.401">
            <text:p>223.40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8.026">
            <text:p>8.026</text:p>
          </table:table-cell>
          <table:table-cell office:value-type="float" office:value="3.31715">
            <text:p>3.31715</text:p>
          </table:table-cell>
          <table:table-cell office:value-type="float" office:value="223.414">
            <text:p>223.41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8.05737">
            <text:p>8.05737</text:p>
          </table:table-cell>
          <table:table-cell office:value-type="float" office:value="3.30617">
            <text:p>3.30617</text:p>
          </table:table-cell>
          <table:table-cell office:value-type="float" office:value="223.425">
            <text:p>223.42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8.08881">
            <text:p>8.08881</text:p>
          </table:table-cell>
          <table:table-cell office:value-type="float" office:value="3.29477">
            <text:p>3.29477</text:p>
          </table:table-cell>
          <table:table-cell office:value-type="float" office:value="223.437">
            <text:p>223.43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8.11978">
            <text:p>8.11978</text:p>
          </table:table-cell>
          <table:table-cell office:value-type="float" office:value="3.28308">
            <text:p>3.28308</text:p>
          </table:table-cell>
          <table:table-cell office:value-type="float" office:value="223.448">
            <text:p>223.44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8.14999">
            <text:p>8.14999</text:p>
          </table:table-cell>
          <table:table-cell office:value-type="float" office:value="3.27124">
            <text:p>3.27124</text:p>
          </table:table-cell>
          <table:table-cell office:value-type="float" office:value="223.46">
            <text:p>223.4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8.18152">
            <text:p>8.18152</text:p>
          </table:table-cell>
          <table:table-cell office:value-type="float" office:value="3.25848">
            <text:p>3.25848</text:p>
          </table:table-cell>
          <table:table-cell office:value-type="float" office:value="223.473">
            <text:p>223.47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8.21127">
            <text:p>8.21127</text:p>
          </table:table-cell>
          <table:table-cell office:value-type="float" office:value="3.24605">
            <text:p>3.24605</text:p>
          </table:table-cell>
          <table:table-cell office:value-type="float" office:value="223.485">
            <text:p>223.48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8.24271">
            <text:p>8.24271</text:p>
          </table:table-cell>
          <table:table-cell office:value-type="float" office:value="3.23253">
            <text:p>3.23253</text:p>
          </table:table-cell>
          <table:table-cell office:value-type="float" office:value="223.499">
            <text:p>223.49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8.27234">
            <text:p>8.27234</text:p>
          </table:table-cell>
          <table:table-cell office:value-type="float" office:value="3.21939">
            <text:p>3.21939</text:p>
          </table:table-cell>
          <table:table-cell office:value-type="float" office:value="223.512">
            <text:p>223.51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8.30319">
            <text:p>8.30319</text:p>
          </table:table-cell>
          <table:table-cell office:value-type="float" office:value="3.20537">
            <text:p>3.20537</text:p>
          </table:table-cell>
          <table:table-cell office:value-type="float" office:value="223.526">
            <text:p>223.52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8.33395">
            <text:p>8.33395</text:p>
          </table:table-cell>
          <table:table-cell office:value-type="float" office:value="3.19093">
            <text:p>3.19093</text:p>
          </table:table-cell>
          <table:table-cell office:value-type="float" office:value="223.541">
            <text:p>223.54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8.36465">
            <text:p>8.36465</text:p>
          </table:table-cell>
          <table:table-cell office:value-type="float" office:value="3.17619">
            <text:p>3.17619</text:p>
          </table:table-cell>
          <table:table-cell office:value-type="float" office:value="223.555">
            <text:p>223.55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8.39569">
            <text:p>8.39569</text:p>
          </table:table-cell>
          <table:table-cell office:value-type="float" office:value="3.16083">
            <text:p>3.16083</text:p>
          </table:table-cell>
          <table:table-cell office:value-type="float" office:value="223.571">
            <text:p>223.57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8.42596">
            <text:p>8.42596</text:p>
          </table:table-cell>
          <table:table-cell office:value-type="float" office:value="3.14549">
            <text:p>3.14549</text:p>
          </table:table-cell>
          <table:table-cell office:value-type="float" office:value="223.586">
            <text:p>223.58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8.45786">
            <text:p>8.45786</text:p>
          </table:table-cell>
          <table:table-cell office:value-type="float" office:value="3.12889">
            <text:p>3.12889</text:p>
          </table:table-cell>
          <table:table-cell office:value-type="float" office:value="223.603">
            <text:p>223.60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8.48965">
            <text:p>8.48965</text:p>
          </table:table-cell>
          <table:table-cell office:value-type="float" office:value="3.11198">
            <text:p>3.11198</text:p>
          </table:table-cell>
          <table:table-cell office:value-type="float" office:value="223.619">
            <text:p>223.61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8.52048">
            <text:p>8.52048</text:p>
          </table:table-cell>
          <table:table-cell office:value-type="float" office:value="3.09518">
            <text:p>3.09518</text:p>
          </table:table-cell>
          <table:table-cell office:value-type="float" office:value="223.636">
            <text:p>223.63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8.55176">
            <text:p>8.55176</text:p>
          </table:table-cell>
          <table:table-cell office:value-type="float" office:value="3.07779">
            <text:p>3.07779</text:p>
          </table:table-cell>
          <table:table-cell office:value-type="float" office:value="223.654">
            <text:p>223.65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8.58139">
            <text:p>8.58139</text:p>
          </table:table-cell>
          <table:table-cell office:value-type="float" office:value="3.06094">
            <text:p>3.06094</text:p>
          </table:table-cell>
          <table:table-cell office:value-type="float" office:value="223.671">
            <text:p>223.67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8.61249">
            <text:p>8.61249</text:p>
          </table:table-cell>
          <table:table-cell office:value-type="float" office:value="3.04286">
            <text:p>3.04286</text:p>
          </table:table-cell>
          <table:table-cell office:value-type="float" office:value="223.689">
            <text:p>223.68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8.64319">
            <text:p>8.64319</text:p>
          </table:table-cell>
          <table:table-cell office:value-type="float" office:value="3.02469">
            <text:p>3.02469</text:p>
          </table:table-cell>
          <table:table-cell office:value-type="float" office:value="223.707">
            <text:p>223.70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8.67374">
            <text:p>8.67374</text:p>
          </table:table-cell>
          <table:table-cell office:value-type="float" office:value="3.00627">
            <text:p>3.00627</text:p>
          </table:table-cell>
          <table:table-cell office:value-type="float" office:value="223.725">
            <text:p>223.72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8.70416">
            <text:p>8.70416</text:p>
          </table:table-cell>
          <table:table-cell office:value-type="float" office:value="2.98755">
            <text:p>2.98755</text:p>
          </table:table-cell>
          <table:table-cell office:value-type="float" office:value="223.744">
            <text:p>223.74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8.73425">
            <text:p>8.73425</text:p>
          </table:table-cell>
          <table:table-cell office:value-type="float" office:value="2.96867">
            <text:p>2.96867</text:p>
          </table:table-cell>
          <table:table-cell office:value-type="float" office:value="223.763">
            <text:p>223.76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8.7644">
            <text:p>8.7644</text:p>
          </table:table-cell>
          <table:table-cell office:value-type="float" office:value="2.94945">
            <text:p>2.94945</text:p>
          </table:table-cell>
          <table:table-cell office:value-type="float" office:value="223.782">
            <text:p>223.78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8.79364">
            <text:p>8.79364</text:p>
          </table:table-cell>
          <table:table-cell office:value-type="float" office:value="2.93051">
            <text:p>2.93051</text:p>
          </table:table-cell>
          <table:table-cell office:value-type="float" office:value="223.801">
            <text:p>223.80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8.82376">
            <text:p>8.82376</text:p>
          </table:table-cell>
          <table:table-cell office:value-type="float" office:value="2.91066">
            <text:p>2.91066</text:p>
          </table:table-cell>
          <table:table-cell office:value-type="float" office:value="223.821">
            <text:p>223.82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8.85535">
            <text:p>8.85535</text:p>
          </table:table-cell>
          <table:table-cell office:value-type="float" office:value="2.8895">
            <text:p>2.8895</text:p>
          </table:table-cell>
          <table:table-cell office:value-type="float" office:value="223.842">
            <text:p>223.84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8.88934">
            <text:p>8.88934</text:p>
          </table:table-cell>
          <table:table-cell office:value-type="float" office:value="2.86635">
            <text:p>2.86635</text:p>
          </table:table-cell>
          <table:table-cell office:value-type="float" office:value="223.865">
            <text:p>223.86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8.92343">
            <text:p>8.92343</text:p>
          </table:table-cell>
          <table:table-cell office:value-type="float" office:value="2.8427">
            <text:p>2.8427</text:p>
          </table:table-cell>
          <table:table-cell office:value-type="float" office:value="223.889">
            <text:p>223.88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8.95645">
            <text:p>8.95645</text:p>
          </table:table-cell>
          <table:table-cell office:value-type="float" office:value="2.81944">
            <text:p>2.81944</text:p>
          </table:table-cell>
          <table:table-cell office:value-type="float" office:value="223.912">
            <text:p>223.91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8.98987">
            <text:p>8.98987</text:p>
          </table:table-cell>
          <table:table-cell office:value-type="float" office:value="2.79556">
            <text:p>2.79556</text:p>
          </table:table-cell>
          <table:table-cell office:value-type="float" office:value="223.936">
            <text:p>223.93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9.02289">
            <text:p>9.02289</text:p>
          </table:table-cell>
          <table:table-cell office:value-type="float" office:value="2.77155">
            <text:p>2.77155</text:p>
          </table:table-cell>
          <table:table-cell office:value-type="float" office:value="223.96">
            <text:p>223.9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9.05658">
            <text:p>9.05658</text:p>
          </table:table-cell>
          <table:table-cell office:value-type="float" office:value="2.74667">
            <text:p>2.74667</text:p>
          </table:table-cell>
          <table:table-cell office:value-type="float" office:value="223.985">
            <text:p>223.98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9.08789">
            <text:p>9.08789</text:p>
          </table:table-cell>
          <table:table-cell office:value-type="float" office:value="2.72325">
            <text:p>2.72325</text:p>
          </table:table-cell>
          <table:table-cell office:value-type="float" office:value="224.008">
            <text:p>224.00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9.12192">
            <text:p>9.12192</text:p>
          </table:table-cell>
          <table:table-cell office:value-type="float" office:value="2.69742">
            <text:p>2.69742</text:p>
          </table:table-cell>
          <table:table-cell office:value-type="float" office:value="224.034">
            <text:p>224.03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9.15405">
            <text:p>9.15405</text:p>
          </table:table-cell>
          <table:table-cell office:value-type="float" office:value="2.67267">
            <text:p>2.67267</text:p>
          </table:table-cell>
          <table:table-cell office:value-type="float" office:value="224.059">
            <text:p>224.05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9.18701">
            <text:p>9.18701</text:p>
          </table:table-cell>
          <table:table-cell office:value-type="float" office:value="2.64696">
            <text:p>2.64696</text:p>
          </table:table-cell>
          <table:table-cell office:value-type="float" office:value="224.085">
            <text:p>224.08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9.21884">
            <text:p>9.21884</text:p>
          </table:table-cell>
          <table:table-cell office:value-type="float" office:value="2.62183">
            <text:p>2.62183</text:p>
          </table:table-cell>
          <table:table-cell office:value-type="float" office:value="224.11">
            <text:p>224.1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9.25162">
            <text:p>9.25162</text:p>
          </table:table-cell>
          <table:table-cell office:value-type="float" office:value="2.59554">
            <text:p>2.59554</text:p>
          </table:table-cell>
          <table:table-cell office:value-type="float" office:value="224.136">
            <text:p>224.13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9.28391">
            <text:p>9.28391</text:p>
          </table:table-cell>
          <table:table-cell office:value-type="float" office:value="2.56943">
            <text:p>2.56943</text:p>
          </table:table-cell>
          <table:table-cell office:value-type="float" office:value="224.162">
            <text:p>224.16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9.31628">
            <text:p>9.31628</text:p>
          </table:table-cell>
          <table:table-cell office:value-type="float" office:value="2.54288">
            <text:p>2.54288</text:p>
          </table:table-cell>
          <table:table-cell office:value-type="float" office:value="224.189">
            <text:p>224.18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9.34775">
            <text:p>9.34775</text:p>
          </table:table-cell>
          <table:table-cell office:value-type="float" office:value="2.5168">
            <text:p>2.5168</text:p>
          </table:table-cell>
          <table:table-cell office:value-type="float" office:value="224.215">
            <text:p>224.21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9.38116">
            <text:p>9.38116</text:p>
          </table:table-cell>
          <table:table-cell office:value-type="float" office:value="2.48883">
            <text:p>2.48883</text:p>
          </table:table-cell>
          <table:table-cell office:value-type="float" office:value="224.243">
            <text:p>224.24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9.41223">
            <text:p>9.41223</text:p>
          </table:table-cell>
          <table:table-cell office:value-type="float" office:value="2.46249">
            <text:p>2.46249</text:p>
          </table:table-cell>
          <table:table-cell office:value-type="float" office:value="224.269">
            <text:p>224.26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9.44504">
            <text:p>9.44504</text:p>
          </table:table-cell>
          <table:table-cell office:value-type="float" office:value="2.43439">
            <text:p>2.43439</text:p>
          </table:table-cell>
          <table:table-cell office:value-type="float" office:value="224.297">
            <text:p>224.29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9.47592">
            <text:p>9.47592</text:p>
          </table:table-cell>
          <table:table-cell office:value-type="float" office:value="2.4077">
            <text:p>2.4077</text:p>
          </table:table-cell>
          <table:table-cell office:value-type="float" office:value="224.324">
            <text:p>224.32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9.508">
            <text:p>9.508</text:p>
          </table:table-cell>
          <table:table-cell office:value-type="float" office:value="2.37964">
            <text:p>2.37964</text:p>
          </table:table-cell>
          <table:table-cell office:value-type="float" office:value="224.352">
            <text:p>224.35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9.54471">
            <text:p>9.54471</text:p>
          </table:table-cell>
          <table:table-cell office:value-type="float" office:value="2.34717">
            <text:p>2.34717</text:p>
          </table:table-cell>
          <table:table-cell office:value-type="float" office:value="224.384">
            <text:p>224.38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9.58359">
            <text:p>9.58359</text:p>
          </table:table-cell>
          <table:table-cell office:value-type="float" office:value="2.31242">
            <text:p>2.31242</text:p>
          </table:table-cell>
          <table:table-cell office:value-type="float" office:value="224.419">
            <text:p>224.41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9.61807">
            <text:p>9.61807</text:p>
          </table:table-cell>
          <table:table-cell office:value-type="float" office:value="2.28127">
            <text:p>2.28127</text:p>
          </table:table-cell>
          <table:table-cell office:value-type="float" office:value="224.45">
            <text:p>224.4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9.64975">
            <text:p>9.64975</text:p>
          </table:table-cell>
          <table:table-cell office:value-type="float" office:value="2.25241">
            <text:p>2.25241</text:p>
          </table:table-cell>
          <table:table-cell office:value-type="float" office:value="224.479">
            <text:p>224.47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9.68088">
            <text:p>9.68088</text:p>
          </table:table-cell>
          <table:table-cell office:value-type="float" office:value="2.2238">
            <text:p>2.2238</text:p>
          </table:table-cell>
          <table:table-cell office:value-type="float" office:value="224.508">
            <text:p>224.50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9.71561">
            <text:p>9.71561</text:p>
          </table:table-cell>
          <table:table-cell office:value-type="float" office:value="2.19154">
            <text:p>2.19154</text:p>
          </table:table-cell>
          <table:table-cell office:value-type="float" office:value="224.54">
            <text:p>224.5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9.74826">
            <text:p>9.74826</text:p>
          </table:table-cell>
          <table:table-cell office:value-type="float" office:value="2.16095">
            <text:p>2.16095</text:p>
          </table:table-cell>
          <table:table-cell office:value-type="float" office:value="224.571">
            <text:p>224.57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9.78094">
            <text:p>9.78094</text:p>
          </table:table-cell>
          <table:table-cell office:value-type="float" office:value="2.13014">
            <text:p>2.13014</text:p>
          </table:table-cell>
          <table:table-cell office:value-type="float" office:value="224.601">
            <text:p>224.60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9.81299">
            <text:p>9.81299</text:p>
          </table:table-cell>
          <table:table-cell office:value-type="float" office:value="2.09962">
            <text:p>2.09962</text:p>
          </table:table-cell>
          <table:table-cell office:value-type="float" office:value="224.632">
            <text:p>224.63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9.84177">
            <text:p>9.84177</text:p>
          </table:table-cell>
          <table:table-cell office:value-type="float" office:value="2.07207">
            <text:p>2.07207</text:p>
          </table:table-cell>
          <table:table-cell office:value-type="float" office:value="224.659">
            <text:p>224.65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9.87103">
            <text:p>9.87103</text:p>
          </table:table-cell>
          <table:table-cell office:value-type="float" office:value="2.04391">
            <text:p>2.04391</text:p>
          </table:table-cell>
          <table:table-cell office:value-type="float" office:value="224.688">
            <text:p>224.68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9.90002">
            <text:p>9.90002</text:p>
          </table:table-cell>
          <table:table-cell office:value-type="float" office:value="2.01575">
            <text:p>2.01575</text:p>
          </table:table-cell>
          <table:table-cell office:value-type="float" office:value="224.716">
            <text:p>224.71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9.9303">
            <text:p>9.9303</text:p>
          </table:table-cell>
          <table:table-cell office:value-type="float" office:value="1.98618">
            <text:p>1.98618</text:p>
          </table:table-cell>
          <table:table-cell office:value-type="float" office:value="224.745">
            <text:p>224.745</text:p>
          </table:table-cell>
          <table:table-cell office:value-type="float" office:value="0.79447">
            <text:p>0.7944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9.96106">
            <text:p>9.96106</text:p>
          </table:table-cell>
          <table:table-cell office:value-type="float" office:value="1.95589">
            <text:p>1.95589</text:p>
          </table:table-cell>
          <table:table-cell office:value-type="float" office:value="224.776">
            <text:p>224.776</text:p>
          </table:table-cell>
          <table:table-cell office:value-type="float" office:value="0.782355">
            <text:p>0.78235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9.99164">
            <text:p>9.99164</text:p>
          </table:table-cell>
          <table:table-cell office:value-type="float" office:value="1.92557">
            <text:p>1.92557</text:p>
          </table:table-cell>
          <table:table-cell office:value-type="float" office:value="224.806">
            <text:p>224.806</text:p>
          </table:table-cell>
          <table:table-cell office:value-type="float" office:value="0.770227">
            <text:p>0.77022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0.0235">
            <text:p>10.0235</text:p>
          </table:table-cell>
          <table:table-cell office:value-type="float" office:value="1.8938">
            <text:p>1.8938</text:p>
          </table:table-cell>
          <table:table-cell office:value-type="float" office:value="224.838">
            <text:p>224.838</text:p>
          </table:table-cell>
          <table:table-cell office:value-type="float" office:value="0.75752">
            <text:p>0.7575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0.0533">
            <text:p>10.0533</text:p>
          </table:table-cell>
          <table:table-cell office:value-type="float" office:value="1.86378">
            <text:p>1.86378</text:p>
          </table:table-cell>
          <table:table-cell office:value-type="float" office:value="224.868">
            <text:p>224.868</text:p>
          </table:table-cell>
          <table:table-cell office:value-type="float" office:value="0.745514">
            <text:p>0.74551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0.0824">
            <text:p>10.0824</text:p>
          </table:table-cell>
          <table:table-cell office:value-type="float" office:value="1.83447">
            <text:p>1.83447</text:p>
          </table:table-cell>
          <table:table-cell office:value-type="float" office:value="224.897">
            <text:p>224.897</text:p>
          </table:table-cell>
          <table:table-cell office:value-type="float" office:value="0.733789">
            <text:p>0.73378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0.1112">
            <text:p>10.1112</text:p>
          </table:table-cell>
          <table:table-cell office:value-type="float" office:value="1.80511">
            <text:p>1.80511</text:p>
          </table:table-cell>
          <table:table-cell office:value-type="float" office:value="224.926">
            <text:p>224.926</text:p>
          </table:table-cell>
          <table:table-cell office:value-type="float" office:value="0.722046">
            <text:p>0.72204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0.1401">
            <text:p>10.1401</text:p>
          </table:table-cell>
          <table:table-cell office:value-type="float" office:value="1.77568">
            <text:p>1.77568</text:p>
          </table:table-cell>
          <table:table-cell office:value-type="float" office:value="224.956">
            <text:p>224.956</text:p>
          </table:table-cell>
          <table:table-cell office:value-type="float" office:value="0.710272">
            <text:p>0.71027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0.1706">
            <text:p>10.1706</text:p>
          </table:table-cell>
          <table:table-cell office:value-type="float" office:value="1.74434">
            <text:p>1.74434</text:p>
          </table:table-cell>
          <table:table-cell office:value-type="float" office:value="224.987">
            <text:p>224.987</text:p>
          </table:table-cell>
          <table:table-cell office:value-type="float" office:value="0.697736">
            <text:p>0.69773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0.2014">
            <text:p>10.2014</text:p>
          </table:table-cell>
          <table:table-cell office:value-type="float" office:value="1.71252">
            <text:p>1.71252</text:p>
          </table:table-cell>
          <table:table-cell office:value-type="float" office:value="225.019">
            <text:p>225.019</text:p>
          </table:table-cell>
          <table:table-cell office:value-type="float" office:value="0.68501">
            <text:p>0.6850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0.2336">
            <text:p>10.2336</text:p>
          </table:table-cell>
          <table:table-cell office:value-type="float" office:value="1.67899">
            <text:p>1.67899</text:p>
          </table:table-cell>
          <table:table-cell office:value-type="float" office:value="225.052">
            <text:p>225.052</text:p>
          </table:table-cell>
          <table:table-cell office:value-type="float" office:value="0.671594">
            <text:p>0.67159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0.2661">
            <text:p>10.2661</text:p>
          </table:table-cell>
          <table:table-cell office:value-type="float" office:value="1.64494">
            <text:p>1.64494</text:p>
          </table:table-cell>
          <table:table-cell office:value-type="float" office:value="225.087">
            <text:p>225.087</text:p>
          </table:table-cell>
          <table:table-cell office:value-type="float" office:value="0.657977">
            <text:p>0.65797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0.2978">
            <text:p>10.2978</text:p>
          </table:table-cell>
          <table:table-cell office:value-type="float" office:value="1.61163">
            <text:p>1.61163</text:p>
          </table:table-cell>
          <table:table-cell office:value-type="float" office:value="225.12">
            <text:p>225.12</text:p>
          </table:table-cell>
          <table:table-cell office:value-type="float" office:value="0.644653">
            <text:p>0.64465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0.3312">
            <text:p>10.3312</text:p>
          </table:table-cell>
          <table:table-cell office:value-type="float" office:value="1.57623">
            <text:p>1.57623</text:p>
          </table:table-cell>
          <table:table-cell office:value-type="float" office:value="225.155">
            <text:p>225.155</text:p>
          </table:table-cell>
          <table:table-cell office:value-type="float" office:value="0.630493">
            <text:p>0.63049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0.3624">
            <text:p>10.3624</text:p>
          </table:table-cell>
          <table:table-cell office:value-type="float" office:value="1.54312">
            <text:p>1.54312</text:p>
          </table:table-cell>
          <table:table-cell office:value-type="float" office:value="225.188">
            <text:p>225.188</text:p>
          </table:table-cell>
          <table:table-cell office:value-type="float" office:value="0.617249">
            <text:p>0.61724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0.3913">
            <text:p>10.3913</text:p>
          </table:table-cell>
          <table:table-cell office:value-type="float" office:value="1.51236">
            <text:p>1.51236</text:p>
          </table:table-cell>
          <table:table-cell office:value-type="float" office:value="225.219">
            <text:p>225.219</text:p>
          </table:table-cell>
          <table:table-cell office:value-type="float" office:value="0.604944">
            <text:p>0.60494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0.4204">
            <text:p>10.4204</text:p>
          </table:table-cell>
          <table:table-cell office:value-type="float" office:value="1.48117">
            <text:p>1.48117</text:p>
          </table:table-cell>
          <table:table-cell office:value-type="float" office:value="225.25">
            <text:p>225.25</text:p>
          </table:table-cell>
          <table:table-cell office:value-type="float" office:value="0.592468">
            <text:p>0.59246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0.4503">
            <text:p>10.4503</text:p>
          </table:table-cell>
          <table:table-cell office:value-type="float" office:value="1.44894">
            <text:p>1.44894</text:p>
          </table:table-cell>
          <table:table-cell office:value-type="float" office:value="225.283">
            <text:p>225.283</text:p>
          </table:table-cell>
          <table:table-cell office:value-type="float" office:value="0.579578">
            <text:p>0.57957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0.4802">
            <text:p>10.4802</text:p>
          </table:table-cell>
          <table:table-cell office:value-type="float" office:value="1.41675">
            <text:p>1.41675</text:p>
          </table:table-cell>
          <table:table-cell office:value-type="float" office:value="225.315">
            <text:p>225.315</text:p>
          </table:table-cell>
          <table:table-cell office:value-type="float" office:value="0.566699">
            <text:p>0.56669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0.5101">
            <text:p>10.5101</text:p>
          </table:table-cell>
          <table:table-cell office:value-type="float" office:value="1.38435">
            <text:p>1.38435</text:p>
          </table:table-cell>
          <table:table-cell office:value-type="float" office:value="225.347">
            <text:p>225.347</text:p>
          </table:table-cell>
          <table:table-cell office:value-type="float" office:value="0.553741">
            <text:p>0.55374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0.5385">
            <text:p>10.5385</text:p>
          </table:table-cell>
          <table:table-cell office:value-type="float" office:value="1.35358">
            <text:p>1.35358</text:p>
          </table:table-cell>
          <table:table-cell office:value-type="float" office:value="225.378">
            <text:p>225.378</text:p>
          </table:table-cell>
          <table:table-cell office:value-type="float" office:value="0.541431">
            <text:p>0.54143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0.5716">
            <text:p>10.5716</text:p>
          </table:table-cell>
          <table:table-cell office:value-type="float" office:value="1.31749">
            <text:p>1.31749</text:p>
          </table:table-cell>
          <table:table-cell office:value-type="float" office:value="225.414">
            <text:p>225.414</text:p>
          </table:table-cell>
          <table:table-cell office:value-type="float" office:value="0.526996">
            <text:p>0.52699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0.6001">
            <text:p>10.6001</text:p>
          </table:table-cell>
          <table:table-cell office:value-type="float" office:value="1.28633">
            <text:p>1.28633</text:p>
          </table:table-cell>
          <table:table-cell office:value-type="float" office:value="225.445">
            <text:p>225.445</text:p>
          </table:table-cell>
          <table:table-cell office:value-type="float" office:value="0.514533">
            <text:p>0.51453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0.6309">
            <text:p>10.6309</text:p>
          </table:table-cell>
          <table:table-cell office:value-type="float" office:value="1.25258">
            <text:p>1.25258</text:p>
          </table:table-cell>
          <table:table-cell office:value-type="float" office:value="225.479">
            <text:p>225.479</text:p>
          </table:table-cell>
          <table:table-cell office:value-type="float" office:value="0.501032">
            <text:p>0.50103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0.6611">
            <text:p>10.6611</text:p>
          </table:table-cell>
          <table:table-cell office:value-type="float" office:value="1.21947">
            <text:p>1.21947</text:p>
          </table:table-cell>
          <table:table-cell office:value-type="float" office:value="225.512">
            <text:p>225.512</text:p>
          </table:table-cell>
          <table:table-cell office:value-type="float" office:value="0.487787">
            <text:p>0.48778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0.6896">
            <text:p>10.6896</text:p>
          </table:table-cell>
          <table:table-cell office:value-type="float" office:value="1.18811">
            <text:p>1.18811</text:p>
          </table:table-cell>
          <table:table-cell office:value-type="float" office:value="225.543">
            <text:p>225.543</text:p>
          </table:table-cell>
          <table:table-cell office:value-type="float" office:value="0.475244">
            <text:p>0.47524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0.7194">
            <text:p>10.7194</text:p>
          </table:table-cell>
          <table:table-cell office:value-type="float" office:value="1.15524">
            <text:p>1.15524</text:p>
          </table:table-cell>
          <table:table-cell office:value-type="float" office:value="225.576">
            <text:p>225.576</text:p>
          </table:table-cell>
          <table:table-cell office:value-type="float" office:value="0.462097">
            <text:p>0.46209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0.7492">
            <text:p>10.7492</text:p>
          </table:table-cell>
          <table:table-cell office:value-type="float" office:value="1.12241">
            <text:p>1.12241</text:p>
          </table:table-cell>
          <table:table-cell office:value-type="float" office:value="225.609">
            <text:p>225.609</text:p>
          </table:table-cell>
          <table:table-cell office:value-type="float" office:value="0.448962">
            <text:p>0.44896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0.7776">
            <text:p>10.7776</text:p>
          </table:table-cell>
          <table:table-cell office:value-type="float" office:value="1.09109">
            <text:p>1.09109</text:p>
          </table:table-cell>
          <table:table-cell office:value-type="float" office:value="225.64">
            <text:p>225.64</text:p>
          </table:table-cell>
          <table:table-cell office:value-type="float" office:value="0.436438">
            <text:p>0.43643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0.8069">
            <text:p>10.8069</text:p>
          </table:table-cell>
          <table:table-cell office:value-type="float" office:value="1.05875">
            <text:p>1.05875</text:p>
          </table:table-cell>
          <table:table-cell office:value-type="float" office:value="225.673">
            <text:p>225.673</text:p>
          </table:table-cell>
          <table:table-cell office:value-type="float" office:value="0.423499">
            <text:p>0.42349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0.8367">
            <text:p>10.8367</text:p>
          </table:table-cell>
          <table:table-cell office:value-type="float" office:value="1.02577">
            <text:p>1.02577</text:p>
          </table:table-cell>
          <table:table-cell office:value-type="float" office:value="225.706">
            <text:p>225.706</text:p>
          </table:table-cell>
          <table:table-cell office:value-type="float" office:value="0.410309">
            <text:p>0.41030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0.867">
            <text:p>10.867</text:p>
          </table:table-cell>
          <table:table-cell office:value-type="float" office:value="0.992371">
            <text:p>0.992371</text:p>
          </table:table-cell>
          <table:table-cell office:value-type="float" office:value="225.739">
            <text:p>225.739</text:p>
          </table:table-cell>
          <table:table-cell office:value-type="float" office:value="0.396948">
            <text:p>0.39694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0.8968">
            <text:p>10.8968</text:p>
          </table:table-cell>
          <table:table-cell office:value-type="float" office:value="0.959595">
            <text:p>0.959595</text:p>
          </table:table-cell>
          <table:table-cell office:value-type="float" office:value="225.772">
            <text:p>225.772</text:p>
          </table:table-cell>
          <table:table-cell office:value-type="float" office:value="0.383838">
            <text:p>0.38383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0.9272">
            <text:p>10.9272</text:p>
          </table:table-cell>
          <table:table-cell office:value-type="float" office:value="0.926254">
            <text:p>0.926254</text:p>
          </table:table-cell>
          <table:table-cell office:value-type="float" office:value="225.805">
            <text:p>225.805</text:p>
          </table:table-cell>
          <table:table-cell office:value-type="float" office:value="0.370502">
            <text:p>0.37050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0.9601">
            <text:p>10.9601</text:p>
          </table:table-cell>
          <table:table-cell office:value-type="float" office:value="0.890015">
            <text:p>0.890015</text:p>
          </table:table-cell>
          <table:table-cell office:value-type="float" office:value="225.841">
            <text:p>225.841</text:p>
          </table:table-cell>
          <table:table-cell office:value-type="float" office:value="0.356006">
            <text:p>0.35600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0.993">
            <text:p>10.993</text:p>
          </table:table-cell>
          <table:table-cell office:value-type="float" office:value="0.853806">
            <text:p>0.853806</text:p>
          </table:table-cell>
          <table:table-cell office:value-type="float" office:value="225.878">
            <text:p>225.878</text:p>
          </table:table-cell>
          <table:table-cell office:value-type="float" office:value="0.341522">
            <text:p>0.34152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1.0254">
            <text:p>11.0254</text:p>
          </table:table-cell>
          <table:table-cell office:value-type="float" office:value="0.818405">
            <text:p>0.818405</text:p>
          </table:table-cell>
          <table:table-cell office:value-type="float" office:value="225.913">
            <text:p>225.913</text:p>
          </table:table-cell>
          <table:table-cell office:value-type="float" office:value="0.327362">
            <text:p>0.32736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1.059">
            <text:p>11.059</text:p>
          </table:table-cell>
          <table:table-cell office:value-type="float" office:value="0.781738">
            <text:p>0.781738</text:p>
          </table:table-cell>
          <table:table-cell office:value-type="float" office:value="225.95">
            <text:p>225.95</text:p>
          </table:table-cell>
          <table:table-cell office:value-type="float" office:value="0.312695">
            <text:p>0.31269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1.0905">
            <text:p>11.0905</text:p>
          </table:table-cell>
          <table:table-cell office:value-type="float" office:value="0.747528">
            <text:p>0.747528</text:p>
          </table:table-cell>
          <table:table-cell office:value-type="float" office:value="225.984">
            <text:p>225.984</text:p>
          </table:table-cell>
          <table:table-cell office:value-type="float" office:value="0.299011">
            <text:p>0.29901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1.1244">
            <text:p>11.1244</text:p>
          </table:table-cell>
          <table:table-cell office:value-type="float" office:value="0.710892">
            <text:p>0.710892</text:p>
          </table:table-cell>
          <table:table-cell office:value-type="float" office:value="226.021">
            <text:p>226.021</text:p>
          </table:table-cell>
          <table:table-cell office:value-type="float" office:value="0.284357">
            <text:p>0.28435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1.1605">
            <text:p>11.1605</text:p>
          </table:table-cell>
          <table:table-cell office:value-type="float" office:value="0.672043">
            <text:p>0.672043</text:p>
          </table:table-cell>
          <table:table-cell office:value-type="float" office:value="226.059">
            <text:p>226.059</text:p>
          </table:table-cell>
          <table:table-cell office:value-type="float" office:value="0.268817">
            <text:p>0.26881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1.1935">
            <text:p>11.1935</text:p>
          </table:table-cell>
          <table:table-cell office:value-type="float" office:value="0.636749">
            <text:p>0.636749</text:p>
          </table:table-cell>
          <table:table-cell office:value-type="float" office:value="226.095">
            <text:p>226.095</text:p>
          </table:table-cell>
          <table:table-cell office:value-type="float" office:value="0.2547">
            <text:p>0.254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1.2254">
            <text:p>11.2254</text:p>
          </table:table-cell>
          <table:table-cell office:value-type="float" office:value="0.602844">
            <text:p>0.602844</text:p>
          </table:table-cell>
          <table:table-cell office:value-type="float" office:value="226.129">
            <text:p>226.129</text:p>
          </table:table-cell>
          <table:table-cell office:value-type="float" office:value="0.241138">
            <text:p>0.24113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1.2558">
            <text:p>11.2558</text:p>
          </table:table-cell>
          <table:table-cell office:value-type="float" office:value="0.570831">
            <text:p>0.570831</text:p>
          </table:table-cell>
          <table:table-cell office:value-type="float" office:value="226.161">
            <text:p>226.161</text:p>
          </table:table-cell>
          <table:table-cell office:value-type="float" office:value="0.228333">
            <text:p>0.22833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1.2854">
            <text:p>11.2854</text:p>
          </table:table-cell>
          <table:table-cell office:value-type="float" office:value="0.539871">
            <text:p>0.539871</text:p>
          </table:table-cell>
          <table:table-cell office:value-type="float" office:value="226.192">
            <text:p>226.192</text:p>
          </table:table-cell>
          <table:table-cell office:value-type="float" office:value="0.215948">
            <text:p>0.21594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1.3163">
            <text:p>11.3163</text:p>
          </table:table-cell>
          <table:table-cell office:value-type="float" office:value="0.507858">
            <text:p>0.507858</text:p>
          </table:table-cell>
          <table:table-cell office:value-type="float" office:value="226.224">
            <text:p>226.224</text:p>
          </table:table-cell>
          <table:table-cell office:value-type="float" office:value="0.203143">
            <text:p>0.20314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1.3461">
            <text:p>11.3461</text:p>
          </table:table-cell>
          <table:table-cell office:value-type="float" office:value="0.477188">
            <text:p>0.477188</text:p>
          </table:table-cell>
          <table:table-cell office:value-type="float" office:value="226.254">
            <text:p>226.254</text:p>
          </table:table-cell>
          <table:table-cell office:value-type="float" office:value="0.190875">
            <text:p>0.19087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1.3773">
            <text:p>11.3773</text:p>
          </table:table-cell>
          <table:table-cell office:value-type="float" office:value="0.445419">
            <text:p>0.445419</text:p>
          </table:table-cell>
          <table:table-cell office:value-type="float" office:value="226.286">
            <text:p>226.286</text:p>
          </table:table-cell>
          <table:table-cell office:value-type="float" office:value="0.178168">
            <text:p>0.17816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1.413">
            <text:p>11.413</text:p>
          </table:table-cell>
          <table:table-cell office:value-type="float" office:value="0.409439">
            <text:p>0.409439</text:p>
          </table:table-cell>
          <table:table-cell office:value-type="float" office:value="226.322">
            <text:p>226.322</text:p>
          </table:table-cell>
          <table:table-cell office:value-type="float" office:value="0.163776">
            <text:p>0.16377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1.4461">
            <text:p>11.4461</text:p>
          </table:table-cell>
          <table:table-cell office:value-type="float" office:value="0.37645">
            <text:p>0.37645</text:p>
          </table:table-cell>
          <table:table-cell office:value-type="float" office:value="226.355">
            <text:p>226.355</text:p>
          </table:table-cell>
          <table:table-cell office:value-type="float" office:value="0.15058">
            <text:p>0.1505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1.4763">
            <text:p>11.4763</text:p>
          </table:table-cell>
          <table:table-cell office:value-type="float" office:value="0.346848">
            <text:p>0.346848</text:p>
          </table:table-cell>
          <table:table-cell office:value-type="float" office:value="226.385">
            <text:p>226.385</text:p>
          </table:table-cell>
          <table:table-cell office:value-type="float" office:value="0.138739">
            <text:p>0.13873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1.5075">
            <text:p>11.5075</text:p>
          </table:table-cell>
          <table:table-cell office:value-type="float" office:value="0.316528">
            <text:p>0.316528</text:p>
          </table:table-cell>
          <table:table-cell office:value-type="float" office:value="226.415">
            <text:p>226.415</text:p>
          </table:table-cell>
          <table:table-cell office:value-type="float" office:value="0.126611">
            <text:p>0.12661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1.5385">
            <text:p>11.5385</text:p>
          </table:table-cell>
          <table:table-cell office:value-type="float" office:value="0.28688">
            <text:p>0.28688</text:p>
          </table:table-cell>
          <table:table-cell office:value-type="float" office:value="226.445">
            <text:p>226.445</text:p>
          </table:table-cell>
          <table:table-cell office:value-type="float" office:value="0.114752">
            <text:p>0.11475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1.5738">
            <text:p>11.5738</text:p>
          </table:table-cell>
          <table:table-cell office:value-type="float" office:value="0.253525">
            <text:p>0.253525</text:p>
          </table:table-cell>
          <table:table-cell office:value-type="float" office:value="226.478">
            <text:p>226.478</text:p>
          </table:table-cell>
          <table:table-cell office:value-type="float" office:value="0.10141">
            <text:p>0.1014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1.6112">
            <text:p>11.6112</text:p>
          </table:table-cell>
          <table:table-cell office:value-type="float" office:value="0.218552">
            <text:p>0.218552</text:p>
          </table:table-cell>
          <table:table-cell office:value-type="float" office:value="226.513">
            <text:p>226.513</text:p>
          </table:table-cell>
          <table:table-cell office:value-type="float" office:value="0.0874207">
            <text:p>0.087420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1.6407">
            <text:p>11.6407</text:p>
          </table:table-cell>
          <table:table-cell office:value-type="float" office:value="0.191528">
            <text:p>0.191528</text:p>
          </table:table-cell>
          <table:table-cell office:value-type="float" office:value="226.54">
            <text:p>226.54</text:p>
          </table:table-cell>
          <table:table-cell office:value-type="float" office:value="0.0766113">
            <text:p>0.076611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1.6777">
            <text:p>11.6777</text:p>
          </table:table-cell>
          <table:table-cell office:value-type="float" office:value="0.158524">
            <text:p>0.158524</text:p>
          </table:table-cell>
          <table:table-cell office:value-type="float" office:value="226.573">
            <text:p>226.573</text:p>
          </table:table-cell>
          <table:table-cell office:value-type="float" office:value="0.0634094">
            <text:p>0.063409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1.7142">
            <text:p>11.7142</text:p>
          </table:table-cell>
          <table:table-cell office:value-type="float" office:value="0.126648">
            <text:p>0.126648</text:p>
          </table:table-cell>
          <table:table-cell office:value-type="float" office:value="226.605">
            <text:p>226.605</text:p>
          </table:table-cell>
          <table:table-cell office:value-type="float" office:value="0.0506592">
            <text:p>0.050659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1.746">
            <text:p>11.746</text:p>
          </table:table-cell>
          <table:table-cell office:value-type="float" office:value="0.0994873">
            <text:p>0.0994873</text:p>
          </table:table-cell>
          <table:table-cell office:value-type="float" office:value="226.632">
            <text:p>226.632</text:p>
          </table:table-cell>
          <table:table-cell office:value-type="float" office:value="0.0397949">
            <text:p>0.039794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1.777">
            <text:p>11.777</text:p>
          </table:table-cell>
          <table:table-cell office:value-type="float" office:value="0.0736389">
            <text:p>0.0736389</text:p>
          </table:table-cell>
          <table:table-cell office:value-type="float" office:value="226.658">
            <text:p>226.658</text:p>
          </table:table-cell>
          <table:table-cell office:value-type="float" office:value="0.0294556">
            <text:p>0.029455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1.8098">
            <text:p>11.8098</text:p>
          </table:table-cell>
          <table:table-cell office:value-type="float" office:value="0.046936">
            <text:p>0.046936</text:p>
          </table:table-cell>
          <table:table-cell office:value-type="float" office:value="226.685">
            <text:p>226.685</text:p>
          </table:table-cell>
          <table:table-cell office:value-type="float" office:value="0.0187744">
            <text:p>0.018774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1.845">
            <text:p>11.845</text:p>
          </table:table-cell>
          <table:table-cell office:value-type="float" office:value="0.0188751">
            <text:p>0.0188751</text:p>
          </table:table-cell>
          <table:table-cell office:value-type="float" office:value="226.713">
            <text:p>226.713</text:p>
          </table:table-cell>
          <table:table-cell office:value-type="float" office:value="0.00755005">
            <text:p>0.0075500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1.877">
            <text:p>11.877</text:p>
          </table:table-cell>
          <table:table-cell office:value-type="float" office:value="-0.00584412">
            <text:p>-0.00584412</text:p>
          </table:table-cell>
          <table:table-cell office:value-type="float" office:value="226.737">
            <text:p>226.737</text:p>
          </table:table-cell>
          <table:table-cell office:value-type="float" office:value="-0.00233765">
            <text:p>-0.0023376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1.9075">
            <text:p>11.9075</text:p>
          </table:table-cell>
          <table:table-cell office:value-type="float" office:value="-0.0288239">
            <text:p>-0.0288239</text:p>
          </table:table-cell>
          <table:table-cell office:value-type="float" office:value="226.76">
            <text:p>226.76</text:p>
          </table:table-cell>
          <table:table-cell office:value-type="float" office:value="-0.0115295">
            <text:p>-0.011529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1.9406">
            <text:p>11.9406</text:p>
          </table:table-cell>
          <table:table-cell office:value-type="float" office:value="-0.0530701">
            <text:p>-0.0530701</text:p>
          </table:table-cell>
          <table:table-cell office:value-type="float" office:value="226.785">
            <text:p>226.785</text:p>
          </table:table-cell>
          <table:table-cell office:value-type="float" office:value="-0.021228">
            <text:p>-0.02122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1.9725">
            <text:p>11.9725</text:p>
          </table:table-cell>
          <table:table-cell office:value-type="float" office:value="-0.0758057">
            <text:p>-0.0758057</text:p>
          </table:table-cell>
          <table:table-cell office:value-type="float" office:value="226.807">
            <text:p>226.807</text:p>
          </table:table-cell>
          <table:table-cell office:value-type="float" office:value="-0.0303223">
            <text:p>-0.030322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2.004">
            <text:p>12.004</text:p>
          </table:table-cell>
          <table:table-cell office:value-type="float" office:value="-0.0974121">
            <text:p>-0.0974121</text:p>
          </table:table-cell>
          <table:table-cell office:value-type="float" office:value="226.829">
            <text:p>226.829</text:p>
          </table:table-cell>
          <table:table-cell office:value-type="float" office:value="-0.0389648">
            <text:p>-0.038964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2.0335">
            <text:p>12.0335</text:p>
          </table:table-cell>
          <table:table-cell office:value-type="float" office:value="-0.117065">
            <text:p>-0.117065</text:p>
          </table:table-cell>
          <table:table-cell office:value-type="float" office:value="226.849">
            <text:p>226.849</text:p>
          </table:table-cell>
          <table:table-cell office:value-type="float" office:value="-0.0468262">
            <text:p>-0.046826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2.0647">
            <text:p>12.0647</text:p>
          </table:table-cell>
          <table:table-cell office:value-type="float" office:value="-0.137177">
            <text:p>-0.137177</text:p>
          </table:table-cell>
          <table:table-cell office:value-type="float" office:value="226.869">
            <text:p>226.869</text:p>
          </table:table-cell>
          <table:table-cell office:value-type="float" office:value="-0.0548706">
            <text:p>-0.054870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2.0962">
            <text:p>12.0962</text:p>
          </table:table-cell>
          <table:table-cell office:value-type="float" office:value="-0.156693">
            <text:p>-0.156693</text:p>
          </table:table-cell>
          <table:table-cell office:value-type="float" office:value="226.888">
            <text:p>226.888</text:p>
          </table:table-cell>
          <table:table-cell office:value-type="float" office:value="-0.062677">
            <text:p>-0.06267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2.1261">
            <text:p>12.1261</text:p>
          </table:table-cell>
          <table:table-cell office:value-type="float" office:value="-0.174561">
            <text:p>-0.174561</text:p>
          </table:table-cell>
          <table:table-cell office:value-type="float" office:value="226.906">
            <text:p>226.906</text:p>
          </table:table-cell>
          <table:table-cell office:value-type="float" office:value="-0.0698242">
            <text:p>-0.069824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2.1556">
            <text:p>12.1556</text:p>
          </table:table-cell>
          <table:table-cell office:value-type="float" office:value="-0.191467">
            <text:p>-0.191467</text:p>
          </table:table-cell>
          <table:table-cell office:value-type="float" office:value="226.923">
            <text:p>226.923</text:p>
          </table:table-cell>
          <table:table-cell office:value-type="float" office:value="-0.0765869">
            <text:p>-0.076586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2.1887">
            <text:p>12.1887</text:p>
          </table:table-cell>
          <table:table-cell office:value-type="float" office:value="-0.209686">
            <text:p>-0.209686</text:p>
          </table:table-cell>
          <table:table-cell office:value-type="float" office:value="226.941">
            <text:p>226.941</text:p>
          </table:table-cell>
          <table:table-cell office:value-type="float" office:value="-0.0838745">
            <text:p>-0.083874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2.2214">
            <text:p>12.2214</text:p>
          </table:table-cell>
          <table:table-cell office:value-type="float" office:value="-0.226868">
            <text:p>-0.226868</text:p>
          </table:table-cell>
          <table:table-cell office:value-type="float" office:value="226.958">
            <text:p>226.958</text:p>
          </table:table-cell>
          <table:table-cell office:value-type="float" office:value="-0.0907471">
            <text:p>-0.090747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2.2543">
            <text:p>12.2543</text:p>
          </table:table-cell>
          <table:table-cell office:value-type="float" office:value="-0.243286">
            <text:p>-0.243286</text:p>
          </table:table-cell>
          <table:table-cell office:value-type="float" office:value="226.975">
            <text:p>226.975</text:p>
          </table:table-cell>
          <table:table-cell office:value-type="float" office:value="-0.0973145">
            <text:p>-0.097314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2.2859">
            <text:p>12.2859</text:p>
          </table:table-cell>
          <table:table-cell office:value-type="float" office:value="-0.25824">
            <text:p>-0.25824</text:p>
          </table:table-cell>
          <table:table-cell office:value-type="float" office:value="226.99">
            <text:p>226.99</text:p>
          </table:table-cell>
          <table:table-cell office:value-type="float" office:value="-0.103296">
            <text:p>-0.10329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2.3168">
            <text:p>12.3168</text:p>
          </table:table-cell>
          <table:table-cell office:value-type="float" office:value="-0.272018">
            <text:p>-0.272018</text:p>
          </table:table-cell>
          <table:table-cell office:value-type="float" office:value="227.003">
            <text:p>227.003</text:p>
          </table:table-cell>
          <table:table-cell office:value-type="float" office:value="-0.108807">
            <text:p>-0.10880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2.354">
            <text:p>12.354</text:p>
          </table:table-cell>
          <table:table-cell office:value-type="float" office:value="-0.287598">
            <text:p>-0.287598</text:p>
          </table:table-cell>
          <table:table-cell office:value-type="float" office:value="227.019">
            <text:p>227.019</text:p>
          </table:table-cell>
          <table:table-cell office:value-type="float" office:value="-0.115039">
            <text:p>-0.11503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2.3765">
            <text:p>12.3765</text:p>
          </table:table-cell>
          <table:table-cell office:value-type="float" office:value="-0.296478">
            <text:p>-0.296478</text:p>
          </table:table-cell>
          <table:table-cell office:value-type="float" office:value="227.028">
            <text:p>227.028</text:p>
          </table:table-cell>
          <table:table-cell office:value-type="float" office:value="-0.118591">
            <text:p>-0.11859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2.4112">
            <text:p>12.4112</text:p>
          </table:table-cell>
          <table:table-cell office:value-type="float" office:value="-0.309311">
            <text:p>-0.309311</text:p>
          </table:table-cell>
          <table:table-cell office:value-type="float" office:value="227.041">
            <text:p>227.041</text:p>
          </table:table-cell>
          <table:table-cell office:value-type="float" office:value="-0.123724">
            <text:p>-0.12372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2.4449">
            <text:p>12.4449</text:p>
          </table:table-cell>
          <table:table-cell office:value-type="float" office:value="-0.320816">
            <text:p>-0.320816</text:p>
          </table:table-cell>
          <table:table-cell office:value-type="float" office:value="227.052">
            <text:p>227.052</text:p>
          </table:table-cell>
          <table:table-cell office:value-type="float" office:value="-0.128326">
            <text:p>-0.12832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2.4803">
            <text:p>12.4803</text:p>
          </table:table-cell>
          <table:table-cell office:value-type="float" office:value="-0.331833">
            <text:p>-0.331833</text:p>
          </table:table-cell>
          <table:table-cell office:value-type="float" office:value="227.063">
            <text:p>227.063</text:p>
          </table:table-cell>
          <table:table-cell office:value-type="float" office:value="-0.132733">
            <text:p>-0.13273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2.5062">
            <text:p>12.5062</text:p>
          </table:table-cell>
          <table:table-cell office:value-type="float" office:value="-0.339249">
            <text:p>-0.339249</text:p>
          </table:table-cell>
          <table:table-cell office:value-type="float" office:value="227.071">
            <text:p>227.071</text:p>
          </table:table-cell>
          <table:table-cell office:value-type="float" office:value="-0.135699">
            <text:p>-0.13569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2.5268">
            <text:p>12.5268</text:p>
          </table:table-cell>
          <table:table-cell office:value-type="float" office:value="-0.344727">
            <text:p>-0.344727</text:p>
          </table:table-cell>
          <table:table-cell office:value-type="float" office:value="227.076">
            <text:p>227.076</text:p>
          </table:table-cell>
          <table:table-cell office:value-type="float" office:value="-0.137891">
            <text:p>-0.13789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2.5474">
            <text:p>12.5474</text:p>
          </table:table-cell>
          <table:table-cell office:value-type="float" office:value="-0.349823">
            <text:p>-0.349823</text:p>
          </table:table-cell>
          <table:table-cell office:value-type="float" office:value="227.081">
            <text:p>227.081</text:p>
          </table:table-cell>
          <table:table-cell office:value-type="float" office:value="-0.139929">
            <text:p>-0.13992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2.5775">
            <text:p>12.5775</text:p>
          </table:table-cell>
          <table:table-cell office:value-type="float" office:value="-0.356644">
            <text:p>-0.356644</text:p>
          </table:table-cell>
          <table:table-cell office:value-type="float" office:value="227.088">
            <text:p>227.088</text:p>
          </table:table-cell>
          <table:table-cell office:value-type="float" office:value="-0.142657">
            <text:p>-0.14265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2.6079">
            <text:p>12.6079</text:p>
          </table:table-cell>
          <table:table-cell office:value-type="float" office:value="-0.362671">
            <text:p>-0.362671</text:p>
          </table:table-cell>
          <table:table-cell office:value-type="float" office:value="227.094">
            <text:p>227.094</text:p>
          </table:table-cell>
          <table:table-cell office:value-type="float" office:value="-0.145068">
            <text:p>-0.14506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2.6355">
            <text:p>12.6355</text:p>
          </table:table-cell>
          <table:table-cell office:value-type="float" office:value="-0.367477">
            <text:p>-0.367477</text:p>
          </table:table-cell>
          <table:table-cell office:value-type="float" office:value="227.099">
            <text:p>227.099</text:p>
          </table:table-cell>
          <table:table-cell office:value-type="float" office:value="-0.146991">
            <text:p>-0.14699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2.6566">
            <text:p>12.6566</text:p>
          </table:table-cell>
          <table:table-cell office:value-type="float" office:value="-0.370789">
            <text:p>-0.370789</text:p>
          </table:table-cell>
          <table:table-cell office:value-type="float" office:value="227.102">
            <text:p>227.102</text:p>
          </table:table-cell>
          <table:table-cell office:value-type="float" office:value="-0.148315">
            <text:p>-0.14831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2.6769">
            <text:p>12.6769</text:p>
          </table:table-cell>
          <table:table-cell office:value-type="float" office:value="-0.373505">
            <text:p>-0.373505</text:p>
          </table:table-cell>
          <table:table-cell office:value-type="float" office:value="227.105">
            <text:p>227.105</text:p>
          </table:table-cell>
          <table:table-cell office:value-type="float" office:value="-0.149402">
            <text:p>-0.14940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2.7066">
            <text:p>12.7066</text:p>
          </table:table-cell>
          <table:table-cell office:value-type="float" office:value="-0.376923">
            <text:p>-0.376923</text:p>
          </table:table-cell>
          <table:table-cell office:value-type="float" office:value="227.108">
            <text:p>227.108</text:p>
          </table:table-cell>
          <table:table-cell office:value-type="float" office:value="-0.150769">
            <text:p>-0.15076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2.7417">
            <text:p>12.7417</text:p>
          </table:table-cell>
          <table:table-cell office:value-type="float" office:value="-0.37999">
            <text:p>-0.37999</text:p>
          </table:table-cell>
          <table:table-cell office:value-type="float" office:value="227.111">
            <text:p>227.111</text:p>
          </table:table-cell>
          <table:table-cell office:value-type="float" office:value="-0.151996">
            <text:p>-0.15199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2.7754">
            <text:p>12.7754</text:p>
          </table:table-cell>
          <table:table-cell office:value-type="float" office:value="-0.381927">
            <text:p>-0.381927</text:p>
          </table:table-cell>
          <table:table-cell office:value-type="float" office:value="227.113">
            <text:p>227.113</text:p>
          </table:table-cell>
          <table:table-cell office:value-type="float" office:value="-0.152771">
            <text:p>-0.15277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2.8061">
            <text:p>12.8061</text:p>
          </table:table-cell>
          <table:table-cell office:value-type="float" office:value="-0.382843">
            <text:p>-0.382843</text:p>
          </table:table-cell>
          <table:table-cell office:value-type="float" office:value="227.114">
            <text:p>227.114</text:p>
          </table:table-cell>
          <table:table-cell office:value-type="float" office:value="-0.153137">
            <text:p>-0.15313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2.8375">
            <text:p>12.8375</text:p>
          </table:table-cell>
          <table:table-cell office:value-type="float" office:value="-0.382935">
            <text:p>-0.382935</text:p>
          </table:table-cell>
          <table:table-cell office:value-type="float" office:value="227.114">
            <text:p>227.114</text:p>
          </table:table-cell>
          <table:table-cell office:value-type="float" office:value="-0.153174">
            <text:p>-0.15317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2.8664">
            <text:p>12.8664</text:p>
          </table:table-cell>
          <table:table-cell office:value-type="float" office:value="-0.382309">
            <text:p>-0.382309</text:p>
          </table:table-cell>
          <table:table-cell office:value-type="float" office:value="227.114">
            <text:p>227.114</text:p>
          </table:table-cell>
          <table:table-cell office:value-type="float" office:value="-0.152924">
            <text:p>-0.15292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2.896">
            <text:p>12.896</text:p>
          </table:table-cell>
          <table:table-cell office:value-type="float" office:value="-0.380905">
            <text:p>-0.380905</text:p>
          </table:table-cell>
          <table:table-cell office:value-type="float" office:value="227.112">
            <text:p>227.112</text:p>
          </table:table-cell>
          <table:table-cell office:value-type="float" office:value="-0.152362">
            <text:p>-0.15236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2.9271">
            <text:p>12.9271</text:p>
          </table:table-cell>
          <table:table-cell office:value-type="float" office:value="-0.378662">
            <text:p>-0.378662</text:p>
          </table:table-cell>
          <table:table-cell office:value-type="float" office:value="227.11">
            <text:p>227.11</text:p>
          </table:table-cell>
          <table:table-cell office:value-type="float" office:value="-0.151465">
            <text:p>-0.15146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2.9579">
            <text:p>12.9579</text:p>
          </table:table-cell>
          <table:table-cell office:value-type="float" office:value="-0.37558">
            <text:p>-0.37558</text:p>
          </table:table-cell>
          <table:table-cell office:value-type="float" office:value="227.107">
            <text:p>227.107</text:p>
          </table:table-cell>
          <table:table-cell office:value-type="float" office:value="-0.150232">
            <text:p>-0.15023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2.9891">
            <text:p>12.9891</text:p>
          </table:table-cell>
          <table:table-cell office:value-type="float" office:value="-0.371643">
            <text:p>-0.371643</text:p>
          </table:table-cell>
          <table:table-cell office:value-type="float" office:value="227.103">
            <text:p>227.103</text:p>
          </table:table-cell>
          <table:table-cell office:value-type="float" office:value="-0.148657">
            <text:p>-0.14865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3.0214">
            <text:p>13.0214</text:p>
          </table:table-cell>
          <table:table-cell office:value-type="float" office:value="-0.366745">
            <text:p>-0.366745</text:p>
          </table:table-cell>
          <table:table-cell office:value-type="float" office:value="227.098">
            <text:p>227.098</text:p>
          </table:table-cell>
          <table:table-cell office:value-type="float" office:value="-0.146698">
            <text:p>-0.14669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3.0527">
            <text:p>13.0527</text:p>
          </table:table-cell>
          <table:table-cell office:value-type="float" office:value="-0.36116">
            <text:p>-0.36116</text:p>
          </table:table-cell>
          <table:table-cell office:value-type="float" office:value="227.093">
            <text:p>227.093</text:p>
          </table:table-cell>
          <table:table-cell office:value-type="float" office:value="-0.144464">
            <text:p>-0.14446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3.0822">
            <text:p>13.0822</text:p>
          </table:table-cell>
          <table:table-cell office:value-type="float" office:value="-0.355209">
            <text:p>-0.355209</text:p>
          </table:table-cell>
          <table:table-cell office:value-type="float" office:value="227.087">
            <text:p>227.087</text:p>
          </table:table-cell>
          <table:table-cell office:value-type="float" office:value="-0.142084">
            <text:p>-0.14208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3.112">
            <text:p>13.112</text:p>
          </table:table-cell>
          <table:table-cell office:value-type="float" office:value="-0.34845">
            <text:p>-0.34845</text:p>
          </table:table-cell>
          <table:table-cell office:value-type="float" office:value="227.08">
            <text:p>227.08</text:p>
          </table:table-cell>
          <table:table-cell office:value-type="float" office:value="-0.13938">
            <text:p>-0.1393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3.1452">
            <text:p>13.1452</text:p>
          </table:table-cell>
          <table:table-cell office:value-type="float" office:value="-0.340088">
            <text:p>-0.340088</text:p>
          </table:table-cell>
          <table:table-cell office:value-type="float" office:value="227.072">
            <text:p>227.072</text:p>
          </table:table-cell>
          <table:table-cell office:value-type="float" office:value="-0.136035">
            <text:p>-0.13603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3.1752">
            <text:p>13.1752</text:p>
          </table:table-cell>
          <table:table-cell office:value-type="float" office:value="-0.331787">
            <text:p>-0.331787</text:p>
          </table:table-cell>
          <table:table-cell office:value-type="float" office:value="227.063">
            <text:p>227.063</text:p>
          </table:table-cell>
          <table:table-cell office:value-type="float" office:value="-0.132715">
            <text:p>-0.13271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3.2035">
            <text:p>13.2035</text:p>
          </table:table-cell>
          <table:table-cell office:value-type="float" office:value="-0.323334">
            <text:p>-0.323334</text:p>
          </table:table-cell>
          <table:table-cell office:value-type="float" office:value="227.055">
            <text:p>227.055</text:p>
          </table:table-cell>
          <table:table-cell office:value-type="float" office:value="-0.129333">
            <text:p>-0.12933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3.2316">
            <text:p>13.2316</text:p>
          </table:table-cell>
          <table:table-cell office:value-type="float" office:value="-0.314301">
            <text:p>-0.314301</text:p>
          </table:table-cell>
          <table:table-cell office:value-type="float" office:value="227.046">
            <text:p>227.046</text:p>
          </table:table-cell>
          <table:table-cell office:value-type="float" office:value="-0.12572">
            <text:p>-0.1257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3.2594">
            <text:p>13.2594</text:p>
          </table:table-cell>
          <table:table-cell office:value-type="float" office:value="-0.304718">
            <text:p>-0.304718</text:p>
          </table:table-cell>
          <table:table-cell office:value-type="float" office:value="227.036">
            <text:p>227.036</text:p>
          </table:table-cell>
          <table:table-cell office:value-type="float" office:value="-0.121887">
            <text:p>-0.12188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3.2874">
            <text:p>13.2874</text:p>
          </table:table-cell>
          <table:table-cell office:value-type="float" office:value="-0.294556">
            <text:p>-0.294556</text:p>
          </table:table-cell>
          <table:table-cell office:value-type="float" office:value="227.026">
            <text:p>227.026</text:p>
          </table:table-cell>
          <table:table-cell office:value-type="float" office:value="-0.117822">
            <text:p>-0.11782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3.3169">
            <text:p>13.3169</text:p>
          </table:table-cell>
          <table:table-cell office:value-type="float" office:value="-0.283218">
            <text:p>-0.283218</text:p>
          </table:table-cell>
          <table:table-cell office:value-type="float" office:value="227.015">
            <text:p>227.015</text:p>
          </table:table-cell>
          <table:table-cell office:value-type="float" office:value="-0.113287">
            <text:p>-0.11328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3.3459">
            <text:p>13.3459</text:p>
          </table:table-cell>
          <table:table-cell office:value-type="float" office:value="-0.271362">
            <text:p>-0.271362</text:p>
          </table:table-cell>
          <table:table-cell office:value-type="float" office:value="227.003">
            <text:p>227.003</text:p>
          </table:table-cell>
          <table:table-cell office:value-type="float" office:value="-0.108545">
            <text:p>-0.10854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3.3746">
            <text:p>13.3746</text:p>
          </table:table-cell>
          <table:table-cell office:value-type="float" office:value="-0.259018">
            <text:p>-0.259018</text:p>
          </table:table-cell>
          <table:table-cell office:value-type="float" office:value="226.99">
            <text:p>226.99</text:p>
          </table:table-cell>
          <table:table-cell office:value-type="float" office:value="-0.103607">
            <text:p>-0.10360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3.4035">
            <text:p>13.4035</text:p>
          </table:table-cell>
          <table:table-cell office:value-type="float" office:value="-0.246048">
            <text:p>-0.246048</text:p>
          </table:table-cell>
          <table:table-cell office:value-type="float" office:value="226.978">
            <text:p>226.978</text:p>
          </table:table-cell>
          <table:table-cell office:value-type="float" office:value="-0.0984192">
            <text:p>-0.098419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3.4321">
            <text:p>13.4321</text:p>
          </table:table-cell>
          <table:table-cell office:value-type="float" office:value="-0.232574">
            <text:p>-0.232574</text:p>
          </table:table-cell>
          <table:table-cell office:value-type="float" office:value="226.964">
            <text:p>226.964</text:p>
          </table:table-cell>
          <table:table-cell office:value-type="float" office:value="-0.0930298">
            <text:p>-0.093029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3.4611">
            <text:p>13.4611</text:p>
          </table:table-cell>
          <table:table-cell office:value-type="float" office:value="-0.218292">
            <text:p>-0.218292</text:p>
          </table:table-cell>
          <table:table-cell office:value-type="float" office:value="226.95">
            <text:p>226.95</text:p>
          </table:table-cell>
          <table:table-cell office:value-type="float" office:value="-0.0873169">
            <text:p>-0.087316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3.4911">
            <text:p>13.4911</text:p>
          </table:table-cell>
          <table:table-cell office:value-type="float" office:value="-0.202881">
            <text:p>-0.202881</text:p>
          </table:table-cell>
          <table:table-cell office:value-type="float" office:value="226.934">
            <text:p>226.934</text:p>
          </table:table-cell>
          <table:table-cell office:value-type="float" office:value="-0.0811523">
            <text:p>-0.081152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3.5234">
            <text:p>13.5234</text:p>
          </table:table-cell>
          <table:table-cell office:value-type="float" office:value="-0.185669">
            <text:p>-0.185669</text:p>
          </table:table-cell>
          <table:table-cell office:value-type="float" office:value="226.917">
            <text:p>226.917</text:p>
          </table:table-cell>
          <table:table-cell office:value-type="float" office:value="-0.0742676">
            <text:p>-0.074267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3.5535">
            <text:p>13.5535</text:p>
          </table:table-cell>
          <table:table-cell office:value-type="float" office:value="-0.168915">
            <text:p>-0.168915</text:p>
          </table:table-cell>
          <table:table-cell office:value-type="float" office:value="226.9">
            <text:p>226.9</text:p>
          </table:table-cell>
          <table:table-cell office:value-type="float" office:value="-0.0675659">
            <text:p>-0.067565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3.5827">
            <text:p>13.5827</text:p>
          </table:table-cell>
          <table:table-cell office:value-type="float" office:value="-0.152069">
            <text:p>-0.152069</text:p>
          </table:table-cell>
          <table:table-cell office:value-type="float" office:value="226.884">
            <text:p>226.884</text:p>
          </table:table-cell>
          <table:table-cell office:value-type="float" office:value="-0.0608276">
            <text:p>-0.060827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3.6057">
            <text:p>13.6057</text:p>
          </table:table-cell>
          <table:table-cell office:value-type="float" office:value="-0.138382">
            <text:p>-0.138382</text:p>
          </table:table-cell>
          <table:table-cell office:value-type="float" office:value="226.87">
            <text:p>226.87</text:p>
          </table:table-cell>
          <table:table-cell office:value-type="float" office:value="-0.0553528">
            <text:p>-0.055352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3.6419">
            <text:p>13.6419</text:p>
          </table:table-cell>
          <table:table-cell office:value-type="float" office:value="-0.116196">
            <text:p>-0.116196</text:p>
          </table:table-cell>
          <table:table-cell office:value-type="float" office:value="226.848">
            <text:p>226.848</text:p>
          </table:table-cell>
          <table:table-cell office:value-type="float" office:value="-0.0464783">
            <text:p>-0.046478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3.6716">
            <text:p>13.6716</text:p>
          </table:table-cell>
          <table:table-cell office:value-type="float" office:value="-0.0973511">
            <text:p>-0.0973511</text:p>
          </table:table-cell>
          <table:table-cell office:value-type="float" office:value="226.829">
            <text:p>226.829</text:p>
          </table:table-cell>
          <table:table-cell office:value-type="float" office:value="-0.0389404">
            <text:p>-0.038940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3.7012">
            <text:p>13.7012</text:p>
          </table:table-cell>
          <table:table-cell office:value-type="float" office:value="-0.0780334">
            <text:p>-0.0780334</text:p>
          </table:table-cell>
          <table:table-cell office:value-type="float" office:value="226.809">
            <text:p>226.809</text:p>
          </table:table-cell>
          <table:table-cell office:value-type="float" office:value="-0.0312134">
            <text:p>-0.031213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3.7294">
            <text:p>13.7294</text:p>
          </table:table-cell>
          <table:table-cell office:value-type="float" office:value="-0.0591583">
            <text:p>-0.0591583</text:p>
          </table:table-cell>
          <table:table-cell office:value-type="float" office:value="226.791">
            <text:p>226.791</text:p>
          </table:table-cell>
          <table:table-cell office:value-type="float" office:value="-0.0236633">
            <text:p>-0.023663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3.7586">
            <text:p>13.7586</text:p>
          </table:table-cell>
          <table:table-cell office:value-type="float" office:value="-0.0390167">
            <text:p>-0.0390167</text:p>
          </table:table-cell>
          <table:table-cell office:value-type="float" office:value="226.77">
            <text:p>226.77</text:p>
          </table:table-cell>
          <table:table-cell office:value-type="float" office:value="-0.0156067">
            <text:p>-0.015606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3.7887">
            <text:p>13.7887</text:p>
          </table:table-cell>
          <table:table-cell office:value-type="float" office:value="-0.017746">
            <text:p>-0.017746</text:p>
          </table:table-cell>
          <table:table-cell office:value-type="float" office:value="226.749">
            <text:p>226.749</text:p>
          </table:table-cell>
          <table:table-cell office:value-type="float" office:value="-0.00709839">
            <text:p>-0.0070983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3.8175">
            <text:p>13.8175</text:p>
          </table:table-cell>
          <table:table-cell office:value-type="float" office:value="0.00309753">
            <text:p>0.00309753</text:p>
          </table:table-cell>
          <table:table-cell office:value-type="float" office:value="226.728">
            <text:p>226.728</text:p>
          </table:table-cell>
          <table:table-cell office:value-type="float" office:value="0.00123901">
            <text:p>0.0012390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3.8492">
            <text:p>13.8492</text:p>
          </table:table-cell>
          <table:table-cell office:value-type="float" office:value="0.0265045">
            <text:p>0.0265045</text:p>
          </table:table-cell>
          <table:table-cell office:value-type="float" office:value="226.705">
            <text:p>226.705</text:p>
          </table:table-cell>
          <table:table-cell office:value-type="float" office:value="0.0106018">
            <text:p>0.010601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3.8799">
            <text:p>13.8799</text:p>
          </table:table-cell>
          <table:table-cell office:value-type="float" office:value="0.0498505">
            <text:p>0.0498505</text:p>
          </table:table-cell>
          <table:table-cell office:value-type="float" office:value="226.682">
            <text:p>226.682</text:p>
          </table:table-cell>
          <table:table-cell office:value-type="float" office:value="0.0199402">
            <text:p>0.019940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3.9095">
            <text:p>13.9095</text:p>
          </table:table-cell>
          <table:table-cell office:value-type="float" office:value="0.0727692">
            <text:p>0.0727692</text:p>
          </table:table-cell>
          <table:table-cell office:value-type="float" office:value="226.659">
            <text:p>226.659</text:p>
          </table:table-cell>
          <table:table-cell office:value-type="float" office:value="0.0291077">
            <text:p>0.029107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3.9384">
            <text:p>13.9384</text:p>
          </table:table-cell>
          <table:table-cell office:value-type="float" office:value="0.0957336">
            <text:p>0.0957336</text:p>
          </table:table-cell>
          <table:table-cell office:value-type="float" office:value="226.636">
            <text:p>226.636</text:p>
          </table:table-cell>
          <table:table-cell office:value-type="float" office:value="0.0382935">
            <text:p>0.038293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3.9669">
            <text:p>13.9669</text:p>
          </table:table-cell>
          <table:table-cell office:value-type="float" office:value="0.118713">
            <text:p>0.118713</text:p>
          </table:table-cell>
          <table:table-cell office:value-type="float" office:value="226.613">
            <text:p>226.613</text:p>
          </table:table-cell>
          <table:table-cell office:value-type="float" office:value="0.0474854">
            <text:p>0.047485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3.9959">
            <text:p>13.9959</text:p>
          </table:table-cell>
          <table:table-cell office:value-type="float" office:value="0.142548">
            <text:p>0.142548</text:p>
          </table:table-cell>
          <table:table-cell office:value-type="float" office:value="226.589">
            <text:p>226.589</text:p>
          </table:table-cell>
          <table:table-cell office:value-type="float" office:value="0.057019">
            <text:p>0.05701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4.0238">
            <text:p>14.0238</text:p>
          </table:table-cell>
          <table:table-cell office:value-type="float" office:value="0.165909">
            <text:p>0.165909</text:p>
          </table:table-cell>
          <table:table-cell office:value-type="float" office:value="226.566">
            <text:p>226.566</text:p>
          </table:table-cell>
          <table:table-cell office:value-type="float" office:value="0.0663635">
            <text:p>0.066363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4.0522">
            <text:p>14.0522</text:p>
          </table:table-cell>
          <table:table-cell office:value-type="float" office:value="0.190048">
            <text:p>0.190048</text:p>
          </table:table-cell>
          <table:table-cell office:value-type="float" office:value="226.541">
            <text:p>226.541</text:p>
          </table:table-cell>
          <table:table-cell office:value-type="float" office:value="0.0760193">
            <text:p>0.076019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4.0829">
            <text:p>14.0829</text:p>
          </table:table-cell>
          <table:table-cell office:value-type="float" office:value="0.216583">
            <text:p>0.216583</text:p>
          </table:table-cell>
          <table:table-cell office:value-type="float" office:value="226.515">
            <text:p>226.515</text:p>
          </table:table-cell>
          <table:table-cell office:value-type="float" office:value="0.0866333">
            <text:p>0.086633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4.1113">
            <text:p>14.1113</text:p>
          </table:table-cell>
          <table:table-cell office:value-type="float" office:value="0.241638">
            <text:p>0.241638</text:p>
          </table:table-cell>
          <table:table-cell office:value-type="float" office:value="226.49">
            <text:p>226.49</text:p>
          </table:table-cell>
          <table:table-cell office:value-type="float" office:value="0.0966553">
            <text:p>0.096655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4.1393">
            <text:p>14.1393</text:p>
          </table:table-cell>
          <table:table-cell office:value-type="float" office:value="0.266647">
            <text:p>0.266647</text:p>
          </table:table-cell>
          <table:table-cell office:value-type="float" office:value="226.465">
            <text:p>226.465</text:p>
          </table:table-cell>
          <table:table-cell office:value-type="float" office:value="0.106659">
            <text:p>0.10665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4.1688">
            <text:p>14.1688</text:p>
          </table:table-cell>
          <table:table-cell office:value-type="float" office:value="0.293335">
            <text:p>0.293335</text:p>
          </table:table-cell>
          <table:table-cell office:value-type="float" office:value="226.438">
            <text:p>226.438</text:p>
          </table:table-cell>
          <table:table-cell office:value-type="float" office:value="0.117334">
            <text:p>0.11733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4.1967">
            <text:p>14.1967</text:p>
          </table:table-cell>
          <table:table-cell office:value-type="float" office:value="0.318985">
            <text:p>0.318985</text:p>
          </table:table-cell>
          <table:table-cell office:value-type="float" office:value="226.412">
            <text:p>226.412</text:p>
          </table:table-cell>
          <table:table-cell office:value-type="float" office:value="0.127594">
            <text:p>0.12759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4.2257">
            <text:p>14.2257</text:p>
          </table:table-cell>
          <table:table-cell office:value-type="float" office:value="0.345947">
            <text:p>0.345947</text:p>
          </table:table-cell>
          <table:table-cell office:value-type="float" office:value="226.386">
            <text:p>226.386</text:p>
          </table:table-cell>
          <table:table-cell office:value-type="float" office:value="0.138379">
            <text:p>0.13837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4.2537">
            <text:p>14.2537</text:p>
          </table:table-cell>
          <table:table-cell office:value-type="float" office:value="0.372421">
            <text:p>0.372421</text:p>
          </table:table-cell>
          <table:table-cell office:value-type="float" office:value="226.359">
            <text:p>226.359</text:p>
          </table:table-cell>
          <table:table-cell office:value-type="float" office:value="0.148969">
            <text:p>0.14896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4.2838">
            <text:p>14.2838</text:p>
          </table:table-cell>
          <table:table-cell office:value-type="float" office:value="0.401184">
            <text:p>0.401184</text:p>
          </table:table-cell>
          <table:table-cell office:value-type="float" office:value="226.33">
            <text:p>226.33</text:p>
          </table:table-cell>
          <table:table-cell office:value-type="float" office:value="0.160474">
            <text:p>0.16047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4.312">
            <text:p>14.312</text:p>
          </table:table-cell>
          <table:table-cell office:value-type="float" office:value="0.428497">
            <text:p>0.428497</text:p>
          </table:table-cell>
          <table:table-cell office:value-type="float" office:value="226.303">
            <text:p>226.303</text:p>
          </table:table-cell>
          <table:table-cell office:value-type="float" office:value="0.171399">
            <text:p>0.17139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4.3408">
            <text:p>14.3408</text:p>
          </table:table-cell>
          <table:table-cell office:value-type="float" office:value="0.456696">
            <text:p>0.456696</text:p>
          </table:table-cell>
          <table:table-cell office:value-type="float" office:value="226.275">
            <text:p>226.275</text:p>
          </table:table-cell>
          <table:table-cell office:value-type="float" office:value="0.182678">
            <text:p>0.18267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4.3693">
            <text:p>14.3693</text:p>
          </table:table-cell>
          <table:table-cell office:value-type="float" office:value="0.484909">
            <text:p>0.484909</text:p>
          </table:table-cell>
          <table:table-cell office:value-type="float" office:value="226.247">
            <text:p>226.247</text:p>
          </table:table-cell>
          <table:table-cell office:value-type="float" office:value="0.193964">
            <text:p>0.19396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4.3989">
            <text:p>14.3989</text:p>
          </table:table-cell>
          <table:table-cell office:value-type="float" office:value="0.514679">
            <text:p>0.514679</text:p>
          </table:table-cell>
          <table:table-cell office:value-type="float" office:value="226.217">
            <text:p>226.217</text:p>
          </table:table-cell>
          <table:table-cell office:value-type="float" office:value="0.205872">
            <text:p>0.20587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4.437">
            <text:p>14.437</text:p>
          </table:table-cell>
          <table:table-cell office:value-type="float" office:value="0.553558">
            <text:p>0.553558</text:p>
          </table:table-cell>
          <table:table-cell office:value-type="float" office:value="226.178">
            <text:p>226.178</text:p>
          </table:table-cell>
          <table:table-cell office:value-type="float" office:value="0.221423">
            <text:p>0.22142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4.4659">
            <text:p>14.4659</text:p>
          </table:table-cell>
          <table:table-cell office:value-type="float" office:value="0.583221">
            <text:p>0.583221</text:p>
          </table:table-cell>
          <table:table-cell office:value-type="float" office:value="226.148">
            <text:p>226.148</text:p>
          </table:table-cell>
          <table:table-cell office:value-type="float" office:value="0.233289">
            <text:p>0.23328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4.4961">
            <text:p>14.4961</text:p>
          </table:table-cell>
          <table:table-cell office:value-type="float" office:value="0.614548">
            <text:p>0.614548</text:p>
          </table:table-cell>
          <table:table-cell office:value-type="float" office:value="226.117">
            <text:p>226.117</text:p>
          </table:table-cell>
          <table:table-cell office:value-type="float" office:value="0.245819">
            <text:p>0.24581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4.529">
            <text:p>14.529</text:p>
          </table:table-cell>
          <table:table-cell office:value-type="float" office:value="0.649109">
            <text:p>0.649109</text:p>
          </table:table-cell>
          <table:table-cell office:value-type="float" office:value="226.082">
            <text:p>226.082</text:p>
          </table:table-cell>
          <table:table-cell office:value-type="float" office:value="0.259644">
            <text:p>0.25964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4.5572">
            <text:p>14.5572</text:p>
          </table:table-cell>
          <table:table-cell office:value-type="float" office:value="0.679031">
            <text:p>0.679031</text:p>
          </table:table-cell>
          <table:table-cell office:value-type="float" office:value="226.052">
            <text:p>226.052</text:p>
          </table:table-cell>
          <table:table-cell office:value-type="float" office:value="0.271613">
            <text:p>0.27161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4.5875">
            <text:p>14.5875</text:p>
          </table:table-cell>
          <table:table-cell office:value-type="float" office:value="0.711349">
            <text:p>0.711349</text:p>
          </table:table-cell>
          <table:table-cell office:value-type="float" office:value="226.02">
            <text:p>226.02</text:p>
          </table:table-cell>
          <table:table-cell office:value-type="float" office:value="0.28454">
            <text:p>0.2845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4.6167">
            <text:p>14.6167</text:p>
          </table:table-cell>
          <table:table-cell office:value-type="float" office:value="0.742874">
            <text:p>0.742874</text:p>
          </table:table-cell>
          <table:table-cell office:value-type="float" office:value="225.989">
            <text:p>225.989</text:p>
          </table:table-cell>
          <table:table-cell office:value-type="float" office:value="0.29715">
            <text:p>0.2971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4.6444">
            <text:p>14.6444</text:p>
          </table:table-cell>
          <table:table-cell office:value-type="float" office:value="0.772903">
            <text:p>0.772903</text:p>
          </table:table-cell>
          <table:table-cell office:value-type="float" office:value="225.959">
            <text:p>225.959</text:p>
          </table:table-cell>
          <table:table-cell office:value-type="float" office:value="0.309161">
            <text:p>0.30916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4.673">
            <text:p>14.673</text:p>
          </table:table-cell>
          <table:table-cell office:value-type="float" office:value="0.804169">
            <text:p>0.804169</text:p>
          </table:table-cell>
          <table:table-cell office:value-type="float" office:value="225.927">
            <text:p>225.927</text:p>
          </table:table-cell>
          <table:table-cell office:value-type="float" office:value="0.321667">
            <text:p>0.32166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4.7025">
            <text:p>14.7025</text:p>
          </table:table-cell>
          <table:table-cell office:value-type="float" office:value="0.836761">
            <text:p>0.836761</text:p>
          </table:table-cell>
          <table:table-cell office:value-type="float" office:value="225.895">
            <text:p>225.895</text:p>
          </table:table-cell>
          <table:table-cell office:value-type="float" office:value="0.334705">
            <text:p>0.33470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4.7322">
            <text:p>14.7322</text:p>
          </table:table-cell>
          <table:table-cell office:value-type="float" office:value="0.869751">
            <text:p>0.869751</text:p>
          </table:table-cell>
          <table:table-cell office:value-type="float" office:value="225.862">
            <text:p>225.862</text:p>
          </table:table-cell>
          <table:table-cell office:value-type="float" office:value="0.3479">
            <text:p>0.347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4.761">
            <text:p>14.761</text:p>
          </table:table-cell>
          <table:table-cell office:value-type="float" office:value="0.901917">
            <text:p>0.901917</text:p>
          </table:table-cell>
          <table:table-cell office:value-type="float" office:value="225.83">
            <text:p>225.83</text:p>
          </table:table-cell>
          <table:table-cell office:value-type="float" office:value="0.360767">
            <text:p>0.36076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4.7887">
            <text:p>14.7887</text:p>
          </table:table-cell>
          <table:table-cell office:value-type="float" office:value="0.933151">
            <text:p>0.933151</text:p>
          </table:table-cell>
          <table:table-cell office:value-type="float" office:value="225.798">
            <text:p>225.798</text:p>
          </table:table-cell>
          <table:table-cell office:value-type="float" office:value="0.37326">
            <text:p>0.3732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4.8152">
            <text:p>14.8152</text:p>
          </table:table-cell>
          <table:table-cell office:value-type="float" office:value="0.963165">
            <text:p>0.963165</text:p>
          </table:table-cell>
          <table:table-cell office:value-type="float" office:value="225.768">
            <text:p>225.768</text:p>
          </table:table-cell>
          <table:table-cell office:value-type="float" office:value="0.385266">
            <text:p>0.38526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4.8419">
            <text:p>14.8419</text:p>
          </table:table-cell>
          <table:table-cell office:value-type="float" office:value="0.993622">
            <text:p>0.993622</text:p>
          </table:table-cell>
          <table:table-cell office:value-type="float" office:value="225.738">
            <text:p>225.738</text:p>
          </table:table-cell>
          <table:table-cell office:value-type="float" office:value="0.397449">
            <text:p>0.39744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4.8716">
            <text:p>14.8716</text:p>
          </table:table-cell>
          <table:table-cell office:value-type="float" office:value="1.02773">
            <text:p>1.02773</text:p>
          </table:table-cell>
          <table:table-cell office:value-type="float" office:value="225.704">
            <text:p>225.704</text:p>
          </table:table-cell>
          <table:table-cell office:value-type="float" office:value="0.41109">
            <text:p>0.4110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4.9027">
            <text:p>14.9027</text:p>
          </table:table-cell>
          <table:table-cell office:value-type="float" office:value="1.06361">
            <text:p>1.06361</text:p>
          </table:table-cell>
          <table:table-cell office:value-type="float" office:value="225.668">
            <text:p>225.668</text:p>
          </table:table-cell>
          <table:table-cell office:value-type="float" office:value="0.425446">
            <text:p>0.42544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4.9332">
            <text:p>14.9332</text:p>
          </table:table-cell>
          <table:table-cell office:value-type="float" office:value="1.09904">
            <text:p>1.09904</text:p>
          </table:table-cell>
          <table:table-cell office:value-type="float" office:value="225.632">
            <text:p>225.632</text:p>
          </table:table-cell>
          <table:table-cell office:value-type="float" office:value="0.439618">
            <text:p>0.43961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4.9636">
            <text:p>14.9636</text:p>
          </table:table-cell>
          <table:table-cell office:value-type="float" office:value="1.13446">
            <text:p>1.13446</text:p>
          </table:table-cell>
          <table:table-cell office:value-type="float" office:value="225.597">
            <text:p>225.597</text:p>
          </table:table-cell>
          <table:table-cell office:value-type="float" office:value="0.453784">
            <text:p>0.45378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4.9953">
            <text:p>14.9953</text:p>
          </table:table-cell>
          <table:table-cell office:value-type="float" office:value="1.17163">
            <text:p>1.17163</text:p>
          </table:table-cell>
          <table:table-cell office:value-type="float" office:value="225.56">
            <text:p>225.56</text:p>
          </table:table-cell>
          <table:table-cell office:value-type="float" office:value="0.468652">
            <text:p>0.46865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5.0259">
            <text:p>15.0259</text:p>
          </table:table-cell>
          <table:table-cell office:value-type="float" office:value="1.20767">
            <text:p>1.20767</text:p>
          </table:table-cell>
          <table:table-cell office:value-type="float" office:value="225.524">
            <text:p>225.524</text:p>
          </table:table-cell>
          <table:table-cell office:value-type="float" office:value="0.483069">
            <text:p>0.48306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5.0572">
            <text:p>15.0572</text:p>
          </table:table-cell>
          <table:table-cell office:value-type="float" office:value="1.24463">
            <text:p>1.24463</text:p>
          </table:table-cell>
          <table:table-cell office:value-type="float" office:value="225.487">
            <text:p>225.487</text:p>
          </table:table-cell>
          <table:table-cell office:value-type="float" office:value="0.497852">
            <text:p>0.49785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5.089">
            <text:p>15.089</text:p>
          </table:table-cell>
          <table:table-cell office:value-type="float" office:value="1.28238">
            <text:p>1.28238</text:p>
          </table:table-cell>
          <table:table-cell office:value-type="float" office:value="225.449">
            <text:p>225.449</text:p>
          </table:table-cell>
          <table:table-cell office:value-type="float" office:value="0.512952">
            <text:p>0.51295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5.1193">
            <text:p>15.1193</text:p>
          </table:table-cell>
          <table:table-cell office:value-type="float" office:value="1.31854">
            <text:p>1.31854</text:p>
          </table:table-cell>
          <table:table-cell office:value-type="float" office:value="225.413">
            <text:p>225.413</text:p>
          </table:table-cell>
          <table:table-cell office:value-type="float" office:value="0.527417">
            <text:p>0.52741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5.1505">
            <text:p>15.1505</text:p>
          </table:table-cell>
          <table:table-cell office:value-type="float" office:value="1.35597">
            <text:p>1.35597</text:p>
          </table:table-cell>
          <table:table-cell office:value-type="float" office:value="225.375">
            <text:p>225.375</text:p>
          </table:table-cell>
          <table:table-cell office:value-type="float" office:value="0.542389">
            <text:p>0.54238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5.1824">
            <text:p>15.1824</text:p>
          </table:table-cell>
          <table:table-cell office:value-type="float" office:value="1.39424">
            <text:p>1.39424</text:p>
          </table:table-cell>
          <table:table-cell office:value-type="float" office:value="225.337">
            <text:p>225.337</text:p>
          </table:table-cell>
          <table:table-cell office:value-type="float" office:value="0.557697">
            <text:p>0.55769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5.2134">
            <text:p>15.2134</text:p>
          </table:table-cell>
          <table:table-cell office:value-type="float" office:value="1.43158">
            <text:p>1.43158</text:p>
          </table:table-cell>
          <table:table-cell office:value-type="float" office:value="225.3">
            <text:p>225.3</text:p>
          </table:table-cell>
          <table:table-cell office:value-type="float" office:value="0.572632">
            <text:p>0.57263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5.244">
            <text:p>15.244</text:p>
          </table:table-cell>
          <table:table-cell office:value-type="float" office:value="1.46852">
            <text:p>1.46852</text:p>
          </table:table-cell>
          <table:table-cell office:value-type="float" office:value="225.263">
            <text:p>225.263</text:p>
          </table:table-cell>
          <table:table-cell office:value-type="float" office:value="0.587408">
            <text:p>0.58740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5.2752">
            <text:p>15.2752</text:p>
          </table:table-cell>
          <table:table-cell office:value-type="float" office:value="1.50627">
            <text:p>1.50627</text:p>
          </table:table-cell>
          <table:table-cell office:value-type="float" office:value="225.225">
            <text:p>225.225</text:p>
          </table:table-cell>
          <table:table-cell office:value-type="float" office:value="0.602509">
            <text:p>0.60250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5.3047">
            <text:p>15.3047</text:p>
          </table:table-cell>
          <table:table-cell office:value-type="float" office:value="1.54198">
            <text:p>1.54198</text:p>
          </table:table-cell>
          <table:table-cell office:value-type="float" office:value="225.189">
            <text:p>225.189</text:p>
          </table:table-cell>
          <table:table-cell office:value-type="float" office:value="0.616791">
            <text:p>0.61679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5.3353">
            <text:p>15.3353</text:p>
          </table:table-cell>
          <table:table-cell office:value-type="float" office:value="1.57904">
            <text:p>1.57904</text:p>
          </table:table-cell>
          <table:table-cell office:value-type="float" office:value="225.152">
            <text:p>225.152</text:p>
          </table:table-cell>
          <table:table-cell office:value-type="float" office:value="0.631616">
            <text:p>0.63161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5.3651">
            <text:p>15.3651</text:p>
          </table:table-cell>
          <table:table-cell office:value-type="float" office:value="1.61517">
            <text:p>1.61517</text:p>
          </table:table-cell>
          <table:table-cell office:value-type="float" office:value="225.116">
            <text:p>225.116</text:p>
          </table:table-cell>
          <table:table-cell office:value-type="float" office:value="0.646069">
            <text:p>0.64606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5.3958">
            <text:p>15.3958</text:p>
          </table:table-cell>
          <table:table-cell office:value-type="float" office:value="1.65256">
            <text:p>1.65256</text:p>
          </table:table-cell>
          <table:table-cell office:value-type="float" office:value="225.079">
            <text:p>225.079</text:p>
          </table:table-cell>
          <table:table-cell office:value-type="float" office:value="0.661023">
            <text:p>0.66102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5.424">
            <text:p>15.424</text:p>
          </table:table-cell>
          <table:table-cell office:value-type="float" office:value="1.6868">
            <text:p>1.6868</text:p>
          </table:table-cell>
          <table:table-cell office:value-type="float" office:value="225.045">
            <text:p>225.045</text:p>
          </table:table-cell>
          <table:table-cell office:value-type="float" office:value="0.674719">
            <text:p>0.67471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5.4524">
            <text:p>15.4524</text:p>
          </table:table-cell>
          <table:table-cell office:value-type="float" office:value="1.72116">
            <text:p>1.72116</text:p>
          </table:table-cell>
          <table:table-cell office:value-type="float" office:value="225.01">
            <text:p>225.01</text:p>
          </table:table-cell>
          <table:table-cell office:value-type="float" office:value="0.688464">
            <text:p>0.68846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5.4827">
            <text:p>15.4827</text:p>
          </table:table-cell>
          <table:table-cell office:value-type="float" office:value="1.75795">
            <text:p>1.75795</text:p>
          </table:table-cell>
          <table:table-cell office:value-type="float" office:value="224.974">
            <text:p>224.974</text:p>
          </table:table-cell>
          <table:table-cell office:value-type="float" office:value="0.70318">
            <text:p>0.7031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5.5115">
            <text:p>15.5115</text:p>
          </table:table-cell>
          <table:table-cell office:value-type="float" office:value="1.79289">
            <text:p>1.79289</text:p>
          </table:table-cell>
          <table:table-cell office:value-type="float" office:value="224.939">
            <text:p>224.939</text:p>
          </table:table-cell>
          <table:table-cell office:value-type="float" office:value="0.717157">
            <text:p>0.71715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5.5421">
            <text:p>15.5421</text:p>
          </table:table-cell>
          <table:table-cell office:value-type="float" office:value="1.82996">
            <text:p>1.82996</text:p>
          </table:table-cell>
          <table:table-cell office:value-type="float" office:value="224.902">
            <text:p>224.902</text:p>
          </table:table-cell>
          <table:table-cell office:value-type="float" office:value="0.731982">
            <text:p>0.73198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5.573">
            <text:p>15.573</text:p>
          </table:table-cell>
          <table:table-cell office:value-type="float" office:value="1.86732">
            <text:p>1.86732</text:p>
          </table:table-cell>
          <table:table-cell office:value-type="float" office:value="224.864">
            <text:p>224.864</text:p>
          </table:table-cell>
          <table:table-cell office:value-type="float" office:value="0.74693">
            <text:p>0.7469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5.606">
            <text:p>15.606</text:p>
          </table:table-cell>
          <table:table-cell office:value-type="float" office:value="1.90715">
            <text:p>1.90715</text:p>
          </table:table-cell>
          <table:table-cell office:value-type="float" office:value="224.824">
            <text:p>224.824</text:p>
          </table:table-cell>
          <table:table-cell office:value-type="float" office:value="0.76286">
            <text:p>0.7628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5.6404">
            <text:p>15.6404</text:p>
          </table:table-cell>
          <table:table-cell office:value-type="float" office:value="1.94867">
            <text:p>1.94867</text:p>
          </table:table-cell>
          <table:table-cell office:value-type="float" office:value="224.783">
            <text:p>224.783</text:p>
          </table:table-cell>
          <table:table-cell office:value-type="float" office:value="0.779468">
            <text:p>0.77946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5.669">
            <text:p>15.669</text:p>
          </table:table-cell>
          <table:table-cell office:value-type="float" office:value="1.98312">
            <text:p>1.98312</text:p>
          </table:table-cell>
          <table:table-cell office:value-type="float" office:value="224.748">
            <text:p>224.748</text:p>
          </table:table-cell>
          <table:table-cell office:value-type="float" office:value="0.79325">
            <text:p>0.7932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5.6969">
            <text:p>15.6969</text:p>
          </table:table-cell>
          <table:table-cell office:value-type="float" office:value="2.01643">
            <text:p>2.01643</text:p>
          </table:table-cell>
          <table:table-cell office:value-type="float" office:value="224.715">
            <text:p>224.71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5.7226">
            <text:p>15.7226</text:p>
          </table:table-cell>
          <table:table-cell office:value-type="float" office:value="2.04715">
            <text:p>2.04715</text:p>
          </table:table-cell>
          <table:table-cell office:value-type="float" office:value="224.684">
            <text:p>224.68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5.7489">
            <text:p>15.7489</text:p>
          </table:table-cell>
          <table:table-cell office:value-type="float" office:value="2.07846">
            <text:p>2.07846</text:p>
          </table:table-cell>
          <table:table-cell office:value-type="float" office:value="224.653">
            <text:p>224.65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5.775">
            <text:p>15.775</text:p>
          </table:table-cell>
          <table:table-cell office:value-type="float" office:value="2.10941">
            <text:p>2.10941</text:p>
          </table:table-cell>
          <table:table-cell office:value-type="float" office:value="224.622">
            <text:p>224.62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5.8018">
            <text:p>15.8018</text:p>
          </table:table-cell>
          <table:table-cell office:value-type="float" office:value="2.14114">
            <text:p>2.14114</text:p>
          </table:table-cell>
          <table:table-cell office:value-type="float" office:value="224.59">
            <text:p>224.5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5.828">
            <text:p>15.828</text:p>
          </table:table-cell>
          <table:table-cell office:value-type="float" office:value="2.17197">
            <text:p>2.17197</text:p>
          </table:table-cell>
          <table:table-cell office:value-type="float" office:value="224.559">
            <text:p>224.55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5.854">
            <text:p>15.854</text:p>
          </table:table-cell>
          <table:table-cell office:value-type="float" office:value="2.20245">
            <text:p>2.20245</text:p>
          </table:table-cell>
          <table:table-cell office:value-type="float" office:value="224.529">
            <text:p>224.52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5.8793">
            <text:p>15.8793</text:p>
          </table:table-cell>
          <table:table-cell office:value-type="float" office:value="2.23204">
            <text:p>2.23204</text:p>
          </table:table-cell>
          <table:table-cell office:value-type="float" office:value="224.499">
            <text:p>224.49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5.9057">
            <text:p>15.9057</text:p>
          </table:table-cell>
          <table:table-cell office:value-type="float" office:value="2.2627">
            <text:p>2.2627</text:p>
          </table:table-cell>
          <table:table-cell office:value-type="float" office:value="224.469">
            <text:p>224.46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5.9313">
            <text:p>15.9313</text:p>
          </table:table-cell>
          <table:table-cell office:value-type="float" office:value="2.29237">
            <text:p>2.29237</text:p>
          </table:table-cell>
          <table:table-cell office:value-type="float" office:value="224.439">
            <text:p>224.43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5.9567">
            <text:p>15.9567</text:p>
          </table:table-cell>
          <table:table-cell office:value-type="float" office:value="2.32155">
            <text:p>2.32155</text:p>
          </table:table-cell>
          <table:table-cell office:value-type="float" office:value="224.41">
            <text:p>224.4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5.9849">
            <text:p>15.9849</text:p>
          </table:table-cell>
          <table:table-cell office:value-type="float" office:value="2.3539">
            <text:p>2.3539</text:p>
          </table:table-cell>
          <table:table-cell office:value-type="float" office:value="224.378">
            <text:p>224.37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6.0132">
            <text:p>16.0132</text:p>
          </table:table-cell>
          <table:table-cell office:value-type="float" office:value="2.38608">
            <text:p>2.38608</text:p>
          </table:table-cell>
          <table:table-cell office:value-type="float" office:value="224.345">
            <text:p>224.34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6.0387">
            <text:p>16.0387</text:p>
          </table:table-cell>
          <table:table-cell office:value-type="float" office:value="2.41496">
            <text:p>2.41496</text:p>
          </table:table-cell>
          <table:table-cell office:value-type="float" office:value="224.316">
            <text:p>224.31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6.0639">
            <text:p>16.0639</text:p>
          </table:table-cell>
          <table:table-cell office:value-type="float" office:value="2.44325">
            <text:p>2.44325</text:p>
          </table:table-cell>
          <table:table-cell office:value-type="float" office:value="224.288">
            <text:p>224.28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6.0925">
            <text:p>16.0925</text:p>
          </table:table-cell>
          <table:table-cell office:value-type="float" office:value="2.47523">
            <text:p>2.47523</text:p>
          </table:table-cell>
          <table:table-cell office:value-type="float" office:value="224.256">
            <text:p>224.25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6.1202">
            <text:p>16.1202</text:p>
          </table:table-cell>
          <table:table-cell office:value-type="float" office:value="2.50607">
            <text:p>2.50607</text:p>
          </table:table-cell>
          <table:table-cell office:value-type="float" office:value="224.225">
            <text:p>224.22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6.1479">
            <text:p>16.1479</text:p>
          </table:table-cell>
          <table:table-cell office:value-type="float" office:value="2.53644">
            <text:p>2.53644</text:p>
          </table:table-cell>
          <table:table-cell office:value-type="float" office:value="224.195">
            <text:p>224.19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6.177">
            <text:p>16.177</text:p>
          </table:table-cell>
          <table:table-cell office:value-type="float" office:value="2.56825">
            <text:p>2.56825</text:p>
          </table:table-cell>
          <table:table-cell office:value-type="float" office:value="224.163">
            <text:p>224.16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6.205">
            <text:p>16.205</text:p>
          </table:table-cell>
          <table:table-cell office:value-type="float" office:value="2.59856">
            <text:p>2.59856</text:p>
          </table:table-cell>
          <table:table-cell office:value-type="float" office:value="224.133">
            <text:p>224.13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6.2318">
            <text:p>16.2318</text:p>
          </table:table-cell>
          <table:table-cell office:value-type="float" office:value="2.62741">
            <text:p>2.62741</text:p>
          </table:table-cell>
          <table:table-cell office:value-type="float" office:value="224.104">
            <text:p>224.10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6.259">
            <text:p>16.259</text:p>
          </table:table-cell>
          <table:table-cell office:value-type="float" office:value="2.65637">
            <text:p>2.65637</text:p>
          </table:table-cell>
          <table:table-cell office:value-type="float" office:value="224.075">
            <text:p>224.07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6.2857">
            <text:p>16.2857</text:p>
          </table:table-cell>
          <table:table-cell office:value-type="float" office:value="2.68449">
            <text:p>2.68449</text:p>
          </table:table-cell>
          <table:table-cell office:value-type="float" office:value="224.047">
            <text:p>224.04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6.3139">
            <text:p>16.3139</text:p>
          </table:table-cell>
          <table:table-cell office:value-type="float" office:value="2.714">
            <text:p>2.714</text:p>
          </table:table-cell>
          <table:table-cell office:value-type="float" office:value="224.017">
            <text:p>224.01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6.3419">
            <text:p>16.3419</text:p>
          </table:table-cell>
          <table:table-cell office:value-type="float" office:value="2.74307">
            <text:p>2.74307</text:p>
          </table:table-cell>
          <table:table-cell office:value-type="float" office:value="223.988">
            <text:p>223.98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6.3685">
            <text:p>16.3685</text:p>
          </table:table-cell>
          <table:table-cell office:value-type="float" office:value="2.77031">
            <text:p>2.77031</text:p>
          </table:table-cell>
          <table:table-cell office:value-type="float" office:value="223.961">
            <text:p>223.96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6.3937">
            <text:p>16.3937</text:p>
          </table:table-cell>
          <table:table-cell office:value-type="float" office:value="2.79578">
            <text:p>2.79578</text:p>
          </table:table-cell>
          <table:table-cell office:value-type="float" office:value="223.936">
            <text:p>223.93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6.4191">
            <text:p>16.4191</text:p>
          </table:table-cell>
          <table:table-cell office:value-type="float" office:value="2.82135">
            <text:p>2.82135</text:p>
          </table:table-cell>
          <table:table-cell office:value-type="float" office:value="223.91">
            <text:p>223.9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6.4453">
            <text:p>16.4453</text:p>
          </table:table-cell>
          <table:table-cell office:value-type="float" office:value="2.84749">
            <text:p>2.84749</text:p>
          </table:table-cell>
          <table:table-cell office:value-type="float" office:value="223.884">
            <text:p>223.88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6.4724">
            <text:p>16.4724</text:p>
          </table:table-cell>
          <table:table-cell office:value-type="float" office:value="2.8741">
            <text:p>2.8741</text:p>
          </table:table-cell>
          <table:table-cell office:value-type="float" office:value="223.857">
            <text:p>223.85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6.5013">
            <text:p>16.5013</text:p>
          </table:table-cell>
          <table:table-cell office:value-type="float" office:value="2.90231">
            <text:p>2.90231</text:p>
          </table:table-cell>
          <table:table-cell office:value-type="float" office:value="223.829">
            <text:p>223.82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6.5356">
            <text:p>16.5356</text:p>
          </table:table-cell>
          <table:table-cell office:value-type="float" office:value="2.93527">
            <text:p>2.93527</text:p>
          </table:table-cell>
          <table:table-cell office:value-type="float" office:value="223.796">
            <text:p>223.79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6.5646">
            <text:p>16.5646</text:p>
          </table:table-cell>
          <table:table-cell office:value-type="float" office:value="2.96281">
            <text:p>2.96281</text:p>
          </table:table-cell>
          <table:table-cell office:value-type="float" office:value="223.769">
            <text:p>223.76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6.5948">
            <text:p>16.5948</text:p>
          </table:table-cell>
          <table:table-cell office:value-type="float" office:value="2.99101">
            <text:p>2.99101</text:p>
          </table:table-cell>
          <table:table-cell office:value-type="float" office:value="223.74">
            <text:p>223.7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6.6239">
            <text:p>16.6239</text:p>
          </table:table-cell>
          <table:table-cell office:value-type="float" office:value="3.01785">
            <text:p>3.01785</text:p>
          </table:table-cell>
          <table:table-cell office:value-type="float" office:value="223.714">
            <text:p>223.71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6.6548">
            <text:p>16.6548</text:p>
          </table:table-cell>
          <table:table-cell office:value-type="float" office:value="3.0459">
            <text:p>3.0459</text:p>
          </table:table-cell>
          <table:table-cell office:value-type="float" office:value="223.686">
            <text:p>223.68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6.6823">
            <text:p>16.6823</text:p>
          </table:table-cell>
          <table:table-cell office:value-type="float" office:value="3.07047">
            <text:p>3.07047</text:p>
          </table:table-cell>
          <table:table-cell office:value-type="float" office:value="223.661">
            <text:p>223.66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6.7095">
            <text:p>16.7095</text:p>
          </table:table-cell>
          <table:table-cell office:value-type="float" office:value="3.09439">
            <text:p>3.09439</text:p>
          </table:table-cell>
          <table:table-cell office:value-type="float" office:value="223.637">
            <text:p>223.63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6.7352">
            <text:p>16.7352</text:p>
          </table:table-cell>
          <table:table-cell office:value-type="float" office:value="3.11676">
            <text:p>3.11676</text:p>
          </table:table-cell>
          <table:table-cell office:value-type="float" office:value="223.615">
            <text:p>223.61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6.7625">
            <text:p>16.7625</text:p>
          </table:table-cell>
          <table:table-cell office:value-type="float" office:value="3.14015">
            <text:p>3.14015</text:p>
          </table:table-cell>
          <table:table-cell office:value-type="float" office:value="223.591">
            <text:p>223.59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6.788">
            <text:p>16.788</text:p>
          </table:table-cell>
          <table:table-cell office:value-type="float" office:value="3.16168">
            <text:p>3.16168</text:p>
          </table:table-cell>
          <table:table-cell office:value-type="float" office:value="223.57">
            <text:p>223.5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6.8124">
            <text:p>16.8124</text:p>
          </table:table-cell>
          <table:table-cell office:value-type="float" office:value="3.18199">
            <text:p>3.18199</text:p>
          </table:table-cell>
          <table:table-cell office:value-type="float" office:value="223.549">
            <text:p>223.54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6.8387">
            <text:p>16.8387</text:p>
          </table:table-cell>
          <table:table-cell office:value-type="float" office:value="3.20357">
            <text:p>3.20357</text:p>
          </table:table-cell>
          <table:table-cell office:value-type="float" office:value="223.528">
            <text:p>223.52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6.8645">
            <text:p>16.8645</text:p>
          </table:table-cell>
          <table:table-cell office:value-type="float" office:value="3.2243">
            <text:p>3.2243</text:p>
          </table:table-cell>
          <table:table-cell office:value-type="float" office:value="223.507">
            <text:p>223.50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6.8922">
            <text:p>16.8922</text:p>
          </table:table-cell>
          <table:table-cell office:value-type="float" office:value="3.24634">
            <text:p>3.24634</text:p>
          </table:table-cell>
          <table:table-cell office:value-type="float" office:value="223.485">
            <text:p>223.48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6.9197">
            <text:p>16.9197</text:p>
          </table:table-cell>
          <table:table-cell office:value-type="float" office:value="3.26781">
            <text:p>3.26781</text:p>
          </table:table-cell>
          <table:table-cell office:value-type="float" office:value="223.464">
            <text:p>223.46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6.946">
            <text:p>16.946</text:p>
          </table:table-cell>
          <table:table-cell office:value-type="float" office:value="3.28796">
            <text:p>3.28796</text:p>
          </table:table-cell>
          <table:table-cell office:value-type="float" office:value="223.443">
            <text:p>223.44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6.9736">
            <text:p>16.9736</text:p>
          </table:table-cell>
          <table:table-cell office:value-type="float" office:value="3.30869">
            <text:p>3.30869</text:p>
          </table:table-cell>
          <table:table-cell office:value-type="float" office:value="223.423">
            <text:p>223.42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7.0024">
            <text:p>17.0024</text:p>
          </table:table-cell>
          <table:table-cell office:value-type="float" office:value="3.32991">
            <text:p>3.32991</text:p>
          </table:table-cell>
          <table:table-cell office:value-type="float" office:value="223.402">
            <text:p>223.40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7.03">
            <text:p>17.03</text:p>
          </table:table-cell>
          <table:table-cell office:value-type="float" office:value="3.34982">
            <text:p>3.34982</text:p>
          </table:table-cell>
          <table:table-cell office:value-type="float" office:value="223.382">
            <text:p>223.38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7.0565">
            <text:p>17.0565</text:p>
          </table:table-cell>
          <table:table-cell office:value-type="float" office:value="3.36868">
            <text:p>3.36868</text:p>
          </table:table-cell>
          <table:table-cell office:value-type="float" office:value="223.363">
            <text:p>223.36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7.0821">
            <text:p>17.0821</text:p>
          </table:table-cell>
          <table:table-cell office:value-type="float" office:value="3.38638">
            <text:p>3.38638</text:p>
          </table:table-cell>
          <table:table-cell office:value-type="float" office:value="223.345">
            <text:p>223.34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7.1072">
            <text:p>17.1072</text:p>
          </table:table-cell>
          <table:table-cell office:value-type="float" office:value="3.40349">
            <text:p>3.40349</text:p>
          </table:table-cell>
          <table:table-cell office:value-type="float" office:value="223.328">
            <text:p>223.32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7.1331">
            <text:p>17.1331</text:p>
          </table:table-cell>
          <table:table-cell office:value-type="float" office:value="3.42076">
            <text:p>3.42076</text:p>
          </table:table-cell>
          <table:table-cell office:value-type="float" office:value="223.311">
            <text:p>223.31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7.1592">
            <text:p>17.1592</text:p>
          </table:table-cell>
          <table:table-cell office:value-type="float" office:value="3.43793">
            <text:p>3.43793</text:p>
          </table:table-cell>
          <table:table-cell office:value-type="float" office:value="223.294">
            <text:p>223.29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7.1846">
            <text:p>17.1846</text:p>
          </table:table-cell>
          <table:table-cell office:value-type="float" office:value="3.45409">
            <text:p>3.45409</text:p>
          </table:table-cell>
          <table:table-cell office:value-type="float" office:value="223.277">
            <text:p>223.27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7.2094">
            <text:p>17.2094</text:p>
          </table:table-cell>
          <table:table-cell office:value-type="float" office:value="3.46962">
            <text:p>3.46962</text:p>
          </table:table-cell>
          <table:table-cell office:value-type="float" office:value="223.262">
            <text:p>223.26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7.2352">
            <text:p>17.2352</text:p>
          </table:table-cell>
          <table:table-cell office:value-type="float" office:value="3.4854">
            <text:p>3.4854</text:p>
          </table:table-cell>
          <table:table-cell office:value-type="float" office:value="223.246">
            <text:p>223.24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7.2614">
            <text:p>17.2614</text:p>
          </table:table-cell>
          <table:table-cell office:value-type="float" office:value="3.5011">
            <text:p>3.5011</text:p>
          </table:table-cell>
          <table:table-cell office:value-type="float" office:value="223.23">
            <text:p>223.2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7.286">
            <text:p>17.286</text:p>
          </table:table-cell>
          <table:table-cell office:value-type="float" office:value="3.51549">
            <text:p>3.51549</text:p>
          </table:table-cell>
          <table:table-cell office:value-type="float" office:value="223.216">
            <text:p>223.21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7.3137">
            <text:p>17.3137</text:p>
          </table:table-cell>
          <table:table-cell office:value-type="float" office:value="3.53128">
            <text:p>3.53128</text:p>
          </table:table-cell>
          <table:table-cell office:value-type="float" office:value="223.2">
            <text:p>223.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7.3391">
            <text:p>17.3391</text:p>
          </table:table-cell>
          <table:table-cell office:value-type="float" office:value="3.54543">
            <text:p>3.54543</text:p>
          </table:table-cell>
          <table:table-cell office:value-type="float" office:value="223.186">
            <text:p>223.18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7.3655">
            <text:p>17.3655</text:p>
          </table:table-cell>
          <table:table-cell office:value-type="float" office:value="3.55977">
            <text:p>3.55977</text:p>
          </table:table-cell>
          <table:table-cell office:value-type="float" office:value="223.172">
            <text:p>223.17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7.3929">
            <text:p>17.3929</text:p>
          </table:table-cell>
          <table:table-cell office:value-type="float" office:value="3.57425">
            <text:p>3.57425</text:p>
          </table:table-cell>
          <table:table-cell office:value-type="float" office:value="223.157">
            <text:p>223.15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7.4232">
            <text:p>17.4232</text:p>
          </table:table-cell>
          <table:table-cell office:value-type="float" office:value="3.58974">
            <text:p>3.58974</text:p>
          </table:table-cell>
          <table:table-cell office:value-type="float" office:value="223.142">
            <text:p>223.14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7.4506">
            <text:p>17.4506</text:p>
          </table:table-cell>
          <table:table-cell office:value-type="float" office:value="3.60326">
            <text:p>3.60326</text:p>
          </table:table-cell>
          <table:table-cell office:value-type="float" office:value="223.128">
            <text:p>223.12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7.477">
            <text:p>17.477</text:p>
          </table:table-cell>
          <table:table-cell office:value-type="float" office:value="3.61584">
            <text:p>3.61584</text:p>
          </table:table-cell>
          <table:table-cell office:value-type="float" office:value="223.116">
            <text:p>223.11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7.504">
            <text:p>17.504</text:p>
          </table:table-cell>
          <table:table-cell office:value-type="float" office:value="3.6284">
            <text:p>3.6284</text:p>
          </table:table-cell>
          <table:table-cell office:value-type="float" office:value="223.103">
            <text:p>223.10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7.5324">
            <text:p>17.5324</text:p>
          </table:table-cell>
          <table:table-cell office:value-type="float" office:value="3.64113">
            <text:p>3.64113</text:p>
          </table:table-cell>
          <table:table-cell office:value-type="float" office:value="223.09">
            <text:p>223.0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7.5593">
            <text:p>17.5593</text:p>
          </table:table-cell>
          <table:table-cell office:value-type="float" office:value="3.65282">
            <text:p>3.65282</text:p>
          </table:table-cell>
          <table:table-cell office:value-type="float" office:value="223.079">
            <text:p>223.07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7.5861">
            <text:p>17.5861</text:p>
          </table:table-cell>
          <table:table-cell office:value-type="float" office:value="3.66403">
            <text:p>3.66403</text:p>
          </table:table-cell>
          <table:table-cell office:value-type="float" office:value="223.067">
            <text:p>223.06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7.6137">
            <text:p>17.6137</text:p>
          </table:table-cell>
          <table:table-cell office:value-type="float" office:value="3.67516">
            <text:p>3.67516</text:p>
          </table:table-cell>
          <table:table-cell office:value-type="float" office:value="223.056">
            <text:p>223.05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7.6425">
            <text:p>17.6425</text:p>
          </table:table-cell>
          <table:table-cell office:value-type="float" office:value="3.68633">
            <text:p>3.68633</text:p>
          </table:table-cell>
          <table:table-cell office:value-type="float" office:value="223.045">
            <text:p>223.04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7.6769">
            <text:p>17.6769</text:p>
          </table:table-cell>
          <table:table-cell office:value-type="float" office:value="3.69905">
            <text:p>3.69905</text:p>
          </table:table-cell>
          <table:table-cell office:value-type="float" office:value="223.032">
            <text:p>223.03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7.7074">
            <text:p>17.7074</text:p>
          </table:table-cell>
          <table:table-cell office:value-type="float" office:value="3.70972">
            <text:p>3.70972</text:p>
          </table:table-cell>
          <table:table-cell office:value-type="float" office:value="223.022">
            <text:p>223.02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7.7342">
            <text:p>17.7342</text:p>
          </table:table-cell>
          <table:table-cell office:value-type="float" office:value="3.71861">
            <text:p>3.71861</text:p>
          </table:table-cell>
          <table:table-cell office:value-type="float" office:value="223.013">
            <text:p>223.01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7.763">
            <text:p>17.763</text:p>
          </table:table-cell>
          <table:table-cell office:value-type="float" office:value="3.72775">
            <text:p>3.72775</text:p>
          </table:table-cell>
          <table:table-cell office:value-type="float" office:value="223.004">
            <text:p>223.00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7.7894">
            <text:p>17.7894</text:p>
          </table:table-cell>
          <table:table-cell office:value-type="float" office:value="3.73567">
            <text:p>3.73567</text:p>
          </table:table-cell>
          <table:table-cell office:value-type="float" office:value="222.996">
            <text:p>222.99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7.817">
            <text:p>17.817</text:p>
          </table:table-cell>
          <table:table-cell office:value-type="float" office:value="3.74355">
            <text:p>3.74355</text:p>
          </table:table-cell>
          <table:table-cell office:value-type="float" office:value="222.988">
            <text:p>222.98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7.8451">
            <text:p>17.8451</text:p>
          </table:table-cell>
          <table:table-cell office:value-type="float" office:value="3.75114">
            <text:p>3.75114</text:p>
          </table:table-cell>
          <table:table-cell office:value-type="float" office:value="222.98">
            <text:p>222.9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7.873">
            <text:p>17.873</text:p>
          </table:table-cell>
          <table:table-cell office:value-type="float" office:value="3.75833">
            <text:p>3.75833</text:p>
          </table:table-cell>
          <table:table-cell office:value-type="float" office:value="222.973">
            <text:p>222.97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7.9011">
            <text:p>17.9011</text:p>
          </table:table-cell>
          <table:table-cell office:value-type="float" office:value="3.76498">
            <text:p>3.76498</text:p>
          </table:table-cell>
          <table:table-cell office:value-type="float" office:value="222.966">
            <text:p>222.96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7.9289">
            <text:p>17.9289</text:p>
          </table:table-cell>
          <table:table-cell office:value-type="float" office:value="3.77122">
            <text:p>3.77122</text:p>
          </table:table-cell>
          <table:table-cell office:value-type="float" office:value="222.96">
            <text:p>222.9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7.9578">
            <text:p>17.9578</text:p>
          </table:table-cell>
          <table:table-cell office:value-type="float" office:value="3.77722">
            <text:p>3.77722</text:p>
          </table:table-cell>
          <table:table-cell office:value-type="float" office:value="222.954">
            <text:p>222.95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7.9844">
            <text:p>17.9844</text:p>
          </table:table-cell>
          <table:table-cell office:value-type="float" office:value="3.78229">
            <text:p>3.78229</text:p>
          </table:table-cell>
          <table:table-cell office:value-type="float" office:value="222.949">
            <text:p>222.94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8.0121">
            <text:p>18.0121</text:p>
          </table:table-cell>
          <table:table-cell office:value-type="float" office:value="3.78712">
            <text:p>3.78712</text:p>
          </table:table-cell>
          <table:table-cell office:value-type="float" office:value="222.944">
            <text:p>222.94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8.0396">
            <text:p>18.0396</text:p>
          </table:table-cell>
          <table:table-cell office:value-type="float" office:value="3.79152">
            <text:p>3.79152</text:p>
          </table:table-cell>
          <table:table-cell office:value-type="float" office:value="222.94">
            <text:p>222.9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8.0688">
            <text:p>18.0688</text:p>
          </table:table-cell>
          <table:table-cell office:value-type="float" office:value="3.79573">
            <text:p>3.79573</text:p>
          </table:table-cell>
          <table:table-cell office:value-type="float" office:value="222.936">
            <text:p>222.93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8.0993">
            <text:p>18.0993</text:p>
          </table:table-cell>
          <table:table-cell office:value-type="float" office:value="3.79959">
            <text:p>3.79959</text:p>
          </table:table-cell>
          <table:table-cell office:value-type="float" office:value="222.932">
            <text:p>222.93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8.1281">
            <text:p>18.1281</text:p>
          </table:table-cell>
          <table:table-cell office:value-type="float" office:value="3.80281">
            <text:p>3.80281</text:p>
          </table:table-cell>
          <table:table-cell office:value-type="float" office:value="222.929">
            <text:p>222.92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8.1584">
            <text:p>18.1584</text:p>
          </table:table-cell>
          <table:table-cell office:value-type="float" office:value="3.80566">
            <text:p>3.80566</text:p>
          </table:table-cell>
          <table:table-cell office:value-type="float" office:value="222.926">
            <text:p>222.92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8.1877">
            <text:p>18.1877</text:p>
          </table:table-cell>
          <table:table-cell office:value-type="float" office:value="3.80794">
            <text:p>3.80794</text:p>
          </table:table-cell>
          <table:table-cell office:value-type="float" office:value="222.924">
            <text:p>222.92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8.2192">
            <text:p>18.2192</text:p>
          </table:table-cell>
          <table:table-cell office:value-type="float" office:value="3.80983">
            <text:p>3.80983</text:p>
          </table:table-cell>
          <table:table-cell office:value-type="float" office:value="222.922">
            <text:p>222.92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8.2469">
            <text:p>18.2469</text:p>
          </table:table-cell>
          <table:table-cell office:value-type="float" office:value="3.811">
            <text:p>3.811</text:p>
          </table:table-cell>
          <table:table-cell office:value-type="float" office:value="222.92">
            <text:p>222.9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8.2762">
            <text:p>18.2762</text:p>
          </table:table-cell>
          <table:table-cell office:value-type="float" office:value="3.81175">
            <text:p>3.81175</text:p>
          </table:table-cell>
          <table:table-cell office:value-type="float" office:value="222.92">
            <text:p>222.9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8.3035">
            <text:p>18.3035</text:p>
          </table:table-cell>
          <table:table-cell office:value-type="float" office:value="3.81209">
            <text:p>3.81209</text:p>
          </table:table-cell>
          <table:table-cell office:value-type="float" office:value="222.919">
            <text:p>222.91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8.331">
            <text:p>18.331</text:p>
          </table:table-cell>
          <table:table-cell office:value-type="float" office:value="3.81197">
            <text:p>3.81197</text:p>
          </table:table-cell>
          <table:table-cell office:value-type="float" office:value="222.919">
            <text:p>222.91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8.3592">
            <text:p>18.3592</text:p>
          </table:table-cell>
          <table:table-cell office:value-type="float" office:value="3.8114">
            <text:p>3.8114</text:p>
          </table:table-cell>
          <table:table-cell office:value-type="float" office:value="222.92">
            <text:p>222.9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8.3882">
            <text:p>18.3882</text:p>
          </table:table-cell>
          <table:table-cell office:value-type="float" office:value="3.81033">
            <text:p>3.81033</text:p>
          </table:table-cell>
          <table:table-cell office:value-type="float" office:value="222.921">
            <text:p>222.92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8.4171">
            <text:p>18.4171</text:p>
          </table:table-cell>
          <table:table-cell office:value-type="float" office:value="3.80891">
            <text:p>3.80891</text:p>
          </table:table-cell>
          <table:table-cell office:value-type="float" office:value="222.923">
            <text:p>222.92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8.4483">
            <text:p>18.4483</text:p>
          </table:table-cell>
          <table:table-cell office:value-type="float" office:value="3.80682">
            <text:p>3.80682</text:p>
          </table:table-cell>
          <table:table-cell office:value-type="float" office:value="222.925">
            <text:p>222.92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8.4798">
            <text:p>18.4798</text:p>
          </table:table-cell>
          <table:table-cell office:value-type="float" office:value="3.80417">
            <text:p>3.80417</text:p>
          </table:table-cell>
          <table:table-cell office:value-type="float" office:value="222.927">
            <text:p>222.92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8.5121">
            <text:p>18.5121</text:p>
          </table:table-cell>
          <table:table-cell office:value-type="float" office:value="3.80089">
            <text:p>3.80089</text:p>
          </table:table-cell>
          <table:table-cell office:value-type="float" office:value="222.931">
            <text:p>222.93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8.5441">
            <text:p>18.5441</text:p>
          </table:table-cell>
          <table:table-cell office:value-type="float" office:value="3.79712">
            <text:p>3.79712</text:p>
          </table:table-cell>
          <table:table-cell office:value-type="float" office:value="222.934">
            <text:p>222.93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8.5755">
            <text:p>18.5755</text:p>
          </table:table-cell>
          <table:table-cell office:value-type="float" office:value="3.79289">
            <text:p>3.79289</text:p>
          </table:table-cell>
          <table:table-cell office:value-type="float" office:value="222.939">
            <text:p>222.93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8.6053">
            <text:p>18.6053</text:p>
          </table:table-cell>
          <table:table-cell office:value-type="float" office:value="3.78838">
            <text:p>3.78838</text:p>
          </table:table-cell>
          <table:table-cell office:value-type="float" office:value="222.943">
            <text:p>222.94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8.6422">
            <text:p>18.6422</text:p>
          </table:table-cell>
          <table:table-cell office:value-type="float" office:value="3.78215">
            <text:p>3.78215</text:p>
          </table:table-cell>
          <table:table-cell office:value-type="float" office:value="222.949">
            <text:p>222.94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8.6761">
            <text:p>18.6761</text:p>
          </table:table-cell>
          <table:table-cell office:value-type="float" office:value="3.77576">
            <text:p>3.77576</text:p>
          </table:table-cell>
          <table:table-cell office:value-type="float" office:value="222.956">
            <text:p>222.95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8.7105">
            <text:p>18.7105</text:p>
          </table:table-cell>
          <table:table-cell office:value-type="float" office:value="3.76865">
            <text:p>3.76865</text:p>
          </table:table-cell>
          <table:table-cell office:value-type="float" office:value="222.963">
            <text:p>222.96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8.743">
            <text:p>18.743</text:p>
          </table:table-cell>
          <table:table-cell office:value-type="float" office:value="3.7614">
            <text:p>3.7614</text:p>
          </table:table-cell>
          <table:table-cell office:value-type="float" office:value="222.97">
            <text:p>222.9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8.7726">
            <text:p>18.7726</text:p>
          </table:table-cell>
          <table:table-cell office:value-type="float" office:value="3.7543">
            <text:p>3.7543</text:p>
          </table:table-cell>
          <table:table-cell office:value-type="float" office:value="222.977">
            <text:p>222.97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8.8041">
            <text:p>18.8041</text:p>
          </table:table-cell>
          <table:table-cell office:value-type="float" office:value="3.74626">
            <text:p>3.74626</text:p>
          </table:table-cell>
          <table:table-cell office:value-type="float" office:value="222.985">
            <text:p>222.98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8.8364">
            <text:p>18.8364</text:p>
          </table:table-cell>
          <table:table-cell office:value-type="float" office:value="3.73752">
            <text:p>3.73752</text:p>
          </table:table-cell>
          <table:table-cell office:value-type="float" office:value="222.994">
            <text:p>222.99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8.8684">
            <text:p>18.8684</text:p>
          </table:table-cell>
          <table:table-cell office:value-type="float" office:value="3.7283">
            <text:p>3.7283</text:p>
          </table:table-cell>
          <table:table-cell office:value-type="float" office:value="223.003">
            <text:p>223.00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8.9022">
            <text:p>18.9022</text:p>
          </table:table-cell>
          <table:table-cell office:value-type="float" office:value="3.71803">
            <text:p>3.71803</text:p>
          </table:table-cell>
          <table:table-cell office:value-type="float" office:value="223.013">
            <text:p>223.01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8.9357">
            <text:p>18.9357</text:p>
          </table:table-cell>
          <table:table-cell office:value-type="float" office:value="3.70731">
            <text:p>3.70731</text:p>
          </table:table-cell>
          <table:table-cell office:value-type="float" office:value="223.024">
            <text:p>223.02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8.9706">
            <text:p>18.9706</text:p>
          </table:table-cell>
          <table:table-cell office:value-type="float" office:value="3.69545">
            <text:p>3.69545</text:p>
          </table:table-cell>
          <table:table-cell office:value-type="float" office:value="223.036">
            <text:p>223.03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9.0071">
            <text:p>19.0071</text:p>
          </table:table-cell>
          <table:table-cell office:value-type="float" office:value="3.68246">
            <text:p>3.68246</text:p>
          </table:table-cell>
          <table:table-cell office:value-type="float" office:value="223.049">
            <text:p>223.04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9.0489">
            <text:p>19.0489</text:p>
          </table:table-cell>
          <table:table-cell office:value-type="float" office:value="3.66675">
            <text:p>3.66675</text:p>
          </table:table-cell>
          <table:table-cell office:value-type="float" office:value="223.065">
            <text:p>223.06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9.0829">
            <text:p>19.0829</text:p>
          </table:table-cell>
          <table:table-cell office:value-type="float" office:value="3.65334">
            <text:p>3.65334</text:p>
          </table:table-cell>
          <table:table-cell office:value-type="float" office:value="223.078">
            <text:p>223.07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9.1171">
            <text:p>19.1171</text:p>
          </table:table-cell>
          <table:table-cell office:value-type="float" office:value="3.63931">
            <text:p>3.63931</text:p>
          </table:table-cell>
          <table:table-cell office:value-type="float" office:value="223.092">
            <text:p>223.09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9.1494">
            <text:p>19.1494</text:p>
          </table:table-cell>
          <table:table-cell office:value-type="float" office:value="3.6256">
            <text:p>3.6256</text:p>
          </table:table-cell>
          <table:table-cell office:value-type="float" office:value="223.106">
            <text:p>223.10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9.185">
            <text:p>19.185</text:p>
          </table:table-cell>
          <table:table-cell office:value-type="float" office:value="3.60989">
            <text:p>3.60989</text:p>
          </table:table-cell>
          <table:table-cell office:value-type="float" office:value="223.122">
            <text:p>223.12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9.2204">
            <text:p>19.2204</text:p>
          </table:table-cell>
          <table:table-cell office:value-type="float" office:value="3.59367">
            <text:p>3.59367</text:p>
          </table:table-cell>
          <table:table-cell office:value-type="float" office:value="223.138">
            <text:p>223.13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9.2556">
            <text:p>19.2556</text:p>
          </table:table-cell>
          <table:table-cell office:value-type="float" office:value="3.57704">
            <text:p>3.57704</text:p>
          </table:table-cell>
          <table:table-cell office:value-type="float" office:value="223.154">
            <text:p>223.15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9.2894">
            <text:p>19.2894</text:p>
          </table:table-cell>
          <table:table-cell office:value-type="float" office:value="3.56047">
            <text:p>3.56047</text:p>
          </table:table-cell>
          <table:table-cell office:value-type="float" office:value="223.171">
            <text:p>223.17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9.3235">
            <text:p>19.3235</text:p>
          </table:table-cell>
          <table:table-cell office:value-type="float" office:value="3.54324">
            <text:p>3.54324</text:p>
          </table:table-cell>
          <table:table-cell office:value-type="float" office:value="223.188">
            <text:p>223.18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9.3621">
            <text:p>19.3621</text:p>
          </table:table-cell>
          <table:table-cell office:value-type="float" office:value="3.5231">
            <text:p>3.5231</text:p>
          </table:table-cell>
          <table:table-cell office:value-type="float" office:value="223.208">
            <text:p>223.20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9.3823">
            <text:p>19.3823</text:p>
          </table:table-cell>
          <table:table-cell office:value-type="float" office:value="3.51233">
            <text:p>3.51233</text:p>
          </table:table-cell>
          <table:table-cell office:value-type="float" office:value="223.219">
            <text:p>223.21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9.4024">
            <text:p>19.4024</text:p>
          </table:table-cell>
          <table:table-cell office:value-type="float" office:value="3.50137">
            <text:p>3.50137</text:p>
          </table:table-cell>
          <table:table-cell office:value-type="float" office:value="223.23">
            <text:p>223.2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9.4226">
            <text:p>19.4226</text:p>
          </table:table-cell>
          <table:table-cell office:value-type="float" office:value="3.4902">
            <text:p>3.4902</text:p>
          </table:table-cell>
          <table:table-cell office:value-type="float" office:value="223.241">
            <text:p>223.24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9.4431">
            <text:p>19.4431</text:p>
          </table:table-cell>
          <table:table-cell office:value-type="float" office:value="3.47871">
            <text:p>3.47871</text:p>
          </table:table-cell>
          <table:table-cell office:value-type="float" office:value="223.253">
            <text:p>223.25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9.4831">
            <text:p>19.4831</text:p>
          </table:table-cell>
          <table:table-cell office:value-type="float" office:value="3.45575">
            <text:p>3.45575</text:p>
          </table:table-cell>
          <table:table-cell office:value-type="float" office:value="223.276">
            <text:p>223.27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9.5228">
            <text:p>19.5228</text:p>
          </table:table-cell>
          <table:table-cell office:value-type="float" office:value="3.43227">
            <text:p>3.43227</text:p>
          </table:table-cell>
          <table:table-cell office:value-type="float" office:value="223.299">
            <text:p>223.29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9.5432">
            <text:p>19.5432</text:p>
          </table:table-cell>
          <table:table-cell office:value-type="float" office:value="3.41994">
            <text:p>3.41994</text:p>
          </table:table-cell>
          <table:table-cell office:value-type="float" office:value="223.312">
            <text:p>223.31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9.5634">
            <text:p>19.5634</text:p>
          </table:table-cell>
          <table:table-cell office:value-type="float" office:value="3.40759">
            <text:p>3.40759</text:p>
          </table:table-cell>
          <table:table-cell office:value-type="float" office:value="223.324">
            <text:p>223.32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9.5834">
            <text:p>19.5834</text:p>
          </table:table-cell>
          <table:table-cell office:value-type="float" office:value="3.3952">
            <text:p>3.3952</text:p>
          </table:table-cell>
          <table:table-cell office:value-type="float" office:value="223.336">
            <text:p>223.33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9.6234">
            <text:p>19.6234</text:p>
          </table:table-cell>
          <table:table-cell office:value-type="float" office:value="3.36987">
            <text:p>3.36987</text:p>
          </table:table-cell>
          <table:table-cell office:value-type="float" office:value="223.362">
            <text:p>223.36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9.6441">
            <text:p>19.6441</text:p>
          </table:table-cell>
          <table:table-cell office:value-type="float" office:value="3.35646">
            <text:p>3.35646</text:p>
          </table:table-cell>
          <table:table-cell office:value-type="float" office:value="223.375">
            <text:p>223.37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9.6646">
            <text:p>19.6646</text:p>
          </table:table-cell>
          <table:table-cell office:value-type="float" office:value="3.34305">
            <text:p>3.34305</text:p>
          </table:table-cell>
          <table:table-cell office:value-type="float" office:value="223.388">
            <text:p>223.38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9.7043">
            <text:p>19.7043</text:p>
          </table:table-cell>
          <table:table-cell office:value-type="float" office:value="3.31635">
            <text:p>3.31635</text:p>
          </table:table-cell>
          <table:table-cell office:value-type="float" office:value="223.415">
            <text:p>223.41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9.742">
            <text:p>19.742</text:p>
          </table:table-cell>
          <table:table-cell office:value-type="float" office:value="3.29063">
            <text:p>3.29063</text:p>
          </table:table-cell>
          <table:table-cell office:value-type="float" office:value="223.441">
            <text:p>223.44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9.7783">
            <text:p>19.7783</text:p>
          </table:table-cell>
          <table:table-cell office:value-type="float" office:value="3.26544">
            <text:p>3.26544</text:p>
          </table:table-cell>
          <table:table-cell office:value-type="float" office:value="223.466">
            <text:p>223.46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9.8141">
            <text:p>19.8141</text:p>
          </table:table-cell>
          <table:table-cell office:value-type="float" office:value="3.24004">
            <text:p>3.24004</text:p>
          </table:table-cell>
          <table:table-cell office:value-type="float" office:value="223.491">
            <text:p>223.49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9.8499">
            <text:p>19.8499</text:p>
          </table:table-cell>
          <table:table-cell office:value-type="float" office:value="3.21419">
            <text:p>3.21419</text:p>
          </table:table-cell>
          <table:table-cell office:value-type="float" office:value="223.517">
            <text:p>223.51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9.8855">
            <text:p>19.8855</text:p>
          </table:table-cell>
          <table:table-cell office:value-type="float" office:value="3.188">
            <text:p>3.188</text:p>
          </table:table-cell>
          <table:table-cell office:value-type="float" office:value="223.543">
            <text:p>223.54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9.9212">
            <text:p>19.9212</text:p>
          </table:table-cell>
          <table:table-cell office:value-type="float" office:value="3.16122">
            <text:p>3.16122</text:p>
          </table:table-cell>
          <table:table-cell office:value-type="float" office:value="223.57">
            <text:p>223.5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9.9561">
            <text:p>19.9561</text:p>
          </table:table-cell>
          <table:table-cell office:value-type="float" office:value="3.13464">
            <text:p>3.13464</text:p>
          </table:table-cell>
          <table:table-cell office:value-type="float" office:value="223.597">
            <text:p>223.59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19.9918">
            <text:p>19.9918</text:p>
          </table:table-cell>
          <table:table-cell office:value-type="float" office:value="3.10704">
            <text:p>3.10704</text:p>
          </table:table-cell>
          <table:table-cell office:value-type="float" office:value="223.624">
            <text:p>223.62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0.0269">
            <text:p>20.0269</text:p>
          </table:table-cell>
          <table:table-cell office:value-type="float" office:value="3.07942">
            <text:p>3.07942</text:p>
          </table:table-cell>
          <table:table-cell office:value-type="float" office:value="223.652">
            <text:p>223.65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0.063">
            <text:p>20.063</text:p>
          </table:table-cell>
          <table:table-cell office:value-type="float" office:value="3.0506">
            <text:p>3.0506</text:p>
          </table:table-cell>
          <table:table-cell office:value-type="float" office:value="223.681">
            <text:p>223.68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0.0993">
            <text:p>20.0993</text:p>
          </table:table-cell>
          <table:table-cell office:value-type="float" office:value="3.02112">
            <text:p>3.02112</text:p>
          </table:table-cell>
          <table:table-cell office:value-type="float" office:value="223.71">
            <text:p>223.7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0.1339">
            <text:p>20.1339</text:p>
          </table:table-cell>
          <table:table-cell office:value-type="float" office:value="2.99258">
            <text:p>2.99258</text:p>
          </table:table-cell>
          <table:table-cell office:value-type="float" office:value="223.739">
            <text:p>223.73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0.1693">
            <text:p>20.1693</text:p>
          </table:table-cell>
          <table:table-cell office:value-type="float" office:value="2.96304">
            <text:p>2.96304</text:p>
          </table:table-cell>
          <table:table-cell office:value-type="float" office:value="223.768">
            <text:p>223.76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0.2034">
            <text:p>20.2034</text:p>
          </table:table-cell>
          <table:table-cell office:value-type="float" office:value="2.93411">
            <text:p>2.93411</text:p>
          </table:table-cell>
          <table:table-cell office:value-type="float" office:value="223.797">
            <text:p>223.79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0.2368">
            <text:p>20.2368</text:p>
          </table:table-cell>
          <table:table-cell office:value-type="float" office:value="2.9055">
            <text:p>2.9055</text:p>
          </table:table-cell>
          <table:table-cell office:value-type="float" office:value="223.826">
            <text:p>223.82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0.2708">
            <text:p>20.2708</text:p>
          </table:table-cell>
          <table:table-cell office:value-type="float" office:value="2.87596">
            <text:p>2.87596</text:p>
          </table:table-cell>
          <table:table-cell office:value-type="float" office:value="223.855">
            <text:p>223.85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0.3053">
            <text:p>20.3053</text:p>
          </table:table-cell>
          <table:table-cell office:value-type="float" office:value="2.84564">
            <text:p>2.84564</text:p>
          </table:table-cell>
          <table:table-cell office:value-type="float" office:value="223.886">
            <text:p>223.88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0.3432">
            <text:p>20.3432</text:p>
          </table:table-cell>
          <table:table-cell office:value-type="float" office:value="2.81184">
            <text:p>2.81184</text:p>
          </table:table-cell>
          <table:table-cell office:value-type="float" office:value="223.92">
            <text:p>223.9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0.3802">
            <text:p>20.3802</text:p>
          </table:table-cell>
          <table:table-cell office:value-type="float" office:value="2.77837">
            <text:p>2.77837</text:p>
          </table:table-cell>
          <table:table-cell office:value-type="float" office:value="223.953">
            <text:p>223.95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0.4162">
            <text:p>20.4162</text:p>
          </table:table-cell>
          <table:table-cell office:value-type="float" office:value="2.74554">
            <text:p>2.74554</text:p>
          </table:table-cell>
          <table:table-cell office:value-type="float" office:value="223.986">
            <text:p>223.98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0.4543">
            <text:p>20.4543</text:p>
          </table:table-cell>
          <table:table-cell office:value-type="float" office:value="2.7103">
            <text:p>2.7103</text:p>
          </table:table-cell>
          <table:table-cell office:value-type="float" office:value="224.021">
            <text:p>224.02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0.4904">
            <text:p>20.4904</text:p>
          </table:table-cell>
          <table:table-cell office:value-type="float" office:value="2.67642">
            <text:p>2.67642</text:p>
          </table:table-cell>
          <table:table-cell office:value-type="float" office:value="224.055">
            <text:p>224.05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0.5286">
            <text:p>20.5286</text:p>
          </table:table-cell>
          <table:table-cell office:value-type="float" office:value="2.64032">
            <text:p>2.64032</text:p>
          </table:table-cell>
          <table:table-cell office:value-type="float" office:value="224.091">
            <text:p>224.09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0.5647">
            <text:p>20.5647</text:p>
          </table:table-cell>
          <table:table-cell office:value-type="float" office:value="2.60582">
            <text:p>2.60582</text:p>
          </table:table-cell>
          <table:table-cell office:value-type="float" office:value="224.126">
            <text:p>224.12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0.6015">
            <text:p>20.6015</text:p>
          </table:table-cell>
          <table:table-cell office:value-type="float" office:value="2.57024">
            <text:p>2.57024</text:p>
          </table:table-cell>
          <table:table-cell office:value-type="float" office:value="224.161">
            <text:p>224.16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0.638">
            <text:p>20.638</text:p>
          </table:table-cell>
          <table:table-cell office:value-type="float" office:value="2.53462">
            <text:p>2.53462</text:p>
          </table:table-cell>
          <table:table-cell office:value-type="float" office:value="224.197">
            <text:p>224.19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0.6749">
            <text:p>20.6749</text:p>
          </table:table-cell>
          <table:table-cell office:value-type="float" office:value="2.49818">
            <text:p>2.49818</text:p>
          </table:table-cell>
          <table:table-cell office:value-type="float" office:value="224.233">
            <text:p>224.23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0.7107">
            <text:p>20.7107</text:p>
          </table:table-cell>
          <table:table-cell office:value-type="float" office:value="2.46251">
            <text:p>2.46251</text:p>
          </table:table-cell>
          <table:table-cell office:value-type="float" office:value="224.269">
            <text:p>224.26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0.7485">
            <text:p>20.7485</text:p>
          </table:table-cell>
          <table:table-cell office:value-type="float" office:value="2.42445">
            <text:p>2.42445</text:p>
          </table:table-cell>
          <table:table-cell office:value-type="float" office:value="224.307">
            <text:p>224.30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0.7689">
            <text:p>20.7689</text:p>
          </table:table-cell>
          <table:table-cell office:value-type="float" office:value="2.40376">
            <text:p>2.40376</text:p>
          </table:table-cell>
          <table:table-cell office:value-type="float" office:value="224.328">
            <text:p>224.32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0.8054">
            <text:p>20.8054</text:p>
          </table:table-cell>
          <table:table-cell office:value-type="float" office:value="2.36647">
            <text:p>2.36647</text:p>
          </table:table-cell>
          <table:table-cell office:value-type="float" office:value="224.365">
            <text:p>224.36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0.8425">
            <text:p>20.8425</text:p>
          </table:table-cell>
          <table:table-cell office:value-type="float" office:value="2.32831">
            <text:p>2.32831</text:p>
          </table:table-cell>
          <table:table-cell office:value-type="float" office:value="224.403">
            <text:p>224.40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0.8788">
            <text:p>20.8788</text:p>
          </table:table-cell>
          <table:table-cell office:value-type="float" office:value="2.29063">
            <text:p>2.29063</text:p>
          </table:table-cell>
          <table:table-cell office:value-type="float" office:value="224.441">
            <text:p>224.44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0.8989">
            <text:p>20.8989</text:p>
          </table:table-cell>
          <table:table-cell office:value-type="float" office:value="2.26965">
            <text:p>2.26965</text:p>
          </table:table-cell>
          <table:table-cell office:value-type="float" office:value="224.462">
            <text:p>224.46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0.9325">
            <text:p>20.9325</text:p>
          </table:table-cell>
          <table:table-cell office:value-type="float" office:value="2.23431">
            <text:p>2.23431</text:p>
          </table:table-cell>
          <table:table-cell office:value-type="float" office:value="224.497">
            <text:p>224.49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0.966">
            <text:p>20.966</text:p>
          </table:table-cell>
          <table:table-cell office:value-type="float" office:value="2.19887">
            <text:p>2.19887</text:p>
          </table:table-cell>
          <table:table-cell office:value-type="float" office:value="224.533">
            <text:p>224.53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1.0006">
            <text:p>21.0006</text:p>
          </table:table-cell>
          <table:table-cell office:value-type="float" office:value="2.16197">
            <text:p>2.16197</text:p>
          </table:table-cell>
          <table:table-cell office:value-type="float" office:value="224.569">
            <text:p>224.56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1.0344">
            <text:p>21.0344</text:p>
          </table:table-cell>
          <table:table-cell office:value-type="float" office:value="2.12569">
            <text:p>2.12569</text:p>
          </table:table-cell>
          <table:table-cell office:value-type="float" office:value="224.606">
            <text:p>224.60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1.0688">
            <text:p>21.0688</text:p>
          </table:table-cell>
          <table:table-cell office:value-type="float" office:value="2.08861">
            <text:p>2.08861</text:p>
          </table:table-cell>
          <table:table-cell office:value-type="float" office:value="224.643">
            <text:p>224.64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1.1068">
            <text:p>21.1068</text:p>
          </table:table-cell>
          <table:table-cell office:value-type="float" office:value="2.04715">
            <text:p>2.04715</text:p>
          </table:table-cell>
          <table:table-cell office:value-type="float" office:value="224.684">
            <text:p>224.68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1.1428">
            <text:p>21.1428</text:p>
          </table:table-cell>
          <table:table-cell office:value-type="float" office:value="2.00769">
            <text:p>2.00769</text:p>
          </table:table-cell>
          <table:table-cell office:value-type="float" office:value="224.724">
            <text:p>224.72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1.1783">
            <text:p>21.1783</text:p>
          </table:table-cell>
          <table:table-cell office:value-type="float" office:value="1.96852">
            <text:p>1.96852</text:p>
          </table:table-cell>
          <table:table-cell office:value-type="float" office:value="224.763">
            <text:p>224.763</text:p>
          </table:table-cell>
          <table:table-cell office:value-type="float" office:value="0.787408">
            <text:p>0.78740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1.2149">
            <text:p>21.2149</text:p>
          </table:table-cell>
          <table:table-cell office:value-type="float" office:value="1.92784">
            <text:p>1.92784</text:p>
          </table:table-cell>
          <table:table-cell office:value-type="float" office:value="224.804">
            <text:p>224.804</text:p>
          </table:table-cell>
          <table:table-cell office:value-type="float" office:value="0.771136">
            <text:p>0.77113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1.2527">
            <text:p>21.2527</text:p>
          </table:table-cell>
          <table:table-cell office:value-type="float" office:value="1.88557">
            <text:p>1.88557</text:p>
          </table:table-cell>
          <table:table-cell office:value-type="float" office:value="224.846">
            <text:p>224.846</text:p>
          </table:table-cell>
          <table:table-cell office:value-type="float" office:value="0.75423">
            <text:p>0.7542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1.2892">
            <text:p>21.2892</text:p>
          </table:table-cell>
          <table:table-cell office:value-type="float" office:value="1.84441">
            <text:p>1.84441</text:p>
          </table:table-cell>
          <table:table-cell office:value-type="float" office:value="224.887">
            <text:p>224.887</text:p>
          </table:table-cell>
          <table:table-cell office:value-type="float" office:value="0.737762">
            <text:p>0.73776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1.3255">
            <text:p>21.3255</text:p>
          </table:table-cell>
          <table:table-cell office:value-type="float" office:value="1.80322">
            <text:p>1.80322</text:p>
          </table:table-cell>
          <table:table-cell office:value-type="float" office:value="224.928">
            <text:p>224.928</text:p>
          </table:table-cell>
          <table:table-cell office:value-type="float" office:value="0.721289">
            <text:p>0.72128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1.3645">
            <text:p>21.3645</text:p>
          </table:table-cell>
          <table:table-cell office:value-type="float" office:value="1.75882">
            <text:p>1.75882</text:p>
          </table:table-cell>
          <table:table-cell office:value-type="float" office:value="224.973">
            <text:p>224.973</text:p>
          </table:table-cell>
          <table:table-cell office:value-type="float" office:value="0.703528">
            <text:p>0.70352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1.389">
            <text:p>21.389</text:p>
          </table:table-cell>
          <table:table-cell office:value-type="float" office:value="1.73067">
            <text:p>1.73067</text:p>
          </table:table-cell>
          <table:table-cell office:value-type="float" office:value="225.001">
            <text:p>225.001</text:p>
          </table:table-cell>
          <table:table-cell office:value-type="float" office:value="0.692267">
            <text:p>0.69226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1.4253">
            <text:p>21.4253</text:p>
          </table:table-cell>
          <table:table-cell office:value-type="float" office:value="1.68906">
            <text:p>1.68906</text:p>
          </table:table-cell>
          <table:table-cell office:value-type="float" office:value="225.042">
            <text:p>225.042</text:p>
          </table:table-cell>
          <table:table-cell office:value-type="float" office:value="0.675623">
            <text:p>0.67562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1.4593">
            <text:p>21.4593</text:p>
          </table:table-cell>
          <table:table-cell office:value-type="float" office:value="1.64975">
            <text:p>1.64975</text:p>
          </table:table-cell>
          <table:table-cell office:value-type="float" office:value="225.082">
            <text:p>225.082</text:p>
          </table:table-cell>
          <table:table-cell office:value-type="float" office:value="0.6599">
            <text:p>0.659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1.4938">
            <text:p>21.4938</text:p>
          </table:table-cell>
          <table:table-cell office:value-type="float" office:value="1.6097">
            <text:p>1.6097</text:p>
          </table:table-cell>
          <table:table-cell office:value-type="float" office:value="225.122">
            <text:p>225.122</text:p>
          </table:table-cell>
          <table:table-cell office:value-type="float" office:value="0.643878">
            <text:p>0.64387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1.5283">
            <text:p>21.5283</text:p>
          </table:table-cell>
          <table:table-cell office:value-type="float" office:value="1.5695">
            <text:p>1.5695</text:p>
          </table:table-cell>
          <table:table-cell office:value-type="float" office:value="225.162">
            <text:p>225.162</text:p>
          </table:table-cell>
          <table:table-cell office:value-type="float" office:value="0.627802">
            <text:p>0.62780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1.5626">
            <text:p>21.5626</text:p>
          </table:table-cell>
          <table:table-cell office:value-type="float" office:value="1.52928">
            <text:p>1.52928</text:p>
          </table:table-cell>
          <table:table-cell office:value-type="float" office:value="225.202">
            <text:p>225.202</text:p>
          </table:table-cell>
          <table:table-cell office:value-type="float" office:value="0.611713">
            <text:p>0.61171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1.5971">
            <text:p>21.5971</text:p>
          </table:table-cell>
          <table:table-cell office:value-type="float" office:value="1.48874">
            <text:p>1.48874</text:p>
          </table:table-cell>
          <table:table-cell office:value-type="float" office:value="225.243">
            <text:p>225.243</text:p>
          </table:table-cell>
          <table:table-cell office:value-type="float" office:value="0.595496">
            <text:p>0.59549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1.6297">
            <text:p>21.6297</text:p>
          </table:table-cell>
          <table:table-cell office:value-type="float" office:value="1.45032">
            <text:p>1.45032</text:p>
          </table:table-cell>
          <table:table-cell office:value-type="float" office:value="225.281">
            <text:p>225.281</text:p>
          </table:table-cell>
          <table:table-cell office:value-type="float" office:value="0.580127">
            <text:p>0.58012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1.6624">
            <text:p>21.6624</text:p>
          </table:table-cell>
          <table:table-cell office:value-type="float" office:value="1.41158">
            <text:p>1.41158</text:p>
          </table:table-cell>
          <table:table-cell office:value-type="float" office:value="225.32">
            <text:p>225.32</text:p>
          </table:table-cell>
          <table:table-cell office:value-type="float" office:value="0.56463">
            <text:p>0.5646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1.6955">
            <text:p>21.6955</text:p>
          </table:table-cell>
          <table:table-cell office:value-type="float" office:value="1.37231">
            <text:p>1.37231</text:p>
          </table:table-cell>
          <table:table-cell office:value-type="float" office:value="225.359">
            <text:p>225.359</text:p>
          </table:table-cell>
          <table:table-cell office:value-type="float" office:value="0.548926">
            <text:p>0.54892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1.7323">
            <text:p>21.7323</text:p>
          </table:table-cell>
          <table:table-cell office:value-type="float" office:value="1.32845">
            <text:p>1.32845</text:p>
          </table:table-cell>
          <table:table-cell office:value-type="float" office:value="225.403">
            <text:p>225.403</text:p>
          </table:table-cell>
          <table:table-cell office:value-type="float" office:value="0.531378">
            <text:p>0.53137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1.763">
            <text:p>21.763</text:p>
          </table:table-cell>
          <table:table-cell office:value-type="float" office:value="1.29176">
            <text:p>1.29176</text:p>
          </table:table-cell>
          <table:table-cell office:value-type="float" office:value="225.44">
            <text:p>225.44</text:p>
          </table:table-cell>
          <table:table-cell office:value-type="float" office:value="0.516705">
            <text:p>0.51670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1.7933">
            <text:p>21.7933</text:p>
          </table:table-cell>
          <table:table-cell office:value-type="float" office:value="1.25554">
            <text:p>1.25554</text:p>
          </table:table-cell>
          <table:table-cell office:value-type="float" office:value="225.476">
            <text:p>225.476</text:p>
          </table:table-cell>
          <table:table-cell office:value-type="float" office:value="0.502216">
            <text:p>0.50221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1.8257">
            <text:p>21.8257</text:p>
          </table:table-cell>
          <table:table-cell office:value-type="float" office:value="1.21671">
            <text:p>1.21671</text:p>
          </table:table-cell>
          <table:table-cell office:value-type="float" office:value="225.515">
            <text:p>225.515</text:p>
          </table:table-cell>
          <table:table-cell office:value-type="float" office:value="0.486682">
            <text:p>0.48668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1.8581">
            <text:p>21.8581</text:p>
          </table:table-cell>
          <table:table-cell office:value-type="float" office:value="1.17772">
            <text:p>1.17772</text:p>
          </table:table-cell>
          <table:table-cell office:value-type="float" office:value="225.554">
            <text:p>225.554</text:p>
          </table:table-cell>
          <table:table-cell office:value-type="float" office:value="0.471088">
            <text:p>0.47108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1.8912">
            <text:p>21.8912</text:p>
          </table:table-cell>
          <table:table-cell office:value-type="float" office:value="1.13785">
            <text:p>1.13785</text:p>
          </table:table-cell>
          <table:table-cell office:value-type="float" office:value="225.594">
            <text:p>225.594</text:p>
          </table:table-cell>
          <table:table-cell office:value-type="float" office:value="0.455139">
            <text:p>0.45513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1.9238">
            <text:p>21.9238</text:p>
          </table:table-cell>
          <table:table-cell office:value-type="float" office:value="1.09856">
            <text:p>1.09856</text:p>
          </table:table-cell>
          <table:table-cell office:value-type="float" office:value="225.633">
            <text:p>225.633</text:p>
          </table:table-cell>
          <table:table-cell office:value-type="float" office:value="0.439423">
            <text:p>0.43942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1.9445">
            <text:p>21.9445</text:p>
          </table:table-cell>
          <table:table-cell office:value-type="float" office:value="1.07361">
            <text:p>1.07361</text:p>
          </table:table-cell>
          <table:table-cell office:value-type="float" office:value="225.658">
            <text:p>225.658</text:p>
          </table:table-cell>
          <table:table-cell office:value-type="float" office:value="0.429443">
            <text:p>0.42944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1.9757">
            <text:p>21.9757</text:p>
          </table:table-cell>
          <table:table-cell office:value-type="float" office:value="1.0359">
            <text:p>1.0359</text:p>
          </table:table-cell>
          <table:table-cell office:value-type="float" office:value="225.696">
            <text:p>225.696</text:p>
          </table:table-cell>
          <table:table-cell office:value-type="float" office:value="0.414362">
            <text:p>0.41436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2.0058">
            <text:p>22.0058</text:p>
          </table:table-cell>
          <table:table-cell office:value-type="float" office:value="0.999725">
            <text:p>0.999725</text:p>
          </table:table-cell>
          <table:table-cell office:value-type="float" office:value="225.732">
            <text:p>225.732</text:p>
          </table:table-cell>
          <table:table-cell office:value-type="float" office:value="0.39989">
            <text:p>0.3998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2.0375">
            <text:p>22.0375</text:p>
          </table:table-cell>
          <table:table-cell office:value-type="float" office:value="0.961472">
            <text:p>0.961472</text:p>
          </table:table-cell>
          <table:table-cell office:value-type="float" office:value="225.77">
            <text:p>225.77</text:p>
          </table:table-cell>
          <table:table-cell office:value-type="float" office:value="0.384589">
            <text:p>0.38458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2.0685">
            <text:p>22.0685</text:p>
          </table:table-cell>
          <table:table-cell office:value-type="float" office:value="0.924271">
            <text:p>0.924271</text:p>
          </table:table-cell>
          <table:table-cell office:value-type="float" office:value="225.807">
            <text:p>225.807</text:p>
          </table:table-cell>
          <table:table-cell office:value-type="float" office:value="0.369708">
            <text:p>0.36970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2.0992">
            <text:p>22.0992</text:p>
          </table:table-cell>
          <table:table-cell office:value-type="float" office:value="0.887299">
            <text:p>0.887299</text:p>
          </table:table-cell>
          <table:table-cell office:value-type="float" office:value="225.844">
            <text:p>225.844</text:p>
          </table:table-cell>
          <table:table-cell office:value-type="float" office:value="0.354919">
            <text:p>0.35491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2.1346">
            <text:p>22.1346</text:p>
          </table:table-cell>
          <table:table-cell office:value-type="float" office:value="0.844849">
            <text:p>0.844849</text:p>
          </table:table-cell>
          <table:table-cell office:value-type="float" office:value="225.887">
            <text:p>225.887</text:p>
          </table:table-cell>
          <table:table-cell office:value-type="float" office:value="0.337939">
            <text:p>0.33793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2.1639">
            <text:p>22.1639</text:p>
          </table:table-cell>
          <table:table-cell office:value-type="float" office:value="0.809753">
            <text:p>0.809753</text:p>
          </table:table-cell>
          <table:table-cell office:value-type="float" office:value="225.922">
            <text:p>225.922</text:p>
          </table:table-cell>
          <table:table-cell office:value-type="float" office:value="0.323901">
            <text:p>0.32390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2.1951">
            <text:p>22.1951</text:p>
          </table:table-cell>
          <table:table-cell office:value-type="float" office:value="0.772552">
            <text:p>0.772552</text:p>
          </table:table-cell>
          <table:table-cell office:value-type="float" office:value="225.959">
            <text:p>225.959</text:p>
          </table:table-cell>
          <table:table-cell office:value-type="float" office:value="0.309021">
            <text:p>0.30902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2.2255">
            <text:p>22.2255</text:p>
          </table:table-cell>
          <table:table-cell office:value-type="float" office:value="0.736282">
            <text:p>0.736282</text:p>
          </table:table-cell>
          <table:table-cell office:value-type="float" office:value="225.995">
            <text:p>225.995</text:p>
          </table:table-cell>
          <table:table-cell office:value-type="float" office:value="0.294513">
            <text:p>0.29451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2.2557">
            <text:p>22.2557</text:p>
          </table:table-cell>
          <table:table-cell office:value-type="float" office:value="0.70047">
            <text:p>0.70047</text:p>
          </table:table-cell>
          <table:table-cell office:value-type="float" office:value="226.031">
            <text:p>226.031</text:p>
          </table:table-cell>
          <table:table-cell office:value-type="float" office:value="0.280188">
            <text:p>0.28018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2.2871">
            <text:p>22.2871</text:p>
          </table:table-cell>
          <table:table-cell office:value-type="float" office:value="0.663422">
            <text:p>0.663422</text:p>
          </table:table-cell>
          <table:table-cell office:value-type="float" office:value="226.068">
            <text:p>226.068</text:p>
          </table:table-cell>
          <table:table-cell office:value-type="float" office:value="0.265369">
            <text:p>0.26536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2.3162">
            <text:p>22.3162</text:p>
          </table:table-cell>
          <table:table-cell office:value-type="float" office:value="0.629288">
            <text:p>0.629288</text:p>
          </table:table-cell>
          <table:table-cell office:value-type="float" office:value="226.102">
            <text:p>226.102</text:p>
          </table:table-cell>
          <table:table-cell office:value-type="float" office:value="0.251715">
            <text:p>0.25171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2.3475">
            <text:p>22.3475</text:p>
          </table:table-cell>
          <table:table-cell office:value-type="float" office:value="0.592743">
            <text:p>0.592743</text:p>
          </table:table-cell>
          <table:table-cell office:value-type="float" office:value="226.139">
            <text:p>226.139</text:p>
          </table:table-cell>
          <table:table-cell office:value-type="float" office:value="0.237097">
            <text:p>0.23709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2.3794">
            <text:p>22.3794</text:p>
          </table:table-cell>
          <table:table-cell office:value-type="float" office:value="0.555695">
            <text:p>0.555695</text:p>
          </table:table-cell>
          <table:table-cell office:value-type="float" office:value="226.176">
            <text:p>226.176</text:p>
          </table:table-cell>
          <table:table-cell office:value-type="float" office:value="0.222278">
            <text:p>0.22227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2.4093">
            <text:p>22.4093</text:p>
          </table:table-cell>
          <table:table-cell office:value-type="float" office:value="0.521179">
            <text:p>0.521179</text:p>
          </table:table-cell>
          <table:table-cell office:value-type="float" office:value="226.21">
            <text:p>226.21</text:p>
          </table:table-cell>
          <table:table-cell office:value-type="float" office:value="0.208472">
            <text:p>0.20847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2.4398">
            <text:p>22.4398</text:p>
          </table:table-cell>
          <table:table-cell office:value-type="float" office:value="0.486267">
            <text:p>0.486267</text:p>
          </table:table-cell>
          <table:table-cell office:value-type="float" office:value="226.245">
            <text:p>226.245</text:p>
          </table:table-cell>
          <table:table-cell office:value-type="float" office:value="0.194507">
            <text:p>0.19450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2.4726">
            <text:p>22.4726</text:p>
          </table:table-cell>
          <table:table-cell office:value-type="float" office:value="0.448959">
            <text:p>0.448959</text:p>
          </table:table-cell>
          <table:table-cell office:value-type="float" office:value="226.283">
            <text:p>226.283</text:p>
          </table:table-cell>
          <table:table-cell office:value-type="float" office:value="0.179584">
            <text:p>0.17958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2.5041">
            <text:p>22.5041</text:p>
          </table:table-cell>
          <table:table-cell office:value-type="float" office:value="0.413559">
            <text:p>0.413559</text:p>
          </table:table-cell>
          <table:table-cell office:value-type="float" office:value="226.318">
            <text:p>226.318</text:p>
          </table:table-cell>
          <table:table-cell office:value-type="float" office:value="0.165424">
            <text:p>0.16542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2.5348">
            <text:p>22.5348</text:p>
          </table:table-cell>
          <table:table-cell office:value-type="float" office:value="0.379272">
            <text:p>0.379272</text:p>
          </table:table-cell>
          <table:table-cell office:value-type="float" office:value="226.352">
            <text:p>226.352</text:p>
          </table:table-cell>
          <table:table-cell office:value-type="float" office:value="0.151709">
            <text:p>0.15170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2.5639">
            <text:p>22.5639</text:p>
          </table:table-cell>
          <table:table-cell office:value-type="float" office:value="0.347092">
            <text:p>0.347092</text:p>
          </table:table-cell>
          <table:table-cell office:value-type="float" office:value="226.384">
            <text:p>226.384</text:p>
          </table:table-cell>
          <table:table-cell office:value-type="float" office:value="0.138837">
            <text:p>0.13883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2.5938">
            <text:p>22.5938</text:p>
          </table:table-cell>
          <table:table-cell office:value-type="float" office:value="0.314331">
            <text:p>0.314331</text:p>
          </table:table-cell>
          <table:table-cell office:value-type="float" office:value="226.417">
            <text:p>226.417</text:p>
          </table:table-cell>
          <table:table-cell office:value-type="float" office:value="0.125732">
            <text:p>0.12573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2.6248">
            <text:p>22.6248</text:p>
          </table:table-cell>
          <table:table-cell office:value-type="float" office:value="0.280853">
            <text:p>0.280853</text:p>
          </table:table-cell>
          <table:table-cell office:value-type="float" office:value="226.451">
            <text:p>226.451</text:p>
          </table:table-cell>
          <table:table-cell office:value-type="float" office:value="0.112341">
            <text:p>0.11234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2.6556">
            <text:p>22.6556</text:p>
          </table:table-cell>
          <table:table-cell office:value-type="float" office:value="0.247955">
            <text:p>0.247955</text:p>
          </table:table-cell>
          <table:table-cell office:value-type="float" office:value="226.484">
            <text:p>226.484</text:p>
          </table:table-cell>
          <table:table-cell office:value-type="float" office:value="0.0991821">
            <text:p>0.099182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2.6861">
            <text:p>22.6861</text:p>
          </table:table-cell>
          <table:table-cell office:value-type="float" office:value="0.215744">
            <text:p>0.215744</text:p>
          </table:table-cell>
          <table:table-cell office:value-type="float" office:value="226.516">
            <text:p>226.516</text:p>
          </table:table-cell>
          <table:table-cell office:value-type="float" office:value="0.0862976">
            <text:p>0.086297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2.7162">
            <text:p>22.7162</text:p>
          </table:table-cell>
          <table:table-cell office:value-type="float" office:value="0.184341">
            <text:p>0.184341</text:p>
          </table:table-cell>
          <table:table-cell office:value-type="float" office:value="226.547">
            <text:p>226.547</text:p>
          </table:table-cell>
          <table:table-cell office:value-type="float" office:value="0.0737366">
            <text:p>0.073736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2.7466">
            <text:p>22.7466</text:p>
          </table:table-cell>
          <table:table-cell office:value-type="float" office:value="0.153183">
            <text:p>0.153183</text:p>
          </table:table-cell>
          <table:table-cell office:value-type="float" office:value="226.578">
            <text:p>226.578</text:p>
          </table:table-cell>
          <table:table-cell office:value-type="float" office:value="0.0612732">
            <text:p>0.061273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2.7787">
            <text:p>22.7787</text:p>
          </table:table-cell>
          <table:table-cell office:value-type="float" office:value="0.120834">
            <text:p>0.120834</text:p>
          </table:table-cell>
          <table:table-cell office:value-type="float" office:value="226.611">
            <text:p>226.611</text:p>
          </table:table-cell>
          <table:table-cell office:value-type="float" office:value="0.0483337">
            <text:p>0.048333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2.8074">
            <text:p>22.8074</text:p>
          </table:table-cell>
          <table:table-cell office:value-type="float" office:value="0.0923004">
            <text:p>0.0923004</text:p>
          </table:table-cell>
          <table:table-cell office:value-type="float" office:value="226.639">
            <text:p>226.639</text:p>
          </table:table-cell>
          <table:table-cell office:value-type="float" office:value="0.0369202">
            <text:p>0.036920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2.8379">
            <text:p>22.8379</text:p>
          </table:table-cell>
          <table:table-cell office:value-type="float" office:value="0.0625153">
            <text:p>0.0625153</text:p>
          </table:table-cell>
          <table:table-cell office:value-type="float" office:value="226.669">
            <text:p>226.669</text:p>
          </table:table-cell>
          <table:table-cell office:value-type="float" office:value="0.0250061">
            <text:p>0.025006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2.8677">
            <text:p>22.8677</text:p>
          </table:table-cell>
          <table:table-cell office:value-type="float" office:value="0.0338593">
            <text:p>0.0338593</text:p>
          </table:table-cell>
          <table:table-cell office:value-type="float" office:value="226.698">
            <text:p>226.698</text:p>
          </table:table-cell>
          <table:table-cell office:value-type="float" office:value="0.0135437">
            <text:p>0.013543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2.8979">
            <text:p>22.8979</text:p>
          </table:table-cell>
          <table:table-cell office:value-type="float" office:value="0.00531006">
            <text:p>0.00531006</text:p>
          </table:table-cell>
          <table:table-cell office:value-type="float" office:value="226.726">
            <text:p>226.726</text:p>
          </table:table-cell>
          <table:table-cell office:value-type="float" office:value="0.00212402">
            <text:p>0.0021240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2.9306">
            <text:p>22.9306</text:p>
          </table:table-cell>
          <table:table-cell office:value-type="float" office:value="-0.024826">
            <text:p>-0.024826</text:p>
          </table:table-cell>
          <table:table-cell office:value-type="float" office:value="226.756">
            <text:p>226.756</text:p>
          </table:table-cell>
          <table:table-cell office:value-type="float" office:value="-0.00993042">
            <text:p>-0.0099304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2.9611">
            <text:p>22.9611</text:p>
          </table:table-cell>
          <table:table-cell office:value-type="float" office:value="-0.0524445">
            <text:p>-0.0524445</text:p>
          </table:table-cell>
          <table:table-cell office:value-type="float" office:value="226.784">
            <text:p>226.784</text:p>
          </table:table-cell>
          <table:table-cell office:value-type="float" office:value="-0.0209778">
            <text:p>-0.020977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2.9918">
            <text:p>22.9918</text:p>
          </table:table-cell>
          <table:table-cell office:value-type="float" office:value="-0.0796204">
            <text:p>-0.0796204</text:p>
          </table:table-cell>
          <table:table-cell office:value-type="float" office:value="226.811">
            <text:p>226.811</text:p>
          </table:table-cell>
          <table:table-cell office:value-type="float" office:value="-0.0318481">
            <text:p>-0.031848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3.0219">
            <text:p>23.0219</text:p>
          </table:table-cell>
          <table:table-cell office:value-type="float" office:value="-0.105545">
            <text:p>-0.105545</text:p>
          </table:table-cell>
          <table:table-cell office:value-type="float" office:value="226.837">
            <text:p>226.837</text:p>
          </table:table-cell>
          <table:table-cell office:value-type="float" office:value="-0.042218">
            <text:p>-0.04221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3.0515">
            <text:p>23.0515</text:p>
          </table:table-cell>
          <table:table-cell office:value-type="float" office:value="-0.130539">
            <text:p>-0.130539</text:p>
          </table:table-cell>
          <table:table-cell office:value-type="float" office:value="226.862">
            <text:p>226.862</text:p>
          </table:table-cell>
          <table:table-cell office:value-type="float" office:value="-0.0522156">
            <text:p>-0.052215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3.0825">
            <text:p>23.0825</text:p>
          </table:table-cell>
          <table:table-cell office:value-type="float" office:value="-0.155991">
            <text:p>-0.155991</text:p>
          </table:table-cell>
          <table:table-cell office:value-type="float" office:value="226.887">
            <text:p>226.887</text:p>
          </table:table-cell>
          <table:table-cell office:value-type="float" office:value="-0.0623962">
            <text:p>-0.062396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3.112">
            <text:p>23.112</text:p>
          </table:table-cell>
          <table:table-cell office:value-type="float" office:value="-0.179611">
            <text:p>-0.179611</text:p>
          </table:table-cell>
          <table:table-cell office:value-type="float" office:value="226.911">
            <text:p>226.911</text:p>
          </table:table-cell>
          <table:table-cell office:value-type="float" office:value="-0.0718445">
            <text:p>-0.071844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3.1413">
            <text:p>23.1413</text:p>
          </table:table-cell>
          <table:table-cell office:value-type="float" office:value="-0.202408">
            <text:p>-0.202408</text:p>
          </table:table-cell>
          <table:table-cell office:value-type="float" office:value="226.934">
            <text:p>226.934</text:p>
          </table:table-cell>
          <table:table-cell office:value-type="float" office:value="-0.0809631">
            <text:p>-0.080963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3.1718">
            <text:p>23.1718</text:p>
          </table:table-cell>
          <table:table-cell office:value-type="float" office:value="-0.225494">
            <text:p>-0.225494</text:p>
          </table:table-cell>
          <table:table-cell office:value-type="float" office:value="226.957">
            <text:p>226.957</text:p>
          </table:table-cell>
          <table:table-cell office:value-type="float" office:value="-0.0901978">
            <text:p>-0.090197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3.2015">
            <text:p>23.2015</text:p>
          </table:table-cell>
          <table:table-cell office:value-type="float" office:value="-0.247192">
            <text:p>-0.247192</text:p>
          </table:table-cell>
          <table:table-cell office:value-type="float" office:value="226.979">
            <text:p>226.979</text:p>
          </table:table-cell>
          <table:table-cell office:value-type="float" office:value="-0.098877">
            <text:p>-0.09887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3.231">
            <text:p>23.231</text:p>
          </table:table-cell>
          <table:table-cell office:value-type="float" office:value="-0.268158">
            <text:p>-0.268158</text:p>
          </table:table-cell>
          <table:table-cell office:value-type="float" office:value="227">
            <text:p>227</text:p>
          </table:table-cell>
          <table:table-cell office:value-type="float" office:value="-0.107263">
            <text:p>-0.10726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3.2607">
            <text:p>23.2607</text:p>
          </table:table-cell>
          <table:table-cell office:value-type="float" office:value="-0.288483">
            <text:p>-0.288483</text:p>
          </table:table-cell>
          <table:table-cell office:value-type="float" office:value="227.02">
            <text:p>227.02</text:p>
          </table:table-cell>
          <table:table-cell office:value-type="float" office:value="-0.115393">
            <text:p>-0.11539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3.2899">
            <text:p>23.2899</text:p>
          </table:table-cell>
          <table:table-cell office:value-type="float" office:value="-0.307816">
            <text:p>-0.307816</text:p>
          </table:table-cell>
          <table:table-cell office:value-type="float" office:value="227.039">
            <text:p>227.039</text:p>
          </table:table-cell>
          <table:table-cell office:value-type="float" office:value="-0.123126">
            <text:p>-0.12312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3.3195">
            <text:p>23.3195</text:p>
          </table:table-cell>
          <table:table-cell office:value-type="float" office:value="-0.326706">
            <text:p>-0.326706</text:p>
          </table:table-cell>
          <table:table-cell office:value-type="float" office:value="227.058">
            <text:p>227.058</text:p>
          </table:table-cell>
          <table:table-cell office:value-type="float" office:value="-0.130682">
            <text:p>-0.13068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3.3487">
            <text:p>23.3487</text:p>
          </table:table-cell>
          <table:table-cell office:value-type="float" office:value="-0.344681">
            <text:p>-0.344681</text:p>
          </table:table-cell>
          <table:table-cell office:value-type="float" office:value="227.076">
            <text:p>227.076</text:p>
          </table:table-cell>
          <table:table-cell office:value-type="float" office:value="-0.137872">
            <text:p>-0.13787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3.377">
            <text:p>23.377</text:p>
          </table:table-cell>
          <table:table-cell office:value-type="float" office:value="-0.361389">
            <text:p>-0.361389</text:p>
          </table:table-cell>
          <table:table-cell office:value-type="float" office:value="227.093">
            <text:p>227.093</text:p>
          </table:table-cell>
          <table:table-cell office:value-type="float" office:value="-0.144556">
            <text:p>-0.14455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3.4057">
            <text:p>23.4057</text:p>
          </table:table-cell>
          <table:table-cell office:value-type="float" office:value="-0.377609">
            <text:p>-0.377609</text:p>
          </table:table-cell>
          <table:table-cell office:value-type="float" office:value="227.109">
            <text:p>227.109</text:p>
          </table:table-cell>
          <table:table-cell office:value-type="float" office:value="-0.151044">
            <text:p>-0.15104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3.4349">
            <text:p>23.4349</text:p>
          </table:table-cell>
          <table:table-cell office:value-type="float" office:value="-0.393433">
            <text:p>-0.393433</text:p>
          </table:table-cell>
          <table:table-cell office:value-type="float" office:value="227.125">
            <text:p>227.125</text:p>
          </table:table-cell>
          <table:table-cell office:value-type="float" office:value="-0.157373">
            <text:p>-0.15737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3.4639">
            <text:p>23.4639</text:p>
          </table:table-cell>
          <table:table-cell office:value-type="float" office:value="-0.408447">
            <text:p>-0.408447</text:p>
          </table:table-cell>
          <table:table-cell office:value-type="float" office:value="227.14">
            <text:p>227.14</text:p>
          </table:table-cell>
          <table:table-cell office:value-type="float" office:value="-0.163379">
            <text:p>-0.16337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3.4932">
            <text:p>23.4932</text:p>
          </table:table-cell>
          <table:table-cell office:value-type="float" office:value="-0.422852">
            <text:p>-0.422852</text:p>
          </table:table-cell>
          <table:table-cell office:value-type="float" office:value="227.154">
            <text:p>227.154</text:p>
          </table:table-cell>
          <table:table-cell office:value-type="float" office:value="-0.169141">
            <text:p>-0.16914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3.5221">
            <text:p>23.5221</text:p>
          </table:table-cell>
          <table:table-cell office:value-type="float" office:value="-0.436356">
            <text:p>-0.436356</text:p>
          </table:table-cell>
          <table:table-cell office:value-type="float" office:value="227.168">
            <text:p>227.168</text:p>
          </table:table-cell>
          <table:table-cell office:value-type="float" office:value="-0.174542">
            <text:p>-0.17454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3.5514">
            <text:p>23.5514</text:p>
          </table:table-cell>
          <table:table-cell office:value-type="float" office:value="-0.449249">
            <text:p>-0.449249</text:p>
          </table:table-cell>
          <table:table-cell office:value-type="float" office:value="227.181">
            <text:p>227.181</text:p>
          </table:table-cell>
          <table:table-cell office:value-type="float" office:value="-0.1797">
            <text:p>-0.179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3.5792">
            <text:p>23.5792</text:p>
          </table:table-cell>
          <table:table-cell office:value-type="float" office:value="-0.460831">
            <text:p>-0.460831</text:p>
          </table:table-cell>
          <table:table-cell office:value-type="float" office:value="227.192">
            <text:p>227.192</text:p>
          </table:table-cell>
          <table:table-cell office:value-type="float" office:value="-0.184332">
            <text:p>-0.18433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3.6097">
            <text:p>23.6097</text:p>
          </table:table-cell>
          <table:table-cell office:value-type="float" office:value="-0.472717">
            <text:p>-0.472717</text:p>
          </table:table-cell>
          <table:table-cell office:value-type="float" office:value="227.204">
            <text:p>227.204</text:p>
          </table:table-cell>
          <table:table-cell office:value-type="float" office:value="-0.189087">
            <text:p>-0.18908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3.642">
            <text:p>23.642</text:p>
          </table:table-cell>
          <table:table-cell office:value-type="float" office:value="-0.484421">
            <text:p>-0.484421</text:p>
          </table:table-cell>
          <table:table-cell office:value-type="float" office:value="227.216">
            <text:p>227.216</text:p>
          </table:table-cell>
          <table:table-cell office:value-type="float" office:value="-0.193768">
            <text:p>-0.19376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3.6735">
            <text:p>23.6735</text:p>
          </table:table-cell>
          <table:table-cell office:value-type="float" office:value="-0.494949">
            <text:p>-0.494949</text:p>
          </table:table-cell>
          <table:table-cell office:value-type="float" office:value="227.226">
            <text:p>227.226</text:p>
          </table:table-cell>
          <table:table-cell office:value-type="float" office:value="-0.19798">
            <text:p>-0.1979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3.7063">
            <text:p>23.7063</text:p>
          </table:table-cell>
          <table:table-cell office:value-type="float" office:value="-0.505005">
            <text:p>-0.505005</text:p>
          </table:table-cell>
          <table:table-cell office:value-type="float" office:value="227.236">
            <text:p>227.236</text:p>
          </table:table-cell>
          <table:table-cell office:value-type="float" office:value="-0.202002">
            <text:p>-0.20200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3.7444">
            <text:p>23.7444</text:p>
          </table:table-cell>
          <table:table-cell office:value-type="float" office:value="-0.515396">
            <text:p>-0.515396</text:p>
          </table:table-cell>
          <table:table-cell office:value-type="float" office:value="227.247">
            <text:p>227.247</text:p>
          </table:table-cell>
          <table:table-cell office:value-type="float" office:value="-0.206158">
            <text:p>-0.20615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3.7784">
            <text:p>23.7784</text:p>
          </table:table-cell>
          <table:table-cell office:value-type="float" office:value="-0.523621">
            <text:p>-0.523621</text:p>
          </table:table-cell>
          <table:table-cell office:value-type="float" office:value="227.255">
            <text:p>227.255</text:p>
          </table:table-cell>
          <table:table-cell office:value-type="float" office:value="-0.209448">
            <text:p>-0.20944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3.8084">
            <text:p>23.8084</text:p>
          </table:table-cell>
          <table:table-cell office:value-type="float" office:value="-0.529999">
            <text:p>-0.529999</text:p>
          </table:table-cell>
          <table:table-cell office:value-type="float" office:value="227.261">
            <text:p>227.261</text:p>
          </table:table-cell>
          <table:table-cell office:value-type="float" office:value="-0.212">
            <text:p>-0.21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3.8408">
            <text:p>23.8408</text:p>
          </table:table-cell>
          <table:table-cell office:value-type="float" office:value="-0.536011">
            <text:p>-0.536011</text:p>
          </table:table-cell>
          <table:table-cell office:value-type="float" office:value="227.267">
            <text:p>227.267</text:p>
          </table:table-cell>
          <table:table-cell office:value-type="float" office:value="-0.214404">
            <text:p>-0.21440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3.874">
            <text:p>23.874</text:p>
          </table:table-cell>
          <table:table-cell office:value-type="float" office:value="-0.541138">
            <text:p>-0.541138</text:p>
          </table:table-cell>
          <table:table-cell office:value-type="float" office:value="227.273">
            <text:p>227.273</text:p>
          </table:table-cell>
          <table:table-cell office:value-type="float" office:value="-0.216455">
            <text:p>-0.21645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3.9065">
            <text:p>23.9065</text:p>
          </table:table-cell>
          <table:table-cell office:value-type="float" office:value="-0.545242">
            <text:p>-0.545242</text:p>
          </table:table-cell>
          <table:table-cell office:value-type="float" office:value="227.277">
            <text:p>227.277</text:p>
          </table:table-cell>
          <table:table-cell office:value-type="float" office:value="-0.218097">
            <text:p>-0.21809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3.9385">
            <text:p>23.9385</text:p>
          </table:table-cell>
          <table:table-cell office:value-type="float" office:value="-0.54834">
            <text:p>-0.54834</text:p>
          </table:table-cell>
          <table:table-cell office:value-type="float" office:value="227.28">
            <text:p>227.28</text:p>
          </table:table-cell>
          <table:table-cell office:value-type="float" office:value="-0.219336">
            <text:p>-0.21933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3.9705">
            <text:p>23.9705</text:p>
          </table:table-cell>
          <table:table-cell office:value-type="float" office:value="-0.550552">
            <text:p>-0.550552</text:p>
          </table:table-cell>
          <table:table-cell office:value-type="float" office:value="227.282">
            <text:p>227.282</text:p>
          </table:table-cell>
          <table:table-cell office:value-type="float" office:value="-0.220221">
            <text:p>-0.22022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4.0026">
            <text:p>24.0026</text:p>
          </table:table-cell>
          <table:table-cell office:value-type="float" office:value="-0.551834">
            <text:p>-0.551834</text:p>
          </table:table-cell>
          <table:table-cell office:value-type="float" office:value="227.283">
            <text:p>227.283</text:p>
          </table:table-cell>
          <table:table-cell office:value-type="float" office:value="-0.220734">
            <text:p>-0.22073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4.0338">
            <text:p>24.0338</text:p>
          </table:table-cell>
          <table:table-cell office:value-type="float" office:value="-0.552246">
            <text:p>-0.552246</text:p>
          </table:table-cell>
          <table:table-cell office:value-type="float" office:value="227.284">
            <text:p>227.284</text:p>
          </table:table-cell>
          <table:table-cell office:value-type="float" office:value="-0.220898">
            <text:p>-0.22089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4.0658">
            <text:p>24.0658</text:p>
          </table:table-cell>
          <table:table-cell office:value-type="float" office:value="-0.551804">
            <text:p>-0.551804</text:p>
          </table:table-cell>
          <table:table-cell office:value-type="float" office:value="227.283">
            <text:p>227.283</text:p>
          </table:table-cell>
          <table:table-cell office:value-type="float" office:value="-0.220721">
            <text:p>-0.22072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4.0984">
            <text:p>24.0984</text:p>
          </table:table-cell>
          <table:table-cell office:value-type="float" office:value="-0.550446">
            <text:p>-0.550446</text:p>
          </table:table-cell>
          <table:table-cell office:value-type="float" office:value="227.282">
            <text:p>227.282</text:p>
          </table:table-cell>
          <table:table-cell office:value-type="float" office:value="-0.220178">
            <text:p>-0.22017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4.1313">
            <text:p>24.1313</text:p>
          </table:table-cell>
          <table:table-cell office:value-type="float" office:value="-0.548111">
            <text:p>-0.548111</text:p>
          </table:table-cell>
          <table:table-cell office:value-type="float" office:value="227.28">
            <text:p>227.28</text:p>
          </table:table-cell>
          <table:table-cell office:value-type="float" office:value="-0.219244">
            <text:p>-0.21924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4.1628">
            <text:p>24.1628</text:p>
          </table:table-cell>
          <table:table-cell office:value-type="float" office:value="-0.545013">
            <text:p>-0.545013</text:p>
          </table:table-cell>
          <table:table-cell office:value-type="float" office:value="227.276">
            <text:p>227.276</text:p>
          </table:table-cell>
          <table:table-cell office:value-type="float" office:value="-0.218005">
            <text:p>-0.21800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4.1947">
            <text:p>24.1947</text:p>
          </table:table-cell>
          <table:table-cell office:value-type="float" office:value="-0.540985">
            <text:p>-0.540985</text:p>
          </table:table-cell>
          <table:table-cell office:value-type="float" office:value="227.272">
            <text:p>227.272</text:p>
          </table:table-cell>
          <table:table-cell office:value-type="float" office:value="-0.216394">
            <text:p>-0.21639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4.2264">
            <text:p>24.2264</text:p>
          </table:table-cell>
          <table:table-cell office:value-type="float" office:value="-0.536133">
            <text:p>-0.536133</text:p>
          </table:table-cell>
          <table:table-cell office:value-type="float" office:value="227.268">
            <text:p>227.268</text:p>
          </table:table-cell>
          <table:table-cell office:value-type="float" office:value="-0.214453">
            <text:p>-0.21445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4.2597">
            <text:p>24.2597</text:p>
          </table:table-cell>
          <table:table-cell office:value-type="float" office:value="-0.53009">
            <text:p>-0.53009</text:p>
          </table:table-cell>
          <table:table-cell office:value-type="float" office:value="227.262">
            <text:p>227.262</text:p>
          </table:table-cell>
          <table:table-cell office:value-type="float" office:value="-0.212036">
            <text:p>-0.21203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4.293">
            <text:p>24.293</text:p>
          </table:table-cell>
          <table:table-cell office:value-type="float" office:value="-0.523163">
            <text:p>-0.523163</text:p>
          </table:table-cell>
          <table:table-cell office:value-type="float" office:value="227.255">
            <text:p>227.255</text:p>
          </table:table-cell>
          <table:table-cell office:value-type="float" office:value="-0.209265">
            <text:p>-0.20926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4.3249">
            <text:p>24.3249</text:p>
          </table:table-cell>
          <table:table-cell office:value-type="float" office:value="-0.515686">
            <text:p>-0.515686</text:p>
          </table:table-cell>
          <table:table-cell office:value-type="float" office:value="227.247">
            <text:p>227.247</text:p>
          </table:table-cell>
          <table:table-cell office:value-type="float" office:value="-0.206274">
            <text:p>-0.20627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4.3548">
            <text:p>24.3548</text:p>
          </table:table-cell>
          <table:table-cell office:value-type="float" office:value="-0.50795">
            <text:p>-0.50795</text:p>
          </table:table-cell>
          <table:table-cell office:value-type="float" office:value="227.239">
            <text:p>227.239</text:p>
          </table:table-cell>
          <table:table-cell office:value-type="float" office:value="-0.20318">
            <text:p>-0.2031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4.3844">
            <text:p>24.3844</text:p>
          </table:table-cell>
          <table:table-cell office:value-type="float" office:value="-0.499481">
            <text:p>-0.499481</text:p>
          </table:table-cell>
          <table:table-cell office:value-type="float" office:value="227.231">
            <text:p>227.231</text:p>
          </table:table-cell>
          <table:table-cell office:value-type="float" office:value="-0.199792">
            <text:p>-0.19979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4.4159">
            <text:p>24.4159</text:p>
          </table:table-cell>
          <table:table-cell office:value-type="float" office:value="-0.489792">
            <text:p>-0.489792</text:p>
          </table:table-cell>
          <table:table-cell office:value-type="float" office:value="227.221">
            <text:p>227.221</text:p>
          </table:table-cell>
          <table:table-cell office:value-type="float" office:value="-0.195917">
            <text:p>-0.19591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4.4462">
            <text:p>24.4462</text:p>
          </table:table-cell>
          <table:table-cell office:value-type="float" office:value="-0.479675">
            <text:p>-0.479675</text:p>
          </table:table-cell>
          <table:table-cell office:value-type="float" office:value="227.211">
            <text:p>227.211</text:p>
          </table:table-cell>
          <table:table-cell office:value-type="float" office:value="-0.19187">
            <text:p>-0.1918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4.476">
            <text:p>24.476</text:p>
          </table:table-cell>
          <table:table-cell office:value-type="float" office:value="-0.469086">
            <text:p>-0.469086</text:p>
          </table:table-cell>
          <table:table-cell office:value-type="float" office:value="227.201">
            <text:p>227.201</text:p>
          </table:table-cell>
          <table:table-cell office:value-type="float" office:value="-0.187634">
            <text:p>-0.18763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4.5043">
            <text:p>24.5043</text:p>
          </table:table-cell>
          <table:table-cell office:value-type="float" office:value="-0.458359">
            <text:p>-0.458359</text:p>
          </table:table-cell>
          <table:table-cell office:value-type="float" office:value="227.19">
            <text:p>227.19</text:p>
          </table:table-cell>
          <table:table-cell office:value-type="float" office:value="-0.183344">
            <text:p>-0.18334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4.5348">
            <text:p>24.5348</text:p>
          </table:table-cell>
          <table:table-cell office:value-type="float" office:value="-0.446152">
            <text:p>-0.446152</text:p>
          </table:table-cell>
          <table:table-cell office:value-type="float" office:value="227.178">
            <text:p>227.178</text:p>
          </table:table-cell>
          <table:table-cell office:value-type="float" office:value="-0.178461">
            <text:p>-0.17846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4.5851">
            <text:p>24.5851</text:p>
          </table:table-cell>
          <table:table-cell office:value-type="float" office:value="-0.424026">
            <text:p>-0.424026</text:p>
          </table:table-cell>
          <table:table-cell office:value-type="float" office:value="227.155">
            <text:p>227.155</text:p>
          </table:table-cell>
          <table:table-cell office:value-type="float" office:value="-0.169611">
            <text:p>-0.16961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4.6083">
            <text:p>24.6083</text:p>
          </table:table-cell>
          <table:table-cell office:value-type="float" office:value="-0.4133">
            <text:p>-0.4133</text:p>
          </table:table-cell>
          <table:table-cell office:value-type="float" office:value="227.145">
            <text:p>227.145</text:p>
          </table:table-cell>
          <table:table-cell office:value-type="float" office:value="-0.16532">
            <text:p>-0.1653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4.6399">
            <text:p>24.6399</text:p>
          </table:table-cell>
          <table:table-cell office:value-type="float" office:value="-0.398331">
            <text:p>-0.398331</text:p>
          </table:table-cell>
          <table:table-cell office:value-type="float" office:value="227.13">
            <text:p>227.13</text:p>
          </table:table-cell>
          <table:table-cell office:value-type="float" office:value="-0.159332">
            <text:p>-0.15933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4.6687">
            <text:p>24.6687</text:p>
          </table:table-cell>
          <table:table-cell office:value-type="float" office:value="-0.383942">
            <text:p>-0.383942</text:p>
          </table:table-cell>
          <table:table-cell office:value-type="float" office:value="227.115">
            <text:p>227.115</text:p>
          </table:table-cell>
          <table:table-cell office:value-type="float" office:value="-0.153577">
            <text:p>-0.15357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4.6973">
            <text:p>24.6973</text:p>
          </table:table-cell>
          <table:table-cell office:value-type="float" office:value="-0.369125">
            <text:p>-0.369125</text:p>
          </table:table-cell>
          <table:table-cell office:value-type="float" office:value="227.101">
            <text:p>227.101</text:p>
          </table:table-cell>
          <table:table-cell office:value-type="float" office:value="-0.14765">
            <text:p>-0.1476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4.7266">
            <text:p>24.7266</text:p>
          </table:table-cell>
          <table:table-cell office:value-type="float" office:value="-0.353348">
            <text:p>-0.353348</text:p>
          </table:table-cell>
          <table:table-cell office:value-type="float" office:value="227.085">
            <text:p>227.085</text:p>
          </table:table-cell>
          <table:table-cell office:value-type="float" office:value="-0.141339">
            <text:p>-0.14133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4.7568">
            <text:p>24.7568</text:p>
          </table:table-cell>
          <table:table-cell office:value-type="float" office:value="-0.336456">
            <text:p>-0.336456</text:p>
          </table:table-cell>
          <table:table-cell office:value-type="float" office:value="227.068">
            <text:p>227.068</text:p>
          </table:table-cell>
          <table:table-cell office:value-type="float" office:value="-0.134583">
            <text:p>-0.13458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4.7897">
            <text:p>24.7897</text:p>
          </table:table-cell>
          <table:table-cell office:value-type="float" office:value="-0.317398">
            <text:p>-0.317398</text:p>
          </table:table-cell>
          <table:table-cell office:value-type="float" office:value="227.049">
            <text:p>227.049</text:p>
          </table:table-cell>
          <table:table-cell office:value-type="float" office:value="-0.126959">
            <text:p>-0.12695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4.8187">
            <text:p>24.8187</text:p>
          </table:table-cell>
          <table:table-cell office:value-type="float" office:value="-0.299927">
            <text:p>-0.299927</text:p>
          </table:table-cell>
          <table:table-cell office:value-type="float" office:value="227.031">
            <text:p>227.031</text:p>
          </table:table-cell>
          <table:table-cell office:value-type="float" office:value="-0.119971">
            <text:p>-0.11997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4.8478">
            <text:p>24.8478</text:p>
          </table:table-cell>
          <table:table-cell office:value-type="float" office:value="-0.281937">
            <text:p>-0.281937</text:p>
          </table:table-cell>
          <table:table-cell office:value-type="float" office:value="227.013">
            <text:p>227.013</text:p>
          </table:table-cell>
          <table:table-cell office:value-type="float" office:value="-0.112775">
            <text:p>-0.11277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4.8778">
            <text:p>24.8778</text:p>
          </table:table-cell>
          <table:table-cell office:value-type="float" office:value="-0.262741">
            <text:p>-0.262741</text:p>
          </table:table-cell>
          <table:table-cell office:value-type="float" office:value="226.994">
            <text:p>226.994</text:p>
          </table:table-cell>
          <table:table-cell office:value-type="float" office:value="-0.105096">
            <text:p>-0.10509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4.9077">
            <text:p>24.9077</text:p>
          </table:table-cell>
          <table:table-cell office:value-type="float" office:value="-0.243057">
            <text:p>-0.243057</text:p>
          </table:table-cell>
          <table:table-cell office:value-type="float" office:value="226.975">
            <text:p>226.975</text:p>
          </table:table-cell>
          <table:table-cell office:value-type="float" office:value="-0.0972229">
            <text:p>-0.097222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4.9401">
            <text:p>24.9401</text:p>
          </table:table-cell>
          <table:table-cell office:value-type="float" office:value="-0.221222">
            <text:p>-0.221222</text:p>
          </table:table-cell>
          <table:table-cell office:value-type="float" office:value="226.953">
            <text:p>226.953</text:p>
          </table:table-cell>
          <table:table-cell office:value-type="float" office:value="-0.0884888">
            <text:p>-0.088488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4.9706">
            <text:p>24.9706</text:p>
          </table:table-cell>
          <table:table-cell office:value-type="float" office:value="-0.199982">
            <text:p>-0.199982</text:p>
          </table:table-cell>
          <table:table-cell office:value-type="float" office:value="226.931">
            <text:p>226.931</text:p>
          </table:table-cell>
          <table:table-cell office:value-type="float" office:value="-0.0799927">
            <text:p>-0.079992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5.002">
            <text:p>25.002</text:p>
          </table:table-cell>
          <table:table-cell office:value-type="float" office:value="-0.177536">
            <text:p>-0.177536</text:p>
          </table:table-cell>
          <table:table-cell office:value-type="float" office:value="226.909">
            <text:p>226.909</text:p>
          </table:table-cell>
          <table:table-cell office:value-type="float" office:value="-0.0710144">
            <text:p>-0.071014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5.0349">
            <text:p>25.0349</text:p>
          </table:table-cell>
          <table:table-cell office:value-type="float" office:value="-0.153519">
            <text:p>-0.153519</text:p>
          </table:table-cell>
          <table:table-cell office:value-type="float" office:value="226.885">
            <text:p>226.885</text:p>
          </table:table-cell>
          <table:table-cell office:value-type="float" office:value="-0.0614075">
            <text:p>-0.061407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5.0676">
            <text:p>25.0676</text:p>
          </table:table-cell>
          <table:table-cell office:value-type="float" office:value="-0.128983">
            <text:p>-0.128983</text:p>
          </table:table-cell>
          <table:table-cell office:value-type="float" office:value="226.86">
            <text:p>226.86</text:p>
          </table:table-cell>
          <table:table-cell office:value-type="float" office:value="-0.051593">
            <text:p>-0.05159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5.0979">
            <text:p>25.0979</text:p>
          </table:table-cell>
          <table:table-cell office:value-type="float" office:value="-0.105713">
            <text:p>-0.105713</text:p>
          </table:table-cell>
          <table:table-cell office:value-type="float" office:value="226.837">
            <text:p>226.837</text:p>
          </table:table-cell>
          <table:table-cell office:value-type="float" office:value="-0.0422852">
            <text:p>-0.042285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5.1294">
            <text:p>25.1294</text:p>
          </table:table-cell>
          <table:table-cell office:value-type="float" office:value="-0.0810394">
            <text:p>-0.0810394</text:p>
          </table:table-cell>
          <table:table-cell office:value-type="float" office:value="226.812">
            <text:p>226.812</text:p>
          </table:table-cell>
          <table:table-cell office:value-type="float" office:value="-0.0324158">
            <text:p>-0.032415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5.1627">
            <text:p>25.1627</text:p>
          </table:table-cell>
          <table:table-cell office:value-type="float" office:value="-0.054306">
            <text:p>-0.054306</text:p>
          </table:table-cell>
          <table:table-cell office:value-type="float" office:value="226.786">
            <text:p>226.786</text:p>
          </table:table-cell>
          <table:table-cell office:value-type="float" office:value="-0.0217224">
            <text:p>-0.021722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5.1944">
            <text:p>25.1944</text:p>
          </table:table-cell>
          <table:table-cell office:value-type="float" office:value="-0.0283203">
            <text:p>-0.0283203</text:p>
          </table:table-cell>
          <table:table-cell office:value-type="float" office:value="226.76">
            <text:p>226.76</text:p>
          </table:table-cell>
          <table:table-cell office:value-type="float" office:value="-0.0113281">
            <text:p>-0.011328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5.2259">
            <text:p>25.2259</text:p>
          </table:table-cell>
          <table:table-cell office:value-type="float" office:value="-0.00196838">
            <text:p>-0.00196838</text:p>
          </table:table-cell>
          <table:table-cell office:value-type="float" office:value="226.733">
            <text:p>226.733</text:p>
          </table:table-cell>
          <table:table-cell office:value-type="float" office:value="-0.000787354">
            <text:p>-0.00078735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5.2567">
            <text:p>25.2567</text:p>
          </table:table-cell>
          <table:table-cell office:value-type="float" office:value="0.0242462">
            <text:p>0.0242462</text:p>
          </table:table-cell>
          <table:table-cell office:value-type="float" office:value="226.707">
            <text:p>226.707</text:p>
          </table:table-cell>
          <table:table-cell office:value-type="float" office:value="0.00969849">
            <text:p>0.0096984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5.2881">
            <text:p>25.2881</text:p>
          </table:table-cell>
          <table:table-cell office:value-type="float" office:value="0.0513763">
            <text:p>0.0513763</text:p>
          </table:table-cell>
          <table:table-cell office:value-type="float" office:value="226.68">
            <text:p>226.68</text:p>
          </table:table-cell>
          <table:table-cell office:value-type="float" office:value="0.0205505">
            <text:p>0.020550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5.3194">
            <text:p>25.3194</text:p>
          </table:table-cell>
          <table:table-cell office:value-type="float" office:value="0.0789795">
            <text:p>0.0789795</text:p>
          </table:table-cell>
          <table:table-cell office:value-type="float" office:value="226.652">
            <text:p>226.652</text:p>
          </table:table-cell>
          <table:table-cell office:value-type="float" office:value="0.0315918">
            <text:p>0.031591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5.3498">
            <text:p>25.3498</text:p>
          </table:table-cell>
          <table:table-cell office:value-type="float" office:value="0.106201">
            <text:p>0.106201</text:p>
          </table:table-cell>
          <table:table-cell office:value-type="float" office:value="226.625">
            <text:p>226.625</text:p>
          </table:table-cell>
          <table:table-cell office:value-type="float" office:value="0.0424805">
            <text:p>0.042480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5.3782">
            <text:p>25.3782</text:p>
          </table:table-cell>
          <table:table-cell office:value-type="float" office:value="0.132034">
            <text:p>0.132034</text:p>
          </table:table-cell>
          <table:table-cell office:value-type="float" office:value="226.599">
            <text:p>226.599</text:p>
          </table:table-cell>
          <table:table-cell office:value-type="float" office:value="0.0528137">
            <text:p>0.052813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5.4085">
            <text:p>25.4085</text:p>
          </table:table-cell>
          <table:table-cell office:value-type="float" office:value="0.159943">
            <text:p>0.159943</text:p>
          </table:table-cell>
          <table:table-cell office:value-type="float" office:value="226.572">
            <text:p>226.572</text:p>
          </table:table-cell>
          <table:table-cell office:value-type="float" office:value="0.0639771">
            <text:p>0.063977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5.4376">
            <text:p>25.4376</text:p>
          </table:table-cell>
          <table:table-cell office:value-type="float" office:value="0.187134">
            <text:p>0.187134</text:p>
          </table:table-cell>
          <table:table-cell office:value-type="float" office:value="226.544">
            <text:p>226.544</text:p>
          </table:table-cell>
          <table:table-cell office:value-type="float" office:value="0.0748535">
            <text:p>0.074853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5.4675">
            <text:p>25.4675</text:p>
          </table:table-cell>
          <table:table-cell office:value-type="float" office:value="0.215454">
            <text:p>0.215454</text:p>
          </table:table-cell>
          <table:table-cell office:value-type="float" office:value="226.516">
            <text:p>226.516</text:p>
          </table:table-cell>
          <table:table-cell office:value-type="float" office:value="0.0861816">
            <text:p>0.086181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5.498">
            <text:p>25.498</text:p>
          </table:table-cell>
          <table:table-cell office:value-type="float" office:value="0.244705">
            <text:p>0.244705</text:p>
          </table:table-cell>
          <table:table-cell office:value-type="float" office:value="226.487">
            <text:p>226.487</text:p>
          </table:table-cell>
          <table:table-cell office:value-type="float" office:value="0.0978821">
            <text:p>0.097882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5.5291">
            <text:p>25.5291</text:p>
          </table:table-cell>
          <table:table-cell office:value-type="float" office:value="0.274948">
            <text:p>0.274948</text:p>
          </table:table-cell>
          <table:table-cell office:value-type="float" office:value="226.457">
            <text:p>226.457</text:p>
          </table:table-cell>
          <table:table-cell office:value-type="float" office:value="0.109979">
            <text:p>0.10997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5.56">
            <text:p>25.56</text:p>
          </table:table-cell>
          <table:table-cell office:value-type="float" office:value="0.30545">
            <text:p>0.30545</text:p>
          </table:table-cell>
          <table:table-cell office:value-type="float" office:value="226.426">
            <text:p>226.426</text:p>
          </table:table-cell>
          <table:table-cell office:value-type="float" office:value="0.12218">
            <text:p>0.1221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5.5904">
            <text:p>25.5904</text:p>
          </table:table-cell>
          <table:table-cell office:value-type="float" office:value="0.335724">
            <text:p>0.335724</text:p>
          </table:table-cell>
          <table:table-cell office:value-type="float" office:value="226.396">
            <text:p>226.396</text:p>
          </table:table-cell>
          <table:table-cell office:value-type="float" office:value="0.13429">
            <text:p>0.1342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5.6216">
            <text:p>25.6216</text:p>
          </table:table-cell>
          <table:table-cell office:value-type="float" office:value="0.367264">
            <text:p>0.367264</text:p>
          </table:table-cell>
          <table:table-cell office:value-type="float" office:value="226.364">
            <text:p>226.364</text:p>
          </table:table-cell>
          <table:table-cell office:value-type="float" office:value="0.146906">
            <text:p>0.14690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5.6533">
            <text:p>25.6533</text:p>
          </table:table-cell>
          <table:table-cell office:value-type="float" office:value="0.399612">
            <text:p>0.399612</text:p>
          </table:table-cell>
          <table:table-cell office:value-type="float" office:value="226.332">
            <text:p>226.332</text:p>
          </table:table-cell>
          <table:table-cell office:value-type="float" office:value="0.159845">
            <text:p>0.15984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5.6858">
            <text:p>25.6858</text:p>
          </table:table-cell>
          <table:table-cell office:value-type="float" office:value="0.433228">
            <text:p>0.433228</text:p>
          </table:table-cell>
          <table:table-cell office:value-type="float" office:value="226.298">
            <text:p>226.298</text:p>
          </table:table-cell>
          <table:table-cell office:value-type="float" office:value="0.173291">
            <text:p>0.17329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5.7171">
            <text:p>25.7171</text:p>
          </table:table-cell>
          <table:table-cell office:value-type="float" office:value="0.465851">
            <text:p>0.465851</text:p>
          </table:table-cell>
          <table:table-cell office:value-type="float" office:value="226.266">
            <text:p>226.266</text:p>
          </table:table-cell>
          <table:table-cell office:value-type="float" office:value="0.18634">
            <text:p>0.1863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5.751">
            <text:p>25.751</text:p>
          </table:table-cell>
          <table:table-cell office:value-type="float" office:value="0.501648">
            <text:p>0.501648</text:p>
          </table:table-cell>
          <table:table-cell office:value-type="float" office:value="226.23">
            <text:p>226.23</text:p>
          </table:table-cell>
          <table:table-cell office:value-type="float" office:value="0.200659">
            <text:p>0.20065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5.7722">
            <text:p>25.7722</text:p>
          </table:table-cell>
          <table:table-cell office:value-type="float" office:value="0.524261">
            <text:p>0.524261</text:p>
          </table:table-cell>
          <table:table-cell office:value-type="float" office:value="226.207">
            <text:p>226.207</text:p>
          </table:table-cell>
          <table:table-cell office:value-type="float" office:value="0.209705">
            <text:p>0.20970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5.8068">
            <text:p>25.8068</text:p>
          </table:table-cell>
          <table:table-cell office:value-type="float" office:value="0.561432">
            <text:p>0.561432</text:p>
          </table:table-cell>
          <table:table-cell office:value-type="float" office:value="226.17">
            <text:p>226.17</text:p>
          </table:table-cell>
          <table:table-cell office:value-type="float" office:value="0.224573">
            <text:p>0.22457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5.8378">
            <text:p>25.8378</text:p>
          </table:table-cell>
          <table:table-cell office:value-type="float" office:value="0.594955">
            <text:p>0.594955</text:p>
          </table:table-cell>
          <table:table-cell office:value-type="float" office:value="226.137">
            <text:p>226.137</text:p>
          </table:table-cell>
          <table:table-cell office:value-type="float" office:value="0.237982">
            <text:p>0.23798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5.8685">
            <text:p>25.8685</text:p>
          </table:table-cell>
          <table:table-cell office:value-type="float" office:value="0.628448">
            <text:p>0.628448</text:p>
          </table:table-cell>
          <table:table-cell office:value-type="float" office:value="226.103">
            <text:p>226.103</text:p>
          </table:table-cell>
          <table:table-cell office:value-type="float" office:value="0.251379">
            <text:p>0.25137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5.8984">
            <text:p>25.8984</text:p>
          </table:table-cell>
          <table:table-cell office:value-type="float" office:value="0.661316">
            <text:p>0.661316</text:p>
          </table:table-cell>
          <table:table-cell office:value-type="float" office:value="226.07">
            <text:p>226.07</text:p>
          </table:table-cell>
          <table:table-cell office:value-type="float" office:value="0.264526">
            <text:p>0.26452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5.9294">
            <text:p>25.9294</text:p>
          </table:table-cell>
          <table:table-cell office:value-type="float" office:value="0.695602">
            <text:p>0.695602</text:p>
          </table:table-cell>
          <table:table-cell office:value-type="float" office:value="226.036">
            <text:p>226.036</text:p>
          </table:table-cell>
          <table:table-cell office:value-type="float" office:value="0.278241">
            <text:p>0.27824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5.9602">
            <text:p>25.9602</text:p>
          </table:table-cell>
          <table:table-cell office:value-type="float" office:value="0.730133">
            <text:p>0.730133</text:p>
          </table:table-cell>
          <table:table-cell office:value-type="float" office:value="226.001">
            <text:p>226.001</text:p>
          </table:table-cell>
          <table:table-cell office:value-type="float" office:value="0.292053">
            <text:p>0.29205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5.9899">
            <text:p>25.9899</text:p>
          </table:table-cell>
          <table:table-cell office:value-type="float" office:value="0.76355">
            <text:p>0.76355</text:p>
          </table:table-cell>
          <table:table-cell office:value-type="float" office:value="225.968">
            <text:p>225.968</text:p>
          </table:table-cell>
          <table:table-cell office:value-type="float" office:value="0.30542">
            <text:p>0.3054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6.0199">
            <text:p>26.0199</text:p>
          </table:table-cell>
          <table:table-cell office:value-type="float" office:value="0.797485">
            <text:p>0.797485</text:p>
          </table:table-cell>
          <table:table-cell office:value-type="float" office:value="225.934">
            <text:p>225.934</text:p>
          </table:table-cell>
          <table:table-cell office:value-type="float" office:value="0.318994">
            <text:p>0.31899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6.0484">
            <text:p>26.0484</text:p>
          </table:table-cell>
          <table:table-cell office:value-type="float" office:value="0.830002">
            <text:p>0.830002</text:p>
          </table:table-cell>
          <table:table-cell office:value-type="float" office:value="225.901">
            <text:p>225.901</text:p>
          </table:table-cell>
          <table:table-cell office:value-type="float" office:value="0.332001">
            <text:p>0.33200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6.0785">
            <text:p>26.0785</text:p>
          </table:table-cell>
          <table:table-cell office:value-type="float" office:value="0.864609">
            <text:p>0.864609</text:p>
          </table:table-cell>
          <table:table-cell office:value-type="float" office:value="225.867">
            <text:p>225.867</text:p>
          </table:table-cell>
          <table:table-cell office:value-type="float" office:value="0.345844">
            <text:p>0.34584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6.111">
            <text:p>26.111</text:p>
          </table:table-cell>
          <table:table-cell office:value-type="float" office:value="0.902145">
            <text:p>0.902145</text:p>
          </table:table-cell>
          <table:table-cell office:value-type="float" office:value="225.829">
            <text:p>225.829</text:p>
          </table:table-cell>
          <table:table-cell office:value-type="float" office:value="0.360858">
            <text:p>0.36085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6.1439">
            <text:p>26.1439</text:p>
          </table:table-cell>
          <table:table-cell office:value-type="float" office:value="0.940445">
            <text:p>0.940445</text:p>
          </table:table-cell>
          <table:table-cell office:value-type="float" office:value="225.791">
            <text:p>225.791</text:p>
          </table:table-cell>
          <table:table-cell office:value-type="float" office:value="0.376178">
            <text:p>0.37617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6.1762">
            <text:p>26.1762</text:p>
          </table:table-cell>
          <table:table-cell office:value-type="float" office:value="0.978149">
            <text:p>0.978149</text:p>
          </table:table-cell>
          <table:table-cell office:value-type="float" office:value="225.753">
            <text:p>225.753</text:p>
          </table:table-cell>
          <table:table-cell office:value-type="float" office:value="0.39126">
            <text:p>0.3912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6.208">
            <text:p>26.208</text:p>
          </table:table-cell>
          <table:table-cell office:value-type="float" office:value="1.01561">
            <text:p>1.01561</text:p>
          </table:table-cell>
          <table:table-cell office:value-type="float" office:value="225.716">
            <text:p>225.716</text:p>
          </table:table-cell>
          <table:table-cell office:value-type="float" office:value="0.406244">
            <text:p>0.40624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6.2398">
            <text:p>26.2398</text:p>
          </table:table-cell>
          <table:table-cell office:value-type="float" office:value="1.05327">
            <text:p>1.05327</text:p>
          </table:table-cell>
          <table:table-cell office:value-type="float" office:value="225.678">
            <text:p>225.678</text:p>
          </table:table-cell>
          <table:table-cell office:value-type="float" office:value="0.421307">
            <text:p>0.42130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6.2711">
            <text:p>26.2711</text:p>
          </table:table-cell>
          <table:table-cell office:value-type="float" office:value="1.09044">
            <text:p>1.09044</text:p>
          </table:table-cell>
          <table:table-cell office:value-type="float" office:value="225.641">
            <text:p>225.641</text:p>
          </table:table-cell>
          <table:table-cell office:value-type="float" office:value="0.436176">
            <text:p>0.43617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6.3035">
            <text:p>26.3035</text:p>
          </table:table-cell>
          <table:table-cell office:value-type="float" office:value="1.1291">
            <text:p>1.1291</text:p>
          </table:table-cell>
          <table:table-cell office:value-type="float" office:value="225.602">
            <text:p>225.602</text:p>
          </table:table-cell>
          <table:table-cell office:value-type="float" office:value="0.451642">
            <text:p>0.45164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6.3354">
            <text:p>26.3354</text:p>
          </table:table-cell>
          <table:table-cell office:value-type="float" office:value="1.16739">
            <text:p>1.16739</text:p>
          </table:table-cell>
          <table:table-cell office:value-type="float" office:value="225.564">
            <text:p>225.564</text:p>
          </table:table-cell>
          <table:table-cell office:value-type="float" office:value="0.466956">
            <text:p>0.46695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6.3672">
            <text:p>26.3672</text:p>
          </table:table-cell>
          <table:table-cell office:value-type="float" office:value="1.2057">
            <text:p>1.2057</text:p>
          </table:table-cell>
          <table:table-cell office:value-type="float" office:value="225.526">
            <text:p>225.526</text:p>
          </table:table-cell>
          <table:table-cell office:value-type="float" office:value="0.482282">
            <text:p>0.48228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6.3986">
            <text:p>26.3986</text:p>
          </table:table-cell>
          <table:table-cell office:value-type="float" office:value="1.24355">
            <text:p>1.24355</text:p>
          </table:table-cell>
          <table:table-cell office:value-type="float" office:value="225.488">
            <text:p>225.488</text:p>
          </table:table-cell>
          <table:table-cell office:value-type="float" office:value="0.497418">
            <text:p>0.49741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6.4309">
            <text:p>26.4309</text:p>
          </table:table-cell>
          <table:table-cell office:value-type="float" office:value="1.28276">
            <text:p>1.28276</text:p>
          </table:table-cell>
          <table:table-cell office:value-type="float" office:value="225.449">
            <text:p>225.449</text:p>
          </table:table-cell>
          <table:table-cell office:value-type="float" office:value="0.513104">
            <text:p>0.51310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6.4622">
            <text:p>26.4622</text:p>
          </table:table-cell>
          <table:table-cell office:value-type="float" office:value="1.32086">
            <text:p>1.32086</text:p>
          </table:table-cell>
          <table:table-cell office:value-type="float" office:value="225.411">
            <text:p>225.411</text:p>
          </table:table-cell>
          <table:table-cell office:value-type="float" office:value="0.528345">
            <text:p>0.52834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6.4942">
            <text:p>26.4942</text:p>
          </table:table-cell>
          <table:table-cell office:value-type="float" office:value="1.35994">
            <text:p>1.35994</text:p>
          </table:table-cell>
          <table:table-cell office:value-type="float" office:value="225.372">
            <text:p>225.372</text:p>
          </table:table-cell>
          <table:table-cell office:value-type="float" office:value="0.543976">
            <text:p>0.54397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6.5254">
            <text:p>26.5254</text:p>
          </table:table-cell>
          <table:table-cell office:value-type="float" office:value="1.39813">
            <text:p>1.39813</text:p>
          </table:table-cell>
          <table:table-cell office:value-type="float" office:value="225.333">
            <text:p>225.333</text:p>
          </table:table-cell>
          <table:table-cell office:value-type="float" office:value="0.559253">
            <text:p>0.55925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6.5571">
            <text:p>26.5571</text:p>
          </table:table-cell>
          <table:table-cell office:value-type="float" office:value="1.43707">
            <text:p>1.43707</text:p>
          </table:table-cell>
          <table:table-cell office:value-type="float" office:value="225.294">
            <text:p>225.294</text:p>
          </table:table-cell>
          <table:table-cell office:value-type="float" office:value="0.574829">
            <text:p>0.57482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6.5791">
            <text:p>26.5791</text:p>
          </table:table-cell>
          <table:table-cell office:value-type="float" office:value="1.46417">
            <text:p>1.46417</text:p>
          </table:table-cell>
          <table:table-cell office:value-type="float" office:value="225.267">
            <text:p>225.267</text:p>
          </table:table-cell>
          <table:table-cell office:value-type="float" office:value="0.585669">
            <text:p>0.58566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6.6128">
            <text:p>26.6128</text:p>
          </table:table-cell>
          <table:table-cell office:value-type="float" office:value="1.50562">
            <text:p>1.50562</text:p>
          </table:table-cell>
          <table:table-cell office:value-type="float" office:value="225.226">
            <text:p>225.226</text:p>
          </table:table-cell>
          <table:table-cell office:value-type="float" office:value="0.602246">
            <text:p>0.60224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6.6442">
            <text:p>26.6442</text:p>
          </table:table-cell>
          <table:table-cell office:value-type="float" office:value="1.54431">
            <text:p>1.54431</text:p>
          </table:table-cell>
          <table:table-cell office:value-type="float" office:value="225.187">
            <text:p>225.187</text:p>
          </table:table-cell>
          <table:table-cell office:value-type="float" office:value="0.617725">
            <text:p>0.61772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6.6728">
            <text:p>26.6728</text:p>
          </table:table-cell>
          <table:table-cell office:value-type="float" office:value="1.57953">
            <text:p>1.57953</text:p>
          </table:table-cell>
          <table:table-cell office:value-type="float" office:value="225.152">
            <text:p>225.152</text:p>
          </table:table-cell>
          <table:table-cell office:value-type="float" office:value="0.631812">
            <text:p>0.63181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6.7051">
            <text:p>26.7051</text:p>
          </table:table-cell>
          <table:table-cell office:value-type="float" office:value="1.61946">
            <text:p>1.61946</text:p>
          </table:table-cell>
          <table:table-cell office:value-type="float" office:value="225.112">
            <text:p>225.112</text:p>
          </table:table-cell>
          <table:table-cell office:value-type="float" office:value="0.647784">
            <text:p>0.64778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6.7363">
            <text:p>26.7363</text:p>
          </table:table-cell>
          <table:table-cell office:value-type="float" office:value="1.65804">
            <text:p>1.65804</text:p>
          </table:table-cell>
          <table:table-cell office:value-type="float" office:value="225.073">
            <text:p>225.073</text:p>
          </table:table-cell>
          <table:table-cell office:value-type="float" office:value="0.663214">
            <text:p>0.66321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6.7706">
            <text:p>26.7706</text:p>
          </table:table-cell>
          <table:table-cell office:value-type="float" office:value="1.70039">
            <text:p>1.70039</text:p>
          </table:table-cell>
          <table:table-cell office:value-type="float" office:value="225.031">
            <text:p>225.031</text:p>
          </table:table-cell>
          <table:table-cell office:value-type="float" office:value="0.680157">
            <text:p>0.68015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6.8024">
            <text:p>26.8024</text:p>
          </table:table-cell>
          <table:table-cell office:value-type="float" office:value="1.73955">
            <text:p>1.73955</text:p>
          </table:table-cell>
          <table:table-cell office:value-type="float" office:value="224.992">
            <text:p>224.992</text:p>
          </table:table-cell>
          <table:table-cell office:value-type="float" office:value="0.695819">
            <text:p>0.69581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6.8344">
            <text:p>26.8344</text:p>
          </table:table-cell>
          <table:table-cell office:value-type="float" office:value="1.77907">
            <text:p>1.77907</text:p>
          </table:table-cell>
          <table:table-cell office:value-type="float" office:value="224.952">
            <text:p>224.952</text:p>
          </table:table-cell>
          <table:table-cell office:value-type="float" office:value="0.711627">
            <text:p>0.71162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6.8666">
            <text:p>26.8666</text:p>
          </table:table-cell>
          <table:table-cell office:value-type="float" office:value="1.81866">
            <text:p>1.81866</text:p>
          </table:table-cell>
          <table:table-cell office:value-type="float" office:value="224.913">
            <text:p>224.913</text:p>
          </table:table-cell>
          <table:table-cell office:value-type="float" office:value="0.727466">
            <text:p>0.72746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6.8884">
            <text:p>26.8884</text:p>
          </table:table-cell>
          <table:table-cell office:value-type="float" office:value="1.84557">
            <text:p>1.84557</text:p>
          </table:table-cell>
          <table:table-cell office:value-type="float" office:value="224.886">
            <text:p>224.886</text:p>
          </table:table-cell>
          <table:table-cell office:value-type="float" office:value="0.738226">
            <text:p>0.73822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6.9184">
            <text:p>26.9184</text:p>
          </table:table-cell>
          <table:table-cell office:value-type="float" office:value="1.88235">
            <text:p>1.88235</text:p>
          </table:table-cell>
          <table:table-cell office:value-type="float" office:value="224.849">
            <text:p>224.849</text:p>
          </table:table-cell>
          <table:table-cell office:value-type="float" office:value="0.752942">
            <text:p>0.75294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6.947">
            <text:p>26.947</text:p>
          </table:table-cell>
          <table:table-cell office:value-type="float" office:value="1.91733">
            <text:p>1.91733</text:p>
          </table:table-cell>
          <table:table-cell office:value-type="float" office:value="224.814">
            <text:p>224.814</text:p>
          </table:table-cell>
          <table:table-cell office:value-type="float" office:value="0.766931">
            <text:p>0.76693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6.977">
            <text:p>26.977</text:p>
          </table:table-cell>
          <table:table-cell office:value-type="float" office:value="1.95393">
            <text:p>1.95393</text:p>
          </table:table-cell>
          <table:table-cell office:value-type="float" office:value="224.778">
            <text:p>224.778</text:p>
          </table:table-cell>
          <table:table-cell office:value-type="float" office:value="0.781573">
            <text:p>0.78157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7.0119">
            <text:p>27.0119</text:p>
          </table:table-cell>
          <table:table-cell office:value-type="float" office:value="1.99655">
            <text:p>1.99655</text:p>
          </table:table-cell>
          <table:table-cell office:value-type="float" office:value="224.735">
            <text:p>224.735</text:p>
          </table:table-cell>
          <table:table-cell office:value-type="float" office:value="0.798621">
            <text:p>0.79862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7.0411">
            <text:p>27.0411</text:p>
          </table:table-cell>
          <table:table-cell office:value-type="float" office:value="2.03192">
            <text:p>2.03192</text:p>
          </table:table-cell>
          <table:table-cell office:value-type="float" office:value="224.7">
            <text:p>224.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7.0721">
            <text:p>27.0721</text:p>
          </table:table-cell>
          <table:table-cell office:value-type="float" office:value="2.06932">
            <text:p>2.06932</text:p>
          </table:table-cell>
          <table:table-cell office:value-type="float" office:value="224.662">
            <text:p>224.66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7.1038">
            <text:p>27.1038</text:p>
          </table:table-cell>
          <table:table-cell office:value-type="float" office:value="2.10751">
            <text:p>2.10751</text:p>
          </table:table-cell>
          <table:table-cell office:value-type="float" office:value="224.624">
            <text:p>224.62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7.1336">
            <text:p>27.1336</text:p>
          </table:table-cell>
          <table:table-cell office:value-type="float" office:value="2.14326">
            <text:p>2.14326</text:p>
          </table:table-cell>
          <table:table-cell office:value-type="float" office:value="224.588">
            <text:p>224.58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7.1658">
            <text:p>27.1658</text:p>
          </table:table-cell>
          <table:table-cell office:value-type="float" office:value="2.18173">
            <text:p>2.18173</text:p>
          </table:table-cell>
          <table:table-cell office:value-type="float" office:value="224.55">
            <text:p>224.5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7.1965">
            <text:p>27.1965</text:p>
          </table:table-cell>
          <table:table-cell office:value-type="float" office:value="2.21819">
            <text:p>2.21819</text:p>
          </table:table-cell>
          <table:table-cell office:value-type="float" office:value="224.513">
            <text:p>224.51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7.2267">
            <text:p>27.2267</text:p>
          </table:table-cell>
          <table:table-cell office:value-type="float" office:value="2.25381">
            <text:p>2.25381</text:p>
          </table:table-cell>
          <table:table-cell office:value-type="float" office:value="224.478">
            <text:p>224.47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7.259">
            <text:p>27.259</text:p>
          </table:table-cell>
          <table:table-cell office:value-type="float" office:value="2.29164">
            <text:p>2.29164</text:p>
          </table:table-cell>
          <table:table-cell office:value-type="float" office:value="224.44">
            <text:p>224.4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7.2877">
            <text:p>27.2877</text:p>
          </table:table-cell>
          <table:table-cell office:value-type="float" office:value="2.32504">
            <text:p>2.32504</text:p>
          </table:table-cell>
          <table:table-cell office:value-type="float" office:value="224.406">
            <text:p>224.40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7.3172">
            <text:p>27.3172</text:p>
          </table:table-cell>
          <table:table-cell office:value-type="float" office:value="2.35918">
            <text:p>2.35918</text:p>
          </table:table-cell>
          <table:table-cell office:value-type="float" office:value="224.372">
            <text:p>224.37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7.3484">
            <text:p>27.3484</text:p>
          </table:table-cell>
          <table:table-cell office:value-type="float" office:value="2.39507">
            <text:p>2.39507</text:p>
          </table:table-cell>
          <table:table-cell office:value-type="float" office:value="224.336">
            <text:p>224.33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7.3783">
            <text:p>27.3783</text:p>
          </table:table-cell>
          <table:table-cell office:value-type="float" office:value="2.42917">
            <text:p>2.42917</text:p>
          </table:table-cell>
          <table:table-cell office:value-type="float" office:value="224.302">
            <text:p>224.30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7.4079">
            <text:p>27.4079</text:p>
          </table:table-cell>
          <table:table-cell office:value-type="float" office:value="2.46266">
            <text:p>2.46266</text:p>
          </table:table-cell>
          <table:table-cell office:value-type="float" office:value="224.269">
            <text:p>224.26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7.4379">
            <text:p>27.4379</text:p>
          </table:table-cell>
          <table:table-cell office:value-type="float" office:value="2.49641">
            <text:p>2.49641</text:p>
          </table:table-cell>
          <table:table-cell office:value-type="float" office:value="224.235">
            <text:p>224.23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7.4682">
            <text:p>27.4682</text:p>
          </table:table-cell>
          <table:table-cell office:value-type="float" office:value="2.53023">
            <text:p>2.53023</text:p>
          </table:table-cell>
          <table:table-cell office:value-type="float" office:value="224.201">
            <text:p>224.20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7.4999">
            <text:p>27.4999</text:p>
          </table:table-cell>
          <table:table-cell office:value-type="float" office:value="2.56532">
            <text:p>2.56532</text:p>
          </table:table-cell>
          <table:table-cell office:value-type="float" office:value="224.166">
            <text:p>224.16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7.53">
            <text:p>27.53</text:p>
          </table:table-cell>
          <table:table-cell office:value-type="float" office:value="2.59825">
            <text:p>2.59825</text:p>
          </table:table-cell>
          <table:table-cell office:value-type="float" office:value="224.133">
            <text:p>224.13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7.5623">
            <text:p>27.5623</text:p>
          </table:table-cell>
          <table:table-cell office:value-type="float" office:value="2.63322">
            <text:p>2.63322</text:p>
          </table:table-cell>
          <table:table-cell office:value-type="float" office:value="224.098">
            <text:p>224.09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7.5925">
            <text:p>27.5925</text:p>
          </table:table-cell>
          <table:table-cell office:value-type="float" office:value="2.66553">
            <text:p>2.66553</text:p>
          </table:table-cell>
          <table:table-cell office:value-type="float" office:value="224.066">
            <text:p>224.06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7.6235">
            <text:p>27.6235</text:p>
          </table:table-cell>
          <table:table-cell office:value-type="float" office:value="2.69833">
            <text:p>2.69833</text:p>
          </table:table-cell>
          <table:table-cell office:value-type="float" office:value="224.033">
            <text:p>224.03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7.6545">
            <text:p>27.6545</text:p>
          </table:table-cell>
          <table:table-cell office:value-type="float" office:value="2.73093">
            <text:p>2.73093</text:p>
          </table:table-cell>
          <table:table-cell office:value-type="float" office:value="224.001">
            <text:p>224.00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7.6863">
            <text:p>27.6863</text:p>
          </table:table-cell>
          <table:table-cell office:value-type="float" office:value="2.76384">
            <text:p>2.76384</text:p>
          </table:table-cell>
          <table:table-cell office:value-type="float" office:value="223.968">
            <text:p>223.96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7.7228">
            <text:p>27.7228</text:p>
          </table:table-cell>
          <table:table-cell office:value-type="float" office:value="2.80116">
            <text:p>2.80116</text:p>
          </table:table-cell>
          <table:table-cell office:value-type="float" office:value="223.93">
            <text:p>223.9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7.7543">
            <text:p>27.7543</text:p>
          </table:table-cell>
          <table:table-cell office:value-type="float" office:value="2.83305">
            <text:p>2.83305</text:p>
          </table:table-cell>
          <table:table-cell office:value-type="float" office:value="223.898">
            <text:p>223.89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7.7924">
            <text:p>27.7924</text:p>
          </table:table-cell>
          <table:table-cell office:value-type="float" office:value="2.87099">
            <text:p>2.87099</text:p>
          </table:table-cell>
          <table:table-cell office:value-type="float" office:value="223.86">
            <text:p>223.8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7.8247">
            <text:p>27.8247</text:p>
          </table:table-cell>
          <table:table-cell office:value-type="float" office:value="2.90262">
            <text:p>2.90262</text:p>
          </table:table-cell>
          <table:table-cell office:value-type="float" office:value="223.829">
            <text:p>223.82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7.8524">
            <text:p>27.8524</text:p>
          </table:table-cell>
          <table:table-cell office:value-type="float" office:value="2.92935">
            <text:p>2.92935</text:p>
          </table:table-cell>
          <table:table-cell office:value-type="float" office:value="223.802">
            <text:p>223.80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7.8803">
            <text:p>27.8803</text:p>
          </table:table-cell>
          <table:table-cell office:value-type="float" office:value="2.95604">
            <text:p>2.95604</text:p>
          </table:table-cell>
          <table:table-cell office:value-type="float" office:value="223.775">
            <text:p>223.77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7.9077">
            <text:p>27.9077</text:p>
          </table:table-cell>
          <table:table-cell office:value-type="float" office:value="2.98175">
            <text:p>2.98175</text:p>
          </table:table-cell>
          <table:table-cell office:value-type="float" office:value="223.75">
            <text:p>223.7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7.9368">
            <text:p>27.9368</text:p>
          </table:table-cell>
          <table:table-cell office:value-type="float" office:value="3.00885">
            <text:p>3.00885</text:p>
          </table:table-cell>
          <table:table-cell office:value-type="float" office:value="223.723">
            <text:p>223.72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7.9655">
            <text:p>27.9655</text:p>
          </table:table-cell>
          <table:table-cell office:value-type="float" office:value="3.03506">
            <text:p>3.03506</text:p>
          </table:table-cell>
          <table:table-cell office:value-type="float" office:value="223.696">
            <text:p>223.69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7.9933">
            <text:p>27.9933</text:p>
          </table:table-cell>
          <table:table-cell office:value-type="float" office:value="3.06026">
            <text:p>3.06026</text:p>
          </table:table-cell>
          <table:table-cell office:value-type="float" office:value="223.671">
            <text:p>223.67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8.0215">
            <text:p>28.0215</text:p>
          </table:table-cell>
          <table:table-cell office:value-type="float" office:value="3.08522">
            <text:p>3.08522</text:p>
          </table:table-cell>
          <table:table-cell office:value-type="float" office:value="223.646">
            <text:p>223.64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8.0505">
            <text:p>28.0505</text:p>
          </table:table-cell>
          <table:table-cell office:value-type="float" office:value="3.1106">
            <text:p>3.1106</text:p>
          </table:table-cell>
          <table:table-cell office:value-type="float" office:value="223.621">
            <text:p>223.62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8.0788">
            <text:p>28.0788</text:p>
          </table:table-cell>
          <table:table-cell office:value-type="float" office:value="3.13496">
            <text:p>3.13496</text:p>
          </table:table-cell>
          <table:table-cell office:value-type="float" office:value="223.596">
            <text:p>223.59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8.1072">
            <text:p>28.1072</text:p>
          </table:table-cell>
          <table:table-cell office:value-type="float" office:value="3.159">
            <text:p>3.159</text:p>
          </table:table-cell>
          <table:table-cell office:value-type="float" office:value="223.572">
            <text:p>223.57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8.1369">
            <text:p>28.1369</text:p>
          </table:table-cell>
          <table:table-cell office:value-type="float" office:value="3.18369">
            <text:p>3.18369</text:p>
          </table:table-cell>
          <table:table-cell office:value-type="float" office:value="223.548">
            <text:p>223.54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8.1667">
            <text:p>28.1667</text:p>
          </table:table-cell>
          <table:table-cell office:value-type="float" office:value="3.20805">
            <text:p>3.20805</text:p>
          </table:table-cell>
          <table:table-cell office:value-type="float" office:value="223.523">
            <text:p>223.52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8.1975">
            <text:p>28.1975</text:p>
          </table:table-cell>
          <table:table-cell office:value-type="float" office:value="3.23268">
            <text:p>3.23268</text:p>
          </table:table-cell>
          <table:table-cell office:value-type="float" office:value="223.499">
            <text:p>223.49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8.2277">
            <text:p>28.2277</text:p>
          </table:table-cell>
          <table:table-cell office:value-type="float" office:value="3.25641">
            <text:p>3.25641</text:p>
          </table:table-cell>
          <table:table-cell office:value-type="float" office:value="223.475">
            <text:p>223.47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8.2582">
            <text:p>28.2582</text:p>
          </table:table-cell>
          <table:table-cell office:value-type="float" office:value="3.27988">
            <text:p>3.27988</text:p>
          </table:table-cell>
          <table:table-cell office:value-type="float" office:value="223.452">
            <text:p>223.45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8.2913">
            <text:p>28.2913</text:p>
          </table:table-cell>
          <table:table-cell office:value-type="float" office:value="3.30487">
            <text:p>3.30487</text:p>
          </table:table-cell>
          <table:table-cell office:value-type="float" office:value="223.427">
            <text:p>223.42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8.3223">
            <text:p>28.3223</text:p>
          </table:table-cell>
          <table:table-cell office:value-type="float" office:value="3.32764">
            <text:p>3.32764</text:p>
          </table:table-cell>
          <table:table-cell office:value-type="float" office:value="223.404">
            <text:p>223.40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8.3545">
            <text:p>28.3545</text:p>
          </table:table-cell>
          <table:table-cell office:value-type="float" office:value="3.35078">
            <text:p>3.35078</text:p>
          </table:table-cell>
          <table:table-cell office:value-type="float" office:value="223.381">
            <text:p>223.38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8.3849">
            <text:p>28.3849</text:p>
          </table:table-cell>
          <table:table-cell office:value-type="float" office:value="3.37219">
            <text:p>3.37219</text:p>
          </table:table-cell>
          <table:table-cell office:value-type="float" office:value="223.359">
            <text:p>223.35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8.417">
            <text:p>28.417</text:p>
          </table:table-cell>
          <table:table-cell office:value-type="float" office:value="3.39423">
            <text:p>3.39423</text:p>
          </table:table-cell>
          <table:table-cell office:value-type="float" office:value="223.337">
            <text:p>223.33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8.4488">
            <text:p>28.4488</text:p>
          </table:table-cell>
          <table:table-cell office:value-type="float" office:value="3.41534">
            <text:p>3.41534</text:p>
          </table:table-cell>
          <table:table-cell office:value-type="float" office:value="223.316">
            <text:p>223.31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8.4815">
            <text:p>28.4815</text:p>
          </table:table-cell>
          <table:table-cell office:value-type="float" office:value="3.4366">
            <text:p>3.4366</text:p>
          </table:table-cell>
          <table:table-cell office:value-type="float" office:value="223.295">
            <text:p>223.29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8.5164">
            <text:p>28.5164</text:p>
          </table:table-cell>
          <table:table-cell office:value-type="float" office:value="3.45868">
            <text:p>3.45868</text:p>
          </table:table-cell>
          <table:table-cell office:value-type="float" office:value="223.273">
            <text:p>223.27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8.5477">
            <text:p>28.5477</text:p>
          </table:table-cell>
          <table:table-cell office:value-type="float" office:value="3.47784">
            <text:p>3.47784</text:p>
          </table:table-cell>
          <table:table-cell office:value-type="float" office:value="223.254">
            <text:p>223.25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8.5805">
            <text:p>28.5805</text:p>
          </table:table-cell>
          <table:table-cell office:value-type="float" office:value="3.49733">
            <text:p>3.49733</text:p>
          </table:table-cell>
          <table:table-cell office:value-type="float" office:value="223.234">
            <text:p>223.23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8.6127">
            <text:p>28.6127</text:p>
          </table:table-cell>
          <table:table-cell office:value-type="float" office:value="3.51585">
            <text:p>3.51585</text:p>
          </table:table-cell>
          <table:table-cell office:value-type="float" office:value="223.216">
            <text:p>223.21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8.6442">
            <text:p>28.6442</text:p>
          </table:table-cell>
          <table:table-cell office:value-type="float" office:value="3.53342">
            <text:p>3.53342</text:p>
          </table:table-cell>
          <table:table-cell office:value-type="float" office:value="223.198">
            <text:p>223.19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8.6716">
            <text:p>28.6716</text:p>
          </table:table-cell>
          <table:table-cell office:value-type="float" office:value="3.5482">
            <text:p>3.5482</text:p>
          </table:table-cell>
          <table:table-cell office:value-type="float" office:value="223.183">
            <text:p>223.18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8.699">
            <text:p>28.699</text:p>
          </table:table-cell>
          <table:table-cell office:value-type="float" office:value="3.56258">
            <text:p>3.56258</text:p>
          </table:table-cell>
          <table:table-cell office:value-type="float" office:value="223.169">
            <text:p>223.16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8.7274">
            <text:p>28.7274</text:p>
          </table:table-cell>
          <table:table-cell office:value-type="float" office:value="3.57701">
            <text:p>3.57701</text:p>
          </table:table-cell>
          <table:table-cell office:value-type="float" office:value="223.154">
            <text:p>223.15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8.7556">
            <text:p>28.7556</text:p>
          </table:table-cell>
          <table:table-cell office:value-type="float" office:value="3.59093">
            <text:p>3.59093</text:p>
          </table:table-cell>
          <table:table-cell office:value-type="float" office:value="223.141">
            <text:p>223.14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8.7878">
            <text:p>28.7878</text:p>
          </table:table-cell>
          <table:table-cell office:value-type="float" office:value="3.60622">
            <text:p>3.60622</text:p>
          </table:table-cell>
          <table:table-cell office:value-type="float" office:value="223.125">
            <text:p>223.12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8.8195">
            <text:p>28.8195</text:p>
          </table:table-cell>
          <table:table-cell office:value-type="float" office:value="3.62068">
            <text:p>3.62068</text:p>
          </table:table-cell>
          <table:table-cell office:value-type="float" office:value="223.111">
            <text:p>223.11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8.8493">
            <text:p>28.8493</text:p>
          </table:table-cell>
          <table:table-cell office:value-type="float" office:value="3.63377">
            <text:p>3.63377</text:p>
          </table:table-cell>
          <table:table-cell office:value-type="float" office:value="223.098">
            <text:p>223.09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8.8785">
            <text:p>28.8785</text:p>
          </table:table-cell>
          <table:table-cell office:value-type="float" office:value="3.64603">
            <text:p>3.64603</text:p>
          </table:table-cell>
          <table:table-cell office:value-type="float" office:value="223.085">
            <text:p>223.08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8.9083">
            <text:p>28.9083</text:p>
          </table:table-cell>
          <table:table-cell office:value-type="float" office:value="3.65805">
            <text:p>3.65805</text:p>
          </table:table-cell>
          <table:table-cell office:value-type="float" office:value="223.073">
            <text:p>223.07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8.9369">
            <text:p>28.9369</text:p>
          </table:table-cell>
          <table:table-cell office:value-type="float" office:value="3.66914">
            <text:p>3.66914</text:p>
          </table:table-cell>
          <table:table-cell office:value-type="float" office:value="223.062">
            <text:p>223.06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8.9676">
            <text:p>28.9676</text:p>
          </table:table-cell>
          <table:table-cell office:value-type="float" office:value="3.68047">
            <text:p>3.68047</text:p>
          </table:table-cell>
          <table:table-cell office:value-type="float" office:value="223.051">
            <text:p>223.05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9.0012">
            <text:p>29.0012</text:p>
          </table:table-cell>
          <table:table-cell office:value-type="float" office:value="3.6922">
            <text:p>3.6922</text:p>
          </table:table-cell>
          <table:table-cell office:value-type="float" office:value="223.039">
            <text:p>223.03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9.0307">
            <text:p>29.0307</text:p>
          </table:table-cell>
          <table:table-cell office:value-type="float" office:value="3.70192">
            <text:p>3.70192</text:p>
          </table:table-cell>
          <table:table-cell office:value-type="float" office:value="223.03">
            <text:p>223.0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9.0591">
            <text:p>29.0591</text:p>
          </table:table-cell>
          <table:table-cell office:value-type="float" office:value="3.71083">
            <text:p>3.71083</text:p>
          </table:table-cell>
          <table:table-cell office:value-type="float" office:value="223.021">
            <text:p>223.02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9.0913">
            <text:p>29.0913</text:p>
          </table:table-cell>
          <table:table-cell office:value-type="float" office:value="3.72041">
            <text:p>3.72041</text:p>
          </table:table-cell>
          <table:table-cell office:value-type="float" office:value="223.011">
            <text:p>223.01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9.121">
            <text:p>29.121</text:p>
          </table:table-cell>
          <table:table-cell office:value-type="float" office:value="3.72876">
            <text:p>3.72876</text:p>
          </table:table-cell>
          <table:table-cell office:value-type="float" office:value="223.003">
            <text:p>223.00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9.1494">
            <text:p>29.1494</text:p>
          </table:table-cell>
          <table:table-cell office:value-type="float" office:value="3.73621">
            <text:p>3.73621</text:p>
          </table:table-cell>
          <table:table-cell office:value-type="float" office:value="222.995">
            <text:p>222.99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9.1792">
            <text:p>29.1792</text:p>
          </table:table-cell>
          <table:table-cell office:value-type="float" office:value="3.74353">
            <text:p>3.74353</text:p>
          </table:table-cell>
          <table:table-cell office:value-type="float" office:value="222.988">
            <text:p>222.98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9.2071">
            <text:p>29.2071</text:p>
          </table:table-cell>
          <table:table-cell office:value-type="float" office:value="3.74989">
            <text:p>3.74989</text:p>
          </table:table-cell>
          <table:table-cell office:value-type="float" office:value="222.982">
            <text:p>222.98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9.2369">
            <text:p>29.2369</text:p>
          </table:table-cell>
          <table:table-cell office:value-type="float" office:value="3.75616">
            <text:p>3.75616</text:p>
          </table:table-cell>
          <table:table-cell office:value-type="float" office:value="222.975">
            <text:p>222.97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9.2665">
            <text:p>29.2665</text:p>
          </table:table-cell>
          <table:table-cell office:value-type="float" office:value="3.76192">
            <text:p>3.76192</text:p>
          </table:table-cell>
          <table:table-cell office:value-type="float" office:value="222.97">
            <text:p>222.9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9.2953">
            <text:p>29.2953</text:p>
          </table:table-cell>
          <table:table-cell office:value-type="float" office:value="3.76707">
            <text:p>3.76707</text:p>
          </table:table-cell>
          <table:table-cell office:value-type="float" office:value="222.964">
            <text:p>222.96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9.3244">
            <text:p>29.3244</text:p>
          </table:table-cell>
          <table:table-cell office:value-type="float" office:value="3.77174">
            <text:p>3.77174</text:p>
          </table:table-cell>
          <table:table-cell office:value-type="float" office:value="222.96">
            <text:p>222.9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9.3527">
            <text:p>29.3527</text:p>
          </table:table-cell>
          <table:table-cell office:value-type="float" office:value="3.7758">
            <text:p>3.7758</text:p>
          </table:table-cell>
          <table:table-cell office:value-type="float" office:value="222.956">
            <text:p>222.95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9.3827">
            <text:p>29.3827</text:p>
          </table:table-cell>
          <table:table-cell office:value-type="float" office:value="3.77956">
            <text:p>3.77956</text:p>
          </table:table-cell>
          <table:table-cell office:value-type="float" office:value="222.952">
            <text:p>222.95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9.4127">
            <text:p>29.4127</text:p>
          </table:table-cell>
          <table:table-cell office:value-type="float" office:value="3.78282">
            <text:p>3.78282</text:p>
          </table:table-cell>
          <table:table-cell office:value-type="float" office:value="222.949">
            <text:p>222.94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9.4427">
            <text:p>29.4427</text:p>
          </table:table-cell>
          <table:table-cell office:value-type="float" office:value="3.78557">
            <text:p>3.78557</text:p>
          </table:table-cell>
          <table:table-cell office:value-type="float" office:value="222.946">
            <text:p>222.94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9.4739">
            <text:p>29.4739</text:p>
          </table:table-cell>
          <table:table-cell office:value-type="float" office:value="3.78786">
            <text:p>3.78786</text:p>
          </table:table-cell>
          <table:table-cell office:value-type="float" office:value="222.944">
            <text:p>222.94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9.5056">
            <text:p>29.5056</text:p>
          </table:table-cell>
          <table:table-cell office:value-type="float" office:value="3.78964">
            <text:p>3.78964</text:p>
          </table:table-cell>
          <table:table-cell office:value-type="float" office:value="222.942">
            <text:p>222.94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9.537">
            <text:p>29.537</text:p>
          </table:table-cell>
          <table:table-cell office:value-type="float" office:value="3.79083">
            <text:p>3.79083</text:p>
          </table:table-cell>
          <table:table-cell office:value-type="float" office:value="222.941">
            <text:p>222.94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9.5673">
            <text:p>29.5673</text:p>
          </table:table-cell>
          <table:table-cell office:value-type="float" office:value="3.79146">
            <text:p>3.79146</text:p>
          </table:table-cell>
          <table:table-cell office:value-type="float" office:value="222.94">
            <text:p>222.9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9.5963">
            <text:p>29.5963</text:p>
          </table:table-cell>
          <table:table-cell office:value-type="float" office:value="3.79158">
            <text:p>3.79158</text:p>
          </table:table-cell>
          <table:table-cell office:value-type="float" office:value="222.94">
            <text:p>222.9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9.6277">
            <text:p>29.6277</text:p>
          </table:table-cell>
          <table:table-cell office:value-type="float" office:value="3.79114">
            <text:p>3.79114</text:p>
          </table:table-cell>
          <table:table-cell office:value-type="float" office:value="222.94">
            <text:p>222.9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9.6566">
            <text:p>29.6566</text:p>
          </table:table-cell>
          <table:table-cell office:value-type="float" office:value="3.79024">
            <text:p>3.79024</text:p>
          </table:table-cell>
          <table:table-cell office:value-type="float" office:value="222.941">
            <text:p>222.94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9.688">
            <text:p>29.688</text:p>
          </table:table-cell>
          <table:table-cell office:value-type="float" office:value="3.78873">
            <text:p>3.78873</text:p>
          </table:table-cell>
          <table:table-cell office:value-type="float" office:value="222.943">
            <text:p>222.94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9.7229">
            <text:p>29.7229</text:p>
          </table:table-cell>
          <table:table-cell office:value-type="float" office:value="3.78644">
            <text:p>3.78644</text:p>
          </table:table-cell>
          <table:table-cell office:value-type="float" office:value="222.945">
            <text:p>222.94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9.7533">
            <text:p>29.7533</text:p>
          </table:table-cell>
          <table:table-cell office:value-type="float" office:value="3.78384">
            <text:p>3.78384</text:p>
          </table:table-cell>
          <table:table-cell office:value-type="float" office:value="222.948">
            <text:p>222.94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9.789">
            <text:p>29.789</text:p>
          </table:table-cell>
          <table:table-cell office:value-type="float" office:value="3.78017">
            <text:p>3.78017</text:p>
          </table:table-cell>
          <table:table-cell office:value-type="float" office:value="222.951">
            <text:p>222.95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9.8219">
            <text:p>29.8219</text:p>
          </table:table-cell>
          <table:table-cell office:value-type="float" office:value="3.77623">
            <text:p>3.77623</text:p>
          </table:table-cell>
          <table:table-cell office:value-type="float" office:value="222.955">
            <text:p>222.95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9.8551">
            <text:p>29.8551</text:p>
          </table:table-cell>
          <table:table-cell office:value-type="float" office:value="3.77162">
            <text:p>3.77162</text:p>
          </table:table-cell>
          <table:table-cell office:value-type="float" office:value="222.96">
            <text:p>222.9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9.8835">
            <text:p>29.8835</text:p>
          </table:table-cell>
          <table:table-cell office:value-type="float" office:value="3.76723">
            <text:p>3.76723</text:p>
          </table:table-cell>
          <table:table-cell office:value-type="float" office:value="222.964">
            <text:p>222.96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9.912">
            <text:p>29.912</text:p>
          </table:table-cell>
          <table:table-cell office:value-type="float" office:value="3.76241">
            <text:p>3.76241</text:p>
          </table:table-cell>
          <table:table-cell office:value-type="float" office:value="222.969">
            <text:p>222.96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9.9407">
            <text:p>29.9407</text:p>
          </table:table-cell>
          <table:table-cell office:value-type="float" office:value="3.75708">
            <text:p>3.75708</text:p>
          </table:table-cell>
          <table:table-cell office:value-type="float" office:value="222.974">
            <text:p>222.97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29.9726">
            <text:p>29.9726</text:p>
          </table:table-cell>
          <table:table-cell office:value-type="float" office:value="3.75064">
            <text:p>3.75064</text:p>
          </table:table-cell>
          <table:table-cell office:value-type="float" office:value="222.981">
            <text:p>222.98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0.0034">
            <text:p>30.0034</text:p>
          </table:table-cell>
          <table:table-cell office:value-type="float" office:value="3.74387">
            <text:p>3.74387</text:p>
          </table:table-cell>
          <table:table-cell office:value-type="float" office:value="222.988">
            <text:p>222.98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0.0338">
            <text:p>30.0338</text:p>
          </table:table-cell>
          <table:table-cell office:value-type="float" office:value="3.73672">
            <text:p>3.73672</text:p>
          </table:table-cell>
          <table:table-cell office:value-type="float" office:value="222.995">
            <text:p>222.99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0.0646">
            <text:p>30.0646</text:p>
          </table:table-cell>
          <table:table-cell office:value-type="float" office:value="3.729">
            <text:p>3.729</text:p>
          </table:table-cell>
          <table:table-cell office:value-type="float" office:value="223.002">
            <text:p>223.00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0.0955">
            <text:p>30.0955</text:p>
          </table:table-cell>
          <table:table-cell office:value-type="float" office:value="3.72067">
            <text:p>3.72067</text:p>
          </table:table-cell>
          <table:table-cell office:value-type="float" office:value="223.011">
            <text:p>223.01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0.1264">
            <text:p>30.1264</text:p>
          </table:table-cell>
          <table:table-cell office:value-type="float" office:value="3.71188">
            <text:p>3.71188</text:p>
          </table:table-cell>
          <table:table-cell office:value-type="float" office:value="223.02">
            <text:p>223.0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0.1581">
            <text:p>30.1581</text:p>
          </table:table-cell>
          <table:table-cell office:value-type="float" office:value="3.70239">
            <text:p>3.70239</text:p>
          </table:table-cell>
          <table:table-cell office:value-type="float" office:value="223.029">
            <text:p>223.02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0.1892">
            <text:p>30.1892</text:p>
          </table:table-cell>
          <table:table-cell office:value-type="float" office:value="3.69258">
            <text:p>3.69258</text:p>
          </table:table-cell>
          <table:table-cell office:value-type="float" office:value="223.039">
            <text:p>223.03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0.2202">
            <text:p>30.2202</text:p>
          </table:table-cell>
          <table:table-cell office:value-type="float" office:value="3.68234">
            <text:p>3.68234</text:p>
          </table:table-cell>
          <table:table-cell office:value-type="float" office:value="223.049">
            <text:p>223.04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0.2515">
            <text:p>30.2515</text:p>
          </table:table-cell>
          <table:table-cell office:value-type="float" office:value="3.67148">
            <text:p>3.67148</text:p>
          </table:table-cell>
          <table:table-cell office:value-type="float" office:value="223.06">
            <text:p>223.0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0.2821">
            <text:p>30.2821</text:p>
          </table:table-cell>
          <table:table-cell office:value-type="float" office:value="3.66039">
            <text:p>3.66039</text:p>
          </table:table-cell>
          <table:table-cell office:value-type="float" office:value="223.071">
            <text:p>223.07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0.3131">
            <text:p>30.3131</text:p>
          </table:table-cell>
          <table:table-cell office:value-type="float" office:value="3.64861">
            <text:p>3.64861</text:p>
          </table:table-cell>
          <table:table-cell office:value-type="float" office:value="223.083">
            <text:p>223.08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0.3448">
            <text:p>30.3448</text:p>
          </table:table-cell>
          <table:table-cell office:value-type="float" office:value="3.63612">
            <text:p>3.63612</text:p>
          </table:table-cell>
          <table:table-cell office:value-type="float" office:value="223.095">
            <text:p>223.09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0.3756">
            <text:p>30.3756</text:p>
          </table:table-cell>
          <table:table-cell office:value-type="float" office:value="3.62355">
            <text:p>3.62355</text:p>
          </table:table-cell>
          <table:table-cell office:value-type="float" office:value="223.108">
            <text:p>223.10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0.4062">
            <text:p>30.4062</text:p>
          </table:table-cell>
          <table:table-cell office:value-type="float" office:value="3.61061">
            <text:p>3.61061</text:p>
          </table:table-cell>
          <table:table-cell office:value-type="float" office:value="223.121">
            <text:p>223.12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0.4375">
            <text:p>30.4375</text:p>
          </table:table-cell>
          <table:table-cell office:value-type="float" office:value="3.59689">
            <text:p>3.59689</text:p>
          </table:table-cell>
          <table:table-cell office:value-type="float" office:value="223.135">
            <text:p>223.13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0.4685">
            <text:p>30.4685</text:p>
          </table:table-cell>
          <table:table-cell office:value-type="float" office:value="3.58281">
            <text:p>3.58281</text:p>
          </table:table-cell>
          <table:table-cell office:value-type="float" office:value="223.149">
            <text:p>223.14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0.4996">
            <text:p>30.4996</text:p>
          </table:table-cell>
          <table:table-cell office:value-type="float" office:value="3.56828">
            <text:p>3.56828</text:p>
          </table:table-cell>
          <table:table-cell office:value-type="float" office:value="223.163">
            <text:p>223.16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0.5305">
            <text:p>30.5305</text:p>
          </table:table-cell>
          <table:table-cell office:value-type="float" office:value="3.55338">
            <text:p>3.55338</text:p>
          </table:table-cell>
          <table:table-cell office:value-type="float" office:value="223.178">
            <text:p>223.17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0.5654">
            <text:p>30.5654</text:p>
          </table:table-cell>
          <table:table-cell office:value-type="float" office:value="3.53598">
            <text:p>3.53598</text:p>
          </table:table-cell>
          <table:table-cell office:value-type="float" office:value="223.195">
            <text:p>223.19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0.5964">
            <text:p>30.5964</text:p>
          </table:table-cell>
          <table:table-cell office:value-type="float" office:value="3.52013">
            <text:p>3.52013</text:p>
          </table:table-cell>
          <table:table-cell office:value-type="float" office:value="223.211">
            <text:p>223.21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0.6256">
            <text:p>30.6256</text:p>
          </table:table-cell>
          <table:table-cell office:value-type="float" office:value="3.50476">
            <text:p>3.50476</text:p>
          </table:table-cell>
          <table:table-cell office:value-type="float" office:value="223.227">
            <text:p>223.22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0.6544">
            <text:p>30.6544</text:p>
          </table:table-cell>
          <table:table-cell office:value-type="float" office:value="3.48926">
            <text:p>3.48926</text:p>
          </table:table-cell>
          <table:table-cell office:value-type="float" office:value="223.242">
            <text:p>223.24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0.6835">
            <text:p>30.6835</text:p>
          </table:table-cell>
          <table:table-cell office:value-type="float" office:value="3.47316">
            <text:p>3.47316</text:p>
          </table:table-cell>
          <table:table-cell office:value-type="float" office:value="223.258">
            <text:p>223.25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0.7122">
            <text:p>30.7122</text:p>
          </table:table-cell>
          <table:table-cell office:value-type="float" office:value="3.45699">
            <text:p>3.45699</text:p>
          </table:table-cell>
          <table:table-cell office:value-type="float" office:value="223.274">
            <text:p>223.27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0.7398">
            <text:p>30.7398</text:p>
          </table:table-cell>
          <table:table-cell office:value-type="float" office:value="3.44109">
            <text:p>3.44109</text:p>
          </table:table-cell>
          <table:table-cell office:value-type="float" office:value="223.29">
            <text:p>223.2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0.7687">
            <text:p>30.7687</text:p>
          </table:table-cell>
          <table:table-cell office:value-type="float" office:value="3.42412">
            <text:p>3.42412</text:p>
          </table:table-cell>
          <table:table-cell office:value-type="float" office:value="223.307">
            <text:p>223.30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0.7976">
            <text:p>30.7976</text:p>
          </table:table-cell>
          <table:table-cell office:value-type="float" office:value="3.40677">
            <text:p>3.40677</text:p>
          </table:table-cell>
          <table:table-cell office:value-type="float" office:value="223.325">
            <text:p>223.32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0.8263">
            <text:p>30.8263</text:p>
          </table:table-cell>
          <table:table-cell office:value-type="float" office:value="3.38918">
            <text:p>3.38918</text:p>
          </table:table-cell>
          <table:table-cell office:value-type="float" office:value="223.342">
            <text:p>223.34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0.8557">
            <text:p>30.8557</text:p>
          </table:table-cell>
          <table:table-cell office:value-type="float" office:value="3.37077">
            <text:p>3.37077</text:p>
          </table:table-cell>
          <table:table-cell office:value-type="float" office:value="223.361">
            <text:p>223.36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0.883">
            <text:p>30.883</text:p>
          </table:table-cell>
          <table:table-cell office:value-type="float" office:value="3.35347">
            <text:p>3.35347</text:p>
          </table:table-cell>
          <table:table-cell office:value-type="float" office:value="223.378">
            <text:p>223.37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0.9113">
            <text:p>30.9113</text:p>
          </table:table-cell>
          <table:table-cell office:value-type="float" office:value="3.33514">
            <text:p>3.33514</text:p>
          </table:table-cell>
          <table:table-cell office:value-type="float" office:value="223.396">
            <text:p>223.39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0.9407">
            <text:p>30.9407</text:p>
          </table:table-cell>
          <table:table-cell office:value-type="float" office:value="3.31569">
            <text:p>3.31569</text:p>
          </table:table-cell>
          <table:table-cell office:value-type="float" office:value="223.416">
            <text:p>223.41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0.9707">
            <text:p>30.9707</text:p>
          </table:table-cell>
          <table:table-cell office:value-type="float" office:value="3.29553">
            <text:p>3.29553</text:p>
          </table:table-cell>
          <table:table-cell office:value-type="float" office:value="223.436">
            <text:p>223.43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1.0017">
            <text:p>31.0017</text:p>
          </table:table-cell>
          <table:table-cell office:value-type="float" office:value="3.27426">
            <text:p>3.27426</text:p>
          </table:table-cell>
          <table:table-cell office:value-type="float" office:value="223.457">
            <text:p>223.45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1.0323">
            <text:p>31.0323</text:p>
          </table:table-cell>
          <table:table-cell office:value-type="float" office:value="3.25294">
            <text:p>3.25294</text:p>
          </table:table-cell>
          <table:table-cell office:value-type="float" office:value="223.479">
            <text:p>223.47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1.0642">
            <text:p>31.0642</text:p>
          </table:table-cell>
          <table:table-cell office:value-type="float" office:value="3.23022">
            <text:p>3.23022</text:p>
          </table:table-cell>
          <table:table-cell office:value-type="float" office:value="223.501">
            <text:p>223.50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1.0949">
            <text:p>31.0949</text:p>
          </table:table-cell>
          <table:table-cell office:value-type="float" office:value="3.20805">
            <text:p>3.20805</text:p>
          </table:table-cell>
          <table:table-cell office:value-type="float" office:value="223.523">
            <text:p>223.52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1.1262">
            <text:p>31.1262</text:p>
          </table:table-cell>
          <table:table-cell office:value-type="float" office:value="3.18517">
            <text:p>3.18517</text:p>
          </table:table-cell>
          <table:table-cell office:value-type="float" office:value="223.546">
            <text:p>223.54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1.1612">
            <text:p>31.1612</text:p>
          </table:table-cell>
          <table:table-cell office:value-type="float" office:value="3.159">
            <text:p>3.159</text:p>
          </table:table-cell>
          <table:table-cell office:value-type="float" office:value="223.572">
            <text:p>223.57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1.1889">
            <text:p>31.1889</text:p>
          </table:table-cell>
          <table:table-cell office:value-type="float" office:value="3.13792">
            <text:p>3.13792</text:p>
          </table:table-cell>
          <table:table-cell office:value-type="float" office:value="223.594">
            <text:p>223.59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1.2175">
            <text:p>31.2175</text:p>
          </table:table-cell>
          <table:table-cell office:value-type="float" office:value="3.11597">
            <text:p>3.11597</text:p>
          </table:table-cell>
          <table:table-cell office:value-type="float" office:value="223.615">
            <text:p>223.61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1.2454">
            <text:p>31.2454</text:p>
          </table:table-cell>
          <table:table-cell office:value-type="float" office:value="3.09425">
            <text:p>3.09425</text:p>
          </table:table-cell>
          <table:table-cell office:value-type="float" office:value="223.637">
            <text:p>223.63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1.2738">
            <text:p>31.2738</text:p>
          </table:table-cell>
          <table:table-cell office:value-type="float" office:value="3.07185">
            <text:p>3.07185</text:p>
          </table:table-cell>
          <table:table-cell office:value-type="float" office:value="223.66">
            <text:p>223.6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1.3058">
            <text:p>31.3058</text:p>
          </table:table-cell>
          <table:table-cell office:value-type="float" office:value="3.04619">
            <text:p>3.04619</text:p>
          </table:table-cell>
          <table:table-cell office:value-type="float" office:value="223.685">
            <text:p>223.68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1.3363">
            <text:p>31.3363</text:p>
          </table:table-cell>
          <table:table-cell office:value-type="float" office:value="3.02155">
            <text:p>3.02155</text:p>
          </table:table-cell>
          <table:table-cell office:value-type="float" office:value="223.71">
            <text:p>223.7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1.3689">
            <text:p>31.3689</text:p>
          </table:table-cell>
          <table:table-cell office:value-type="float" office:value="2.99474">
            <text:p>2.99474</text:p>
          </table:table-cell>
          <table:table-cell office:value-type="float" office:value="223.737">
            <text:p>223.73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1.4022">
            <text:p>31.4022</text:p>
          </table:table-cell>
          <table:table-cell office:value-type="float" office:value="2.96695">
            <text:p>2.96695</text:p>
          </table:table-cell>
          <table:table-cell office:value-type="float" office:value="223.765">
            <text:p>223.76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1.4344">
            <text:p>31.4344</text:p>
          </table:table-cell>
          <table:table-cell office:value-type="float" office:value="2.93968">
            <text:p>2.93968</text:p>
          </table:table-cell>
          <table:table-cell office:value-type="float" office:value="223.792">
            <text:p>223.79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1.4626">
            <text:p>31.4626</text:p>
          </table:table-cell>
          <table:table-cell office:value-type="float" office:value="2.91568">
            <text:p>2.91568</text:p>
          </table:table-cell>
          <table:table-cell office:value-type="float" office:value="223.816">
            <text:p>223.81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1.4915">
            <text:p>31.4915</text:p>
          </table:table-cell>
          <table:table-cell office:value-type="float" office:value="2.89073">
            <text:p>2.89073</text:p>
          </table:table-cell>
          <table:table-cell office:value-type="float" office:value="223.841">
            <text:p>223.84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1.521">
            <text:p>31.521</text:p>
          </table:table-cell>
          <table:table-cell office:value-type="float" office:value="2.86496">
            <text:p>2.86496</text:p>
          </table:table-cell>
          <table:table-cell office:value-type="float" office:value="223.867">
            <text:p>223.86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1.5501">
            <text:p>31.5501</text:p>
          </table:table-cell>
          <table:table-cell office:value-type="float" office:value="2.83925">
            <text:p>2.83925</text:p>
          </table:table-cell>
          <table:table-cell office:value-type="float" office:value="223.892">
            <text:p>223.89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1.5795">
            <text:p>31.5795</text:p>
          </table:table-cell>
          <table:table-cell office:value-type="float" office:value="2.81306">
            <text:p>2.81306</text:p>
          </table:table-cell>
          <table:table-cell office:value-type="float" office:value="223.918">
            <text:p>223.91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1.6079">
            <text:p>31.6079</text:p>
          </table:table-cell>
          <table:table-cell office:value-type="float" office:value="2.78751">
            <text:p>2.78751</text:p>
          </table:table-cell>
          <table:table-cell office:value-type="float" office:value="223.944">
            <text:p>223.94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1.6391">
            <text:p>31.6391</text:p>
          </table:table-cell>
          <table:table-cell office:value-type="float" office:value="2.75908">
            <text:p>2.75908</text:p>
          </table:table-cell>
          <table:table-cell office:value-type="float" office:value="223.972">
            <text:p>223.97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1.6689">
            <text:p>31.6689</text:p>
          </table:table-cell>
          <table:table-cell office:value-type="float" office:value="2.73174">
            <text:p>2.73174</text:p>
          </table:table-cell>
          <table:table-cell office:value-type="float" office:value="224">
            <text:p>22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1.6981">
            <text:p>31.6981</text:p>
          </table:table-cell>
          <table:table-cell office:value-type="float" office:value="2.70476">
            <text:p>2.70476</text:p>
          </table:table-cell>
          <table:table-cell office:value-type="float" office:value="224.027">
            <text:p>224.02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1.7293">
            <text:p>31.7293</text:p>
          </table:table-cell>
          <table:table-cell office:value-type="float" office:value="2.67552">
            <text:p>2.67552</text:p>
          </table:table-cell>
          <table:table-cell office:value-type="float" office:value="224.056">
            <text:p>224.05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1.7585">
            <text:p>31.7585</text:p>
          </table:table-cell>
          <table:table-cell office:value-type="float" office:value="2.64783">
            <text:p>2.64783</text:p>
          </table:table-cell>
          <table:table-cell office:value-type="float" office:value="224.084">
            <text:p>224.08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1.788">
            <text:p>31.788</text:p>
          </table:table-cell>
          <table:table-cell office:value-type="float" office:value="2.61983">
            <text:p>2.61983</text:p>
          </table:table-cell>
          <table:table-cell office:value-type="float" office:value="224.112">
            <text:p>224.11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1.8237">
            <text:p>31.8237</text:p>
          </table:table-cell>
          <table:table-cell office:value-type="float" office:value="2.58539">
            <text:p>2.58539</text:p>
          </table:table-cell>
          <table:table-cell office:value-type="float" office:value="224.146">
            <text:p>224.14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1.8583">
            <text:p>31.8583</text:p>
          </table:table-cell>
          <table:table-cell office:value-type="float" office:value="2.55165">
            <text:p>2.55165</text:p>
          </table:table-cell>
          <table:table-cell office:value-type="float" office:value="224.18">
            <text:p>224.1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1.8864">
            <text:p>31.8864</text:p>
          </table:table-cell>
          <table:table-cell office:value-type="float" office:value="2.52412">
            <text:p>2.52412</text:p>
          </table:table-cell>
          <table:table-cell office:value-type="float" office:value="224.207">
            <text:p>224.20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1.9148">
            <text:p>31.9148</text:p>
          </table:table-cell>
          <table:table-cell office:value-type="float" office:value="2.49615">
            <text:p>2.49615</text:p>
          </table:table-cell>
          <table:table-cell office:value-type="float" office:value="224.235">
            <text:p>224.23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1.9434">
            <text:p>31.9434</text:p>
          </table:table-cell>
          <table:table-cell office:value-type="float" office:value="2.46759">
            <text:p>2.46759</text:p>
          </table:table-cell>
          <table:table-cell office:value-type="float" office:value="224.264">
            <text:p>224.26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1.9712">
            <text:p>31.9712</text:p>
          </table:table-cell>
          <table:table-cell office:value-type="float" office:value="2.43973">
            <text:p>2.43973</text:p>
          </table:table-cell>
          <table:table-cell office:value-type="float" office:value="224.292">
            <text:p>224.29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1.9988">
            <text:p>31.9988</text:p>
          </table:table-cell>
          <table:table-cell office:value-type="float" office:value="2.41185">
            <text:p>2.41185</text:p>
          </table:table-cell>
          <table:table-cell office:value-type="float" office:value="224.32">
            <text:p>224.3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2.0275">
            <text:p>32.0275</text:p>
          </table:table-cell>
          <table:table-cell office:value-type="float" office:value="2.38255">
            <text:p>2.38255</text:p>
          </table:table-cell>
          <table:table-cell office:value-type="float" office:value="224.349">
            <text:p>224.34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2.0553">
            <text:p>32.0553</text:p>
          </table:table-cell>
          <table:table-cell office:value-type="float" office:value="2.35408">
            <text:p>2.35408</text:p>
          </table:table-cell>
          <table:table-cell office:value-type="float" office:value="224.377">
            <text:p>224.37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2.0836">
            <text:p>32.0836</text:p>
          </table:table-cell>
          <table:table-cell office:value-type="float" office:value="2.32495">
            <text:p>2.32495</text:p>
          </table:table-cell>
          <table:table-cell office:value-type="float" office:value="224.407">
            <text:p>224.40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2.1122">
            <text:p>32.1122</text:p>
          </table:table-cell>
          <table:table-cell office:value-type="float" office:value="2.29512">
            <text:p>2.29512</text:p>
          </table:table-cell>
          <table:table-cell office:value-type="float" office:value="224.436">
            <text:p>224.43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2.1418">
            <text:p>32.1418</text:p>
          </table:table-cell>
          <table:table-cell office:value-type="float" office:value="2.26414">
            <text:p>2.26414</text:p>
          </table:table-cell>
          <table:table-cell office:value-type="float" office:value="224.467">
            <text:p>224.46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2.174">
            <text:p>32.174</text:p>
          </table:table-cell>
          <table:table-cell office:value-type="float" office:value="2.23021">
            <text:p>2.23021</text:p>
          </table:table-cell>
          <table:table-cell office:value-type="float" office:value="224.501">
            <text:p>224.50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2.204">
            <text:p>32.204</text:p>
          </table:table-cell>
          <table:table-cell office:value-type="float" office:value="2.19841">
            <text:p>2.19841</text:p>
          </table:table-cell>
          <table:table-cell office:value-type="float" office:value="224.533">
            <text:p>224.53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2.2344">
            <text:p>32.2344</text:p>
          </table:table-cell>
          <table:table-cell office:value-type="float" office:value="2.16592">
            <text:p>2.16592</text:p>
          </table:table-cell>
          <table:table-cell office:value-type="float" office:value="224.566">
            <text:p>224.56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2.2652">
            <text:p>32.2652</text:p>
          </table:table-cell>
          <table:table-cell office:value-type="float" office:value="2.13289">
            <text:p>2.13289</text:p>
          </table:table-cell>
          <table:table-cell office:value-type="float" office:value="224.599">
            <text:p>224.59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2.294">
            <text:p>32.294</text:p>
          </table:table-cell>
          <table:table-cell office:value-type="float" office:value="2.10175">
            <text:p>2.10175</text:p>
          </table:table-cell>
          <table:table-cell office:value-type="float" office:value="224.63">
            <text:p>224.6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2.3228">
            <text:p>32.3228</text:p>
          </table:table-cell>
          <table:table-cell office:value-type="float" office:value="2.0704">
            <text:p>2.0704</text:p>
          </table:table-cell>
          <table:table-cell office:value-type="float" office:value="224.661">
            <text:p>224.66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2.3513">
            <text:p>32.3513</text:p>
          </table:table-cell>
          <table:table-cell office:value-type="float" office:value="2.03922">
            <text:p>2.03922</text:p>
          </table:table-cell>
          <table:table-cell office:value-type="float" office:value="224.692">
            <text:p>224.69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2.3804">
            <text:p>32.3804</text:p>
          </table:table-cell>
          <table:table-cell office:value-type="float" office:value="2.00739">
            <text:p>2.00739</text:p>
          </table:table-cell>
          <table:table-cell office:value-type="float" office:value="224.724">
            <text:p>224.72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2.4091">
            <text:p>32.4091</text:p>
          </table:table-cell>
          <table:table-cell office:value-type="float" office:value="1.97565">
            <text:p>1.97565</text:p>
          </table:table-cell>
          <table:table-cell office:value-type="float" office:value="224.756">
            <text:p>224.756</text:p>
          </table:table-cell>
          <table:table-cell office:value-type="float" office:value="0.790259">
            <text:p>0.79025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2.4372">
            <text:p>32.4372</text:p>
          </table:table-cell>
          <table:table-cell office:value-type="float" office:value="1.94444">
            <text:p>1.94444</text:p>
          </table:table-cell>
          <table:table-cell office:value-type="float" office:value="224.787">
            <text:p>224.787</text:p>
          </table:table-cell>
          <table:table-cell office:value-type="float" office:value="0.777777">
            <text:p>0.77777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2.4649">
            <text:p>32.4649</text:p>
          </table:table-cell>
          <table:table-cell office:value-type="float" office:value="1.91348">
            <text:p>1.91348</text:p>
          </table:table-cell>
          <table:table-cell office:value-type="float" office:value="224.818">
            <text:p>224.818</text:p>
          </table:table-cell>
          <table:table-cell office:value-type="float" office:value="0.765393">
            <text:p>0.76539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2.4955">
            <text:p>32.4955</text:p>
          </table:table-cell>
          <table:table-cell office:value-type="float" office:value="1.87921">
            <text:p>1.87921</text:p>
          </table:table-cell>
          <table:table-cell office:value-type="float" office:value="224.852">
            <text:p>224.852</text:p>
          </table:table-cell>
          <table:table-cell office:value-type="float" office:value="0.751685">
            <text:p>0.75168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2.5236">
            <text:p>32.5236</text:p>
          </table:table-cell>
          <table:table-cell office:value-type="float" office:value="1.84746">
            <text:p>1.84746</text:p>
          </table:table-cell>
          <table:table-cell office:value-type="float" office:value="224.884">
            <text:p>224.884</text:p>
          </table:table-cell>
          <table:table-cell office:value-type="float" office:value="0.738983">
            <text:p>0.73898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2.5524">
            <text:p>32.5524</text:p>
          </table:table-cell>
          <table:table-cell office:value-type="float" office:value="1.81487">
            <text:p>1.81487</text:p>
          </table:table-cell>
          <table:table-cell office:value-type="float" office:value="224.917">
            <text:p>224.917</text:p>
          </table:table-cell>
          <table:table-cell office:value-type="float" office:value="0.725946">
            <text:p>0.72594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2.5814">
            <text:p>32.5814</text:p>
          </table:table-cell>
          <table:table-cell office:value-type="float" office:value="1.78183">
            <text:p>1.78183</text:p>
          </table:table-cell>
          <table:table-cell office:value-type="float" office:value="224.95">
            <text:p>224.95</text:p>
          </table:table-cell>
          <table:table-cell office:value-type="float" office:value="0.712732">
            <text:p>0.71273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2.6099">
            <text:p>32.6099</text:p>
          </table:table-cell>
          <table:table-cell office:value-type="float" office:value="1.74918">
            <text:p>1.74918</text:p>
          </table:table-cell>
          <table:table-cell office:value-type="float" office:value="224.982">
            <text:p>224.982</text:p>
          </table:table-cell>
          <table:table-cell office:value-type="float" office:value="0.69967">
            <text:p>0.6996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2.6403">
            <text:p>32.6403</text:p>
          </table:table-cell>
          <table:table-cell office:value-type="float" office:value="1.71429">
            <text:p>1.71429</text:p>
          </table:table-cell>
          <table:table-cell office:value-type="float" office:value="225.017">
            <text:p>225.017</text:p>
          </table:table-cell>
          <table:table-cell office:value-type="float" office:value="0.685718">
            <text:p>0.68571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2.6722">
            <text:p>32.6722</text:p>
          </table:table-cell>
          <table:table-cell office:value-type="float" office:value="1.67735">
            <text:p>1.67735</text:p>
          </table:table-cell>
          <table:table-cell office:value-type="float" office:value="225.054">
            <text:p>225.054</text:p>
          </table:table-cell>
          <table:table-cell office:value-type="float" office:value="0.670941">
            <text:p>0.67094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2.7068">
            <text:p>32.7068</text:p>
          </table:table-cell>
          <table:table-cell office:value-type="float" office:value="1.63725">
            <text:p>1.63725</text:p>
          </table:table-cell>
          <table:table-cell office:value-type="float" office:value="225.094">
            <text:p>225.094</text:p>
          </table:table-cell>
          <table:table-cell office:value-type="float" office:value="0.654901">
            <text:p>0.65490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2.739">
            <text:p>32.739</text:p>
          </table:table-cell>
          <table:table-cell office:value-type="float" office:value="1.59962">
            <text:p>1.59962</text:p>
          </table:table-cell>
          <table:table-cell office:value-type="float" office:value="225.132">
            <text:p>225.132</text:p>
          </table:table-cell>
          <table:table-cell office:value-type="float" office:value="0.63985">
            <text:p>0.6398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2.7705">
            <text:p>32.7705</text:p>
          </table:table-cell>
          <table:table-cell office:value-type="float" office:value="1.56281">
            <text:p>1.56281</text:p>
          </table:table-cell>
          <table:table-cell office:value-type="float" office:value="225.169">
            <text:p>225.169</text:p>
          </table:table-cell>
          <table:table-cell office:value-type="float" office:value="0.625122">
            <text:p>0.62512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2.8011">
            <text:p>32.8011</text:p>
          </table:table-cell>
          <table:table-cell office:value-type="float" office:value="1.52672">
            <text:p>1.52672</text:p>
          </table:table-cell>
          <table:table-cell office:value-type="float" office:value="225.205">
            <text:p>225.205</text:p>
          </table:table-cell>
          <table:table-cell office:value-type="float" office:value="0.610687">
            <text:p>0.61068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2.8331">
            <text:p>32.8331</text:p>
          </table:table-cell>
          <table:table-cell office:value-type="float" office:value="1.48903">
            <text:p>1.48903</text:p>
          </table:table-cell>
          <table:table-cell office:value-type="float" office:value="225.242">
            <text:p>225.242</text:p>
          </table:table-cell>
          <table:table-cell office:value-type="float" office:value="0.595612">
            <text:p>0.59561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2.8642">
            <text:p>32.8642</text:p>
          </table:table-cell>
          <table:table-cell office:value-type="float" office:value="1.45226">
            <text:p>1.45226</text:p>
          </table:table-cell>
          <table:table-cell office:value-type="float" office:value="225.279">
            <text:p>225.279</text:p>
          </table:table-cell>
          <table:table-cell office:value-type="float" office:value="0.580902">
            <text:p>0.58090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2.8956">
            <text:p>32.8956</text:p>
          </table:table-cell>
          <table:table-cell office:value-type="float" office:value="1.41493">
            <text:p>1.41493</text:p>
          </table:table-cell>
          <table:table-cell office:value-type="float" office:value="225.317">
            <text:p>225.317</text:p>
          </table:table-cell>
          <table:table-cell office:value-type="float" office:value="0.565973">
            <text:p>0.56597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2.9244">
            <text:p>32.9244</text:p>
          </table:table-cell>
          <table:table-cell office:value-type="float" office:value="1.38066">
            <text:p>1.38066</text:p>
          </table:table-cell>
          <table:table-cell office:value-type="float" office:value="225.351">
            <text:p>225.351</text:p>
          </table:table-cell>
          <table:table-cell office:value-type="float" office:value="0.552264">
            <text:p>0.55226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2.9527">
            <text:p>32.9527</text:p>
          </table:table-cell>
          <table:table-cell office:value-type="float" office:value="1.34685">
            <text:p>1.34685</text:p>
          </table:table-cell>
          <table:table-cell office:value-type="float" office:value="225.385">
            <text:p>225.385</text:p>
          </table:table-cell>
          <table:table-cell office:value-type="float" office:value="0.538739">
            <text:p>0.53873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2.9813">
            <text:p>32.9813</text:p>
          </table:table-cell>
          <table:table-cell office:value-type="float" office:value="1.31273">
            <text:p>1.31273</text:p>
          </table:table-cell>
          <table:table-cell office:value-type="float" office:value="225.419">
            <text:p>225.419</text:p>
          </table:table-cell>
          <table:table-cell office:value-type="float" office:value="0.525092">
            <text:p>0.52509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3.01">
            <text:p>33.01</text:p>
          </table:table-cell>
          <table:table-cell office:value-type="float" office:value="1.27831">
            <text:p>1.27831</text:p>
          </table:table-cell>
          <table:table-cell office:value-type="float" office:value="225.453">
            <text:p>225.453</text:p>
          </table:table-cell>
          <table:table-cell office:value-type="float" office:value="0.511322">
            <text:p>0.51132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3.0376">
            <text:p>33.0376</text:p>
          </table:table-cell>
          <table:table-cell office:value-type="float" office:value="1.24513">
            <text:p>1.24513</text:p>
          </table:table-cell>
          <table:table-cell office:value-type="float" office:value="225.486">
            <text:p>225.486</text:p>
          </table:table-cell>
          <table:table-cell office:value-type="float" office:value="0.498053">
            <text:p>0.49805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3.0654">
            <text:p>33.0654</text:p>
          </table:table-cell>
          <table:table-cell office:value-type="float" office:value="1.21161">
            <text:p>1.21161</text:p>
          </table:table-cell>
          <table:table-cell office:value-type="float" office:value="225.52">
            <text:p>225.52</text:p>
          </table:table-cell>
          <table:table-cell office:value-type="float" office:value="0.484644">
            <text:p>0.48464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3.0986">
            <text:p>33.0986</text:p>
          </table:table-cell>
          <table:table-cell office:value-type="float" office:value="1.17148">
            <text:p>1.17148</text:p>
          </table:table-cell>
          <table:table-cell office:value-type="float" office:value="225.56">
            <text:p>225.56</text:p>
          </table:table-cell>
          <table:table-cell office:value-type="float" office:value="0.468591">
            <text:p>0.46859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3.1311">
            <text:p>33.1311</text:p>
          </table:table-cell>
          <table:table-cell office:value-type="float" office:value="1.13226">
            <text:p>1.13226</text:p>
          </table:table-cell>
          <table:table-cell office:value-type="float" office:value="225.599">
            <text:p>225.599</text:p>
          </table:table-cell>
          <table:table-cell office:value-type="float" office:value="0.452905">
            <text:p>0.45290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3.1626">
            <text:p>33.1626</text:p>
          </table:table-cell>
          <table:table-cell office:value-type="float" office:value="1.0941">
            <text:p>1.0941</text:p>
          </table:table-cell>
          <table:table-cell office:value-type="float" office:value="225.637">
            <text:p>225.637</text:p>
          </table:table-cell>
          <table:table-cell office:value-type="float" office:value="0.43764">
            <text:p>0.4376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3.1945">
            <text:p>33.1945</text:p>
          </table:table-cell>
          <table:table-cell office:value-type="float" office:value="1.05554">
            <text:p>1.05554</text:p>
          </table:table-cell>
          <table:table-cell office:value-type="float" office:value="225.676">
            <text:p>225.676</text:p>
          </table:table-cell>
          <table:table-cell office:value-type="float" office:value="0.422217">
            <text:p>0.42221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3.2265">
            <text:p>33.2265</text:p>
          </table:table-cell>
          <table:table-cell office:value-type="float" office:value="1.01682">
            <text:p>1.01682</text:p>
          </table:table-cell>
          <table:table-cell office:value-type="float" office:value="225.715">
            <text:p>225.715</text:p>
          </table:table-cell>
          <table:table-cell office:value-type="float" office:value="0.406726">
            <text:p>0.40672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3.2587">
            <text:p>33.2587</text:p>
          </table:table-cell>
          <table:table-cell office:value-type="float" office:value="0.977829">
            <text:p>0.977829</text:p>
          </table:table-cell>
          <table:table-cell office:value-type="float" office:value="225.754">
            <text:p>225.754</text:p>
          </table:table-cell>
          <table:table-cell office:value-type="float" office:value="0.391132">
            <text:p>0.39113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3.2898">
            <text:p>33.2898</text:p>
          </table:table-cell>
          <table:table-cell office:value-type="float" office:value="0.940155">
            <text:p>0.940155</text:p>
          </table:table-cell>
          <table:table-cell office:value-type="float" office:value="225.791">
            <text:p>225.791</text:p>
          </table:table-cell>
          <table:table-cell office:value-type="float" office:value="0.376062">
            <text:p>0.37606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3.3225">
            <text:p>33.3225</text:p>
          </table:table-cell>
          <table:table-cell office:value-type="float" office:value="0.900726">
            <text:p>0.900726</text:p>
          </table:table-cell>
          <table:table-cell office:value-type="float" office:value="225.831">
            <text:p>225.831</text:p>
          </table:table-cell>
          <table:table-cell office:value-type="float" office:value="0.360291">
            <text:p>0.36029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3.3546">
            <text:p>33.3546</text:p>
          </table:table-cell>
          <table:table-cell office:value-type="float" office:value="0.862">
            <text:p>0.862</text:p>
          </table:table-cell>
          <table:table-cell office:value-type="float" office:value="225.869">
            <text:p>225.869</text:p>
          </table:table-cell>
          <table:table-cell office:value-type="float" office:value="0.3448">
            <text:p>0.344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3.3861">
            <text:p>33.3861</text:p>
          </table:table-cell>
          <table:table-cell office:value-type="float" office:value="0.824081">
            <text:p>0.824081</text:p>
          </table:table-cell>
          <table:table-cell office:value-type="float" office:value="225.907">
            <text:p>225.907</text:p>
          </table:table-cell>
          <table:table-cell office:value-type="float" office:value="0.329633">
            <text:p>0.32963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3.4184">
            <text:p>33.4184</text:p>
          </table:table-cell>
          <table:table-cell office:value-type="float" office:value="0.78537">
            <text:p>0.78537</text:p>
          </table:table-cell>
          <table:table-cell office:value-type="float" office:value="225.946">
            <text:p>225.946</text:p>
          </table:table-cell>
          <table:table-cell office:value-type="float" office:value="0.314148">
            <text:p>0.31414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3.4507">
            <text:p>33.4507</text:p>
          </table:table-cell>
          <table:table-cell office:value-type="float" office:value="0.746719">
            <text:p>0.746719</text:p>
          </table:table-cell>
          <table:table-cell office:value-type="float" office:value="225.985">
            <text:p>225.985</text:p>
          </table:table-cell>
          <table:table-cell office:value-type="float" office:value="0.298688">
            <text:p>0.29868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3.4815">
            <text:p>33.4815</text:p>
          </table:table-cell>
          <table:table-cell office:value-type="float" office:value="0.710007">
            <text:p>0.710007</text:p>
          </table:table-cell>
          <table:table-cell office:value-type="float" office:value="226.021">
            <text:p>226.021</text:p>
          </table:table-cell>
          <table:table-cell office:value-type="float" office:value="0.284003">
            <text:p>0.28400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3.5142">
            <text:p>33.5142</text:p>
          </table:table-cell>
          <table:table-cell office:value-type="float" office:value="0.671173">
            <text:p>0.671173</text:p>
          </table:table-cell>
          <table:table-cell office:value-type="float" office:value="226.06">
            <text:p>226.06</text:p>
          </table:table-cell>
          <table:table-cell office:value-type="float" office:value="0.268469">
            <text:p>0.26846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3.5477">
            <text:p>33.5477</text:p>
          </table:table-cell>
          <table:table-cell office:value-type="float" office:value="0.631577">
            <text:p>0.631577</text:p>
          </table:table-cell>
          <table:table-cell office:value-type="float" office:value="226.1">
            <text:p>226.1</text:p>
          </table:table-cell>
          <table:table-cell office:value-type="float" office:value="0.252631">
            <text:p>0.25263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3.5778">
            <text:p>33.5778</text:p>
          </table:table-cell>
          <table:table-cell office:value-type="float" office:value="0.596313">
            <text:p>0.596313</text:p>
          </table:table-cell>
          <table:table-cell office:value-type="float" office:value="226.135">
            <text:p>226.135</text:p>
          </table:table-cell>
          <table:table-cell office:value-type="float" office:value="0.238525">
            <text:p>0.23852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3.6067">
            <text:p>33.6067</text:p>
          </table:table-cell>
          <table:table-cell office:value-type="float" office:value="0.562454">
            <text:p>0.562454</text:p>
          </table:table-cell>
          <table:table-cell office:value-type="float" office:value="226.169">
            <text:p>226.169</text:p>
          </table:table-cell>
          <table:table-cell office:value-type="float" office:value="0.224982">
            <text:p>0.22498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3.6365">
            <text:p>33.6365</text:p>
          </table:table-cell>
          <table:table-cell office:value-type="float" office:value="0.527969">
            <text:p>0.527969</text:p>
          </table:table-cell>
          <table:table-cell office:value-type="float" office:value="226.203">
            <text:p>226.203</text:p>
          </table:table-cell>
          <table:table-cell office:value-type="float" office:value="0.211188">
            <text:p>0.21118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3.6693">
            <text:p>33.6693</text:p>
          </table:table-cell>
          <table:table-cell office:value-type="float" office:value="0.490051">
            <text:p>0.490051</text:p>
          </table:table-cell>
          <table:table-cell office:value-type="float" office:value="226.241">
            <text:p>226.241</text:p>
          </table:table-cell>
          <table:table-cell office:value-type="float" office:value="0.196021">
            <text:p>0.19602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3.7009">
            <text:p>33.7009</text:p>
          </table:table-cell>
          <table:table-cell office:value-type="float" office:value="0.453964">
            <text:p>0.453964</text:p>
          </table:table-cell>
          <table:table-cell office:value-type="float" office:value="226.277">
            <text:p>226.277</text:p>
          </table:table-cell>
          <table:table-cell office:value-type="float" office:value="0.181586">
            <text:p>0.18158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3.735">
            <text:p>33.735</text:p>
          </table:table-cell>
          <table:table-cell office:value-type="float" office:value="0.415298">
            <text:p>0.415298</text:p>
          </table:table-cell>
          <table:table-cell office:value-type="float" office:value="226.316">
            <text:p>226.316</text:p>
          </table:table-cell>
          <table:table-cell office:value-type="float" office:value="0.166119">
            <text:p>0.16611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3.7673">
            <text:p>33.7673</text:p>
          </table:table-cell>
          <table:table-cell office:value-type="float" office:value="0.379013">
            <text:p>0.379013</text:p>
          </table:table-cell>
          <table:table-cell office:value-type="float" office:value="226.352">
            <text:p>226.352</text:p>
          </table:table-cell>
          <table:table-cell office:value-type="float" office:value="0.151605">
            <text:p>0.15160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3.7993">
            <text:p>33.7993</text:p>
          </table:table-cell>
          <table:table-cell office:value-type="float" office:value="0.343369">
            <text:p>0.343369</text:p>
          </table:table-cell>
          <table:table-cell office:value-type="float" office:value="226.388">
            <text:p>226.388</text:p>
          </table:table-cell>
          <table:table-cell office:value-type="float" office:value="0.137347">
            <text:p>0.13734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3.8315">
            <text:p>33.8315</text:p>
          </table:table-cell>
          <table:table-cell office:value-type="float" office:value="0.308014">
            <text:p>0.308014</text:p>
          </table:table-cell>
          <table:table-cell office:value-type="float" office:value="226.423">
            <text:p>226.423</text:p>
          </table:table-cell>
          <table:table-cell office:value-type="float" office:value="0.123206">
            <text:p>0.12320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3.8702">
            <text:p>33.8702</text:p>
          </table:table-cell>
          <table:table-cell office:value-type="float" office:value="0.265991">
            <text:p>0.265991</text:p>
          </table:table-cell>
          <table:table-cell office:value-type="float" office:value="226.465">
            <text:p>226.465</text:p>
          </table:table-cell>
          <table:table-cell office:value-type="float" office:value="0.106396">
            <text:p>0.10639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3.9035">
            <text:p>33.9035</text:p>
          </table:table-cell>
          <table:table-cell office:value-type="float" office:value="0.230453">
            <text:p>0.230453</text:p>
          </table:table-cell>
          <table:table-cell office:value-type="float" office:value="226.501">
            <text:p>226.501</text:p>
          </table:table-cell>
          <table:table-cell office:value-type="float" office:value="0.0921814">
            <text:p>0.092181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3.9329">
            <text:p>33.9329</text:p>
          </table:table-cell>
          <table:table-cell office:value-type="float" office:value="0.199402">
            <text:p>0.199402</text:p>
          </table:table-cell>
          <table:table-cell office:value-type="float" office:value="226.532">
            <text:p>226.532</text:p>
          </table:table-cell>
          <table:table-cell office:value-type="float" office:value="0.0797607">
            <text:p>0.079760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3.962">
            <text:p>33.962</text:p>
          </table:table-cell>
          <table:table-cell office:value-type="float" office:value="0.169067">
            <text:p>0.169067</text:p>
          </table:table-cell>
          <table:table-cell office:value-type="float" office:value="226.562">
            <text:p>226.562</text:p>
          </table:table-cell>
          <table:table-cell office:value-type="float" office:value="0.067627">
            <text:p>0.06762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3.9913">
            <text:p>33.9913</text:p>
          </table:table-cell>
          <table:table-cell office:value-type="float" office:value="0.139099">
            <text:p>0.139099</text:p>
          </table:table-cell>
          <table:table-cell office:value-type="float" office:value="226.592">
            <text:p>226.592</text:p>
          </table:table-cell>
          <table:table-cell office:value-type="float" office:value="0.0556397">
            <text:p>0.055639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4.0207">
            <text:p>34.0207</text:p>
          </table:table-cell>
          <table:table-cell office:value-type="float" office:value="0.10936">
            <text:p>0.10936</text:p>
          </table:table-cell>
          <table:table-cell office:value-type="float" office:value="226.622">
            <text:p>226.622</text:p>
          </table:table-cell>
          <table:table-cell office:value-type="float" office:value="0.0437439">
            <text:p>0.043743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4.0533">
            <text:p>34.0533</text:p>
          </table:table-cell>
          <table:table-cell office:value-type="float" office:value="0.076889">
            <text:p>0.076889</text:p>
          </table:table-cell>
          <table:table-cell office:value-type="float" office:value="226.655">
            <text:p>226.655</text:p>
          </table:table-cell>
          <table:table-cell office:value-type="float" office:value="0.0307556">
            <text:p>0.030755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4.0823">
            <text:p>34.0823</text:p>
          </table:table-cell>
          <table:table-cell office:value-type="float" office:value="0.0486145">
            <text:p>0.0486145</text:p>
          </table:table-cell>
          <table:table-cell office:value-type="float" office:value="226.683">
            <text:p>226.683</text:p>
          </table:table-cell>
          <table:table-cell office:value-type="float" office:value="0.0194458">
            <text:p>0.019445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4.1118">
            <text:p>34.1118</text:p>
          </table:table-cell>
          <table:table-cell office:value-type="float" office:value="0.0203247">
            <text:p>0.0203247</text:p>
          </table:table-cell>
          <table:table-cell office:value-type="float" office:value="226.711">
            <text:p>226.711</text:p>
          </table:table-cell>
          <table:table-cell office:value-type="float" office:value="0.00812988">
            <text:p>0.0081298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4.14">
            <text:p>34.14</text:p>
          </table:table-cell>
          <table:table-cell office:value-type="float" office:value="-0.00636292">
            <text:p>-0.00636292</text:p>
          </table:table-cell>
          <table:table-cell office:value-type="float" office:value="226.738">
            <text:p>226.738</text:p>
          </table:table-cell>
          <table:table-cell office:value-type="float" office:value="-0.00254517">
            <text:p>-0.0025451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4.1709">
            <text:p>34.1709</text:p>
          </table:table-cell>
          <table:table-cell office:value-type="float" office:value="-0.0349121">
            <text:p>-0.0349121</text:p>
          </table:table-cell>
          <table:table-cell office:value-type="float" office:value="226.766">
            <text:p>226.766</text:p>
          </table:table-cell>
          <table:table-cell office:value-type="float" office:value="-0.0139648">
            <text:p>-0.013964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4.2028">
            <text:p>34.2028</text:p>
          </table:table-cell>
          <table:table-cell office:value-type="float" office:value="-0.0637665">
            <text:p>-0.0637665</text:p>
          </table:table-cell>
          <table:table-cell office:value-type="float" office:value="226.795">
            <text:p>226.795</text:p>
          </table:table-cell>
          <table:table-cell office:value-type="float" office:value="-0.0255066">
            <text:p>-0.025506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4.2343">
            <text:p>34.2343</text:p>
          </table:table-cell>
          <table:table-cell office:value-type="float" office:value="-0.091568">
            <text:p>-0.091568</text:p>
          </table:table-cell>
          <table:table-cell office:value-type="float" office:value="226.823">
            <text:p>226.823</text:p>
          </table:table-cell>
          <table:table-cell office:value-type="float" office:value="-0.0366272">
            <text:p>-0.036627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4.2655">
            <text:p>34.2655</text:p>
          </table:table-cell>
          <table:table-cell office:value-type="float" office:value="-0.118439">
            <text:p>-0.118439</text:p>
          </table:table-cell>
          <table:table-cell office:value-type="float" office:value="226.85">
            <text:p>226.85</text:p>
          </table:table-cell>
          <table:table-cell office:value-type="float" office:value="-0.0473755">
            <text:p>-0.047375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4.2965">
            <text:p>34.2965</text:p>
          </table:table-cell>
          <table:table-cell office:value-type="float" office:value="-0.144547">
            <text:p>-0.144547</text:p>
          </table:table-cell>
          <table:table-cell office:value-type="float" office:value="226.876">
            <text:p>226.876</text:p>
          </table:table-cell>
          <table:table-cell office:value-type="float" office:value="-0.0578186">
            <text:p>-0.057818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4.3286">
            <text:p>34.3286</text:p>
          </table:table-cell>
          <table:table-cell office:value-type="float" office:value="-0.170868">
            <text:p>-0.170868</text:p>
          </table:table-cell>
          <table:table-cell office:value-type="float" office:value="226.902">
            <text:p>226.902</text:p>
          </table:table-cell>
          <table:table-cell office:value-type="float" office:value="-0.0683472">
            <text:p>-0.068347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4.3599">
            <text:p>34.3599</text:p>
          </table:table-cell>
          <table:table-cell office:value-type="float" office:value="-0.19577">
            <text:p>-0.19577</text:p>
          </table:table-cell>
          <table:table-cell office:value-type="float" office:value="226.927">
            <text:p>226.927</text:p>
          </table:table-cell>
          <table:table-cell office:value-type="float" office:value="-0.0783081">
            <text:p>-0.078308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4.3911">
            <text:p>34.3911</text:p>
          </table:table-cell>
          <table:table-cell office:value-type="float" office:value="-0.219788">
            <text:p>-0.219788</text:p>
          </table:table-cell>
          <table:table-cell office:value-type="float" office:value="226.951">
            <text:p>226.951</text:p>
          </table:table-cell>
          <table:table-cell office:value-type="float" office:value="-0.087915">
            <text:p>-0.08791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4.4225">
            <text:p>34.4225</text:p>
          </table:table-cell>
          <table:table-cell office:value-type="float" office:value="-0.243332">
            <text:p>-0.243332</text:p>
          </table:table-cell>
          <table:table-cell office:value-type="float" office:value="226.975">
            <text:p>226.975</text:p>
          </table:table-cell>
          <table:table-cell office:value-type="float" office:value="-0.0973328">
            <text:p>-0.097332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4.4548">
            <text:p>34.4548</text:p>
          </table:table-cell>
          <table:table-cell office:value-type="float" office:value="-0.266708">
            <text:p>-0.266708</text:p>
          </table:table-cell>
          <table:table-cell office:value-type="float" office:value="226.998">
            <text:p>226.998</text:p>
          </table:table-cell>
          <table:table-cell office:value-type="float" office:value="-0.106683">
            <text:p>-0.10668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4.4857">
            <text:p>34.4857</text:p>
          </table:table-cell>
          <table:table-cell office:value-type="float" office:value="-0.288345">
            <text:p>-0.288345</text:p>
          </table:table-cell>
          <table:table-cell office:value-type="float" office:value="227.02">
            <text:p>227.02</text:p>
          </table:table-cell>
          <table:table-cell office:value-type="float" office:value="-0.115338">
            <text:p>-0.11533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4.5176">
            <text:p>34.5176</text:p>
          </table:table-cell>
          <table:table-cell office:value-type="float" office:value="-0.309921">
            <text:p>-0.309921</text:p>
          </table:table-cell>
          <table:table-cell office:value-type="float" office:value="227.041">
            <text:p>227.041</text:p>
          </table:table-cell>
          <table:table-cell office:value-type="float" office:value="-0.123969">
            <text:p>-0.12396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4.5488">
            <text:p>34.5488</text:p>
          </table:table-cell>
          <table:table-cell office:value-type="float" office:value="-0.33017">
            <text:p>-0.33017</text:p>
          </table:table-cell>
          <table:table-cell office:value-type="float" office:value="227.062">
            <text:p>227.062</text:p>
          </table:table-cell>
          <table:table-cell office:value-type="float" office:value="-0.132068">
            <text:p>-0.13206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4.5812">
            <text:p>34.5812</text:p>
          </table:table-cell>
          <table:table-cell office:value-type="float" office:value="-0.350311">
            <text:p>-0.350311</text:p>
          </table:table-cell>
          <table:table-cell office:value-type="float" office:value="227.082">
            <text:p>227.082</text:p>
          </table:table-cell>
          <table:table-cell office:value-type="float" office:value="-0.140125">
            <text:p>-0.14012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4.6129">
            <text:p>34.6129</text:p>
          </table:table-cell>
          <table:table-cell office:value-type="float" office:value="-0.369278">
            <text:p>-0.369278</text:p>
          </table:table-cell>
          <table:table-cell office:value-type="float" office:value="227.101">
            <text:p>227.101</text:p>
          </table:table-cell>
          <table:table-cell office:value-type="float" office:value="-0.147711">
            <text:p>-0.14771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4.6448">
            <text:p>34.6448</text:p>
          </table:table-cell>
          <table:table-cell office:value-type="float" office:value="-0.387375">
            <text:p>-0.387375</text:p>
          </table:table-cell>
          <table:table-cell office:value-type="float" office:value="227.119">
            <text:p>227.119</text:p>
          </table:table-cell>
          <table:table-cell office:value-type="float" office:value="-0.15495">
            <text:p>-0.1549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4.6767">
            <text:p>34.6767</text:p>
          </table:table-cell>
          <table:table-cell office:value-type="float" office:value="-0.404694">
            <text:p>-0.404694</text:p>
          </table:table-cell>
          <table:table-cell office:value-type="float" office:value="227.136">
            <text:p>227.136</text:p>
          </table:table-cell>
          <table:table-cell office:value-type="float" office:value="-0.161877">
            <text:p>-0.16187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4.7084">
            <text:p>34.7084</text:p>
          </table:table-cell>
          <table:table-cell office:value-type="float" office:value="-0.421005">
            <text:p>-0.421005</text:p>
          </table:table-cell>
          <table:table-cell office:value-type="float" office:value="227.152">
            <text:p>227.152</text:p>
          </table:table-cell>
          <table:table-cell office:value-type="float" office:value="-0.168402">
            <text:p>-0.16840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4.7409">
            <text:p>34.7409</text:p>
          </table:table-cell>
          <table:table-cell office:value-type="float" office:value="-0.436829">
            <text:p>-0.436829</text:p>
          </table:table-cell>
          <table:table-cell office:value-type="float" office:value="227.168">
            <text:p>227.168</text:p>
          </table:table-cell>
          <table:table-cell office:value-type="float" office:value="-0.174731">
            <text:p>-0.17473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4.7749">
            <text:p>34.7749</text:p>
          </table:table-cell>
          <table:table-cell office:value-type="float" office:value="-0.452499">
            <text:p>-0.452499</text:p>
          </table:table-cell>
          <table:table-cell office:value-type="float" office:value="227.184">
            <text:p>227.184</text:p>
          </table:table-cell>
          <table:table-cell office:value-type="float" office:value="-0.181">
            <text:p>-0.18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4.8061">
            <text:p>34.8061</text:p>
          </table:table-cell>
          <table:table-cell office:value-type="float" office:value="-0.465866">
            <text:p>-0.465866</text:p>
          </table:table-cell>
          <table:table-cell office:value-type="float" office:value="227.197">
            <text:p>227.197</text:p>
          </table:table-cell>
          <table:table-cell office:value-type="float" office:value="-0.186346">
            <text:p>-0.18634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4.8386">
            <text:p>34.8386</text:p>
          </table:table-cell>
          <table:table-cell office:value-type="float" office:value="-0.478943">
            <text:p>-0.478943</text:p>
          </table:table-cell>
          <table:table-cell office:value-type="float" office:value="227.21">
            <text:p>227.21</text:p>
          </table:table-cell>
          <table:table-cell office:value-type="float" office:value="-0.191577">
            <text:p>-0.19157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4.8712">
            <text:p>34.8712</text:p>
          </table:table-cell>
          <table:table-cell office:value-type="float" office:value="-0.491104">
            <text:p>-0.491104</text:p>
          </table:table-cell>
          <table:table-cell office:value-type="float" office:value="227.223">
            <text:p>227.223</text:p>
          </table:table-cell>
          <table:table-cell office:value-type="float" office:value="-0.196442">
            <text:p>-0.19644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4.9044">
            <text:p>34.9044</text:p>
          </table:table-cell>
          <table:table-cell office:value-type="float" office:value="-0.502548">
            <text:p>-0.502548</text:p>
          </table:table-cell>
          <table:table-cell office:value-type="float" office:value="227.234">
            <text:p>227.234</text:p>
          </table:table-cell>
          <table:table-cell office:value-type="float" office:value="-0.201019">
            <text:p>-0.20101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4.9341">
            <text:p>34.9341</text:p>
          </table:table-cell>
          <table:table-cell office:value-type="float" office:value="-0.511887">
            <text:p>-0.511887</text:p>
          </table:table-cell>
          <table:table-cell office:value-type="float" office:value="227.243">
            <text:p>227.243</text:p>
          </table:table-cell>
          <table:table-cell office:value-type="float" office:value="-0.204755">
            <text:p>-0.20475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4.9636">
            <text:p>34.9636</text:p>
          </table:table-cell>
          <table:table-cell office:value-type="float" office:value="-0.520432">
            <text:p>-0.520432</text:p>
          </table:table-cell>
          <table:table-cell office:value-type="float" office:value="227.252">
            <text:p>227.252</text:p>
          </table:table-cell>
          <table:table-cell office:value-type="float" office:value="-0.208173">
            <text:p>-0.20817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4.9927">
            <text:p>34.9927</text:p>
          </table:table-cell>
          <table:table-cell office:value-type="float" office:value="-0.528076">
            <text:p>-0.528076</text:p>
          </table:table-cell>
          <table:table-cell office:value-type="float" office:value="227.26">
            <text:p>227.26</text:p>
          </table:table-cell>
          <table:table-cell office:value-type="float" office:value="-0.21123">
            <text:p>-0.2112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5.0217">
            <text:p>35.0217</text:p>
          </table:table-cell>
          <table:table-cell office:value-type="float" office:value="-0.534897">
            <text:p>-0.534897</text:p>
          </table:table-cell>
          <table:table-cell office:value-type="float" office:value="227.266">
            <text:p>227.266</text:p>
          </table:table-cell>
          <table:table-cell office:value-type="float" office:value="-0.213959">
            <text:p>-0.21395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5.051">
            <text:p>35.051</text:p>
          </table:table-cell>
          <table:table-cell office:value-type="float" office:value="-0.541031">
            <text:p>-0.541031</text:p>
          </table:table-cell>
          <table:table-cell office:value-type="float" office:value="227.272">
            <text:p>227.272</text:p>
          </table:table-cell>
          <table:table-cell office:value-type="float" office:value="-0.216412">
            <text:p>-0.21641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5.0802">
            <text:p>35.0802</text:p>
          </table:table-cell>
          <table:table-cell office:value-type="float" office:value="-0.546432">
            <text:p>-0.546432</text:p>
          </table:table-cell>
          <table:table-cell office:value-type="float" office:value="227.278">
            <text:p>227.278</text:p>
          </table:table-cell>
          <table:table-cell office:value-type="float" office:value="-0.218573">
            <text:p>-0.21857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5.1102">
            <text:p>35.1102</text:p>
          </table:table-cell>
          <table:table-cell office:value-type="float" office:value="-0.551117">
            <text:p>-0.551117</text:p>
          </table:table-cell>
          <table:table-cell office:value-type="float" office:value="227.283">
            <text:p>227.283</text:p>
          </table:table-cell>
          <table:table-cell office:value-type="float" office:value="-0.220447">
            <text:p>-0.22044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5.1396">
            <text:p>35.1396</text:p>
          </table:table-cell>
          <table:table-cell office:value-type="float" office:value="-0.555023">
            <text:p>-0.555023</text:p>
          </table:table-cell>
          <table:table-cell office:value-type="float" office:value="227.286">
            <text:p>227.286</text:p>
          </table:table-cell>
          <table:table-cell office:value-type="float" office:value="-0.222009">
            <text:p>-0.22200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5.1678">
            <text:p>35.1678</text:p>
          </table:table-cell>
          <table:table-cell office:value-type="float" office:value="-0.558014">
            <text:p>-0.558014</text:p>
          </table:table-cell>
          <table:table-cell office:value-type="float" office:value="227.289">
            <text:p>227.289</text:p>
          </table:table-cell>
          <table:table-cell office:value-type="float" office:value="-0.223206">
            <text:p>-0.22320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5.1964">
            <text:p>35.1964</text:p>
          </table:table-cell>
          <table:table-cell office:value-type="float" office:value="-0.560333">
            <text:p>-0.560333</text:p>
          </table:table-cell>
          <table:table-cell office:value-type="float" office:value="227.292">
            <text:p>227.292</text:p>
          </table:table-cell>
          <table:table-cell office:value-type="float" office:value="-0.224133">
            <text:p>-0.22413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5.2262">
            <text:p>35.2262</text:p>
          </table:table-cell>
          <table:table-cell office:value-type="float" office:value="-0.561935">
            <text:p>-0.561935</text:p>
          </table:table-cell>
          <table:table-cell office:value-type="float" office:value="227.293">
            <text:p>227.293</text:p>
          </table:table-cell>
          <table:table-cell office:value-type="float" office:value="-0.224774">
            <text:p>-0.22477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5.2555">
            <text:p>35.2555</text:p>
          </table:table-cell>
          <table:table-cell office:value-type="float" office:value="-0.56282">
            <text:p>-0.56282</text:p>
          </table:table-cell>
          <table:table-cell office:value-type="float" office:value="227.294">
            <text:p>227.294</text:p>
          </table:table-cell>
          <table:table-cell office:value-type="float" office:value="-0.225128">
            <text:p>-0.22512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5.2838">
            <text:p>35.2838</text:p>
          </table:table-cell>
          <table:table-cell office:value-type="float" office:value="-0.562897">
            <text:p>-0.562897</text:p>
          </table:table-cell>
          <table:table-cell office:value-type="float" office:value="227.294">
            <text:p>227.294</text:p>
          </table:table-cell>
          <table:table-cell office:value-type="float" office:value="-0.225159">
            <text:p>-0.22515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5.3127">
            <text:p>35.3127</text:p>
          </table:table-cell>
          <table:table-cell office:value-type="float" office:value="-0.56221">
            <text:p>-0.56221</text:p>
          </table:table-cell>
          <table:table-cell office:value-type="float" office:value="227.294">
            <text:p>227.294</text:p>
          </table:table-cell>
          <table:table-cell office:value-type="float" office:value="-0.224884">
            <text:p>-0.22488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5.3409">
            <text:p>35.3409</text:p>
          </table:table-cell>
          <table:table-cell office:value-type="float" office:value="-0.560883">
            <text:p>-0.560883</text:p>
          </table:table-cell>
          <table:table-cell office:value-type="float" office:value="227.292">
            <text:p>227.292</text:p>
          </table:table-cell>
          <table:table-cell office:value-type="float" office:value="-0.224353">
            <text:p>-0.22435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5.3692">
            <text:p>35.3692</text:p>
          </table:table-cell>
          <table:table-cell office:value-type="float" office:value="-0.558945">
            <text:p>-0.558945</text:p>
          </table:table-cell>
          <table:table-cell office:value-type="float" office:value="227.29">
            <text:p>227.29</text:p>
          </table:table-cell>
          <table:table-cell office:value-type="float" office:value="-0.223578">
            <text:p>-0.22357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5.4011">
            <text:p>35.4011</text:p>
          </table:table-cell>
          <table:table-cell office:value-type="float" office:value="-0.555862">
            <text:p>-0.555862</text:p>
          </table:table-cell>
          <table:table-cell office:value-type="float" office:value="227.287">
            <text:p>227.287</text:p>
          </table:table-cell>
          <table:table-cell office:value-type="float" office:value="-0.222345">
            <text:p>-0.22234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5.4315">
            <text:p>35.4315</text:p>
          </table:table-cell>
          <table:table-cell office:value-type="float" office:value="-0.552155">
            <text:p>-0.552155</text:p>
          </table:table-cell>
          <table:table-cell office:value-type="float" office:value="227.284">
            <text:p>227.284</text:p>
          </table:table-cell>
          <table:table-cell office:value-type="float" office:value="-0.220862">
            <text:p>-0.22086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5.4634">
            <text:p>35.4634</text:p>
          </table:table-cell>
          <table:table-cell office:value-type="float" office:value="-0.547348">
            <text:p>-0.547348</text:p>
          </table:table-cell>
          <table:table-cell office:value-type="float" office:value="227.279">
            <text:p>227.279</text:p>
          </table:table-cell>
          <table:table-cell office:value-type="float" office:value="-0.218939">
            <text:p>-0.21893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5.4936">
            <text:p>35.4936</text:p>
          </table:table-cell>
          <table:table-cell office:value-type="float" office:value="-0.542068">
            <text:p>-0.542068</text:p>
          </table:table-cell>
          <table:table-cell office:value-type="float" office:value="227.274">
            <text:p>227.274</text:p>
          </table:table-cell>
          <table:table-cell office:value-type="float" office:value="-0.216827">
            <text:p>-0.21682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5.526">
            <text:p>35.526</text:p>
          </table:table-cell>
          <table:table-cell office:value-type="float" office:value="-0.535553">
            <text:p>-0.535553</text:p>
          </table:table-cell>
          <table:table-cell office:value-type="float" office:value="227.267">
            <text:p>227.267</text:p>
          </table:table-cell>
          <table:table-cell office:value-type="float" office:value="-0.214221">
            <text:p>-0.21422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5.5572">
            <text:p>35.5572</text:p>
          </table:table-cell>
          <table:table-cell office:value-type="float" office:value="0.00364685">
            <text:p>0.00364685</text:p>
          </table:table-cell>
          <table:table-cell office:value-type="float" office:value="227.26">
            <text:p>227.26</text:p>
          </table:table-cell>
          <table:table-cell office:value-type="float" office:value="0.00145874">
            <text:p>0.0014587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5.5881">
            <text:p>35.5881</text:p>
          </table:table-cell>
          <table:table-cell office:value-type="float" office:value="0.0114441">
            <text:p>0.0114441</text:p>
          </table:table-cell>
          <table:table-cell office:value-type="float" office:value="227.252">
            <text:p>227.252</text:p>
          </table:table-cell>
          <table:table-cell office:value-type="float" office:value="0.00457764">
            <text:p>0.0045776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5.6212">
            <text:p>35.6212</text:p>
          </table:table-cell>
          <table:table-cell office:value-type="float" office:value="0.0206299">
            <text:p>0.0206299</text:p>
          </table:table-cell>
          <table:table-cell office:value-type="float" office:value="227.243">
            <text:p>227.243</text:p>
          </table:table-cell>
          <table:table-cell office:value-type="float" office:value="0.00825195">
            <text:p>0.0082519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5.6498">
            <text:p>35.6498</text:p>
          </table:table-cell>
          <table:table-cell office:value-type="float" office:value="0.0292969">
            <text:p>0.0292969</text:p>
          </table:table-cell>
          <table:table-cell office:value-type="float" office:value="227.234">
            <text:p>227.234</text:p>
          </table:table-cell>
          <table:table-cell office:value-type="float" office:value="0.0117188">
            <text:p>0.011718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5.6798">
            <text:p>35.6798</text:p>
          </table:table-cell>
          <table:table-cell office:value-type="float" office:value="0.0390472">
            <text:p>0.0390472</text:p>
          </table:table-cell>
          <table:table-cell office:value-type="float" office:value="227.224">
            <text:p>227.224</text:p>
          </table:table-cell>
          <table:table-cell office:value-type="float" office:value="0.0156189">
            <text:p>0.015618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5.7088">
            <text:p>35.7088</text:p>
          </table:table-cell>
          <table:table-cell office:value-type="float" office:value="0.049118">
            <text:p>0.049118</text:p>
          </table:table-cell>
          <table:table-cell office:value-type="float" office:value="227.214">
            <text:p>227.214</text:p>
          </table:table-cell>
          <table:table-cell office:value-type="float" office:value="0.0196472">
            <text:p>0.019647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5.7293">
            <text:p>35.7293</text:p>
          </table:table-cell>
          <table:table-cell office:value-type="float" office:value="0.0567474">
            <text:p>0.0567474</text:p>
          </table:table-cell>
          <table:table-cell office:value-type="float" office:value="227.207">
            <text:p>227.207</text:p>
          </table:table-cell>
          <table:table-cell office:value-type="float" office:value="0.022699">
            <text:p>0.02269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5.7585">
            <text:p>35.7585</text:p>
          </table:table-cell>
          <table:table-cell office:value-type="float" office:value="0.0680695">
            <text:p>0.0680695</text:p>
          </table:table-cell>
          <table:table-cell office:value-type="float" office:value="227.195">
            <text:p>227.195</text:p>
          </table:table-cell>
          <table:table-cell office:value-type="float" office:value="0.0272278">
            <text:p>0.027227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5.7888">
            <text:p>35.7888</text:p>
          </table:table-cell>
          <table:table-cell office:value-type="float" office:value="0.0804749">
            <text:p>0.0804749</text:p>
          </table:table-cell>
          <table:table-cell office:value-type="float" office:value="227.183">
            <text:p>227.183</text:p>
          </table:table-cell>
          <table:table-cell office:value-type="float" office:value="0.0321899">
            <text:p>0.032189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5.818">
            <text:p>35.818</text:p>
          </table:table-cell>
          <table:table-cell office:value-type="float" office:value="0.0931091">
            <text:p>0.0931091</text:p>
          </table:table-cell>
          <table:table-cell office:value-type="float" office:value="227.17">
            <text:p>227.17</text:p>
          </table:table-cell>
          <table:table-cell office:value-type="float" office:value="0.0372437">
            <text:p>0.037243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5.8463">
            <text:p>35.8463</text:p>
          </table:table-cell>
          <table:table-cell office:value-type="float" office:value="0.105927">
            <text:p>0.105927</text:p>
          </table:table-cell>
          <table:table-cell office:value-type="float" office:value="227.158">
            <text:p>227.158</text:p>
          </table:table-cell>
          <table:table-cell office:value-type="float" office:value="0.0423706">
            <text:p>0.042370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5.874">
            <text:p>35.874</text:p>
          </table:table-cell>
          <table:table-cell office:value-type="float" office:value="0.119003">
            <text:p>0.119003</text:p>
          </table:table-cell>
          <table:table-cell office:value-type="float" office:value="227.145">
            <text:p>227.145</text:p>
          </table:table-cell>
          <table:table-cell office:value-type="float" office:value="0.0476013">
            <text:p>0.047601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5.908">
            <text:p>35.908</text:p>
          </table:table-cell>
          <table:table-cell office:value-type="float" office:value="0.135818">
            <text:p>0.135818</text:p>
          </table:table-cell>
          <table:table-cell office:value-type="float" office:value="227.128">
            <text:p>227.128</text:p>
          </table:table-cell>
          <table:table-cell office:value-type="float" office:value="0.0543274">
            <text:p>0.054327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5.9385">
            <text:p>35.9385</text:p>
          </table:table-cell>
          <table:table-cell office:value-type="float" office:value="0.151581">
            <text:p>0.151581</text:p>
          </table:table-cell>
          <table:table-cell office:value-type="float" office:value="227.112">
            <text:p>227.112</text:p>
          </table:table-cell>
          <table:table-cell office:value-type="float" office:value="0.0606323">
            <text:p>0.060632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5.9654">
            <text:p>35.9654</text:p>
          </table:table-cell>
          <table:table-cell office:value-type="float" office:value="0.166046">
            <text:p>0.166046</text:p>
          </table:table-cell>
          <table:table-cell office:value-type="float" office:value="227.097">
            <text:p>227.097</text:p>
          </table:table-cell>
          <table:table-cell office:value-type="float" office:value="0.0664185">
            <text:p>0.066418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5.9948">
            <text:p>35.9948</text:p>
          </table:table-cell>
          <table:table-cell office:value-type="float" office:value="0.182495">
            <text:p>0.182495</text:p>
          </table:table-cell>
          <table:table-cell office:value-type="float" office:value="227.081">
            <text:p>227.081</text:p>
          </table:table-cell>
          <table:table-cell office:value-type="float" office:value="0.072998">
            <text:p>0.07299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6.0261">
            <text:p>36.0261</text:p>
          </table:table-cell>
          <table:table-cell office:value-type="float" office:value="0.20047">
            <text:p>0.20047</text:p>
          </table:table-cell>
          <table:table-cell office:value-type="float" office:value="227.063">
            <text:p>227.063</text:p>
          </table:table-cell>
          <table:table-cell office:value-type="float" office:value="0.080188">
            <text:p>0.08018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6.0593">
            <text:p>36.0593</text:p>
          </table:table-cell>
          <table:table-cell office:value-type="float" office:value="0.220413">
            <text:p>0.220413</text:p>
          </table:table-cell>
          <table:table-cell office:value-type="float" office:value="227.043">
            <text:p>227.043</text:p>
          </table:table-cell>
          <table:table-cell office:value-type="float" office:value="0.0881653">
            <text:p>0.088165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6.0894">
            <text:p>36.0894</text:p>
          </table:table-cell>
          <table:table-cell office:value-type="float" office:value="0.239044">
            <text:p>0.239044</text:p>
          </table:table-cell>
          <table:table-cell office:value-type="float" office:value="227.024">
            <text:p>227.024</text:p>
          </table:table-cell>
          <table:table-cell office:value-type="float" office:value="0.0956177">
            <text:p>0.095617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6.1219">
            <text:p>36.1219</text:p>
          </table:table-cell>
          <table:table-cell office:value-type="float" office:value="0.259842">
            <text:p>0.259842</text:p>
          </table:table-cell>
          <table:table-cell office:value-type="float" office:value="227.004">
            <text:p>227.004</text:p>
          </table:table-cell>
          <table:table-cell office:value-type="float" office:value="0.103937">
            <text:p>0.10393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6.1534">
            <text:p>36.1534</text:p>
          </table:table-cell>
          <table:table-cell office:value-type="float" office:value="0.280548">
            <text:p>0.280548</text:p>
          </table:table-cell>
          <table:table-cell office:value-type="float" office:value="226.983">
            <text:p>226.983</text:p>
          </table:table-cell>
          <table:table-cell office:value-type="float" office:value="0.112219">
            <text:p>0.11221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6.1863">
            <text:p>36.1863</text:p>
          </table:table-cell>
          <table:table-cell office:value-type="float" office:value="0.302887">
            <text:p>0.302887</text:p>
          </table:table-cell>
          <table:table-cell office:value-type="float" office:value="226.961">
            <text:p>226.961</text:p>
          </table:table-cell>
          <table:table-cell office:value-type="float" office:value="0.121155">
            <text:p>0.12115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6.2186">
            <text:p>36.2186</text:p>
          </table:table-cell>
          <table:table-cell office:value-type="float" office:value="0.325378">
            <text:p>0.325378</text:p>
          </table:table-cell>
          <table:table-cell office:value-type="float" office:value="226.938">
            <text:p>226.938</text:p>
          </table:table-cell>
          <table:table-cell office:value-type="float" office:value="0.130151">
            <text:p>0.13015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6.2498">
            <text:p>36.2498</text:p>
          </table:table-cell>
          <table:table-cell office:value-type="float" office:value="0.347763">
            <text:p>0.347763</text:p>
          </table:table-cell>
          <table:table-cell office:value-type="float" office:value="226.916">
            <text:p>226.916</text:p>
          </table:table-cell>
          <table:table-cell office:value-type="float" office:value="0.139105">
            <text:p>0.13910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6.2805">
            <text:p>36.2805</text:p>
          </table:table-cell>
          <table:table-cell office:value-type="float" office:value="0.370193">
            <text:p>0.370193</text:p>
          </table:table-cell>
          <table:table-cell office:value-type="float" office:value="226.893">
            <text:p>226.893</text:p>
          </table:table-cell>
          <table:table-cell office:value-type="float" office:value="0.148077">
            <text:p>0.14807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6.3125">
            <text:p>36.3125</text:p>
          </table:table-cell>
          <table:table-cell office:value-type="float" office:value="0.394211">
            <text:p>0.394211</text:p>
          </table:table-cell>
          <table:table-cell office:value-type="float" office:value="226.869">
            <text:p>226.869</text:p>
          </table:table-cell>
          <table:table-cell office:value-type="float" office:value="0.157684">
            <text:p>0.15768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6.3423">
            <text:p>36.3423</text:p>
          </table:table-cell>
          <table:table-cell office:value-type="float" office:value="0.417114">
            <text:p>0.417114</text:p>
          </table:table-cell>
          <table:table-cell office:value-type="float" office:value="226.846">
            <text:p>226.846</text:p>
          </table:table-cell>
          <table:table-cell office:value-type="float" office:value="0.166846">
            <text:p>0.16684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6.374">
            <text:p>36.374</text:p>
          </table:table-cell>
          <table:table-cell office:value-type="float" office:value="0.441925">
            <text:p>0.441925</text:p>
          </table:table-cell>
          <table:table-cell office:value-type="float" office:value="226.822">
            <text:p>226.822</text:p>
          </table:table-cell>
          <table:table-cell office:value-type="float" office:value="0.17677">
            <text:p>0.1767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6.4051">
            <text:p>36.4051</text:p>
          </table:table-cell>
          <table:table-cell office:value-type="float" office:value="0.466888">
            <text:p>0.466888</text:p>
          </table:table-cell>
          <table:table-cell office:value-type="float" office:value="226.797">
            <text:p>226.797</text:p>
          </table:table-cell>
          <table:table-cell office:value-type="float" office:value="0.186755">
            <text:p>0.18675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6.4361">
            <text:p>36.4361</text:p>
          </table:table-cell>
          <table:table-cell office:value-type="float" office:value="0.492157">
            <text:p>0.492157</text:p>
          </table:table-cell>
          <table:table-cell office:value-type="float" office:value="226.771">
            <text:p>226.771</text:p>
          </table:table-cell>
          <table:table-cell office:value-type="float" office:value="0.196863">
            <text:p>0.19686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6.4682">
            <text:p>36.4682</text:p>
          </table:table-cell>
          <table:table-cell office:value-type="float" office:value="0.518906">
            <text:p>0.518906</text:p>
          </table:table-cell>
          <table:table-cell office:value-type="float" office:value="226.745">
            <text:p>226.745</text:p>
          </table:table-cell>
          <table:table-cell office:value-type="float" office:value="0.207562">
            <text:p>0.20756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6.5009">
            <text:p>36.5009</text:p>
          </table:table-cell>
          <table:table-cell office:value-type="float" office:value="0.546616">
            <text:p>0.546616</text:p>
          </table:table-cell>
          <table:table-cell office:value-type="float" office:value="226.717">
            <text:p>226.717</text:p>
          </table:table-cell>
          <table:table-cell office:value-type="float" office:value="0.218646">
            <text:p>0.21864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6.5324">
            <text:p>36.5324</text:p>
          </table:table-cell>
          <table:table-cell office:value-type="float" office:value="0.573792">
            <text:p>0.573792</text:p>
          </table:table-cell>
          <table:table-cell office:value-type="float" office:value="226.69">
            <text:p>226.69</text:p>
          </table:table-cell>
          <table:table-cell office:value-type="float" office:value="0.229517">
            <text:p>0.22951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6.5638">
            <text:p>36.5638</text:p>
          </table:table-cell>
          <table:table-cell office:value-type="float" office:value="0.601395">
            <text:p>0.601395</text:p>
          </table:table-cell>
          <table:table-cell office:value-type="float" office:value="226.662">
            <text:p>226.662</text:p>
          </table:table-cell>
          <table:table-cell office:value-type="float" office:value="0.240558">
            <text:p>0.24055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6.5972">
            <text:p>36.5972</text:p>
          </table:table-cell>
          <table:table-cell office:value-type="float" office:value="0.63121">
            <text:p>0.63121</text:p>
          </table:table-cell>
          <table:table-cell office:value-type="float" office:value="226.632">
            <text:p>226.632</text:p>
          </table:table-cell>
          <table:table-cell office:value-type="float" office:value="0.252484">
            <text:p>0.25248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6.6288">
            <text:p>36.6288</text:p>
          </table:table-cell>
          <table:table-cell office:value-type="float" office:value="0.659851">
            <text:p>0.659851</text:p>
          </table:table-cell>
          <table:table-cell office:value-type="float" office:value="226.604">
            <text:p>226.604</text:p>
          </table:table-cell>
          <table:table-cell office:value-type="float" office:value="0.26394">
            <text:p>0.2639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6.6597">
            <text:p>36.6597</text:p>
          </table:table-cell>
          <table:table-cell office:value-type="float" office:value="0.688232">
            <text:p>0.688232</text:p>
          </table:table-cell>
          <table:table-cell office:value-type="float" office:value="226.575">
            <text:p>226.575</text:p>
          </table:table-cell>
          <table:table-cell office:value-type="float" office:value="0.275293">
            <text:p>0.27529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6.691">
            <text:p>36.691</text:p>
          </table:table-cell>
          <table:table-cell office:value-type="float" office:value="0.717392">
            <text:p>0.717392</text:p>
          </table:table-cell>
          <table:table-cell office:value-type="float" office:value="226.546">
            <text:p>226.546</text:p>
          </table:table-cell>
          <table:table-cell office:value-type="float" office:value="0.286957">
            <text:p>0.28695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6.7223">
            <text:p>36.7223</text:p>
          </table:table-cell>
          <table:table-cell office:value-type="float" office:value="0.746964">
            <text:p>0.746964</text:p>
          </table:table-cell>
          <table:table-cell office:value-type="float" office:value="226.517">
            <text:p>226.517</text:p>
          </table:table-cell>
          <table:table-cell office:value-type="float" office:value="0.298785">
            <text:p>0.29878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6.7535">
            <text:p>36.7535</text:p>
          </table:table-cell>
          <table:table-cell office:value-type="float" office:value="0.776749">
            <text:p>0.776749</text:p>
          </table:table-cell>
          <table:table-cell office:value-type="float" office:value="226.487">
            <text:p>226.487</text:p>
          </table:table-cell>
          <table:table-cell office:value-type="float" office:value="0.310699">
            <text:p>0.31069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6.7901">
            <text:p>36.7901</text:p>
          </table:table-cell>
          <table:table-cell office:value-type="float" office:value="0.812241">
            <text:p>0.812241</text:p>
          </table:table-cell>
          <table:table-cell office:value-type="float" office:value="226.451">
            <text:p>226.451</text:p>
          </table:table-cell>
          <table:table-cell office:value-type="float" office:value="0.324896">
            <text:p>0.32489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6.8204">
            <text:p>36.8204</text:p>
          </table:table-cell>
          <table:table-cell office:value-type="float" office:value="0.841934">
            <text:p>0.841934</text:p>
          </table:table-cell>
          <table:table-cell office:value-type="float" office:value="226.422">
            <text:p>226.422</text:p>
          </table:table-cell>
          <table:table-cell office:value-type="float" office:value="0.336774">
            <text:p>0.33677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6.8499">
            <text:p>36.8499</text:p>
          </table:table-cell>
          <table:table-cell office:value-type="float" office:value="0.871216">
            <text:p>0.871216</text:p>
          </table:table-cell>
          <table:table-cell office:value-type="float" office:value="226.392">
            <text:p>226.392</text:p>
          </table:table-cell>
          <table:table-cell office:value-type="float" office:value="0.348486">
            <text:p>0.34848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6.8784">
            <text:p>36.8784</text:p>
          </table:table-cell>
          <table:table-cell office:value-type="float" office:value="0.899826">
            <text:p>0.899826</text:p>
          </table:table-cell>
          <table:table-cell office:value-type="float" office:value="226.364">
            <text:p>226.364</text:p>
          </table:table-cell>
          <table:table-cell office:value-type="float" office:value="0.35993">
            <text:p>0.3599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6.9108">
            <text:p>36.9108</text:p>
          </table:table-cell>
          <table:table-cell office:value-type="float" office:value="0.932465">
            <text:p>0.932465</text:p>
          </table:table-cell>
          <table:table-cell office:value-type="float" office:value="226.331">
            <text:p>226.331</text:p>
          </table:table-cell>
          <table:table-cell office:value-type="float" office:value="0.372986">
            <text:p>0.37298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6.9427">
            <text:p>36.9427</text:p>
          </table:table-cell>
          <table:table-cell office:value-type="float" office:value="0.965118">
            <text:p>0.965118</text:p>
          </table:table-cell>
          <table:table-cell office:value-type="float" office:value="226.298">
            <text:p>226.298</text:p>
          </table:table-cell>
          <table:table-cell office:value-type="float" office:value="0.386047">
            <text:p>0.38604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6.975">
            <text:p>36.975</text:p>
          </table:table-cell>
          <table:table-cell office:value-type="float" office:value="0.998291">
            <text:p>0.998291</text:p>
          </table:table-cell>
          <table:table-cell office:value-type="float" office:value="226.265">
            <text:p>226.265</text:p>
          </table:table-cell>
          <table:table-cell office:value-type="float" office:value="0.399316">
            <text:p>0.39931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7.0061">
            <text:p>37.0061</text:p>
          </table:table-cell>
          <table:table-cell office:value-type="float" office:value="1.03069">
            <text:p>1.03069</text:p>
          </table:table-cell>
          <table:table-cell office:value-type="float" office:value="226.233">
            <text:p>226.233</text:p>
          </table:table-cell>
          <table:table-cell office:value-type="float" office:value="0.412274">
            <text:p>0.41227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7.038">
            <text:p>37.038</text:p>
          </table:table-cell>
          <table:table-cell office:value-type="float" office:value="1.06419">
            <text:p>1.06419</text:p>
          </table:table-cell>
          <table:table-cell office:value-type="float" office:value="226.199">
            <text:p>226.199</text:p>
          </table:table-cell>
          <table:table-cell office:value-type="float" office:value="0.425678">
            <text:p>0.42567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7.0688">
            <text:p>37.0688</text:p>
          </table:table-cell>
          <table:table-cell office:value-type="float" office:value="1.09665">
            <text:p>1.09665</text:p>
          </table:table-cell>
          <table:table-cell office:value-type="float" office:value="226.167">
            <text:p>226.167</text:p>
          </table:table-cell>
          <table:table-cell office:value-type="float" office:value="0.43866">
            <text:p>0.4386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7.101">
            <text:p>37.101</text:p>
          </table:table-cell>
          <table:table-cell office:value-type="float" office:value="1.13106">
            <text:p>1.13106</text:p>
          </table:table-cell>
          <table:table-cell office:value-type="float" office:value="226.132">
            <text:p>226.132</text:p>
          </table:table-cell>
          <table:table-cell office:value-type="float" office:value="0.452423">
            <text:p>0.45242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7.1322">
            <text:p>37.1322</text:p>
          </table:table-cell>
          <table:table-cell office:value-type="float" office:value="1.16446">
            <text:p>1.16446</text:p>
          </table:table-cell>
          <table:table-cell office:value-type="float" office:value="226.099">
            <text:p>226.099</text:p>
          </table:table-cell>
          <table:table-cell office:value-type="float" office:value="0.465784">
            <text:p>0.46578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7.1649">
            <text:p>37.1649</text:p>
          </table:table-cell>
          <table:table-cell office:value-type="float" office:value="1.19984">
            <text:p>1.19984</text:p>
          </table:table-cell>
          <table:table-cell office:value-type="float" office:value="226.064">
            <text:p>226.064</text:p>
          </table:table-cell>
          <table:table-cell office:value-type="float" office:value="0.479938">
            <text:p>0.47993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7.1972">
            <text:p>37.1972</text:p>
          </table:table-cell>
          <table:table-cell office:value-type="float" office:value="1.23497">
            <text:p>1.23497</text:p>
          </table:table-cell>
          <table:table-cell office:value-type="float" office:value="226.029">
            <text:p>226.029</text:p>
          </table:table-cell>
          <table:table-cell office:value-type="float" office:value="0.493988">
            <text:p>0.49398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7.2321">
            <text:p>37.2321</text:p>
          </table:table-cell>
          <table:table-cell office:value-type="float" office:value="1.2733">
            <text:p>1.2733</text:p>
          </table:table-cell>
          <table:table-cell office:value-type="float" office:value="225.99">
            <text:p>225.99</text:p>
          </table:table-cell>
          <table:table-cell office:value-type="float" office:value="0.50932">
            <text:p>0.5093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7.2679">
            <text:p>37.2679</text:p>
          </table:table-cell>
          <table:table-cell office:value-type="float" office:value="1.3127">
            <text:p>1.3127</text:p>
          </table:table-cell>
          <table:table-cell office:value-type="float" office:value="225.951">
            <text:p>225.951</text:p>
          </table:table-cell>
          <table:table-cell office:value-type="float" office:value="0.525079">
            <text:p>0.52507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7.2984">
            <text:p>37.2984</text:p>
          </table:table-cell>
          <table:table-cell office:value-type="float" office:value="1.34662">
            <text:p>1.34662</text:p>
          </table:table-cell>
          <table:table-cell office:value-type="float" office:value="225.917">
            <text:p>225.917</text:p>
          </table:table-cell>
          <table:table-cell office:value-type="float" office:value="0.538647">
            <text:p>0.53864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7.3293">
            <text:p>37.3293</text:p>
          </table:table-cell>
          <table:table-cell office:value-type="float" office:value="1.38104">
            <text:p>1.38104</text:p>
          </table:table-cell>
          <table:table-cell office:value-type="float" office:value="225.882">
            <text:p>225.882</text:p>
          </table:table-cell>
          <table:table-cell office:value-type="float" office:value="0.552417">
            <text:p>0.55241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7.36">
            <text:p>37.36</text:p>
          </table:table-cell>
          <table:table-cell office:value-type="float" office:value="1.41539">
            <text:p>1.41539</text:p>
          </table:table-cell>
          <table:table-cell office:value-type="float" office:value="225.848">
            <text:p>225.848</text:p>
          </table:table-cell>
          <table:table-cell office:value-type="float" office:value="0.566156">
            <text:p>0.56615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7.3914">
            <text:p>37.3914</text:p>
          </table:table-cell>
          <table:table-cell office:value-type="float" office:value="1.45062">
            <text:p>1.45062</text:p>
          </table:table-cell>
          <table:table-cell office:value-type="float" office:value="225.813">
            <text:p>225.813</text:p>
          </table:table-cell>
          <table:table-cell office:value-type="float" office:value="0.580249">
            <text:p>0.58024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7.4248">
            <text:p>37.4248</text:p>
          </table:table-cell>
          <table:table-cell office:value-type="float" office:value="1.48837">
            <text:p>1.48837</text:p>
          </table:table-cell>
          <table:table-cell office:value-type="float" office:value="225.775">
            <text:p>225.775</text:p>
          </table:table-cell>
          <table:table-cell office:value-type="float" office:value="0.595349">
            <text:p>0.59534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7.4547">
            <text:p>37.4547</text:p>
          </table:table-cell>
          <table:table-cell office:value-type="float" office:value="1.52219">
            <text:p>1.52219</text:p>
          </table:table-cell>
          <table:table-cell office:value-type="float" office:value="225.741">
            <text:p>225.741</text:p>
          </table:table-cell>
          <table:table-cell office:value-type="float" office:value="0.608874">
            <text:p>0.60887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7.4863">
            <text:p>37.4863</text:p>
          </table:table-cell>
          <table:table-cell office:value-type="float" office:value="1.55809">
            <text:p>1.55809</text:p>
          </table:table-cell>
          <table:table-cell office:value-type="float" office:value="225.705">
            <text:p>225.705</text:p>
          </table:table-cell>
          <table:table-cell office:value-type="float" office:value="0.623236">
            <text:p>0.62323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7.518">
            <text:p>37.518</text:p>
          </table:table-cell>
          <table:table-cell office:value-type="float" office:value="1.59419">
            <text:p>1.59419</text:p>
          </table:table-cell>
          <table:table-cell office:value-type="float" office:value="225.669">
            <text:p>225.669</text:p>
          </table:table-cell>
          <table:table-cell office:value-type="float" office:value="0.637677">
            <text:p>0.63767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7.5513">
            <text:p>37.5513</text:p>
          </table:table-cell>
          <table:table-cell office:value-type="float" office:value="1.63216">
            <text:p>1.63216</text:p>
          </table:table-cell>
          <table:table-cell office:value-type="float" office:value="225.631">
            <text:p>225.631</text:p>
          </table:table-cell>
          <table:table-cell office:value-type="float" office:value="0.652863">
            <text:p>0.65286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7.5831">
            <text:p>37.5831</text:p>
          </table:table-cell>
          <table:table-cell office:value-type="float" office:value="1.66847">
            <text:p>1.66847</text:p>
          </table:table-cell>
          <table:table-cell office:value-type="float" office:value="225.595">
            <text:p>225.595</text:p>
          </table:table-cell>
          <table:table-cell office:value-type="float" office:value="0.667389">
            <text:p>0.66738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7.6141">
            <text:p>37.6141</text:p>
          </table:table-cell>
          <table:table-cell office:value-type="float" office:value="1.70409">
            <text:p>1.70409</text:p>
          </table:table-cell>
          <table:table-cell office:value-type="float" office:value="225.559">
            <text:p>225.559</text:p>
          </table:table-cell>
          <table:table-cell office:value-type="float" office:value="0.681635">
            <text:p>0.68163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7.6442">
            <text:p>37.6442</text:p>
          </table:table-cell>
          <table:table-cell office:value-type="float" office:value="1.73856">
            <text:p>1.73856</text:p>
          </table:table-cell>
          <table:table-cell office:value-type="float" office:value="225.525">
            <text:p>225.525</text:p>
          </table:table-cell>
          <table:table-cell office:value-type="float" office:value="0.695422">
            <text:p>0.69542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7.6732">
            <text:p>37.6732</text:p>
          </table:table-cell>
          <table:table-cell office:value-type="float" office:value="1.7719">
            <text:p>1.7719</text:p>
          </table:table-cell>
          <table:table-cell office:value-type="float" office:value="225.492">
            <text:p>225.492</text:p>
          </table:table-cell>
          <table:table-cell office:value-type="float" office:value="0.708759">
            <text:p>0.70875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7.7067">
            <text:p>37.7067</text:p>
          </table:table-cell>
          <table:table-cell office:value-type="float" office:value="1.81041">
            <text:p>1.81041</text:p>
          </table:table-cell>
          <table:table-cell office:value-type="float" office:value="225.453">
            <text:p>225.453</text:p>
          </table:table-cell>
          <table:table-cell office:value-type="float" office:value="0.724164">
            <text:p>0.72416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7.7356">
            <text:p>37.7356</text:p>
          </table:table-cell>
          <table:table-cell office:value-type="float" office:value="1.84361">
            <text:p>1.84361</text:p>
          </table:table-cell>
          <table:table-cell office:value-type="float" office:value="225.42">
            <text:p>225.42</text:p>
          </table:table-cell>
          <table:table-cell office:value-type="float" office:value="0.737445">
            <text:p>0.73744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7.7659">
            <text:p>37.7659</text:p>
          </table:table-cell>
          <table:table-cell office:value-type="float" office:value="1.87846">
            <text:p>1.87846</text:p>
          </table:table-cell>
          <table:table-cell office:value-type="float" office:value="225.385">
            <text:p>225.385</text:p>
          </table:table-cell>
          <table:table-cell office:value-type="float" office:value="0.751386">
            <text:p>0.75138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7.7985">
            <text:p>37.7985</text:p>
          </table:table-cell>
          <table:table-cell office:value-type="float" office:value="1.91582">
            <text:p>1.91582</text:p>
          </table:table-cell>
          <table:table-cell office:value-type="float" office:value="225.348">
            <text:p>225.348</text:p>
          </table:table-cell>
          <table:table-cell office:value-type="float" office:value="0.766327">
            <text:p>0.76632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7.827">
            <text:p>37.827</text:p>
          </table:table-cell>
          <table:table-cell office:value-type="float" office:value="1.94849">
            <text:p>1.94849</text:p>
          </table:table-cell>
          <table:table-cell office:value-type="float" office:value="225.315">
            <text:p>225.315</text:p>
          </table:table-cell>
          <table:table-cell office:value-type="float" office:value="0.779395">
            <text:p>0.77939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7.8558">
            <text:p>37.8558</text:p>
          </table:table-cell>
          <table:table-cell office:value-type="float" office:value="1.9814">
            <text:p>1.9814</text:p>
          </table:table-cell>
          <table:table-cell office:value-type="float" office:value="225.282">
            <text:p>225.282</text:p>
          </table:table-cell>
          <table:table-cell office:value-type="float" office:value="0.79256">
            <text:p>0.7925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7.8874">
            <text:p>37.8874</text:p>
          </table:table-cell>
          <table:table-cell office:value-type="float" office:value="2.01761">
            <text:p>2.01761</text:p>
          </table:table-cell>
          <table:table-cell office:value-type="float" office:value="225.246">
            <text:p>225.24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7.924">
            <text:p>37.924</text:p>
          </table:table-cell>
          <table:table-cell office:value-type="float" office:value="2.05936">
            <text:p>2.05936</text:p>
          </table:table-cell>
          <table:table-cell office:value-type="float" office:value="225.204">
            <text:p>225.20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7.9596">
            <text:p>37.9596</text:p>
          </table:table-cell>
          <table:table-cell office:value-type="float" office:value="2.09987">
            <text:p>2.09987</text:p>
          </table:table-cell>
          <table:table-cell office:value-type="float" office:value="225.164">
            <text:p>225.16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7.9911">
            <text:p>37.9911</text:p>
          </table:table-cell>
          <table:table-cell office:value-type="float" office:value="2.13562">
            <text:p>2.13562</text:p>
          </table:table-cell>
          <table:table-cell office:value-type="float" office:value="225.128">
            <text:p>225.12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8.0199">
            <text:p>38.0199</text:p>
          </table:table-cell>
          <table:table-cell office:value-type="float" office:value="2.16817">
            <text:p>2.16817</text:p>
          </table:table-cell>
          <table:table-cell office:value-type="float" office:value="225.095">
            <text:p>225.09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8.0489">
            <text:p>38.0489</text:p>
          </table:table-cell>
          <table:table-cell office:value-type="float" office:value="2.2009">
            <text:p>2.2009</text:p>
          </table:table-cell>
          <table:table-cell office:value-type="float" office:value="225.063">
            <text:p>225.06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8.078">
            <text:p>38.078</text:p>
          </table:table-cell>
          <table:table-cell office:value-type="float" office:value="2.23355">
            <text:p>2.23355</text:p>
          </table:table-cell>
          <table:table-cell office:value-type="float" office:value="225.03">
            <text:p>225.0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8.1064">
            <text:p>38.1064</text:p>
          </table:table-cell>
          <table:table-cell office:value-type="float" office:value="2.26521">
            <text:p>2.26521</text:p>
          </table:table-cell>
          <table:table-cell office:value-type="float" office:value="224.998">
            <text:p>224.99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8.1349">
            <text:p>38.1349</text:p>
          </table:table-cell>
          <table:table-cell office:value-type="float" office:value="2.29697">
            <text:p>2.29697</text:p>
          </table:table-cell>
          <table:table-cell office:value-type="float" office:value="224.967">
            <text:p>224.96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8.1642">
            <text:p>38.1642</text:p>
          </table:table-cell>
          <table:table-cell office:value-type="float" office:value="2.32941">
            <text:p>2.32941</text:p>
          </table:table-cell>
          <table:table-cell office:value-type="float" office:value="224.934">
            <text:p>224.93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8.1938">
            <text:p>38.1938</text:p>
          </table:table-cell>
          <table:table-cell office:value-type="float" office:value="2.362">
            <text:p>2.362</text:p>
          </table:table-cell>
          <table:table-cell office:value-type="float" office:value="224.902">
            <text:p>224.90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8.223">
            <text:p>38.223</text:p>
          </table:table-cell>
          <table:table-cell office:value-type="float" office:value="2.39398">
            <text:p>2.39398</text:p>
          </table:table-cell>
          <table:table-cell office:value-type="float" office:value="224.87">
            <text:p>224.8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8.252">
            <text:p>38.252</text:p>
          </table:table-cell>
          <table:table-cell office:value-type="float" office:value="2.4257">
            <text:p>2.4257</text:p>
          </table:table-cell>
          <table:table-cell office:value-type="float" office:value="224.838">
            <text:p>224.83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8.2807">
            <text:p>38.2807</text:p>
          </table:table-cell>
          <table:table-cell office:value-type="float" office:value="2.45676">
            <text:p>2.45676</text:p>
          </table:table-cell>
          <table:table-cell office:value-type="float" office:value="224.807">
            <text:p>224.80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8.3106">
            <text:p>38.3106</text:p>
          </table:table-cell>
          <table:table-cell office:value-type="float" office:value="2.48898">
            <text:p>2.48898</text:p>
          </table:table-cell>
          <table:table-cell office:value-type="float" office:value="224.775">
            <text:p>224.77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8.3389">
            <text:p>38.3389</text:p>
          </table:table-cell>
          <table:table-cell office:value-type="float" office:value="2.51923">
            <text:p>2.51923</text:p>
          </table:table-cell>
          <table:table-cell office:value-type="float" office:value="224.744">
            <text:p>224.74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8.3678">
            <text:p>38.3678</text:p>
          </table:table-cell>
          <table:table-cell office:value-type="float" office:value="2.54993">
            <text:p>2.54993</text:p>
          </table:table-cell>
          <table:table-cell office:value-type="float" office:value="224.714">
            <text:p>224.71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8.3967">
            <text:p>38.3967</text:p>
          </table:table-cell>
          <table:table-cell office:value-type="float" office:value="2.58041">
            <text:p>2.58041</text:p>
          </table:table-cell>
          <table:table-cell office:value-type="float" office:value="224.683">
            <text:p>224.68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8.4266">
            <text:p>38.4266</text:p>
          </table:table-cell>
          <table:table-cell office:value-type="float" office:value="2.61169">
            <text:p>2.61169</text:p>
          </table:table-cell>
          <table:table-cell office:value-type="float" office:value="224.652">
            <text:p>224.65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8.4626">
            <text:p>38.4626</text:p>
          </table:table-cell>
          <table:table-cell office:value-type="float" office:value="2.64915">
            <text:p>2.64915</text:p>
          </table:table-cell>
          <table:table-cell office:value-type="float" office:value="224.614">
            <text:p>224.61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8.4909">
            <text:p>38.4909</text:p>
          </table:table-cell>
          <table:table-cell office:value-type="float" office:value="2.67822">
            <text:p>2.67822</text:p>
          </table:table-cell>
          <table:table-cell office:value-type="float" office:value="224.585">
            <text:p>224.58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8.5197">
            <text:p>38.5197</text:p>
          </table:table-cell>
          <table:table-cell office:value-type="float" office:value="2.70752">
            <text:p>2.70752</text:p>
          </table:table-cell>
          <table:table-cell office:value-type="float" office:value="224.556">
            <text:p>224.55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8.5486">
            <text:p>38.5486</text:p>
          </table:table-cell>
          <table:table-cell office:value-type="float" office:value="2.73666">
            <text:p>2.73666</text:p>
          </table:table-cell>
          <table:table-cell office:value-type="float" office:value="224.527">
            <text:p>224.52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8.5774">
            <text:p>38.5774</text:p>
          </table:table-cell>
          <table:table-cell office:value-type="float" office:value="2.76546">
            <text:p>2.76546</text:p>
          </table:table-cell>
          <table:table-cell office:value-type="float" office:value="224.498">
            <text:p>224.49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8.6072">
            <text:p>38.6072</text:p>
          </table:table-cell>
          <table:table-cell office:value-type="float" office:value="2.795">
            <text:p>2.795</text:p>
          </table:table-cell>
          <table:table-cell office:value-type="float" office:value="224.469">
            <text:p>224.46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8.6366">
            <text:p>38.6366</text:p>
          </table:table-cell>
          <table:table-cell office:value-type="float" office:value="2.82384">
            <text:p>2.82384</text:p>
          </table:table-cell>
          <table:table-cell office:value-type="float" office:value="224.44">
            <text:p>224.4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8.6669">
            <text:p>38.6669</text:p>
          </table:table-cell>
          <table:table-cell office:value-type="float" office:value="2.85327">
            <text:p>2.85327</text:p>
          </table:table-cell>
          <table:table-cell office:value-type="float" office:value="224.41">
            <text:p>224.4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8.6969">
            <text:p>38.6969</text:p>
          </table:table-cell>
          <table:table-cell office:value-type="float" office:value="2.88203">
            <text:p>2.88203</text:p>
          </table:table-cell>
          <table:table-cell office:value-type="float" office:value="224.381">
            <text:p>224.38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8.7283">
            <text:p>38.7283</text:p>
          </table:table-cell>
          <table:table-cell office:value-type="float" office:value="2.91183">
            <text:p>2.91183</text:p>
          </table:table-cell>
          <table:table-cell office:value-type="float" office:value="224.352">
            <text:p>224.35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8.7584">
            <text:p>38.7584</text:p>
          </table:table-cell>
          <table:table-cell office:value-type="float" office:value="2.94">
            <text:p>2.94</text:p>
          </table:table-cell>
          <table:table-cell office:value-type="float" office:value="224.324">
            <text:p>224.32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8.7874">
            <text:p>38.7874</text:p>
          </table:table-cell>
          <table:table-cell office:value-type="float" office:value="2.96678">
            <text:p>2.96678</text:p>
          </table:table-cell>
          <table:table-cell office:value-type="float" office:value="224.297">
            <text:p>224.29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8.8153">
            <text:p>38.8153</text:p>
          </table:table-cell>
          <table:table-cell office:value-type="float" office:value="2.99232">
            <text:p>2.99232</text:p>
          </table:table-cell>
          <table:table-cell office:value-type="float" office:value="224.271">
            <text:p>224.27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8.8442">
            <text:p>38.8442</text:p>
          </table:table-cell>
          <table:table-cell office:value-type="float" office:value="3.0184">
            <text:p>3.0184</text:p>
          </table:table-cell>
          <table:table-cell office:value-type="float" office:value="224.245">
            <text:p>224.24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8.8739">
            <text:p>38.8739</text:p>
          </table:table-cell>
          <table:table-cell office:value-type="float" office:value="3.04488">
            <text:p>3.04488</text:p>
          </table:table-cell>
          <table:table-cell office:value-type="float" office:value="224.219">
            <text:p>224.21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8.9036">
            <text:p>38.9036</text:p>
          </table:table-cell>
          <table:table-cell office:value-type="float" office:value="3.07091">
            <text:p>3.07091</text:p>
          </table:table-cell>
          <table:table-cell office:value-type="float" office:value="224.193">
            <text:p>224.19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8.9344">
            <text:p>38.9344</text:p>
          </table:table-cell>
          <table:table-cell office:value-type="float" office:value="3.09758">
            <text:p>3.09758</text:p>
          </table:table-cell>
          <table:table-cell office:value-type="float" office:value="224.166">
            <text:p>224.16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8.965">
            <text:p>38.965</text:p>
          </table:table-cell>
          <table:table-cell office:value-type="float" office:value="3.12367">
            <text:p>3.12367</text:p>
          </table:table-cell>
          <table:table-cell office:value-type="float" office:value="224.14">
            <text:p>224.1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8.9954">
            <text:p>38.9954</text:p>
          </table:table-cell>
          <table:table-cell office:value-type="float" office:value="3.1492">
            <text:p>3.1492</text:p>
          </table:table-cell>
          <table:table-cell office:value-type="float" office:value="224.114">
            <text:p>224.11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9.0247">
            <text:p>39.0247</text:p>
          </table:table-cell>
          <table:table-cell office:value-type="float" office:value="3.17349">
            <text:p>3.17349</text:p>
          </table:table-cell>
          <table:table-cell office:value-type="float" office:value="224.09">
            <text:p>224.0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9.0539">
            <text:p>39.0539</text:p>
          </table:table-cell>
          <table:table-cell office:value-type="float" office:value="3.19722">
            <text:p>3.19722</text:p>
          </table:table-cell>
          <table:table-cell office:value-type="float" office:value="224.066">
            <text:p>224.06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9.0851">
            <text:p>39.0851</text:p>
          </table:table-cell>
          <table:table-cell office:value-type="float" office:value="3.22218">
            <text:p>3.22218</text:p>
          </table:table-cell>
          <table:table-cell office:value-type="float" office:value="224.041">
            <text:p>224.04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9.1166">
            <text:p>39.1166</text:p>
          </table:table-cell>
          <table:table-cell office:value-type="float" office:value="3.24698">
            <text:p>3.24698</text:p>
          </table:table-cell>
          <table:table-cell office:value-type="float" office:value="224.017">
            <text:p>224.01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9.149">
            <text:p>39.149</text:p>
          </table:table-cell>
          <table:table-cell office:value-type="float" office:value="3.27205">
            <text:p>3.27205</text:p>
          </table:table-cell>
          <table:table-cell office:value-type="float" office:value="223.991">
            <text:p>223.99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9.1807">
            <text:p>39.1807</text:p>
          </table:table-cell>
          <table:table-cell office:value-type="float" office:value="3.29607">
            <text:p>3.29607</text:p>
          </table:table-cell>
          <table:table-cell office:value-type="float" office:value="223.967">
            <text:p>223.96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9.2144">
            <text:p>39.2144</text:p>
          </table:table-cell>
          <table:table-cell office:value-type="float" office:value="3.32104">
            <text:p>3.32104</text:p>
          </table:table-cell>
          <table:table-cell office:value-type="float" office:value="223.942">
            <text:p>223.94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9.246">
            <text:p>39.246</text:p>
          </table:table-cell>
          <table:table-cell office:value-type="float" office:value="3.34404">
            <text:p>3.34404</text:p>
          </table:table-cell>
          <table:table-cell office:value-type="float" office:value="223.919">
            <text:p>223.91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9.2769">
            <text:p>39.2769</text:p>
          </table:table-cell>
          <table:table-cell office:value-type="float" office:value="3.36598">
            <text:p>3.36598</text:p>
          </table:table-cell>
          <table:table-cell office:value-type="float" office:value="223.898">
            <text:p>223.89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9.3096">
            <text:p>39.3096</text:p>
          </table:table-cell>
          <table:table-cell office:value-type="float" office:value="3.38878">
            <text:p>3.38878</text:p>
          </table:table-cell>
          <table:table-cell office:value-type="float" office:value="223.875">
            <text:p>223.87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9.3416">
            <text:p>39.3416</text:p>
          </table:table-cell>
          <table:table-cell office:value-type="float" office:value="3.41057">
            <text:p>3.41057</text:p>
          </table:table-cell>
          <table:table-cell office:value-type="float" office:value="223.853">
            <text:p>223.85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9.3726">
            <text:p>39.3726</text:p>
          </table:table-cell>
          <table:table-cell office:value-type="float" office:value="3.43117">
            <text:p>3.43117</text:p>
          </table:table-cell>
          <table:table-cell office:value-type="float" office:value="223.832">
            <text:p>223.83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9.4048">
            <text:p>39.4048</text:p>
          </table:table-cell>
          <table:table-cell office:value-type="float" office:value="3.45209">
            <text:p>3.45209</text:p>
          </table:table-cell>
          <table:table-cell office:value-type="float" office:value="223.811">
            <text:p>223.81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9.4356">
            <text:p>39.4356</text:p>
          </table:table-cell>
          <table:table-cell office:value-type="float" office:value="3.47156">
            <text:p>3.47156</text:p>
          </table:table-cell>
          <table:table-cell office:value-type="float" office:value="223.792">
            <text:p>223.79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9.4678">
            <text:p>39.4678</text:p>
          </table:table-cell>
          <table:table-cell office:value-type="float" office:value="3.49141">
            <text:p>3.49141</text:p>
          </table:table-cell>
          <table:table-cell office:value-type="float" office:value="223.772">
            <text:p>223.77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9.5014">
            <text:p>39.5014</text:p>
          </table:table-cell>
          <table:table-cell office:value-type="float" office:value="3.51163">
            <text:p>3.51163</text:p>
          </table:table-cell>
          <table:table-cell office:value-type="float" office:value="223.752">
            <text:p>223.75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9.5329">
            <text:p>39.5329</text:p>
          </table:table-cell>
          <table:table-cell office:value-type="float" office:value="3.52998">
            <text:p>3.52998</text:p>
          </table:table-cell>
          <table:table-cell office:value-type="float" office:value="223.734">
            <text:p>223.73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9.5639">
            <text:p>39.5639</text:p>
          </table:table-cell>
          <table:table-cell office:value-type="float" office:value="3.54756">
            <text:p>3.54756</text:p>
          </table:table-cell>
          <table:table-cell office:value-type="float" office:value="223.716">
            <text:p>223.71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9.5955">
            <text:p>39.5955</text:p>
          </table:table-cell>
          <table:table-cell office:value-type="float" office:value="3.56496">
            <text:p>3.56496</text:p>
          </table:table-cell>
          <table:table-cell office:value-type="float" office:value="223.699">
            <text:p>223.69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9.6268">
            <text:p>39.6268</text:p>
          </table:table-cell>
          <table:table-cell office:value-type="float" office:value="3.58171">
            <text:p>3.58171</text:p>
          </table:table-cell>
          <table:table-cell office:value-type="float" office:value="223.682">
            <text:p>223.68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9.6594">
            <text:p>39.6594</text:p>
          </table:table-cell>
          <table:table-cell office:value-type="float" office:value="3.59857">
            <text:p>3.59857</text:p>
          </table:table-cell>
          <table:table-cell office:value-type="float" office:value="223.665">
            <text:p>223.66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9.6907">
            <text:p>39.6907</text:p>
          </table:table-cell>
          <table:table-cell office:value-type="float" office:value="3.61423">
            <text:p>3.61423</text:p>
          </table:table-cell>
          <table:table-cell office:value-type="float" office:value="223.649">
            <text:p>223.64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9.7293">
            <text:p>39.7293</text:p>
          </table:table-cell>
          <table:table-cell office:value-type="float" office:value="3.63298">
            <text:p>3.63298</text:p>
          </table:table-cell>
          <table:table-cell office:value-type="float" office:value="223.631">
            <text:p>223.63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9.7603">
            <text:p>39.7603</text:p>
          </table:table-cell>
          <table:table-cell office:value-type="float" office:value="3.64737">
            <text:p>3.64737</text:p>
          </table:table-cell>
          <table:table-cell office:value-type="float" office:value="223.616">
            <text:p>223.61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9.7942">
            <text:p>39.7942</text:p>
          </table:table-cell>
          <table:table-cell office:value-type="float" office:value="3.66258">
            <text:p>3.66258</text:p>
          </table:table-cell>
          <table:table-cell office:value-type="float" office:value="223.601">
            <text:p>223.60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9.8266">
            <text:p>39.8266</text:p>
          </table:table-cell>
          <table:table-cell office:value-type="float" office:value="3.67651">
            <text:p>3.67651</text:p>
          </table:table-cell>
          <table:table-cell office:value-type="float" office:value="223.587">
            <text:p>223.58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9.8603">
            <text:p>39.8603</text:p>
          </table:table-cell>
          <table:table-cell office:value-type="float" office:value="3.69038">
            <text:p>3.69038</text:p>
          </table:table-cell>
          <table:table-cell office:value-type="float" office:value="223.573">
            <text:p>223.57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9.8928">
            <text:p>39.8928</text:p>
          </table:table-cell>
          <table:table-cell office:value-type="float" office:value="3.70316">
            <text:p>3.70316</text:p>
          </table:table-cell>
          <table:table-cell office:value-type="float" office:value="223.56">
            <text:p>223.5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9.9214">
            <text:p>39.9214</text:p>
          </table:table-cell>
          <table:table-cell office:value-type="float" office:value="3.71397">
            <text:p>3.71397</text:p>
          </table:table-cell>
          <table:table-cell office:value-type="float" office:value="223.55">
            <text:p>223.5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9.9558">
            <text:p>39.9558</text:p>
          </table:table-cell>
          <table:table-cell office:value-type="float" office:value="3.72636">
            <text:p>3.72636</text:p>
          </table:table-cell>
          <table:table-cell office:value-type="float" office:value="223.537">
            <text:p>223.53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39.9862">
            <text:p>39.9862</text:p>
          </table:table-cell>
          <table:table-cell office:value-type="float" office:value="3.73679">
            <text:p>3.73679</text:p>
          </table:table-cell>
          <table:table-cell office:value-type="float" office:value="223.527">
            <text:p>223.52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0.0142">
            <text:p>40.0142</text:p>
          </table:table-cell>
          <table:table-cell office:value-type="float" office:value="3.74594">
            <text:p>3.74594</text:p>
          </table:table-cell>
          <table:table-cell office:value-type="float" office:value="223.518">
            <text:p>223.51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0.0458">
            <text:p>40.0458</text:p>
          </table:table-cell>
          <table:table-cell office:value-type="float" office:value="3.75578">
            <text:p>3.75578</text:p>
          </table:table-cell>
          <table:table-cell office:value-type="float" office:value="223.508">
            <text:p>223.50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0.0779">
            <text:p>40.0779</text:p>
          </table:table-cell>
          <table:table-cell office:value-type="float" office:value="3.76524">
            <text:p>3.76524</text:p>
          </table:table-cell>
          <table:table-cell office:value-type="float" office:value="223.498">
            <text:p>223.49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0.1106">
            <text:p>40.1106</text:p>
          </table:table-cell>
          <table:table-cell office:value-type="float" office:value="3.77429">
            <text:p>3.77429</text:p>
          </table:table-cell>
          <table:table-cell office:value-type="float" office:value="223.489">
            <text:p>223.48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0.1432">
            <text:p>40.1432</text:p>
          </table:table-cell>
          <table:table-cell office:value-type="float" office:value="3.78265">
            <text:p>3.78265</text:p>
          </table:table-cell>
          <table:table-cell office:value-type="float" office:value="223.481">
            <text:p>223.48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0.1764">
            <text:p>40.1764</text:p>
          </table:table-cell>
          <table:table-cell office:value-type="float" office:value="3.7906">
            <text:p>3.7906</text:p>
          </table:table-cell>
          <table:table-cell office:value-type="float" office:value="223.473">
            <text:p>223.47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0.2113">
            <text:p>40.2113</text:p>
          </table:table-cell>
          <table:table-cell office:value-type="float" office:value="3.79839">
            <text:p>3.79839</text:p>
          </table:table-cell>
          <table:table-cell office:value-type="float" office:value="223.465">
            <text:p>223.46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0.2443">
            <text:p>40.2443</text:p>
          </table:table-cell>
          <table:table-cell office:value-type="float" office:value="3.80511">
            <text:p>3.80511</text:p>
          </table:table-cell>
          <table:table-cell office:value-type="float" office:value="223.458">
            <text:p>223.45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0.2766">
            <text:p>40.2766</text:p>
          </table:table-cell>
          <table:table-cell office:value-type="float" office:value="3.81113">
            <text:p>3.81113</text:p>
          </table:table-cell>
          <table:table-cell office:value-type="float" office:value="223.452">
            <text:p>223.45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0.31">
            <text:p>40.31</text:p>
          </table:table-cell>
          <table:table-cell office:value-type="float" office:value="3.81674">
            <text:p>3.81674</text:p>
          </table:table-cell>
          <table:table-cell office:value-type="float" office:value="223.447">
            <text:p>223.44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0.3431">
            <text:p>40.3431</text:p>
          </table:table-cell>
          <table:table-cell office:value-type="float" office:value="3.82172">
            <text:p>3.82172</text:p>
          </table:table-cell>
          <table:table-cell office:value-type="float" office:value="223.442">
            <text:p>223.44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0.3747">
            <text:p>40.3747</text:p>
          </table:table-cell>
          <table:table-cell office:value-type="float" office:value="3.82588">
            <text:p>3.82588</text:p>
          </table:table-cell>
          <table:table-cell office:value-type="float" office:value="223.438">
            <text:p>223.43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0.4068">
            <text:p>40.4068</text:p>
          </table:table-cell>
          <table:table-cell office:value-type="float" office:value="3.82956">
            <text:p>3.82956</text:p>
          </table:table-cell>
          <table:table-cell office:value-type="float" office:value="223.434">
            <text:p>223.43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0.4397">
            <text:p>40.4397</text:p>
          </table:table-cell>
          <table:table-cell office:value-type="float" office:value="3.83276">
            <text:p>3.83276</text:p>
          </table:table-cell>
          <table:table-cell office:value-type="float" office:value="223.431">
            <text:p>223.43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0.472">
            <text:p>40.472</text:p>
          </table:table-cell>
          <table:table-cell office:value-type="float" office:value="3.83531">
            <text:p>3.83531</text:p>
          </table:table-cell>
          <table:table-cell office:value-type="float" office:value="223.428">
            <text:p>223.42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0.5042">
            <text:p>40.5042</text:p>
          </table:table-cell>
          <table:table-cell office:value-type="float" office:value="3.83736">
            <text:p>3.83736</text:p>
          </table:table-cell>
          <table:table-cell office:value-type="float" office:value="223.426">
            <text:p>223.42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0.5373">
            <text:p>40.5373</text:p>
          </table:table-cell>
          <table:table-cell office:value-type="float" office:value="3.83885">
            <text:p>3.83885</text:p>
          </table:table-cell>
          <table:table-cell office:value-type="float" office:value="223.425">
            <text:p>223.42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0.5575">
            <text:p>40.5575</text:p>
          </table:table-cell>
          <table:table-cell office:value-type="float" office:value="3.83946">
            <text:p>3.83946</text:p>
          </table:table-cell>
          <table:table-cell office:value-type="float" office:value="223.424">
            <text:p>223.42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0.5892">
            <text:p>40.5892</text:p>
          </table:table-cell>
          <table:table-cell office:value-type="float" office:value="3.83995">
            <text:p>3.83995</text:p>
          </table:table-cell>
          <table:table-cell office:value-type="float" office:value="223.424">
            <text:p>223.42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0.618">
            <text:p>40.618</text:p>
          </table:table-cell>
          <table:table-cell office:value-type="float" office:value="3.84001">
            <text:p>3.84001</text:p>
          </table:table-cell>
          <table:table-cell office:value-type="float" office:value="223.423">
            <text:p>223.42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0.6475">
            <text:p>40.6475</text:p>
          </table:table-cell>
          <table:table-cell office:value-type="float" office:value="3.83957">
            <text:p>3.83957</text:p>
          </table:table-cell>
          <table:table-cell office:value-type="float" office:value="223.424">
            <text:p>223.42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0.6773">
            <text:p>40.6773</text:p>
          </table:table-cell>
          <table:table-cell office:value-type="float" office:value="3.83867">
            <text:p>3.83867</text:p>
          </table:table-cell>
          <table:table-cell office:value-type="float" office:value="223.425">
            <text:p>223.42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0.7065">
            <text:p>40.7065</text:p>
          </table:table-cell>
          <table:table-cell office:value-type="float" office:value="3.83725">
            <text:p>3.83725</text:p>
          </table:table-cell>
          <table:table-cell office:value-type="float" office:value="223.426">
            <text:p>223.42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0.7351">
            <text:p>40.7351</text:p>
          </table:table-cell>
          <table:table-cell office:value-type="float" office:value="3.83545">
            <text:p>3.83545</text:p>
          </table:table-cell>
          <table:table-cell office:value-type="float" office:value="223.428">
            <text:p>223.42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0.7667">
            <text:p>40.7667</text:p>
          </table:table-cell>
          <table:table-cell office:value-type="float" office:value="3.83307">
            <text:p>3.83307</text:p>
          </table:table-cell>
          <table:table-cell office:value-type="float" office:value="223.43">
            <text:p>223.4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0.8007">
            <text:p>40.8007</text:p>
          </table:table-cell>
          <table:table-cell office:value-type="float" office:value="3.8298">
            <text:p>3.8298</text:p>
          </table:table-cell>
          <table:table-cell office:value-type="float" office:value="223.434">
            <text:p>223.43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0.8335">
            <text:p>40.8335</text:p>
          </table:table-cell>
          <table:table-cell office:value-type="float" office:value="3.82619">
            <text:p>3.82619</text:p>
          </table:table-cell>
          <table:table-cell office:value-type="float" office:value="223.437">
            <text:p>223.43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0.8652">
            <text:p>40.8652</text:p>
          </table:table-cell>
          <table:table-cell office:value-type="float" office:value="3.8221">
            <text:p>3.8221</text:p>
          </table:table-cell>
          <table:table-cell office:value-type="float" office:value="223.441">
            <text:p>223.44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0.8973">
            <text:p>40.8973</text:p>
          </table:table-cell>
          <table:table-cell office:value-type="float" office:value="3.81749">
            <text:p>3.81749</text:p>
          </table:table-cell>
          <table:table-cell office:value-type="float" office:value="223.446">
            <text:p>223.44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0.9303">
            <text:p>40.9303</text:p>
          </table:table-cell>
          <table:table-cell office:value-type="float" office:value="3.81213">
            <text:p>3.81213</text:p>
          </table:table-cell>
          <table:table-cell office:value-type="float" office:value="223.451">
            <text:p>223.45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0.963">
            <text:p>40.963</text:p>
          </table:table-cell>
          <table:table-cell office:value-type="float" office:value="3.80626">
            <text:p>3.80626</text:p>
          </table:table-cell>
          <table:table-cell office:value-type="float" office:value="223.457">
            <text:p>223.45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0.9958">
            <text:p>40.9958</text:p>
          </table:table-cell>
          <table:table-cell office:value-type="float" office:value="3.7999">
            <text:p>3.7999</text:p>
          </table:table-cell>
          <table:table-cell office:value-type="float" office:value="223.464">
            <text:p>223.46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1.0282">
            <text:p>41.0282</text:p>
          </table:table-cell>
          <table:table-cell office:value-type="float" office:value="3.79303">
            <text:p>3.79303</text:p>
          </table:table-cell>
          <table:table-cell office:value-type="float" office:value="223.47">
            <text:p>223.4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1.0565">
            <text:p>41.0565</text:p>
          </table:table-cell>
          <table:table-cell office:value-type="float" office:value="3.78653">
            <text:p>3.78653</text:p>
          </table:table-cell>
          <table:table-cell office:value-type="float" office:value="223.477">
            <text:p>223.47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1.1068">
            <text:p>41.1068</text:p>
          </table:table-cell>
          <table:table-cell office:value-type="float" office:value="3.7739">
            <text:p>3.7739</text:p>
          </table:table-cell>
          <table:table-cell office:value-type="float" office:value="223.49">
            <text:p>223.4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1.1667">
            <text:p>41.1667</text:p>
          </table:table-cell>
          <table:table-cell office:value-type="float" office:value="3.75735">
            <text:p>3.75735</text:p>
          </table:table-cell>
          <table:table-cell office:value-type="float" office:value="223.506">
            <text:p>223.50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1.1994">
            <text:p>41.1994</text:p>
          </table:table-cell>
          <table:table-cell office:value-type="float" office:value="3.74771">
            <text:p>3.74771</text:p>
          </table:table-cell>
          <table:table-cell office:value-type="float" office:value="223.516">
            <text:p>223.51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1.2323">
            <text:p>41.2323</text:p>
          </table:table-cell>
          <table:table-cell office:value-type="float" office:value="3.73752">
            <text:p>3.73752</text:p>
          </table:table-cell>
          <table:table-cell office:value-type="float" office:value="223.526">
            <text:p>223.52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1.2627">
            <text:p>41.2627</text:p>
          </table:table-cell>
          <table:table-cell office:value-type="float" office:value="3.72755">
            <text:p>3.72755</text:p>
          </table:table-cell>
          <table:table-cell office:value-type="float" office:value="223.536">
            <text:p>223.53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1.2935">
            <text:p>41.2935</text:p>
          </table:table-cell>
          <table:table-cell office:value-type="float" office:value="3.7171">
            <text:p>3.7171</text:p>
          </table:table-cell>
          <table:table-cell office:value-type="float" office:value="223.546">
            <text:p>223.54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1.3297">
            <text:p>41.3297</text:p>
          </table:table-cell>
          <table:table-cell office:value-type="float" office:value="3.70412">
            <text:p>3.70412</text:p>
          </table:table-cell>
          <table:table-cell office:value-type="float" office:value="223.559">
            <text:p>223.55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1.3629">
            <text:p>41.3629</text:p>
          </table:table-cell>
          <table:table-cell office:value-type="float" office:value="3.69171">
            <text:p>3.69171</text:p>
          </table:table-cell>
          <table:table-cell office:value-type="float" office:value="223.572">
            <text:p>223.57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1.3947">
            <text:p>41.3947</text:p>
          </table:table-cell>
          <table:table-cell office:value-type="float" office:value="3.6794">
            <text:p>3.6794</text:p>
          </table:table-cell>
          <table:table-cell office:value-type="float" office:value="223.584">
            <text:p>223.58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1.4272">
            <text:p>41.4272</text:p>
          </table:table-cell>
          <table:table-cell office:value-type="float" office:value="3.66631">
            <text:p>3.66631</text:p>
          </table:table-cell>
          <table:table-cell office:value-type="float" office:value="223.597">
            <text:p>223.59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1.4598">
            <text:p>41.4598</text:p>
          </table:table-cell>
          <table:table-cell office:value-type="float" office:value="3.65263">
            <text:p>3.65263</text:p>
          </table:table-cell>
          <table:table-cell office:value-type="float" office:value="223.611">
            <text:p>223.61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1.4917">
            <text:p>41.4917</text:p>
          </table:table-cell>
          <table:table-cell office:value-type="float" office:value="3.63881">
            <text:p>3.63881</text:p>
          </table:table-cell>
          <table:table-cell office:value-type="float" office:value="223.625">
            <text:p>223.62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1.5233">
            <text:p>41.5233</text:p>
          </table:table-cell>
          <table:table-cell office:value-type="float" office:value="3.62468">
            <text:p>3.62468</text:p>
          </table:table-cell>
          <table:table-cell office:value-type="float" office:value="223.639">
            <text:p>223.63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1.5609">
            <text:p>41.5609</text:p>
          </table:table-cell>
          <table:table-cell office:value-type="float" office:value="3.60728">
            <text:p>3.60728</text:p>
          </table:table-cell>
          <table:table-cell office:value-type="float" office:value="223.656">
            <text:p>223.65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1.592">
            <text:p>41.592</text:p>
          </table:table-cell>
          <table:table-cell office:value-type="float" office:value="3.59236">
            <text:p>3.59236</text:p>
          </table:table-cell>
          <table:table-cell office:value-type="float" office:value="223.671">
            <text:p>223.67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1.6273">
            <text:p>41.6273</text:p>
          </table:table-cell>
          <table:table-cell office:value-type="float" office:value="3.57498">
            <text:p>3.57498</text:p>
          </table:table-cell>
          <table:table-cell office:value-type="float" office:value="223.689">
            <text:p>223.68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1.6587">
            <text:p>41.6587</text:p>
          </table:table-cell>
          <table:table-cell office:value-type="float" office:value="3.55902">
            <text:p>3.55902</text:p>
          </table:table-cell>
          <table:table-cell office:value-type="float" office:value="223.704">
            <text:p>223.70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1.6906">
            <text:p>41.6906</text:p>
          </table:table-cell>
          <table:table-cell office:value-type="float" office:value="3.54234">
            <text:p>3.54234</text:p>
          </table:table-cell>
          <table:table-cell office:value-type="float" office:value="223.721">
            <text:p>223.72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1.7219">
            <text:p>41.7219</text:p>
          </table:table-cell>
          <table:table-cell office:value-type="float" office:value="3.52554">
            <text:p>3.52554</text:p>
          </table:table-cell>
          <table:table-cell office:value-type="float" office:value="223.738">
            <text:p>223.73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1.7541">
            <text:p>41.7541</text:p>
          </table:table-cell>
          <table:table-cell office:value-type="float" office:value="3.50787">
            <text:p>3.50787</text:p>
          </table:table-cell>
          <table:table-cell office:value-type="float" office:value="223.756">
            <text:p>223.75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1.7843">
            <text:p>41.7843</text:p>
          </table:table-cell>
          <table:table-cell office:value-type="float" office:value="3.49088">
            <text:p>3.49088</text:p>
          </table:table-cell>
          <table:table-cell office:value-type="float" office:value="223.773">
            <text:p>223.77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1.8169">
            <text:p>41.8169</text:p>
          </table:table-cell>
          <table:table-cell office:value-type="float" office:value="3.47212">
            <text:p>3.47212</text:p>
          </table:table-cell>
          <table:table-cell office:value-type="float" office:value="223.791">
            <text:p>223.79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1.8458">
            <text:p>41.8458</text:p>
          </table:table-cell>
          <table:table-cell office:value-type="float" office:value="3.45515">
            <text:p>3.45515</text:p>
          </table:table-cell>
          <table:table-cell office:value-type="float" office:value="223.808">
            <text:p>223.80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1.8759">
            <text:p>41.8759</text:p>
          </table:table-cell>
          <table:table-cell office:value-type="float" office:value="3.4371">
            <text:p>3.4371</text:p>
          </table:table-cell>
          <table:table-cell office:value-type="float" office:value="223.826">
            <text:p>223.82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1.9063">
            <text:p>41.9063</text:p>
          </table:table-cell>
          <table:table-cell office:value-type="float" office:value="3.41847">
            <text:p>3.41847</text:p>
          </table:table-cell>
          <table:table-cell office:value-type="float" office:value="223.845">
            <text:p>223.84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1.9351">
            <text:p>41.9351</text:p>
          </table:table-cell>
          <table:table-cell office:value-type="float" office:value="3.40048">
            <text:p>3.40048</text:p>
          </table:table-cell>
          <table:table-cell office:value-type="float" office:value="223.863">
            <text:p>223.86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1.9689">
            <text:p>41.9689</text:p>
          </table:table-cell>
          <table:table-cell office:value-type="float" office:value="3.37886">
            <text:p>3.37886</text:p>
          </table:table-cell>
          <table:table-cell office:value-type="float" office:value="223.885">
            <text:p>223.88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2.0093">
            <text:p>42.0093</text:p>
          </table:table-cell>
          <table:table-cell office:value-type="float" office:value="3.35245">
            <text:p>3.35245</text:p>
          </table:table-cell>
          <table:table-cell office:value-type="float" office:value="223.911">
            <text:p>223.91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2.0388">
            <text:p>42.0388</text:p>
          </table:table-cell>
          <table:table-cell office:value-type="float" office:value="3.33287">
            <text:p>3.33287</text:p>
          </table:table-cell>
          <table:table-cell office:value-type="float" office:value="223.931">
            <text:p>223.93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2.0671">
            <text:p>42.0671</text:p>
          </table:table-cell>
          <table:table-cell office:value-type="float" office:value="3.31377">
            <text:p>3.31377</text:p>
          </table:table-cell>
          <table:table-cell office:value-type="float" office:value="223.95">
            <text:p>223.9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2.1014">
            <text:p>42.1014</text:p>
          </table:table-cell>
          <table:table-cell office:value-type="float" office:value="3.29008">
            <text:p>3.29008</text:p>
          </table:table-cell>
          <table:table-cell office:value-type="float" office:value="223.973">
            <text:p>223.97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2.1308">
            <text:p>42.1308</text:p>
          </table:table-cell>
          <table:table-cell office:value-type="float" office:value="3.2695">
            <text:p>3.2695</text:p>
          </table:table-cell>
          <table:table-cell office:value-type="float" office:value="223.994">
            <text:p>223.99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2.16">
            <text:p>42.16</text:p>
          </table:table-cell>
          <table:table-cell office:value-type="float" office:value="3.24876">
            <text:p>3.24876</text:p>
          </table:table-cell>
          <table:table-cell office:value-type="float" office:value="224.015">
            <text:p>224.01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2.1895">
            <text:p>42.1895</text:p>
          </table:table-cell>
          <table:table-cell office:value-type="float" office:value="3.22751">
            <text:p>3.22751</text:p>
          </table:table-cell>
          <table:table-cell office:value-type="float" office:value="224.036">
            <text:p>224.03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2.2198">
            <text:p>42.2198</text:p>
          </table:table-cell>
          <table:table-cell office:value-type="float" office:value="3.20529">
            <text:p>3.20529</text:p>
          </table:table-cell>
          <table:table-cell office:value-type="float" office:value="224.058">
            <text:p>224.05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2.2514">
            <text:p>42.2514</text:p>
          </table:table-cell>
          <table:table-cell office:value-type="float" office:value="3.18175">
            <text:p>3.18175</text:p>
          </table:table-cell>
          <table:table-cell office:value-type="float" office:value="224.082">
            <text:p>224.08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2.2816">
            <text:p>42.2816</text:p>
          </table:table-cell>
          <table:table-cell office:value-type="float" office:value="3.15892">
            <text:p>3.15892</text:p>
          </table:table-cell>
          <table:table-cell office:value-type="float" office:value="224.105">
            <text:p>224.10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2.3124">
            <text:p>42.3124</text:p>
          </table:table-cell>
          <table:table-cell office:value-type="float" office:value="3.13525">
            <text:p>3.13525</text:p>
          </table:table-cell>
          <table:table-cell office:value-type="float" office:value="224.128">
            <text:p>224.12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2.3425">
            <text:p>42.3425</text:p>
          </table:table-cell>
          <table:table-cell office:value-type="float" office:value="3.11182">
            <text:p>3.11182</text:p>
          </table:table-cell>
          <table:table-cell office:value-type="float" office:value="224.152">
            <text:p>224.15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2.374">
            <text:p>42.374</text:p>
          </table:table-cell>
          <table:table-cell office:value-type="float" office:value="3.08702">
            <text:p>3.08702</text:p>
          </table:table-cell>
          <table:table-cell office:value-type="float" office:value="224.176">
            <text:p>224.17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2.4062">
            <text:p>42.4062</text:p>
          </table:table-cell>
          <table:table-cell office:value-type="float" office:value="3.06134">
            <text:p>3.06134</text:p>
          </table:table-cell>
          <table:table-cell office:value-type="float" office:value="224.202">
            <text:p>224.20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2.439">
            <text:p>42.439</text:p>
          </table:table-cell>
          <table:table-cell office:value-type="float" office:value="3.03474">
            <text:p>3.03474</text:p>
          </table:table-cell>
          <table:table-cell office:value-type="float" office:value="224.229">
            <text:p>224.22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2.4712">
            <text:p>42.4712</text:p>
          </table:table-cell>
          <table:table-cell office:value-type="float" office:value="3.00827">
            <text:p>3.00827</text:p>
          </table:table-cell>
          <table:table-cell office:value-type="float" office:value="224.255">
            <text:p>224.25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2.5031">
            <text:p>42.5031</text:p>
          </table:table-cell>
          <table:table-cell office:value-type="float" office:value="2.98169">
            <text:p>2.98169</text:p>
          </table:table-cell>
          <table:table-cell office:value-type="float" office:value="224.282">
            <text:p>224.28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2.5342">
            <text:p>42.5342</text:p>
          </table:table-cell>
          <table:table-cell office:value-type="float" office:value="2.95558">
            <text:p>2.95558</text:p>
          </table:table-cell>
          <table:table-cell office:value-type="float" office:value="224.308">
            <text:p>224.30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2.5686">
            <text:p>42.5686</text:p>
          </table:table-cell>
          <table:table-cell office:value-type="float" office:value="2.92633">
            <text:p>2.92633</text:p>
          </table:table-cell>
          <table:table-cell office:value-type="float" office:value="224.337">
            <text:p>224.33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2.6014">
            <text:p>42.6014</text:p>
          </table:table-cell>
          <table:table-cell office:value-type="float" office:value="2.89798">
            <text:p>2.89798</text:p>
          </table:table-cell>
          <table:table-cell office:value-type="float" office:value="224.366">
            <text:p>224.36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2.6345">
            <text:p>42.6345</text:p>
          </table:table-cell>
          <table:table-cell office:value-type="float" office:value="2.86909">
            <text:p>2.86909</text:p>
          </table:table-cell>
          <table:table-cell office:value-type="float" office:value="224.394">
            <text:p>224.39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2.667">
            <text:p>42.667</text:p>
          </table:table-cell>
          <table:table-cell office:value-type="float" office:value="2.84038">
            <text:p>2.84038</text:p>
          </table:table-cell>
          <table:table-cell office:value-type="float" office:value="224.423">
            <text:p>224.42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2.7001">
            <text:p>42.7001</text:p>
          </table:table-cell>
          <table:table-cell office:value-type="float" office:value="2.81082">
            <text:p>2.81082</text:p>
          </table:table-cell>
          <table:table-cell office:value-type="float" office:value="224.453">
            <text:p>224.45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2.7297">
            <text:p>42.7297</text:p>
          </table:table-cell>
          <table:table-cell office:value-type="float" office:value="2.7841">
            <text:p>2.7841</text:p>
          </table:table-cell>
          <table:table-cell office:value-type="float" office:value="224.479">
            <text:p>224.47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2.7607">
            <text:p>42.7607</text:p>
          </table:table-cell>
          <table:table-cell office:value-type="float" office:value="2.75586">
            <text:p>2.75586</text:p>
          </table:table-cell>
          <table:table-cell office:value-type="float" office:value="224.508">
            <text:p>224.50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2.792">
            <text:p>42.792</text:p>
          </table:table-cell>
          <table:table-cell office:value-type="float" office:value="2.72707">
            <text:p>2.72707</text:p>
          </table:table-cell>
          <table:table-cell office:value-type="float" office:value="224.536">
            <text:p>224.53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2.8232">
            <text:p>42.8232</text:p>
          </table:table-cell>
          <table:table-cell office:value-type="float" office:value="2.69806">
            <text:p>2.69806</text:p>
          </table:table-cell>
          <table:table-cell office:value-type="float" office:value="224.565">
            <text:p>224.56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2.8533">
            <text:p>42.8533</text:p>
          </table:table-cell>
          <table:table-cell office:value-type="float" office:value="2.6698">
            <text:p>2.6698</text:p>
          </table:table-cell>
          <table:table-cell office:value-type="float" office:value="224.594">
            <text:p>224.59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2.8831">
            <text:p>42.8831</text:p>
          </table:table-cell>
          <table:table-cell office:value-type="float" office:value="2.6416">
            <text:p>2.6416</text:p>
          </table:table-cell>
          <table:table-cell office:value-type="float" office:value="224.622">
            <text:p>224.62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2.9136">
            <text:p>42.9136</text:p>
          </table:table-cell>
          <table:table-cell office:value-type="float" office:value="2.61246">
            <text:p>2.61246</text:p>
          </table:table-cell>
          <table:table-cell office:value-type="float" office:value="224.651">
            <text:p>224.65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2.9442">
            <text:p>42.9442</text:p>
          </table:table-cell>
          <table:table-cell office:value-type="float" office:value="2.58301">
            <text:p>2.58301</text:p>
          </table:table-cell>
          <table:table-cell office:value-type="float" office:value="224.68">
            <text:p>224.6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2.9737">
            <text:p>42.9737</text:p>
          </table:table-cell>
          <table:table-cell office:value-type="float" office:value="2.55435">
            <text:p>2.55435</text:p>
          </table:table-cell>
          <table:table-cell office:value-type="float" office:value="224.709">
            <text:p>224.70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3.004">
            <text:p>43.004</text:p>
          </table:table-cell>
          <table:table-cell office:value-type="float" office:value="2.52477">
            <text:p>2.52477</text:p>
          </table:table-cell>
          <table:table-cell office:value-type="float" office:value="224.739">
            <text:p>224.73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3.0353">
            <text:p>43.0353</text:p>
          </table:table-cell>
          <table:table-cell office:value-type="float" office:value="2.49387">
            <text:p>2.49387</text:p>
          </table:table-cell>
          <table:table-cell office:value-type="float" office:value="224.77">
            <text:p>224.7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3.0674">
            <text:p>43.0674</text:p>
          </table:table-cell>
          <table:table-cell office:value-type="float" office:value="2.46196">
            <text:p>2.46196</text:p>
          </table:table-cell>
          <table:table-cell office:value-type="float" office:value="224.802">
            <text:p>224.80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3.1006">
            <text:p>43.1006</text:p>
          </table:table-cell>
          <table:table-cell office:value-type="float" office:value="2.42868">
            <text:p>2.42868</text:p>
          </table:table-cell>
          <table:table-cell office:value-type="float" office:value="224.835">
            <text:p>224.83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3.1336">
            <text:p>43.1336</text:p>
          </table:table-cell>
          <table:table-cell office:value-type="float" office:value="2.39523">
            <text:p>2.39523</text:p>
          </table:table-cell>
          <table:table-cell office:value-type="float" office:value="224.868">
            <text:p>224.86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3.1671">
            <text:p>43.1671</text:p>
          </table:table-cell>
          <table:table-cell office:value-type="float" office:value="2.36096">
            <text:p>2.36096</text:p>
          </table:table-cell>
          <table:table-cell office:value-type="float" office:value="224.903">
            <text:p>224.90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3.1996">
            <text:p>43.1996</text:p>
          </table:table-cell>
          <table:table-cell office:value-type="float" office:value="2.32764">
            <text:p>2.32764</text:p>
          </table:table-cell>
          <table:table-cell office:value-type="float" office:value="224.936">
            <text:p>224.93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3.2325">
            <text:p>43.2325</text:p>
          </table:table-cell>
          <table:table-cell office:value-type="float" office:value="2.2935">
            <text:p>2.2935</text:p>
          </table:table-cell>
          <table:table-cell office:value-type="float" office:value="224.97">
            <text:p>224.9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3.268">
            <text:p>43.268</text:p>
          </table:table-cell>
          <table:table-cell office:value-type="float" office:value="2.25642">
            <text:p>2.25642</text:p>
          </table:table-cell>
          <table:table-cell office:value-type="float" office:value="225.007">
            <text:p>225.00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3.3018">
            <text:p>43.3018</text:p>
          </table:table-cell>
          <table:table-cell office:value-type="float" office:value="2.22093">
            <text:p>2.22093</text:p>
          </table:table-cell>
          <table:table-cell office:value-type="float" office:value="225.043">
            <text:p>225.04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3.3355">
            <text:p>43.3355</text:p>
          </table:table-cell>
          <table:table-cell office:value-type="float" office:value="2.18526">
            <text:p>2.18526</text:p>
          </table:table-cell>
          <table:table-cell office:value-type="float" office:value="225.078">
            <text:p>225.07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3.3684">
            <text:p>43.3684</text:p>
          </table:table-cell>
          <table:table-cell office:value-type="float" office:value="2.15019">
            <text:p>2.15019</text:p>
          </table:table-cell>
          <table:table-cell office:value-type="float" office:value="225.113">
            <text:p>225.11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3.4029">
            <text:p>43.4029</text:p>
          </table:table-cell>
          <table:table-cell office:value-type="float" office:value="2.1132">
            <text:p>2.1132</text:p>
          </table:table-cell>
          <table:table-cell office:value-type="float" office:value="225.15">
            <text:p>225.1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3.437">
            <text:p>43.437</text:p>
          </table:table-cell>
          <table:table-cell office:value-type="float" office:value="2.07645">
            <text:p>2.07645</text:p>
          </table:table-cell>
          <table:table-cell office:value-type="float" office:value="225.187">
            <text:p>225.18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3.4701">
            <text:p>43.4701</text:p>
          </table:table-cell>
          <table:table-cell office:value-type="float" office:value="2.04034">
            <text:p>2.04034</text:p>
          </table:table-cell>
          <table:table-cell office:value-type="float" office:value="225.223">
            <text:p>225.22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3.5003">
            <text:p>43.5003</text:p>
          </table:table-cell>
          <table:table-cell office:value-type="float" office:value="2.00734">
            <text:p>2.00734</text:p>
          </table:table-cell>
          <table:table-cell office:value-type="float" office:value="225.256">
            <text:p>225.25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3.5307">
            <text:p>43.5307</text:p>
          </table:table-cell>
          <table:table-cell office:value-type="float" office:value="1.97403">
            <text:p>1.97403</text:p>
          </table:table-cell>
          <table:table-cell office:value-type="float" office:value="225.289">
            <text:p>225.289</text:p>
          </table:table-cell>
          <table:table-cell office:value-type="float" office:value="0.789612">
            <text:p>0.78961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3.5605">
            <text:p>43.5605</text:p>
          </table:table-cell>
          <table:table-cell office:value-type="float" office:value="1.94101">
            <text:p>1.94101</text:p>
          </table:table-cell>
          <table:table-cell office:value-type="float" office:value="225.322">
            <text:p>225.322</text:p>
          </table:table-cell>
          <table:table-cell office:value-type="float" office:value="0.776404">
            <text:p>0.77640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3.5906">
            <text:p>43.5906</text:p>
          </table:table-cell>
          <table:table-cell office:value-type="float" office:value="1.90761">
            <text:p>1.90761</text:p>
          </table:table-cell>
          <table:table-cell office:value-type="float" office:value="225.356">
            <text:p>225.356</text:p>
          </table:table-cell>
          <table:table-cell office:value-type="float" office:value="0.763043">
            <text:p>0.76304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3.6199">
            <text:p>43.6199</text:p>
          </table:table-cell>
          <table:table-cell office:value-type="float" office:value="1.87488">
            <text:p>1.87488</text:p>
          </table:table-cell>
          <table:table-cell office:value-type="float" office:value="225.389">
            <text:p>225.389</text:p>
          </table:table-cell>
          <table:table-cell office:value-type="float" office:value="0.749951">
            <text:p>0.74995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3.6507">
            <text:p>43.6507</text:p>
          </table:table-cell>
          <table:table-cell office:value-type="float" office:value="1.84039">
            <text:p>1.84039</text:p>
          </table:table-cell>
          <table:table-cell office:value-type="float" office:value="225.423">
            <text:p>225.423</text:p>
          </table:table-cell>
          <table:table-cell office:value-type="float" office:value="0.736157">
            <text:p>0.73615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3.6835">
            <text:p>43.6835</text:p>
          </table:table-cell>
          <table:table-cell office:value-type="float" office:value="1.80325">
            <text:p>1.80325</text:p>
          </table:table-cell>
          <table:table-cell office:value-type="float" office:value="225.46">
            <text:p>225.46</text:p>
          </table:table-cell>
          <table:table-cell office:value-type="float" office:value="0.721301">
            <text:p>0.72130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3.717">
            <text:p>43.717</text:p>
          </table:table-cell>
          <table:table-cell office:value-type="float" office:value="1.76527">
            <text:p>1.76527</text:p>
          </table:table-cell>
          <table:table-cell office:value-type="float" office:value="225.498">
            <text:p>225.498</text:p>
          </table:table-cell>
          <table:table-cell office:value-type="float" office:value="0.70611">
            <text:p>0.7061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3.7512">
            <text:p>43.7512</text:p>
          </table:table-cell>
          <table:table-cell office:value-type="float" office:value="1.72624">
            <text:p>1.72624</text:p>
          </table:table-cell>
          <table:table-cell office:value-type="float" office:value="225.537">
            <text:p>225.537</text:p>
          </table:table-cell>
          <table:table-cell office:value-type="float" office:value="0.690497">
            <text:p>0.69049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3.7836">
            <text:p>43.7836</text:p>
          </table:table-cell>
          <table:table-cell office:value-type="float" office:value="1.68919">
            <text:p>1.68919</text:p>
          </table:table-cell>
          <table:table-cell office:value-type="float" office:value="225.574">
            <text:p>225.574</text:p>
          </table:table-cell>
          <table:table-cell office:value-type="float" office:value="0.675677">
            <text:p>0.67567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3.8158">
            <text:p>43.8158</text:p>
          </table:table-cell>
          <table:table-cell office:value-type="float" office:value="1.65205">
            <text:p>1.65205</text:p>
          </table:table-cell>
          <table:table-cell office:value-type="float" office:value="225.611">
            <text:p>225.611</text:p>
          </table:table-cell>
          <table:table-cell office:value-type="float" office:value="0.660822">
            <text:p>0.66082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3.8499">
            <text:p>43.8499</text:p>
          </table:table-cell>
          <table:table-cell office:value-type="float" office:value="1.61255">
            <text:p>1.61255</text:p>
          </table:table-cell>
          <table:table-cell office:value-type="float" office:value="225.651">
            <text:p>225.651</text:p>
          </table:table-cell>
          <table:table-cell office:value-type="float" office:value="0.64502">
            <text:p>0.6450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3.884">
            <text:p>43.884</text:p>
          </table:table-cell>
          <table:table-cell office:value-type="float" office:value="1.57288">
            <text:p>1.57288</text:p>
          </table:table-cell>
          <table:table-cell office:value-type="float" office:value="225.691">
            <text:p>225.691</text:p>
          </table:table-cell>
          <table:table-cell office:value-type="float" office:value="0.62915">
            <text:p>0.6291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3.9162">
            <text:p>43.9162</text:p>
          </table:table-cell>
          <table:table-cell office:value-type="float" office:value="1.53535">
            <text:p>1.53535</text:p>
          </table:table-cell>
          <table:table-cell office:value-type="float" office:value="225.728">
            <text:p>225.728</text:p>
          </table:table-cell>
          <table:table-cell office:value-type="float" office:value="0.614142">
            <text:p>0.61414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3.948">
            <text:p>43.948</text:p>
          </table:table-cell>
          <table:table-cell office:value-type="float" office:value="1.49815">
            <text:p>1.49815</text:p>
          </table:table-cell>
          <table:table-cell office:value-type="float" office:value="225.765">
            <text:p>225.765</text:p>
          </table:table-cell>
          <table:table-cell office:value-type="float" office:value="0.599261">
            <text:p>0.59926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3.9818">
            <text:p>43.9818</text:p>
          </table:table-cell>
          <table:table-cell office:value-type="float" office:value="1.45848">
            <text:p>1.45848</text:p>
          </table:table-cell>
          <table:table-cell office:value-type="float" office:value="225.805">
            <text:p>225.805</text:p>
          </table:table-cell>
          <table:table-cell office:value-type="float" office:value="0.583392">
            <text:p>0.58339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4.0033">
            <text:p>44.0033</text:p>
          </table:table-cell>
          <table:table-cell office:value-type="float" office:value="1.433">
            <text:p>1.433</text:p>
          </table:table-cell>
          <table:table-cell office:value-type="float" office:value="225.831">
            <text:p>225.831</text:p>
          </table:table-cell>
          <table:table-cell office:value-type="float" office:value="0.573199">
            <text:p>0.57319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4.0373">
            <text:p>44.0373</text:p>
          </table:table-cell>
          <table:table-cell office:value-type="float" office:value="1.39287">
            <text:p>1.39287</text:p>
          </table:table-cell>
          <table:table-cell office:value-type="float" office:value="225.871">
            <text:p>225.871</text:p>
          </table:table-cell>
          <table:table-cell office:value-type="float" office:value="0.557147">
            <text:p>0.55714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4.0659">
            <text:p>44.0659</text:p>
          </table:table-cell>
          <table:table-cell office:value-type="float" office:value="1.35895">
            <text:p>1.35895</text:p>
          </table:table-cell>
          <table:table-cell office:value-type="float" office:value="225.905">
            <text:p>225.905</text:p>
          </table:table-cell>
          <table:table-cell office:value-type="float" office:value="0.543579">
            <text:p>0.54357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4.0948">
            <text:p>44.0948</text:p>
          </table:table-cell>
          <table:table-cell office:value-type="float" office:value="1.32448">
            <text:p>1.32448</text:p>
          </table:table-cell>
          <table:table-cell office:value-type="float" office:value="225.939">
            <text:p>225.939</text:p>
          </table:table-cell>
          <table:table-cell office:value-type="float" office:value="0.529791">
            <text:p>0.52979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4.1254">
            <text:p>44.1254</text:p>
          </table:table-cell>
          <table:table-cell office:value-type="float" office:value="1.28813">
            <text:p>1.28813</text:p>
          </table:table-cell>
          <table:table-cell office:value-type="float" office:value="225.975">
            <text:p>225.975</text:p>
          </table:table-cell>
          <table:table-cell office:value-type="float" office:value="0.515253">
            <text:p>0.51525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4.1577">
            <text:p>44.1577</text:p>
          </table:table-cell>
          <table:table-cell office:value-type="float" office:value="1.24956">
            <text:p>1.24956</text:p>
          </table:table-cell>
          <table:table-cell office:value-type="float" office:value="226.014">
            <text:p>226.014</text:p>
          </table:table-cell>
          <table:table-cell office:value-type="float" office:value="0.499823">
            <text:p>0.49982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4.1904">
            <text:p>44.1904</text:p>
          </table:table-cell>
          <table:table-cell office:value-type="float" office:value="1.21037">
            <text:p>1.21037</text:p>
          </table:table-cell>
          <table:table-cell office:value-type="float" office:value="226.053">
            <text:p>226.053</text:p>
          </table:table-cell>
          <table:table-cell office:value-type="float" office:value="0.484149">
            <text:p>0.48414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4.2244">
            <text:p>44.2244</text:p>
          </table:table-cell>
          <table:table-cell office:value-type="float" office:value="1.16959">
            <text:p>1.16959</text:p>
          </table:table-cell>
          <table:table-cell office:value-type="float" office:value="226.094">
            <text:p>226.094</text:p>
          </table:table-cell>
          <table:table-cell office:value-type="float" office:value="0.467834">
            <text:p>0.46783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4.2569">
            <text:p>44.2569</text:p>
          </table:table-cell>
          <table:table-cell office:value-type="float" office:value="1.13055">
            <text:p>1.13055</text:p>
          </table:table-cell>
          <table:table-cell office:value-type="float" office:value="226.133">
            <text:p>226.133</text:p>
          </table:table-cell>
          <table:table-cell office:value-type="float" office:value="0.452222">
            <text:p>0.45222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4.291">
            <text:p>44.291</text:p>
          </table:table-cell>
          <table:table-cell office:value-type="float" office:value="1.08963">
            <text:p>1.08963</text:p>
          </table:table-cell>
          <table:table-cell office:value-type="float" office:value="226.174">
            <text:p>226.174</text:p>
          </table:table-cell>
          <table:table-cell office:value-type="float" office:value="0.435852">
            <text:p>0.43585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4.3238">
            <text:p>44.3238</text:p>
          </table:table-cell>
          <table:table-cell office:value-type="float" office:value="1.05016">
            <text:p>1.05016</text:p>
          </table:table-cell>
          <table:table-cell office:value-type="float" office:value="226.213">
            <text:p>226.213</text:p>
          </table:table-cell>
          <table:table-cell office:value-type="float" office:value="0.420062">
            <text:p>0.42006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4.3574">
            <text:p>44.3574</text:p>
          </table:table-cell>
          <table:table-cell office:value-type="float" office:value="1.00984">
            <text:p>1.00984</text:p>
          </table:table-cell>
          <table:table-cell office:value-type="float" office:value="226.254">
            <text:p>226.254</text:p>
          </table:table-cell>
          <table:table-cell office:value-type="float" office:value="0.403937">
            <text:p>0.40393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4.3796">
            <text:p>44.3796</text:p>
          </table:table-cell>
          <table:table-cell office:value-type="float" office:value="0.983109">
            <text:p>0.983109</text:p>
          </table:table-cell>
          <table:table-cell office:value-type="float" office:value="226.28">
            <text:p>226.28</text:p>
          </table:table-cell>
          <table:table-cell office:value-type="float" office:value="0.393243">
            <text:p>0.39324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4.4134">
            <text:p>44.4134</text:p>
          </table:table-cell>
          <table:table-cell office:value-type="float" office:value="0.942535">
            <text:p>0.942535</text:p>
          </table:table-cell>
          <table:table-cell office:value-type="float" office:value="226.321">
            <text:p>226.321</text:p>
          </table:table-cell>
          <table:table-cell office:value-type="float" office:value="0.377014">
            <text:p>0.37701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4.4431">
            <text:p>44.4431</text:p>
          </table:table-cell>
          <table:table-cell office:value-type="float" office:value="0.906952">
            <text:p>0.906952</text:p>
          </table:table-cell>
          <table:table-cell office:value-type="float" office:value="226.357">
            <text:p>226.357</text:p>
          </table:table-cell>
          <table:table-cell office:value-type="float" office:value="0.362781">
            <text:p>0.36278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4.4743">
            <text:p>44.4743</text:p>
          </table:table-cell>
          <table:table-cell office:value-type="float" office:value="0.869598">
            <text:p>0.869598</text:p>
          </table:table-cell>
          <table:table-cell office:value-type="float" office:value="226.394">
            <text:p>226.394</text:p>
          </table:table-cell>
          <table:table-cell office:value-type="float" office:value="0.347839">
            <text:p>0.34783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4.5058">
            <text:p>44.5058</text:p>
          </table:table-cell>
          <table:table-cell office:value-type="float" office:value="0.831909">
            <text:p>0.831909</text:p>
          </table:table-cell>
          <table:table-cell office:value-type="float" office:value="226.432">
            <text:p>226.432</text:p>
          </table:table-cell>
          <table:table-cell office:value-type="float" office:value="0.332764">
            <text:p>0.33276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4.5377">
            <text:p>44.5377</text:p>
          </table:table-cell>
          <table:table-cell office:value-type="float" office:value="0.793991">
            <text:p>0.793991</text:p>
          </table:table-cell>
          <table:table-cell office:value-type="float" office:value="226.47">
            <text:p>226.47</text:p>
          </table:table-cell>
          <table:table-cell office:value-type="float" office:value="0.317596">
            <text:p>0.31759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4.5699">
            <text:p>44.5699</text:p>
          </table:table-cell>
          <table:table-cell office:value-type="float" office:value="0.755722">
            <text:p>0.755722</text:p>
          </table:table-cell>
          <table:table-cell office:value-type="float" office:value="226.508">
            <text:p>226.508</text:p>
          </table:table-cell>
          <table:table-cell office:value-type="float" office:value="0.302289">
            <text:p>0.30228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4.6013">
            <text:p>44.6013</text:p>
          </table:table-cell>
          <table:table-cell office:value-type="float" office:value="0.718567">
            <text:p>0.718567</text:p>
          </table:table-cell>
          <table:table-cell office:value-type="float" office:value="226.545">
            <text:p>226.545</text:p>
          </table:table-cell>
          <table:table-cell office:value-type="float" office:value="0.287427">
            <text:p>0.28742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4.6325">
            <text:p>44.6325</text:p>
          </table:table-cell>
          <table:table-cell office:value-type="float" office:value="0.681732">
            <text:p>0.681732</text:p>
          </table:table-cell>
          <table:table-cell office:value-type="float" office:value="226.582">
            <text:p>226.582</text:p>
          </table:table-cell>
          <table:table-cell office:value-type="float" office:value="0.272693">
            <text:p>0.27269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4.6635">
            <text:p>44.6635</text:p>
          </table:table-cell>
          <table:table-cell office:value-type="float" office:value="0.645447">
            <text:p>0.645447</text:p>
          </table:table-cell>
          <table:table-cell office:value-type="float" office:value="226.618">
            <text:p>226.618</text:p>
          </table:table-cell>
          <table:table-cell office:value-type="float" office:value="0.258179">
            <text:p>0.25817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4.6949">
            <text:p>44.6949</text:p>
          </table:table-cell>
          <table:table-cell office:value-type="float" office:value="0.608673">
            <text:p>0.608673</text:p>
          </table:table-cell>
          <table:table-cell office:value-type="float" office:value="226.655">
            <text:p>226.655</text:p>
          </table:table-cell>
          <table:table-cell office:value-type="float" office:value="0.243469">
            <text:p>0.24346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4.7269">
            <text:p>44.7269</text:p>
          </table:table-cell>
          <table:table-cell office:value-type="float" office:value="0.571533">
            <text:p>0.571533</text:p>
          </table:table-cell>
          <table:table-cell office:value-type="float" office:value="226.692">
            <text:p>226.692</text:p>
          </table:table-cell>
          <table:table-cell office:value-type="float" office:value="0.228613">
            <text:p>0.22861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4.7562">
            <text:p>44.7562</text:p>
          </table:table-cell>
          <table:table-cell office:value-type="float" office:value="0.537735">
            <text:p>0.537735</text:p>
          </table:table-cell>
          <table:table-cell office:value-type="float" office:value="226.726">
            <text:p>226.726</text:p>
          </table:table-cell>
          <table:table-cell office:value-type="float" office:value="0.215094">
            <text:p>0.21509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4.787">
            <text:p>44.787</text:p>
          </table:table-cell>
          <table:table-cell office:value-type="float" office:value="0.502548">
            <text:p>0.502548</text:p>
          </table:table-cell>
          <table:table-cell office:value-type="float" office:value="226.761">
            <text:p>226.761</text:p>
          </table:table-cell>
          <table:table-cell office:value-type="float" office:value="0.201019">
            <text:p>0.20101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4.8187">
            <text:p>44.8187</text:p>
          </table:table-cell>
          <table:table-cell office:value-type="float" office:value="0.466446">
            <text:p>0.466446</text:p>
          </table:table-cell>
          <table:table-cell office:value-type="float" office:value="226.797">
            <text:p>226.797</text:p>
          </table:table-cell>
          <table:table-cell office:value-type="float" office:value="0.186578">
            <text:p>0.18657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4.8491">
            <text:p>44.8491</text:p>
          </table:table-cell>
          <table:table-cell office:value-type="float" office:value="0.432236">
            <text:p>0.432236</text:p>
          </table:table-cell>
          <table:table-cell office:value-type="float" office:value="226.831">
            <text:p>226.831</text:p>
          </table:table-cell>
          <table:table-cell office:value-type="float" office:value="0.172894">
            <text:p>0.17289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4.8813">
            <text:p>44.8813</text:p>
          </table:table-cell>
          <table:table-cell office:value-type="float" office:value="0.396271">
            <text:p>0.396271</text:p>
          </table:table-cell>
          <table:table-cell office:value-type="float" office:value="226.867">
            <text:p>226.867</text:p>
          </table:table-cell>
          <table:table-cell office:value-type="float" office:value="0.158508">
            <text:p>0.15850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4.9125">
            <text:p>44.9125</text:p>
          </table:table-cell>
          <table:table-cell office:value-type="float" office:value="0.361694">
            <text:p>0.361694</text:p>
          </table:table-cell>
          <table:table-cell office:value-type="float" office:value="226.902">
            <text:p>226.902</text:p>
          </table:table-cell>
          <table:table-cell office:value-type="float" office:value="0.144678">
            <text:p>0.14467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4.9424">
            <text:p>44.9424</text:p>
          </table:table-cell>
          <table:table-cell office:value-type="float" office:value="0.329086">
            <text:p>0.329086</text:p>
          </table:table-cell>
          <table:table-cell office:value-type="float" office:value="226.934">
            <text:p>226.934</text:p>
          </table:table-cell>
          <table:table-cell office:value-type="float" office:value="0.131635">
            <text:p>0.13163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4.9755">
            <text:p>44.9755</text:p>
          </table:table-cell>
          <table:table-cell office:value-type="float" office:value="0.293167">
            <text:p>0.293167</text:p>
          </table:table-cell>
          <table:table-cell office:value-type="float" office:value="226.97">
            <text:p>226.97</text:p>
          </table:table-cell>
          <table:table-cell office:value-type="float" office:value="0.117267">
            <text:p>0.11726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5.007">
            <text:p>45.007</text:p>
          </table:table-cell>
          <table:table-cell office:value-type="float" office:value="0.259521">
            <text:p>0.259521</text:p>
          </table:table-cell>
          <table:table-cell office:value-type="float" office:value="227.004">
            <text:p>227.004</text:p>
          </table:table-cell>
          <table:table-cell office:value-type="float" office:value="0.103809">
            <text:p>0.10380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5.0391">
            <text:p>45.0391</text:p>
          </table:table-cell>
          <table:table-cell office:value-type="float" office:value="0.225754">
            <text:p>0.225754</text:p>
          </table:table-cell>
          <table:table-cell office:value-type="float" office:value="227.038">
            <text:p>227.038</text:p>
          </table:table-cell>
          <table:table-cell office:value-type="float" office:value="0.0903015">
            <text:p>0.090301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5.0707">
            <text:p>45.0707</text:p>
          </table:table-cell>
          <table:table-cell office:value-type="float" office:value="0.19281">
            <text:p>0.19281</text:p>
          </table:table-cell>
          <table:table-cell office:value-type="float" office:value="227.071">
            <text:p>227.071</text:p>
          </table:table-cell>
          <table:table-cell office:value-type="float" office:value="0.077124">
            <text:p>0.07712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5.1076">
            <text:p>45.1076</text:p>
          </table:table-cell>
          <table:table-cell office:value-type="float" office:value="0.154968">
            <text:p>0.154968</text:p>
          </table:table-cell>
          <table:table-cell office:value-type="float" office:value="227.109">
            <text:p>227.109</text:p>
          </table:table-cell>
          <table:table-cell office:value-type="float" office:value="0.0619873">
            <text:p>0.061987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5.1385">
            <text:p>45.1385</text:p>
          </table:table-cell>
          <table:table-cell office:value-type="float" office:value="0.123993">
            <text:p>0.123993</text:p>
          </table:table-cell>
          <table:table-cell office:value-type="float" office:value="227.14">
            <text:p>227.14</text:p>
          </table:table-cell>
          <table:table-cell office:value-type="float" office:value="0.0495972">
            <text:p>0.049597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5.1697">
            <text:p>45.1697</text:p>
          </table:table-cell>
          <table:table-cell office:value-type="float" office:value="0.0930634">
            <text:p>0.0930634</text:p>
          </table:table-cell>
          <table:table-cell office:value-type="float" office:value="227.17">
            <text:p>227.17</text:p>
          </table:table-cell>
          <table:table-cell office:value-type="float" office:value="0.0372253">
            <text:p>0.037225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5.1987">
            <text:p>45.1987</text:p>
          </table:table-cell>
          <table:table-cell office:value-type="float" office:value="0.0648804">
            <text:p>0.0648804</text:p>
          </table:table-cell>
          <table:table-cell office:value-type="float" office:value="227.199">
            <text:p>227.199</text:p>
          </table:table-cell>
          <table:table-cell office:value-type="float" office:value="0.0259521">
            <text:p>0.025952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5.229">
            <text:p>45.229</text:p>
          </table:table-cell>
          <table:table-cell office:value-type="float" office:value="0.0359192">
            <text:p>0.0359192</text:p>
          </table:table-cell>
          <table:table-cell office:value-type="float" office:value="227.228">
            <text:p>227.228</text:p>
          </table:table-cell>
          <table:table-cell office:value-type="float" office:value="0.0143677">
            <text:p>0.014367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5.2621">
            <text:p>45.2621</text:p>
          </table:table-cell>
          <table:table-cell office:value-type="float" office:value="0.00491333">
            <text:p>0.00491333</text:p>
          </table:table-cell>
          <table:table-cell office:value-type="float" office:value="227.259">
            <text:p>227.259</text:p>
          </table:table-cell>
          <table:table-cell office:value-type="float" office:value="0.00196533">
            <text:p>0.0019653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5.2944">
            <text:p>45.2944</text:p>
          </table:table-cell>
          <table:table-cell office:value-type="float" office:value="-0.024765">
            <text:p>-0.024765</text:p>
          </table:table-cell>
          <table:table-cell office:value-type="float" office:value="227.288">
            <text:p>227.288</text:p>
          </table:table-cell>
          <table:table-cell office:value-type="float" office:value="-0.00990601">
            <text:p>-0.0099060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5.3236">
            <text:p>45.3236</text:p>
          </table:table-cell>
          <table:table-cell office:value-type="float" office:value="-0.0509338">
            <text:p>-0.0509338</text:p>
          </table:table-cell>
          <table:table-cell office:value-type="float" office:value="227.314">
            <text:p>227.314</text:p>
          </table:table-cell>
          <table:table-cell office:value-type="float" office:value="-0.0203735">
            <text:p>-0.020373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5.3533">
            <text:p>45.3533</text:p>
          </table:table-cell>
          <table:table-cell office:value-type="float" office:value="-0.0770416">
            <text:p>-0.0770416</text:p>
          </table:table-cell>
          <table:table-cell office:value-type="float" office:value="227.341">
            <text:p>227.341</text:p>
          </table:table-cell>
          <table:table-cell office:value-type="float" office:value="-0.0308167">
            <text:p>-0.030816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5.3828">
            <text:p>45.3828</text:p>
          </table:table-cell>
          <table:table-cell office:value-type="float" office:value="-0.102341">
            <text:p>-0.102341</text:p>
          </table:table-cell>
          <table:table-cell office:value-type="float" office:value="227.366">
            <text:p>227.366</text:p>
          </table:table-cell>
          <table:table-cell office:value-type="float" office:value="-0.0409363">
            <text:p>-0.040936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5.4125">
            <text:p>45.4125</text:p>
          </table:table-cell>
          <table:table-cell office:value-type="float" office:value="-0.127213">
            <text:p>-0.127213</text:p>
          </table:table-cell>
          <table:table-cell office:value-type="float" office:value="227.391">
            <text:p>227.391</text:p>
          </table:table-cell>
          <table:table-cell office:value-type="float" office:value="-0.050885">
            <text:p>-0.05088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5.441">
            <text:p>45.441</text:p>
          </table:table-cell>
          <table:table-cell office:value-type="float" office:value="-0.150482">
            <text:p>-0.150482</text:p>
          </table:table-cell>
          <table:table-cell office:value-type="float" office:value="227.414">
            <text:p>227.414</text:p>
          </table:table-cell>
          <table:table-cell office:value-type="float" office:value="-0.0601929">
            <text:p>-0.060192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5.4688">
            <text:p>45.4688</text:p>
          </table:table-cell>
          <table:table-cell office:value-type="float" office:value="-0.172638">
            <text:p>-0.172638</text:p>
          </table:table-cell>
          <table:table-cell office:value-type="float" office:value="227.436">
            <text:p>227.436</text:p>
          </table:table-cell>
          <table:table-cell office:value-type="float" office:value="-0.0690552">
            <text:p>-0.069055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5.498">
            <text:p>45.498</text:p>
          </table:table-cell>
          <table:table-cell office:value-type="float" office:value="-0.195282">
            <text:p>-0.195282</text:p>
          </table:table-cell>
          <table:table-cell office:value-type="float" office:value="227.459">
            <text:p>227.459</text:p>
          </table:table-cell>
          <table:table-cell office:value-type="float" office:value="-0.0781128">
            <text:p>-0.078112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5.5267">
            <text:p>45.5267</text:p>
          </table:table-cell>
          <table:table-cell office:value-type="float" office:value="-0.216949">
            <text:p>-0.216949</text:p>
          </table:table-cell>
          <table:table-cell office:value-type="float" office:value="227.48">
            <text:p>227.48</text:p>
          </table:table-cell>
          <table:table-cell office:value-type="float" office:value="-0.0867798">
            <text:p>-0.086779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5.5575">
            <text:p>45.5575</text:p>
          </table:table-cell>
          <table:table-cell office:value-type="float" office:value="-0.239471">
            <text:p>-0.239471</text:p>
          </table:table-cell>
          <table:table-cell office:value-type="float" office:value="227.503">
            <text:p>227.503</text:p>
          </table:table-cell>
          <table:table-cell office:value-type="float" office:value="-0.0957886">
            <text:p>-0.095788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5.5906">
            <text:p>45.5906</text:p>
          </table:table-cell>
          <table:table-cell office:value-type="float" office:value="-0.262939">
            <text:p>-0.262939</text:p>
          </table:table-cell>
          <table:table-cell office:value-type="float" office:value="227.526">
            <text:p>227.526</text:p>
          </table:table-cell>
          <table:table-cell office:value-type="float" office:value="-0.105176">
            <text:p>-0.10517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5.6219">
            <text:p>45.6219</text:p>
          </table:table-cell>
          <table:table-cell office:value-type="float" office:value="-0.284225">
            <text:p>-0.284225</text:p>
          </table:table-cell>
          <table:table-cell office:value-type="float" office:value="227.548">
            <text:p>227.548</text:p>
          </table:table-cell>
          <table:table-cell office:value-type="float" office:value="-0.11369">
            <text:p>-0.1136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5.6546">
            <text:p>45.6546</text:p>
          </table:table-cell>
          <table:table-cell office:value-type="float" office:value="-0.305664">
            <text:p>-0.305664</text:p>
          </table:table-cell>
          <table:table-cell office:value-type="float" office:value="227.569">
            <text:p>227.569</text:p>
          </table:table-cell>
          <table:table-cell office:value-type="float" office:value="-0.122266">
            <text:p>-0.12226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5.6865">
            <text:p>45.6865</text:p>
          </table:table-cell>
          <table:table-cell office:value-type="float" office:value="-0.32576">
            <text:p>-0.32576</text:p>
          </table:table-cell>
          <table:table-cell office:value-type="float" office:value="227.589">
            <text:p>227.589</text:p>
          </table:table-cell>
          <table:table-cell office:value-type="float" office:value="-0.130304">
            <text:p>-0.13030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5.7182">
            <text:p>45.7182</text:p>
          </table:table-cell>
          <table:table-cell office:value-type="float" office:value="-0.344849">
            <text:p>-0.344849</text:p>
          </table:table-cell>
          <table:table-cell office:value-type="float" office:value="227.608">
            <text:p>227.608</text:p>
          </table:table-cell>
          <table:table-cell office:value-type="float" office:value="-0.137939">
            <text:p>-0.13793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5.7501">
            <text:p>45.7501</text:p>
          </table:table-cell>
          <table:table-cell office:value-type="float" office:value="-0.363281">
            <text:p>-0.363281</text:p>
          </table:table-cell>
          <table:table-cell office:value-type="float" office:value="227.627">
            <text:p>227.627</text:p>
          </table:table-cell>
          <table:table-cell office:value-type="float" office:value="-0.145313">
            <text:p>-0.14531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5.7824">
            <text:p>45.7824</text:p>
          </table:table-cell>
          <table:table-cell office:value-type="float" office:value="-0.381042">
            <text:p>-0.381042</text:p>
          </table:table-cell>
          <table:table-cell office:value-type="float" office:value="227.645">
            <text:p>227.645</text:p>
          </table:table-cell>
          <table:table-cell office:value-type="float" office:value="-0.152417">
            <text:p>-0.15241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5.8146">
            <text:p>45.8146</text:p>
          </table:table-cell>
          <table:table-cell office:value-type="float" office:value="-0.397903">
            <text:p>-0.397903</text:p>
          </table:table-cell>
          <table:table-cell office:value-type="float" office:value="227.661">
            <text:p>227.661</text:p>
          </table:table-cell>
          <table:table-cell office:value-type="float" office:value="-0.159161">
            <text:p>-0.15916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5.8476">
            <text:p>45.8476</text:p>
          </table:table-cell>
          <table:table-cell office:value-type="float" office:value="-0.4142">
            <text:p>-0.4142</text:p>
          </table:table-cell>
          <table:table-cell office:value-type="float" office:value="227.678">
            <text:p>227.678</text:p>
          </table:table-cell>
          <table:table-cell office:value-type="float" office:value="-0.16568">
            <text:p>-0.1656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5.8832">
            <text:p>45.8832</text:p>
          </table:table-cell>
          <table:table-cell office:value-type="float" office:value="-0.43074">
            <text:p>-0.43074</text:p>
          </table:table-cell>
          <table:table-cell office:value-type="float" office:value="227.694">
            <text:p>227.694</text:p>
          </table:table-cell>
          <table:table-cell office:value-type="float" office:value="-0.172296">
            <text:p>-0.17229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5.9135">
            <text:p>45.9135</text:p>
          </table:table-cell>
          <table:table-cell office:value-type="float" office:value="-0.443893">
            <text:p>-0.443893</text:p>
          </table:table-cell>
          <table:table-cell office:value-type="float" office:value="227.707">
            <text:p>227.707</text:p>
          </table:table-cell>
          <table:table-cell office:value-type="float" office:value="-0.177557">
            <text:p>-0.17755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5.9441">
            <text:p>45.9441</text:p>
          </table:table-cell>
          <table:table-cell office:value-type="float" office:value="-0.45636">
            <text:p>-0.45636</text:p>
          </table:table-cell>
          <table:table-cell office:value-type="float" office:value="227.72">
            <text:p>227.72</text:p>
          </table:table-cell>
          <table:table-cell office:value-type="float" office:value="-0.182544">
            <text:p>-0.18254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5.9761">
            <text:p>45.9761</text:p>
          </table:table-cell>
          <table:table-cell office:value-type="float" office:value="-0.468597">
            <text:p>-0.468597</text:p>
          </table:table-cell>
          <table:table-cell office:value-type="float" office:value="227.732">
            <text:p>227.732</text:p>
          </table:table-cell>
          <table:table-cell office:value-type="float" office:value="-0.187439">
            <text:p>-0.18743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6.0057">
            <text:p>46.0057</text:p>
          </table:table-cell>
          <table:table-cell office:value-type="float" office:value="-0.479034">
            <text:p>-0.479034</text:p>
          </table:table-cell>
          <table:table-cell office:value-type="float" office:value="227.743">
            <text:p>227.743</text:p>
          </table:table-cell>
          <table:table-cell office:value-type="float" office:value="-0.191614">
            <text:p>-0.19161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6.0424">
            <text:p>46.0424</text:p>
          </table:table-cell>
          <table:table-cell office:value-type="float" office:value="-0.490921">
            <text:p>-0.490921</text:p>
          </table:table-cell>
          <table:table-cell office:value-type="float" office:value="227.754">
            <text:p>227.754</text:p>
          </table:table-cell>
          <table:table-cell office:value-type="float" office:value="-0.196368">
            <text:p>-0.19636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6.0793">
            <text:p>46.0793</text:p>
          </table:table-cell>
          <table:table-cell office:value-type="float" office:value="-0.501724">
            <text:p>-0.501724</text:p>
          </table:table-cell>
          <table:table-cell office:value-type="float" office:value="227.765">
            <text:p>227.765</text:p>
          </table:table-cell>
          <table:table-cell office:value-type="float" office:value="-0.20069">
            <text:p>-0.2006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6.111">
            <text:p>46.111</text:p>
          </table:table-cell>
          <table:table-cell office:value-type="float" office:value="-0.51001">
            <text:p>-0.51001</text:p>
          </table:table-cell>
          <table:table-cell office:value-type="float" office:value="227.774">
            <text:p>227.774</text:p>
          </table:table-cell>
          <table:table-cell office:value-type="float" office:value="-0.204004">
            <text:p>-0.20400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6.1404">
            <text:p>46.1404</text:p>
          </table:table-cell>
          <table:table-cell office:value-type="float" office:value="-0.516846">
            <text:p>-0.516846</text:p>
          </table:table-cell>
          <table:table-cell office:value-type="float" office:value="227.78">
            <text:p>227.78</text:p>
          </table:table-cell>
          <table:table-cell office:value-type="float" office:value="-0.206738">
            <text:p>-0.20673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6.1689">
            <text:p>46.1689</text:p>
          </table:table-cell>
          <table:table-cell office:value-type="float" office:value="-0.522781">
            <text:p>-0.522781</text:p>
          </table:table-cell>
          <table:table-cell office:value-type="float" office:value="227.786">
            <text:p>227.786</text:p>
          </table:table-cell>
          <table:table-cell office:value-type="float" office:value="-0.209113">
            <text:p>-0.20911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6.1973">
            <text:p>46.1973</text:p>
          </table:table-cell>
          <table:table-cell office:value-type="float" office:value="-0.527969">
            <text:p>-0.527969</text:p>
          </table:table-cell>
          <table:table-cell office:value-type="float" office:value="227.791">
            <text:p>227.791</text:p>
          </table:table-cell>
          <table:table-cell office:value-type="float" office:value="-0.211188">
            <text:p>-0.21118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6.2299">
            <text:p>46.2299</text:p>
          </table:table-cell>
          <table:table-cell office:value-type="float" office:value="-0.53302">
            <text:p>-0.53302</text:p>
          </table:table-cell>
          <table:table-cell office:value-type="float" office:value="227.797">
            <text:p>227.797</text:p>
          </table:table-cell>
          <table:table-cell office:value-type="float" office:value="-0.213208">
            <text:p>-0.21320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6.2659">
            <text:p>46.2659</text:p>
          </table:table-cell>
          <table:table-cell office:value-type="float" office:value="-0.537476">
            <text:p>-0.537476</text:p>
          </table:table-cell>
          <table:table-cell office:value-type="float" office:value="227.801">
            <text:p>227.801</text:p>
          </table:table-cell>
          <table:table-cell office:value-type="float" office:value="-0.21499">
            <text:p>-0.2149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6.2965">
            <text:p>46.2965</text:p>
          </table:table-cell>
          <table:table-cell office:value-type="float" office:value="-0.540344">
            <text:p>-0.540344</text:p>
          </table:table-cell>
          <table:table-cell office:value-type="float" office:value="227.804">
            <text:p>227.804</text:p>
          </table:table-cell>
          <table:table-cell office:value-type="float" office:value="-0.216138">
            <text:p>-0.21613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6.3282">
            <text:p>46.3282</text:p>
          </table:table-cell>
          <table:table-cell office:value-type="float" office:value="-0.54248">
            <text:p>-0.54248</text:p>
          </table:table-cell>
          <table:table-cell office:value-type="float" office:value="227.806">
            <text:p>227.806</text:p>
          </table:table-cell>
          <table:table-cell office:value-type="float" office:value="-0.216992">
            <text:p>-0.21699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6.3576">
            <text:p>46.3576</text:p>
          </table:table-cell>
          <table:table-cell office:value-type="float" office:value="-0.543686">
            <text:p>-0.543686</text:p>
          </table:table-cell>
          <table:table-cell office:value-type="float" office:value="227.807">
            <text:p>227.807</text:p>
          </table:table-cell>
          <table:table-cell office:value-type="float" office:value="-0.217474">
            <text:p>-0.21747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6.3885">
            <text:p>46.3885</text:p>
          </table:table-cell>
          <table:table-cell office:value-type="float" office:value="-0.544052">
            <text:p>-0.544052</text:p>
          </table:table-cell>
          <table:table-cell office:value-type="float" office:value="227.808">
            <text:p>227.808</text:p>
          </table:table-cell>
          <table:table-cell office:value-type="float" office:value="-0.217621">
            <text:p>-0.21762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6.4185">
            <text:p>46.4185</text:p>
          </table:table-cell>
          <table:table-cell office:value-type="float" office:value="-0.54364">
            <text:p>-0.54364</text:p>
          </table:table-cell>
          <table:table-cell office:value-type="float" office:value="227.807">
            <text:p>227.807</text:p>
          </table:table-cell>
          <table:table-cell office:value-type="float" office:value="-0.217456">
            <text:p>-0.21745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6.4496">
            <text:p>46.4496</text:p>
          </table:table-cell>
          <table:table-cell office:value-type="float" office:value="-0.542419">
            <text:p>-0.542419</text:p>
          </table:table-cell>
          <table:table-cell office:value-type="float" office:value="227.806">
            <text:p>227.806</text:p>
          </table:table-cell>
          <table:table-cell office:value-type="float" office:value="-0.216968">
            <text:p>-0.21696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6.4808">
            <text:p>46.4808</text:p>
          </table:table-cell>
          <table:table-cell office:value-type="float" office:value="-0.540329">
            <text:p>-0.540329</text:p>
          </table:table-cell>
          <table:table-cell office:value-type="float" office:value="227.804">
            <text:p>227.804</text:p>
          </table:table-cell>
          <table:table-cell office:value-type="float" office:value="-0.216132">
            <text:p>-0.21613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6.5129">
            <text:p>46.5129</text:p>
          </table:table-cell>
          <table:table-cell office:value-type="float" office:value="-0.537262">
            <text:p>-0.537262</text:p>
          </table:table-cell>
          <table:table-cell office:value-type="float" office:value="227.801">
            <text:p>227.801</text:p>
          </table:table-cell>
          <table:table-cell office:value-type="float" office:value="-0.214905">
            <text:p>-0.21490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6.545">
            <text:p>46.545</text:p>
          </table:table-cell>
          <table:table-cell office:value-type="float" office:value="-0.533356">
            <text:p>-0.533356</text:p>
          </table:table-cell>
          <table:table-cell office:value-type="float" office:value="227.797">
            <text:p>227.797</text:p>
          </table:table-cell>
          <table:table-cell office:value-type="float" office:value="-0.213342">
            <text:p>-0.21334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6.5779">
            <text:p>46.5779</text:p>
          </table:table-cell>
          <table:table-cell office:value-type="float" office:value="-0.528488">
            <text:p>-0.528488</text:p>
          </table:table-cell>
          <table:table-cell office:value-type="float" office:value="227.792">
            <text:p>227.792</text:p>
          </table:table-cell>
          <table:table-cell office:value-type="float" office:value="-0.211395">
            <text:p>-0.21139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6.6088">
            <text:p>46.6088</text:p>
          </table:table-cell>
          <table:table-cell office:value-type="float" office:value="-0.523041">
            <text:p>-0.523041</text:p>
          </table:table-cell>
          <table:table-cell office:value-type="float" office:value="227.787">
            <text:p>227.787</text:p>
          </table:table-cell>
          <table:table-cell office:value-type="float" office:value="-0.209216">
            <text:p>-0.20921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6.6421">
            <text:p>46.6421</text:p>
          </table:table-cell>
          <table:table-cell office:value-type="float" office:value="-0.516281">
            <text:p>-0.516281</text:p>
          </table:table-cell>
          <table:table-cell office:value-type="float" office:value="227.78">
            <text:p>227.78</text:p>
          </table:table-cell>
          <table:table-cell office:value-type="float" office:value="-0.206512">
            <text:p>-0.20651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6.6752">
            <text:p>46.6752</text:p>
          </table:table-cell>
          <table:table-cell office:value-type="float" office:value="-0.508636">
            <text:p>-0.508636</text:p>
          </table:table-cell>
          <table:table-cell office:value-type="float" office:value="227.772">
            <text:p>227.772</text:p>
          </table:table-cell>
          <table:table-cell office:value-type="float" office:value="-0.203455">
            <text:p>-0.20345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6.7098">
            <text:p>46.7098</text:p>
          </table:table-cell>
          <table:table-cell office:value-type="float" office:value="-0.49968">
            <text:p>-0.49968</text:p>
          </table:table-cell>
          <table:table-cell office:value-type="float" office:value="227.763">
            <text:p>227.763</text:p>
          </table:table-cell>
          <table:table-cell office:value-type="float" office:value="-0.199872">
            <text:p>-0.19987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6.743">
            <text:p>46.743</text:p>
          </table:table-cell>
          <table:table-cell office:value-type="float" office:value="-0.490158">
            <text:p>-0.490158</text:p>
          </table:table-cell>
          <table:table-cell office:value-type="float" office:value="227.754">
            <text:p>227.754</text:p>
          </table:table-cell>
          <table:table-cell office:value-type="float" office:value="-0.196063">
            <text:p>-0.19606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6.7763">
            <text:p>46.7763</text:p>
          </table:table-cell>
          <table:table-cell office:value-type="float" office:value="-0.479782">
            <text:p>-0.479782</text:p>
          </table:table-cell>
          <table:table-cell office:value-type="float" office:value="227.743">
            <text:p>227.743</text:p>
          </table:table-cell>
          <table:table-cell office:value-type="float" office:value="-0.191913">
            <text:p>-0.19191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6.8117">
            <text:p>46.8117</text:p>
          </table:table-cell>
          <table:table-cell office:value-type="float" office:value="-0.467804">
            <text:p>-0.467804</text:p>
          </table:table-cell>
          <table:table-cell office:value-type="float" office:value="227.731">
            <text:p>227.731</text:p>
          </table:table-cell>
          <table:table-cell office:value-type="float" office:value="-0.187122">
            <text:p>-0.18712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6.8437">
            <text:p>46.8437</text:p>
          </table:table-cell>
          <table:table-cell office:value-type="float" office:value="-0.456192">
            <text:p>-0.456192</text:p>
          </table:table-cell>
          <table:table-cell office:value-type="float" office:value="227.72">
            <text:p>227.72</text:p>
          </table:table-cell>
          <table:table-cell office:value-type="float" office:value="-0.182477">
            <text:p>-0.18247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6.8807">
            <text:p>46.8807</text:p>
          </table:table-cell>
          <table:table-cell office:value-type="float" office:value="-0.441696">
            <text:p>-0.441696</text:p>
          </table:table-cell>
          <table:table-cell office:value-type="float" office:value="227.705">
            <text:p>227.705</text:p>
          </table:table-cell>
          <table:table-cell office:value-type="float" office:value="-0.176678">
            <text:p>-0.17667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6.9113">
            <text:p>46.9113</text:p>
          </table:table-cell>
          <table:table-cell office:value-type="float" office:value="-0.428925">
            <text:p>-0.428925</text:p>
          </table:table-cell>
          <table:table-cell office:value-type="float" office:value="227.692">
            <text:p>227.692</text:p>
          </table:table-cell>
          <table:table-cell office:value-type="float" office:value="-0.17157">
            <text:p>-0.1715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6.9425">
            <text:p>46.9425</text:p>
          </table:table-cell>
          <table:table-cell office:value-type="float" office:value="-0.415298">
            <text:p>-0.415298</text:p>
          </table:table-cell>
          <table:table-cell office:value-type="float" office:value="227.679">
            <text:p>227.679</text:p>
          </table:table-cell>
          <table:table-cell office:value-type="float" office:value="-0.166119">
            <text:p>-0.16611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6.9718">
            <text:p>46.9718</text:p>
          </table:table-cell>
          <table:table-cell office:value-type="float" office:value="-0.401779">
            <text:p>-0.401779</text:p>
          </table:table-cell>
          <table:table-cell office:value-type="float" office:value="227.665">
            <text:p>227.665</text:p>
          </table:table-cell>
          <table:table-cell office:value-type="float" office:value="-0.160712">
            <text:p>-0.16071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7.0012">
            <text:p>47.0012</text:p>
          </table:table-cell>
          <table:table-cell office:value-type="float" office:value="-0.387604">
            <text:p>-0.387604</text:p>
          </table:table-cell>
          <table:table-cell office:value-type="float" office:value="227.651">
            <text:p>227.651</text:p>
          </table:table-cell>
          <table:table-cell office:value-type="float" office:value="-0.155042">
            <text:p>-0.15504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7.0304">
            <text:p>47.0304</text:p>
          </table:table-cell>
          <table:table-cell office:value-type="float" office:value="-0.372971">
            <text:p>-0.372971</text:p>
          </table:table-cell>
          <table:table-cell office:value-type="float" office:value="227.636">
            <text:p>227.636</text:p>
          </table:table-cell>
          <table:table-cell office:value-type="float" office:value="-0.149188">
            <text:p>-0.14918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7.0597">
            <text:p>47.0597</text:p>
          </table:table-cell>
          <table:table-cell office:value-type="float" office:value="-0.357651">
            <text:p>-0.357651</text:p>
          </table:table-cell>
          <table:table-cell office:value-type="float" office:value="227.621">
            <text:p>227.621</text:p>
          </table:table-cell>
          <table:table-cell office:value-type="float" office:value="-0.14306">
            <text:p>-0.1430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7.0911">
            <text:p>47.0911</text:p>
          </table:table-cell>
          <table:table-cell office:value-type="float" office:value="-0.340561">
            <text:p>-0.340561</text:p>
          </table:table-cell>
          <table:table-cell office:value-type="float" office:value="227.604">
            <text:p>227.604</text:p>
          </table:table-cell>
          <table:table-cell office:value-type="float" office:value="-0.136224">
            <text:p>-0.13622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7.1214">
            <text:p>47.1214</text:p>
          </table:table-cell>
          <table:table-cell office:value-type="float" office:value="-0.323502">
            <text:p>-0.323502</text:p>
          </table:table-cell>
          <table:table-cell office:value-type="float" office:value="227.587">
            <text:p>227.587</text:p>
          </table:table-cell>
          <table:table-cell office:value-type="float" office:value="-0.129401">
            <text:p>-0.12940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7.1512">
            <text:p>47.1512</text:p>
          </table:table-cell>
          <table:table-cell office:value-type="float" office:value="-0.30603">
            <text:p>-0.30603</text:p>
          </table:table-cell>
          <table:table-cell office:value-type="float" office:value="227.57">
            <text:p>227.57</text:p>
          </table:table-cell>
          <table:table-cell office:value-type="float" office:value="-0.122412">
            <text:p>-0.12241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7.1805">
            <text:p>47.1805</text:p>
          </table:table-cell>
          <table:table-cell office:value-type="float" office:value="-0.288345">
            <text:p>-0.288345</text:p>
          </table:table-cell>
          <table:table-cell office:value-type="float" office:value="227.552">
            <text:p>227.552</text:p>
          </table:table-cell>
          <table:table-cell office:value-type="float" office:value="-0.115338">
            <text:p>-0.11533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7.2101">
            <text:p>47.2101</text:p>
          </table:table-cell>
          <table:table-cell office:value-type="float" office:value="-0.269958">
            <text:p>-0.269958</text:p>
          </table:table-cell>
          <table:table-cell office:value-type="float" office:value="227.533">
            <text:p>227.533</text:p>
          </table:table-cell>
          <table:table-cell office:value-type="float" office:value="-0.107983">
            <text:p>-0.10798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7.2386">
            <text:p>47.2386</text:p>
          </table:table-cell>
          <table:table-cell office:value-type="float" office:value="-0.251602">
            <text:p>-0.251602</text:p>
          </table:table-cell>
          <table:table-cell office:value-type="float" office:value="227.515">
            <text:p>227.515</text:p>
          </table:table-cell>
          <table:table-cell office:value-type="float" office:value="-0.100641">
            <text:p>-0.10064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7.2664">
            <text:p>47.2664</text:p>
          </table:table-cell>
          <table:table-cell office:value-type="float" office:value="-0.233276">
            <text:p>-0.233276</text:p>
          </table:table-cell>
          <table:table-cell office:value-type="float" office:value="227.497">
            <text:p>227.497</text:p>
          </table:table-cell>
          <table:table-cell office:value-type="float" office:value="-0.0933105">
            <text:p>-0.093310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7.2956">
            <text:p>47.2956</text:p>
          </table:table-cell>
          <table:table-cell office:value-type="float" office:value="-0.213577">
            <text:p>-0.213577</text:p>
          </table:table-cell>
          <table:table-cell office:value-type="float" office:value="227.477">
            <text:p>227.477</text:p>
          </table:table-cell>
          <table:table-cell office:value-type="float" office:value="-0.0854309">
            <text:p>-0.085430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7.3248">
            <text:p>47.3248</text:p>
          </table:table-cell>
          <table:table-cell office:value-type="float" office:value="-0.193253">
            <text:p>-0.193253</text:p>
          </table:table-cell>
          <table:table-cell office:value-type="float" office:value="227.457">
            <text:p>227.457</text:p>
          </table:table-cell>
          <table:table-cell office:value-type="float" office:value="-0.077301">
            <text:p>-0.07730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7.3538">
            <text:p>47.3538</text:p>
          </table:table-cell>
          <table:table-cell office:value-type="float" office:value="-0.172638">
            <text:p>-0.172638</text:p>
          </table:table-cell>
          <table:table-cell office:value-type="float" office:value="227.436">
            <text:p>227.436</text:p>
          </table:table-cell>
          <table:table-cell office:value-type="float" office:value="-0.0690552">
            <text:p>-0.069055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7.3854">
            <text:p>47.3854</text:p>
          </table:table-cell>
          <table:table-cell office:value-type="float" office:value="-0.149597">
            <text:p>-0.149597</text:p>
          </table:table-cell>
          <table:table-cell office:value-type="float" office:value="227.413">
            <text:p>227.413</text:p>
          </table:table-cell>
          <table:table-cell office:value-type="float" office:value="-0.0598389">
            <text:p>-0.059838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7.4157">
            <text:p>47.4157</text:p>
          </table:table-cell>
          <table:table-cell office:value-type="float" office:value="-0.126877">
            <text:p>-0.126877</text:p>
          </table:table-cell>
          <table:table-cell office:value-type="float" office:value="227.39">
            <text:p>227.39</text:p>
          </table:table-cell>
          <table:table-cell office:value-type="float" office:value="-0.0507507">
            <text:p>-0.050750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7.4482">
            <text:p>47.4482</text:p>
          </table:table-cell>
          <table:table-cell office:value-type="float" office:value="-0.102051">
            <text:p>-0.102051</text:p>
          </table:table-cell>
          <table:table-cell office:value-type="float" office:value="227.366">
            <text:p>227.366</text:p>
          </table:table-cell>
          <table:table-cell office:value-type="float" office:value="-0.0408203">
            <text:p>-0.040820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7.4795">
            <text:p>47.4795</text:p>
          </table:table-cell>
          <table:table-cell office:value-type="float" office:value="-0.0775604">
            <text:p>-0.0775604</text:p>
          </table:table-cell>
          <table:table-cell office:value-type="float" office:value="227.341">
            <text:p>227.341</text:p>
          </table:table-cell>
          <table:table-cell office:value-type="float" office:value="-0.0310242">
            <text:p>-0.031024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7.5104">
            <text:p>47.5104</text:p>
          </table:table-cell>
          <table:table-cell office:value-type="float" office:value="-0.0529175">
            <text:p>-0.0529175</text:p>
          </table:table-cell>
          <table:table-cell office:value-type="float" office:value="227.316">
            <text:p>227.316</text:p>
          </table:table-cell>
          <table:table-cell office:value-type="float" office:value="-0.021167">
            <text:p>-0.02116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7.5411">
            <text:p>47.5411</text:p>
          </table:table-cell>
          <table:table-cell office:value-type="float" office:value="-0.0279083">
            <text:p>-0.0279083</text:p>
          </table:table-cell>
          <table:table-cell office:value-type="float" office:value="227.291">
            <text:p>227.291</text:p>
          </table:table-cell>
          <table:table-cell office:value-type="float" office:value="-0.0111633">
            <text:p>-0.011163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7.573">
            <text:p>47.573</text:p>
          </table:table-cell>
          <table:table-cell office:value-type="float" office:value="-0.00132751">
            <text:p>-0.00132751</text:p>
          </table:table-cell>
          <table:table-cell office:value-type="float" office:value="227.265">
            <text:p>227.265</text:p>
          </table:table-cell>
          <table:table-cell office:value-type="float" office:value="-0.000531006">
            <text:p>-0.00053100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7.6042">
            <text:p>47.6042</text:p>
          </table:table-cell>
          <table:table-cell office:value-type="float" office:value="0.025116">
            <text:p>0.025116</text:p>
          </table:table-cell>
          <table:table-cell office:value-type="float" office:value="227.238">
            <text:p>227.238</text:p>
          </table:table-cell>
          <table:table-cell office:value-type="float" office:value="0.0100464">
            <text:p>0.010046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7.6341">
            <text:p>47.6341</text:p>
          </table:table-cell>
          <table:table-cell office:value-type="float" office:value="0.0508728">
            <text:p>0.0508728</text:p>
          </table:table-cell>
          <table:table-cell office:value-type="float" office:value="227.213">
            <text:p>227.213</text:p>
          </table:table-cell>
          <table:table-cell office:value-type="float" office:value="0.0203491">
            <text:p>0.020349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7.6665">
            <text:p>47.6665</text:p>
          </table:table-cell>
          <table:table-cell office:value-type="float" office:value="0.0792389">
            <text:p>0.0792389</text:p>
          </table:table-cell>
          <table:table-cell office:value-type="float" office:value="227.184">
            <text:p>227.184</text:p>
          </table:table-cell>
          <table:table-cell office:value-type="float" office:value="0.0316956">
            <text:p>0.031695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7.6989">
            <text:p>47.6989</text:p>
          </table:table-cell>
          <table:table-cell office:value-type="float" office:value="0.108078">
            <text:p>0.108078</text:p>
          </table:table-cell>
          <table:table-cell office:value-type="float" office:value="227.155">
            <text:p>227.155</text:p>
          </table:table-cell>
          <table:table-cell office:value-type="float" office:value="0.0432312">
            <text:p>0.043231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7.7316">
            <text:p>47.7316</text:p>
          </table:table-cell>
          <table:table-cell office:value-type="float" office:value="0.137711">
            <text:p>0.137711</text:p>
          </table:table-cell>
          <table:table-cell office:value-type="float" office:value="227.126">
            <text:p>227.126</text:p>
          </table:table-cell>
          <table:table-cell office:value-type="float" office:value="0.0550842">
            <text:p>0.055084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7.7679">
            <text:p>47.7679</text:p>
          </table:table-cell>
          <table:table-cell office:value-type="float" office:value="0.171234">
            <text:p>0.171234</text:p>
          </table:table-cell>
          <table:table-cell office:value-type="float" office:value="227.092">
            <text:p>227.092</text:p>
          </table:table-cell>
          <table:table-cell office:value-type="float" office:value="0.0684937">
            <text:p>0.068493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7.7995">
            <text:p>47.7995</text:p>
          </table:table-cell>
          <table:table-cell office:value-type="float" office:value="0.200821">
            <text:p>0.200821</text:p>
          </table:table-cell>
          <table:table-cell office:value-type="float" office:value="227.063">
            <text:p>227.063</text:p>
          </table:table-cell>
          <table:table-cell office:value-type="float" office:value="0.0803284">
            <text:p>0.080328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7.8311">
            <text:p>47.8311</text:p>
          </table:table-cell>
          <table:table-cell office:value-type="float" office:value="0.230865">
            <text:p>0.230865</text:p>
          </table:table-cell>
          <table:table-cell office:value-type="float" office:value="227.033">
            <text:p>227.033</text:p>
          </table:table-cell>
          <table:table-cell office:value-type="float" office:value="0.0923462">
            <text:p>0.092346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7.8618">
            <text:p>47.8618</text:p>
          </table:table-cell>
          <table:table-cell office:value-type="float" office:value="0.260422">
            <text:p>0.260422</text:p>
          </table:table-cell>
          <table:table-cell office:value-type="float" office:value="227.003">
            <text:p>227.003</text:p>
          </table:table-cell>
          <table:table-cell office:value-type="float" office:value="0.104169">
            <text:p>0.10416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7.8954">
            <text:p>47.8954</text:p>
          </table:table-cell>
          <table:table-cell office:value-type="float" office:value="0.293198">
            <text:p>0.293198</text:p>
          </table:table-cell>
          <table:table-cell office:value-type="float" office:value="226.97">
            <text:p>226.97</text:p>
          </table:table-cell>
          <table:table-cell office:value-type="float" office:value="0.117279">
            <text:p>0.11727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7.9267">
            <text:p>47.9267</text:p>
          </table:table-cell>
          <table:table-cell office:value-type="float" office:value="0.324112">
            <text:p>0.324112</text:p>
          </table:table-cell>
          <table:table-cell office:value-type="float" office:value="226.939">
            <text:p>226.939</text:p>
          </table:table-cell>
          <table:table-cell office:value-type="float" office:value="0.129645">
            <text:p>0.12964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7.9572">
            <text:p>47.9572</text:p>
          </table:table-cell>
          <table:table-cell office:value-type="float" office:value="0.354538">
            <text:p>0.354538</text:p>
          </table:table-cell>
          <table:table-cell office:value-type="float" office:value="226.909">
            <text:p>226.909</text:p>
          </table:table-cell>
          <table:table-cell office:value-type="float" office:value="0.141815">
            <text:p>0.14181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7.9901">
            <text:p>47.9901</text:p>
          </table:table-cell>
          <table:table-cell office:value-type="float" office:value="0.387909">
            <text:p>0.387909</text:p>
          </table:table-cell>
          <table:table-cell office:value-type="float" office:value="226.876">
            <text:p>226.876</text:p>
          </table:table-cell>
          <table:table-cell office:value-type="float" office:value="0.155164">
            <text:p>0.15516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8.023">
            <text:p>48.023</text:p>
          </table:table-cell>
          <table:table-cell office:value-type="float" office:value="0.42157">
            <text:p>0.42157</text:p>
          </table:table-cell>
          <table:table-cell office:value-type="float" office:value="226.842">
            <text:p>226.842</text:p>
          </table:table-cell>
          <table:table-cell office:value-type="float" office:value="0.168628">
            <text:p>0.16862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8.0571">
            <text:p>48.0571</text:p>
          </table:table-cell>
          <table:table-cell office:value-type="float" office:value="0.456894">
            <text:p>0.456894</text:p>
          </table:table-cell>
          <table:table-cell office:value-type="float" office:value="226.807">
            <text:p>226.807</text:p>
          </table:table-cell>
          <table:table-cell office:value-type="float" office:value="0.182758">
            <text:p>0.18275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8.0894">
            <text:p>48.0894</text:p>
          </table:table-cell>
          <table:table-cell office:value-type="float" office:value="0.490738">
            <text:p>0.490738</text:p>
          </table:table-cell>
          <table:table-cell office:value-type="float" office:value="226.773">
            <text:p>226.773</text:p>
          </table:table-cell>
          <table:table-cell office:value-type="float" office:value="0.196295">
            <text:p>0.19629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8.1201">
            <text:p>48.1201</text:p>
          </table:table-cell>
          <table:table-cell office:value-type="float" office:value="0.523148">
            <text:p>0.523148</text:p>
          </table:table-cell>
          <table:table-cell office:value-type="float" office:value="226.74">
            <text:p>226.74</text:p>
          </table:table-cell>
          <table:table-cell office:value-type="float" office:value="0.209259">
            <text:p>0.20925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8.1503">
            <text:p>48.1503</text:p>
          </table:table-cell>
          <table:table-cell office:value-type="float" office:value="0.555435">
            <text:p>0.555435</text:p>
          </table:table-cell>
          <table:table-cell office:value-type="float" office:value="226.708">
            <text:p>226.708</text:p>
          </table:table-cell>
          <table:table-cell office:value-type="float" office:value="0.222174">
            <text:p>0.22217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8.1816">
            <text:p>48.1816</text:p>
          </table:table-cell>
          <table:table-cell office:value-type="float" office:value="0.589142">
            <text:p>0.589142</text:p>
          </table:table-cell>
          <table:table-cell office:value-type="float" office:value="226.674">
            <text:p>226.674</text:p>
          </table:table-cell>
          <table:table-cell office:value-type="float" office:value="0.235657">
            <text:p>0.23565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8.2127">
            <text:p>48.2127</text:p>
          </table:table-cell>
          <table:table-cell office:value-type="float" office:value="0.622818">
            <text:p>0.622818</text:p>
          </table:table-cell>
          <table:table-cell office:value-type="float" office:value="226.641">
            <text:p>226.641</text:p>
          </table:table-cell>
          <table:table-cell office:value-type="float" office:value="0.249127">
            <text:p>0.24912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8.2463">
            <text:p>48.2463</text:p>
          </table:table-cell>
          <table:table-cell office:value-type="float" office:value="0.659714">
            <text:p>0.659714</text:p>
          </table:table-cell>
          <table:table-cell office:value-type="float" office:value="226.604">
            <text:p>226.604</text:p>
          </table:table-cell>
          <table:table-cell office:value-type="float" office:value="0.263885">
            <text:p>0.26388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8.2792">
            <text:p>48.2792</text:p>
          </table:table-cell>
          <table:table-cell office:value-type="float" office:value="0.696167">
            <text:p>0.696167</text:p>
          </table:table-cell>
          <table:table-cell office:value-type="float" office:value="226.567">
            <text:p>226.567</text:p>
          </table:table-cell>
          <table:table-cell office:value-type="float" office:value="0.278467">
            <text:p>0.278467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8.3107">
            <text:p>48.3107</text:p>
          </table:table-cell>
          <table:table-cell office:value-type="float" office:value="0.731262">
            <text:p>0.731262</text:p>
          </table:table-cell>
          <table:table-cell office:value-type="float" office:value="226.532">
            <text:p>226.532</text:p>
          </table:table-cell>
          <table:table-cell office:value-type="float" office:value="0.292505">
            <text:p>0.29250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8.3423">
            <text:p>48.3423</text:p>
          </table:table-cell>
          <table:table-cell office:value-type="float" office:value="0.766739">
            <text:p>0.766739</text:p>
          </table:table-cell>
          <table:table-cell office:value-type="float" office:value="226.497">
            <text:p>226.497</text:p>
          </table:table-cell>
          <table:table-cell office:value-type="float" office:value="0.306696">
            <text:p>0.30669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8.373">
            <text:p>48.373</text:p>
          </table:table-cell>
          <table:table-cell office:value-type="float" office:value="0.801498">
            <text:p>0.801498</text:p>
          </table:table-cell>
          <table:table-cell office:value-type="float" office:value="226.462">
            <text:p>226.462</text:p>
          </table:table-cell>
          <table:table-cell office:value-type="float" office:value="0.320599">
            <text:p>0.32059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8.4017">
            <text:p>48.4017</text:p>
          </table:table-cell>
          <table:table-cell office:value-type="float" office:value="0.834198">
            <text:p>0.834198</text:p>
          </table:table-cell>
          <table:table-cell office:value-type="float" office:value="226.429">
            <text:p>226.429</text:p>
          </table:table-cell>
          <table:table-cell office:value-type="float" office:value="0.333679">
            <text:p>0.33367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8.4332">
            <text:p>48.4332</text:p>
          </table:table-cell>
          <table:table-cell office:value-type="float" office:value="0.870346">
            <text:p>0.870346</text:p>
          </table:table-cell>
          <table:table-cell office:value-type="float" office:value="226.393">
            <text:p>226.393</text:p>
          </table:table-cell>
          <table:table-cell office:value-type="float" office:value="0.348138">
            <text:p>0.34813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8.4649">
            <text:p>48.4649</text:p>
          </table:table-cell>
          <table:table-cell office:value-type="float" office:value="0.906921">
            <text:p>0.906921</text:p>
          </table:table-cell>
          <table:table-cell office:value-type="float" office:value="226.357">
            <text:p>226.357</text:p>
          </table:table-cell>
          <table:table-cell office:value-type="float" office:value="0.362769">
            <text:p>0.36276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8.5003">
            <text:p>48.5003</text:p>
          </table:table-cell>
          <table:table-cell office:value-type="float" office:value="0.948059">
            <text:p>0.948059</text:p>
          </table:table-cell>
          <table:table-cell office:value-type="float" office:value="226.315">
            <text:p>226.315</text:p>
          </table:table-cell>
          <table:table-cell office:value-type="float" office:value="0.379224">
            <text:p>0.37922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8.5315">
            <text:p>48.5315</text:p>
          </table:table-cell>
          <table:table-cell office:value-type="float" office:value="0.984421">
            <text:p>0.984421</text:p>
          </table:table-cell>
          <table:table-cell office:value-type="float" office:value="226.279">
            <text:p>226.279</text:p>
          </table:table-cell>
          <table:table-cell office:value-type="float" office:value="0.393768">
            <text:p>0.39376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8.5622">
            <text:p>48.5622</text:p>
          </table:table-cell>
          <table:table-cell office:value-type="float" office:value="1.02046">
            <text:p>1.02046</text:p>
          </table:table-cell>
          <table:table-cell office:value-type="float" office:value="226.243">
            <text:p>226.243</text:p>
          </table:table-cell>
          <table:table-cell office:value-type="float" office:value="0.408185">
            <text:p>0.40818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8.594">
            <text:p>48.594</text:p>
          </table:table-cell>
          <table:table-cell office:value-type="float" office:value="1.058">
            <text:p>1.058</text:p>
          </table:table-cell>
          <table:table-cell office:value-type="float" office:value="226.206">
            <text:p>226.206</text:p>
          </table:table-cell>
          <table:table-cell office:value-type="float" office:value="0.423199">
            <text:p>0.42319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8.6242">
            <text:p>48.6242</text:p>
          </table:table-cell>
          <table:table-cell office:value-type="float" office:value="1.09369">
            <text:p>1.09369</text:p>
          </table:table-cell>
          <table:table-cell office:value-type="float" office:value="226.17">
            <text:p>226.17</text:p>
          </table:table-cell>
          <table:table-cell office:value-type="float" office:value="0.437476">
            <text:p>0.43747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8.6536">
            <text:p>48.6536</text:p>
          </table:table-cell>
          <table:table-cell office:value-type="float" office:value="1.12866">
            <text:p>1.12866</text:p>
          </table:table-cell>
          <table:table-cell office:value-type="float" office:value="226.135">
            <text:p>226.135</text:p>
          </table:table-cell>
          <table:table-cell office:value-type="float" office:value="0.451465">
            <text:p>0.45146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8.6843">
            <text:p>48.6843</text:p>
          </table:table-cell>
          <table:table-cell office:value-type="float" office:value="1.16544">
            <text:p>1.16544</text:p>
          </table:table-cell>
          <table:table-cell office:value-type="float" office:value="226.098">
            <text:p>226.098</text:p>
          </table:table-cell>
          <table:table-cell office:value-type="float" office:value="0.466174">
            <text:p>0.46617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8.7142">
            <text:p>48.7142</text:p>
          </table:table-cell>
          <table:table-cell office:value-type="float" office:value="1.20131">
            <text:p>1.20131</text:p>
          </table:table-cell>
          <table:table-cell office:value-type="float" office:value="226.062">
            <text:p>226.062</text:p>
          </table:table-cell>
          <table:table-cell office:value-type="float" office:value="0.480524">
            <text:p>0.48052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8.7467">
            <text:p>48.7467</text:p>
          </table:table-cell>
          <table:table-cell office:value-type="float" office:value="1.24052">
            <text:p>1.24052</text:p>
          </table:table-cell>
          <table:table-cell office:value-type="float" office:value="226.023">
            <text:p>226.023</text:p>
          </table:table-cell>
          <table:table-cell office:value-type="float" office:value="0.49621">
            <text:p>0.4962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8.778">
            <text:p>48.778</text:p>
          </table:table-cell>
          <table:table-cell office:value-type="float" office:value="1.2784">
            <text:p>1.2784</text:p>
          </table:table-cell>
          <table:table-cell office:value-type="float" office:value="225.985">
            <text:p>225.985</text:p>
          </table:table-cell>
          <table:table-cell office:value-type="float" office:value="0.511359">
            <text:p>0.511359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8.8101">
            <text:p>48.8101</text:p>
          </table:table-cell>
          <table:table-cell office:value-type="float" office:value="1.31749">
            <text:p>1.31749</text:p>
          </table:table-cell>
          <table:table-cell office:value-type="float" office:value="225.946">
            <text:p>225.946</text:p>
          </table:table-cell>
          <table:table-cell office:value-type="float" office:value="0.526996">
            <text:p>0.52699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8.8412">
            <text:p>48.8412</text:p>
          </table:table-cell>
          <table:table-cell office:value-type="float" office:value="1.35532">
            <text:p>1.35532</text:p>
          </table:table-cell>
          <table:table-cell office:value-type="float" office:value="225.908">
            <text:p>225.908</text:p>
          </table:table-cell>
          <table:table-cell office:value-type="float" office:value="0.542126">
            <text:p>0.54212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8.8728">
            <text:p>48.8728</text:p>
          </table:table-cell>
          <table:table-cell office:value-type="float" office:value="1.39388">
            <text:p>1.39388</text:p>
          </table:table-cell>
          <table:table-cell office:value-type="float" office:value="225.87">
            <text:p>225.87</text:p>
          </table:table-cell>
          <table:table-cell office:value-type="float" office:value="0.55755">
            <text:p>0.5575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8.9055">
            <text:p>48.9055</text:p>
          </table:table-cell>
          <table:table-cell office:value-type="float" office:value="1.43381">
            <text:p>1.43381</text:p>
          </table:table-cell>
          <table:table-cell office:value-type="float" office:value="225.83">
            <text:p>225.83</text:p>
          </table:table-cell>
          <table:table-cell office:value-type="float" office:value="0.573523">
            <text:p>0.57352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8.939">
            <text:p>48.939</text:p>
          </table:table-cell>
          <table:table-cell office:value-type="float" office:value="1.47501">
            <text:p>1.47501</text:p>
          </table:table-cell>
          <table:table-cell office:value-type="float" office:value="225.788">
            <text:p>225.788</text:p>
          </table:table-cell>
          <table:table-cell office:value-type="float" office:value="0.590002">
            <text:p>0.59000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8.9713">
            <text:p>48.9713</text:p>
          </table:table-cell>
          <table:table-cell office:value-type="float" office:value="1.51469">
            <text:p>1.51469</text:p>
          </table:table-cell>
          <table:table-cell office:value-type="float" office:value="225.749">
            <text:p>225.749</text:p>
          </table:table-cell>
          <table:table-cell office:value-type="float" office:value="0.605878">
            <text:p>0.60587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9.0048">
            <text:p>49.0048</text:p>
          </table:table-cell>
          <table:table-cell office:value-type="float" office:value="1.55588">
            <text:p>1.55588</text:p>
          </table:table-cell>
          <table:table-cell office:value-type="float" office:value="225.708">
            <text:p>225.708</text:p>
          </table:table-cell>
          <table:table-cell office:value-type="float" office:value="0.622351">
            <text:p>0.62235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9.0363">
            <text:p>49.0363</text:p>
          </table:table-cell>
          <table:table-cell office:value-type="float" office:value="1.59465">
            <text:p>1.59465</text:p>
          </table:table-cell>
          <table:table-cell office:value-type="float" office:value="225.669">
            <text:p>225.669</text:p>
          </table:table-cell>
          <table:table-cell office:value-type="float" office:value="0.63786">
            <text:p>0.6378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9.0693">
            <text:p>49.0693</text:p>
          </table:table-cell>
          <table:table-cell office:value-type="float" office:value="1.6353">
            <text:p>1.6353</text:p>
          </table:table-cell>
          <table:table-cell office:value-type="float" office:value="225.628">
            <text:p>225.628</text:p>
          </table:table-cell>
          <table:table-cell office:value-type="float" office:value="0.65412">
            <text:p>0.6541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9.1031">
            <text:p>49.1031</text:p>
          </table:table-cell>
          <table:table-cell office:value-type="float" office:value="1.67691">
            <text:p>1.67691</text:p>
          </table:table-cell>
          <table:table-cell office:value-type="float" office:value="225.587">
            <text:p>225.587</text:p>
          </table:table-cell>
          <table:table-cell office:value-type="float" office:value="0.670764">
            <text:p>0.670764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9.1374">
            <text:p>49.1374</text:p>
          </table:table-cell>
          <table:table-cell office:value-type="float" office:value="1.71902">
            <text:p>1.71902</text:p>
          </table:table-cell>
          <table:table-cell office:value-type="float" office:value="225.544">
            <text:p>225.544</text:p>
          </table:table-cell>
          <table:table-cell office:value-type="float" office:value="0.68761">
            <text:p>0.6876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9.1705">
            <text:p>49.1705</text:p>
          </table:table-cell>
          <table:table-cell office:value-type="float" office:value="1.75981">
            <text:p>1.75981</text:p>
          </table:table-cell>
          <table:table-cell office:value-type="float" office:value="225.504">
            <text:p>225.504</text:p>
          </table:table-cell>
          <table:table-cell office:value-type="float" office:value="0.703925">
            <text:p>0.70392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9.2041">
            <text:p>49.2041</text:p>
          </table:table-cell>
          <table:table-cell office:value-type="float" office:value="1.80104">
            <text:p>1.80104</text:p>
          </table:table-cell>
          <table:table-cell office:value-type="float" office:value="225.462">
            <text:p>225.462</text:p>
          </table:table-cell>
          <table:table-cell office:value-type="float" office:value="0.720416">
            <text:p>0.72041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9.2374">
            <text:p>49.2374</text:p>
          </table:table-cell>
          <table:table-cell office:value-type="float" office:value="1.84186">
            <text:p>1.84186</text:p>
          </table:table-cell>
          <table:table-cell office:value-type="float" office:value="225.422">
            <text:p>225.422</text:p>
          </table:table-cell>
          <table:table-cell office:value-type="float" office:value="0.736743">
            <text:p>0.736743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9.2698">
            <text:p>49.2698</text:p>
          </table:table-cell>
          <table:table-cell office:value-type="float" office:value="1.8815">
            <text:p>1.8815</text:p>
          </table:table-cell>
          <table:table-cell office:value-type="float" office:value="225.382">
            <text:p>225.382</text:p>
          </table:table-cell>
          <table:table-cell office:value-type="float" office:value="0.7526">
            <text:p>0.7526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9.3002">
            <text:p>49.3002</text:p>
          </table:table-cell>
          <table:table-cell office:value-type="float" office:value="1.91862">
            <text:p>1.91862</text:p>
          </table:table-cell>
          <table:table-cell office:value-type="float" office:value="225.345">
            <text:p>225.345</text:p>
          </table:table-cell>
          <table:table-cell office:value-type="float" office:value="0.76745">
            <text:p>0.76745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9.3304">
            <text:p>49.3304</text:p>
          </table:table-cell>
          <table:table-cell office:value-type="float" office:value="1.95535">
            <text:p>1.95535</text:p>
          </table:table-cell>
          <table:table-cell office:value-type="float" office:value="225.308">
            <text:p>225.308</text:p>
          </table:table-cell>
          <table:table-cell office:value-type="float" office:value="0.782141">
            <text:p>0.782141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9.36">
            <text:p>49.36</text:p>
          </table:table-cell>
          <table:table-cell office:value-type="float" office:value="1.99118">
            <text:p>1.99118</text:p>
          </table:table-cell>
          <table:table-cell office:value-type="float" office:value="225.272">
            <text:p>225.272</text:p>
          </table:table-cell>
          <table:table-cell office:value-type="float" office:value="0.796472">
            <text:p>0.796472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9.3892">
            <text:p>49.3892</text:p>
          </table:table-cell>
          <table:table-cell office:value-type="float" office:value="2.0265">
            <text:p>2.0265</text:p>
          </table:table-cell>
          <table:table-cell office:value-type="float" office:value="225.237">
            <text:p>225.23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9.421">
            <text:p>49.421</text:p>
          </table:table-cell>
          <table:table-cell office:value-type="float" office:value="2.06488">
            <text:p>2.06488</text:p>
          </table:table-cell>
          <table:table-cell office:value-type="float" office:value="225.199">
            <text:p>225.19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9.4533">
            <text:p>49.4533</text:p>
          </table:table-cell>
          <table:table-cell office:value-type="float" office:value="2.10361">
            <text:p>2.10361</text:p>
          </table:table-cell>
          <table:table-cell office:value-type="float" office:value="225.16">
            <text:p>225.1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9.4861">
            <text:p>49.4861</text:p>
          </table:table-cell>
          <table:table-cell office:value-type="float" office:value="2.14288">
            <text:p>2.14288</text:p>
          </table:table-cell>
          <table:table-cell office:value-type="float" office:value="225.121">
            <text:p>225.12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9.519">
            <text:p>49.519</text:p>
          </table:table-cell>
          <table:table-cell office:value-type="float" office:value="2.18196">
            <text:p>2.18196</text:p>
          </table:table-cell>
          <table:table-cell office:value-type="float" office:value="225.082">
            <text:p>225.08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9.5495">
            <text:p>49.5495</text:p>
          </table:table-cell>
          <table:table-cell office:value-type="float" office:value="2.21802">
            <text:p>2.21802</text:p>
          </table:table-cell>
          <table:table-cell office:value-type="float" office:value="225.045">
            <text:p>225.04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9.5804">
            <text:p>49.5804</text:p>
          </table:table-cell>
          <table:table-cell office:value-type="float" office:value="2.25435">
            <text:p>2.25435</text:p>
          </table:table-cell>
          <table:table-cell office:value-type="float" office:value="225.009">
            <text:p>225.00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9.6128">
            <text:p>49.6128</text:p>
          </table:table-cell>
          <table:table-cell office:value-type="float" office:value="2.2921">
            <text:p>2.2921</text:p>
          </table:table-cell>
          <table:table-cell office:value-type="float" office:value="224.971">
            <text:p>224.97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9.6443">
            <text:p>49.6443</text:p>
          </table:table-cell>
          <table:table-cell office:value-type="float" office:value="2.32874">
            <text:p>2.32874</text:p>
          </table:table-cell>
          <table:table-cell office:value-type="float" office:value="224.935">
            <text:p>224.93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9.6761">
            <text:p>49.6761</text:p>
          </table:table-cell>
          <table:table-cell office:value-type="float" office:value="2.36528">
            <text:p>2.36528</text:p>
          </table:table-cell>
          <table:table-cell office:value-type="float" office:value="224.898">
            <text:p>224.89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9.7106">
            <text:p>49.7106</text:p>
          </table:table-cell>
          <table:table-cell office:value-type="float" office:value="2.4048">
            <text:p>2.4048</text:p>
          </table:table-cell>
          <table:table-cell office:value-type="float" office:value="224.859">
            <text:p>224.859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9.7326">
            <text:p>49.7326</text:p>
          </table:table-cell>
          <table:table-cell office:value-type="float" office:value="2.42987">
            <text:p>2.42987</text:p>
          </table:table-cell>
          <table:table-cell office:value-type="float" office:value="224.834">
            <text:p>224.83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9.7673">
            <text:p>49.7673</text:p>
          </table:table-cell>
          <table:table-cell office:value-type="float" office:value="2.46898">
            <text:p>2.46898</text:p>
          </table:table-cell>
          <table:table-cell office:value-type="float" office:value="224.795">
            <text:p>224.79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9.8041">
            <text:p>49.8041</text:p>
          </table:table-cell>
          <table:table-cell office:value-type="float" office:value="2.51009">
            <text:p>2.51009</text:p>
          </table:table-cell>
          <table:table-cell office:value-type="float" office:value="224.753">
            <text:p>224.75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9.8409">
            <text:p>49.8409</text:p>
          </table:table-cell>
          <table:table-cell office:value-type="float" office:value="2.5508">
            <text:p>2.5508</text:p>
          </table:table-cell>
          <table:table-cell office:value-type="float" office:value="224.713">
            <text:p>224.71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9.8758">
            <text:p>49.8758</text:p>
          </table:table-cell>
          <table:table-cell office:value-type="float" office:value="2.589">
            <text:p>2.589</text:p>
          </table:table-cell>
          <table:table-cell office:value-type="float" office:value="224.674">
            <text:p>224.67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9.9115">
            <text:p>49.9115</text:p>
          </table:table-cell>
          <table:table-cell office:value-type="float" office:value="2.62762">
            <text:p>2.62762</text:p>
          </table:table-cell>
          <table:table-cell office:value-type="float" office:value="224.636">
            <text:p>224.63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9.9489">
            <text:p>49.9489</text:p>
          </table:table-cell>
          <table:table-cell office:value-type="float" office:value="2.66751">
            <text:p>2.66751</text:p>
          </table:table-cell>
          <table:table-cell office:value-type="float" office:value="224.596">
            <text:p>224.59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49.9864">
            <text:p>49.9864</text:p>
          </table:table-cell>
          <table:table-cell office:value-type="float" office:value="2.70712">
            <text:p>2.70712</text:p>
          </table:table-cell>
          <table:table-cell office:value-type="float" office:value="224.556">
            <text:p>224.55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0.0254">
            <text:p>50.0254</text:p>
          </table:table-cell>
          <table:table-cell office:value-type="float" office:value="2.74776">
            <text:p>2.74776</text:p>
          </table:table-cell>
          <table:table-cell office:value-type="float" office:value="224.516">
            <text:p>224.516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0.0455">
            <text:p>50.0455</text:p>
          </table:table-cell>
          <table:table-cell office:value-type="float" office:value="2.76845">
            <text:p>2.76845</text:p>
          </table:table-cell>
          <table:table-cell office:value-type="float" office:value="224.495">
            <text:p>224.49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0.0685">
            <text:p>50.0685</text:p>
          </table:table-cell>
          <table:table-cell office:value-type="float" office:value="2.79198">
            <text:p>2.79198</text:p>
          </table:table-cell>
          <table:table-cell office:value-type="float" office:value="224.472">
            <text:p>224.47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0.0889">
            <text:p>50.0889</text:p>
          </table:table-cell>
          <table:table-cell office:value-type="float" office:value="2.81262">
            <text:p>2.81262</text:p>
          </table:table-cell>
          <table:table-cell office:value-type="float" office:value="224.451">
            <text:p>224.45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0.126">
            <text:p>50.126</text:p>
          </table:table-cell>
          <table:table-cell office:value-type="float" office:value="2.84966">
            <text:p>2.84966</text:p>
          </table:table-cell>
          <table:table-cell office:value-type="float" office:value="224.414">
            <text:p>224.41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0.162">
            <text:p>50.162</text:p>
          </table:table-cell>
          <table:table-cell office:value-type="float" office:value="2.88513">
            <text:p>2.88513</text:p>
          </table:table-cell>
          <table:table-cell office:value-type="float" office:value="224.378">
            <text:p>224.37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0.1968">
            <text:p>50.1968</text:p>
          </table:table-cell>
          <table:table-cell office:value-type="float" office:value="2.91882">
            <text:p>2.91882</text:p>
          </table:table-cell>
          <table:table-cell office:value-type="float" office:value="224.345">
            <text:p>224.34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0.2321">
            <text:p>50.2321</text:p>
          </table:table-cell>
          <table:table-cell office:value-type="float" office:value="2.95239">
            <text:p>2.95239</text:p>
          </table:table-cell>
          <table:table-cell office:value-type="float" office:value="224.311">
            <text:p>224.31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0.2672">
            <text:p>50.2672</text:p>
          </table:table-cell>
          <table:table-cell office:value-type="float" office:value="2.98518">
            <text:p>2.98518</text:p>
          </table:table-cell>
          <table:table-cell office:value-type="float" office:value="224.278">
            <text:p>224.278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0.3015">
            <text:p>50.3015</text:p>
          </table:table-cell>
          <table:table-cell office:value-type="float" office:value="3.01686">
            <text:p>3.01686</text:p>
          </table:table-cell>
          <table:table-cell office:value-type="float" office:value="224.247">
            <text:p>224.247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0.3365">
            <text:p>50.3365</text:p>
          </table:table-cell>
          <table:table-cell office:value-type="float" office:value="3.04845">
            <text:p>3.04845</text:p>
          </table:table-cell>
          <table:table-cell office:value-type="float" office:value="224.215">
            <text:p>224.21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0.3709">
            <text:p>50.3709</text:p>
          </table:table-cell>
          <table:table-cell office:value-type="float" office:value="3.07899">
            <text:p>3.07899</text:p>
          </table:table-cell>
          <table:table-cell office:value-type="float" office:value="224.185">
            <text:p>224.18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0.4055">
            <text:p>50.4055</text:p>
          </table:table-cell>
          <table:table-cell office:value-type="float" office:value="3.10915">
            <text:p>3.10915</text:p>
          </table:table-cell>
          <table:table-cell office:value-type="float" office:value="224.154">
            <text:p>224.154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0.4431">
            <text:p>50.4431</text:p>
          </table:table-cell>
          <table:table-cell office:value-type="float" office:value="3.1412">
            <text:p>3.1412</text:p>
          </table:table-cell>
          <table:table-cell office:value-type="float" office:value="224.122">
            <text:p>224.12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0.4807">
            <text:p>50.4807</text:p>
          </table:table-cell>
          <table:table-cell office:value-type="float" office:value="3.17261">
            <text:p>3.17261</text:p>
          </table:table-cell>
          <table:table-cell office:value-type="float" office:value="224.091">
            <text:p>224.09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0.5175">
            <text:p>50.5175</text:p>
          </table:table-cell>
          <table:table-cell office:value-type="float" office:value="3.20268">
            <text:p>3.20268</text:p>
          </table:table-cell>
          <table:table-cell office:value-type="float" office:value="224.061">
            <text:p>224.061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0.5533">
            <text:p>50.5533</text:p>
          </table:table-cell>
          <table:table-cell office:value-type="float" office:value="3.23119">
            <text:p>3.23119</text:p>
          </table:table-cell>
          <table:table-cell office:value-type="float" office:value="224.032">
            <text:p>224.032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0.5909">
            <text:p>50.5909</text:p>
          </table:table-cell>
          <table:table-cell office:value-type="float" office:value="3.26054">
            <text:p>3.26054</text:p>
          </table:table-cell>
          <table:table-cell office:value-type="float" office:value="224.003">
            <text:p>224.003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  <table:table-row table:style-name="ro1">
          <table:table-cell office:value-type="float" office:value="50.6275">
            <text:p>50.6275</text:p>
          </table:table-cell>
          <table:table-cell office:value-type="float" office:value="3.28831">
            <text:p>3.28831</text:p>
          </table:table-cell>
          <table:table-cell office:value-type="float" office:value="223.975">
            <text:p>223.975</text:p>
          </table:table-cell>
          <table:table-cell office:value-type="float" office:value="0.8">
            <text:p>0.8</text:p>
          </table:table-cell>
          <table:table-cell office:value-type="float" office:value="226.731">
            <text:p>226.731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04">11/04/2023</text:date>, <text:time>20:30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04T20:30:56.19</dc:date>
    <dc:creator>Thorsten Kuypers</dc:creator>
    <meta:generator>OpenOffice/4.1.13$Win32 OpenOffice.org_project/4113m1$Build-9810</meta:generator>
    <meta:editing-duration>PT9M10S</meta:editing-duration>
    <meta:editing-cycles>1</meta:editing-cycles>
    <meta:document-statistic meta:table-count="1" meta:cell-count="81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19cm" xlink:href=".." xlink:type="simple" chart:class="chart:line" chart:style-name="ch1">
        <chart:legend chart:legend-position="end" svg:x="13.439cm" svg:y="3.935cm" style:legend-expansion="high" chart:style-name="ch2"/>
        <chart:plot-area chart:style-name="ch3" table:cell-range-address="Tabelle1.A10:Tabelle1.A1640 Tabelle1.C10:Tabelle1.C1640 Tabelle1.E10:Tabelle1.E1640" chart:data-source-has-labels="both" svg:x="0.77cm" svg:y="0.855cm" svg:width="12.029cm" svg:height="7.564cm">
          <chartooo:coordinate-region svg:x="1.577cm" svg:y="1.067cm" svg:width="11.199cm" svg:height="6.255cm"/>
          <chart:axis chart:dimension="x" chart:name="primary-x" chart:style-name="ch4" chartooo:axis-type="auto">
            <chartooo:date-scale/>
            <chart:categories table:cell-range-address="Tabelle1.A11:Tabelle1.A16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C11:Tabelle1.C1640" chart:label-cell-address="Tabelle1.C10:Tabelle1.C10" chart:class="chart:line">
            <chart:data-point chart:repeated="1630"/>
          </chart:series>
          <chart:series chart:style-name="ch7" chart:values-cell-range-address="Tabelle1.E11:Tabelle1.E1640" chart:label-cell-address="Tabelle1.E10:Tabelle1.E10" chart:class="chart:line">
            <chart:data-point chart:repeated="16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</text:p>
                <draw:g>
                  <svg:desc>Tabelle1.C10:Tabelle1.C10</svg:desc>
                </draw:g>
              </table:table-cell>
              <table:table-cell office:value-type="string">
                <text:p>setpoint</text:p>
                <draw:g>
                  <svg:desc>Tabelle1.E10:Tabelle1.E10</svg:desc>
                </draw:g>
              </table:table-cell>
            </table:table-row>
          </table:table-header-rows>
          <table:table-rows>
            <table:table-row>
              <table:table-cell office:value-type="float" office:value="0.0325928">
                <text:p>0</text:p>
                <draw:g>
                  <svg:desc>Tabelle1.A11:Tabelle1.A1640</svg:desc>
                </draw:g>
              </table:table-cell>
              <table:table-cell office:value-type="float" office:value="226.734">
                <text:p>226.734</text:p>
                <draw:g>
                  <svg:desc>Tabelle1.C11:Tabelle1.C1640</svg:desc>
                </draw:g>
              </table:table-cell>
              <table:table-cell office:value-type="float" office:value="226.731">
                <text:p>226.731</text:p>
                <draw:g>
                  <svg:desc>Tabelle1.E11:Tabelle1.E1640</svg:desc>
                </draw:g>
              </table:table-cell>
            </table:table-row>
            <table:table-row>
              <table:table-cell office:value-type="float" office:value="0.0645752">
                <text:p>0</text:p>
              </table:table-cell>
              <table:table-cell office:value-type="float" office:value="226.736">
                <text:p>226.73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0.0979309">
                <text:p>0</text:p>
              </table:table-cell>
              <table:table-cell office:value-type="float" office:value="226.738">
                <text:p>226.73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0.130035">
                <text:p>0</text:p>
              </table:table-cell>
              <table:table-cell office:value-type="float" office:value="226.741">
                <text:p>226.74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0.162231">
                <text:p>0</text:p>
              </table:table-cell>
              <table:table-cell office:value-type="float" office:value="226.743">
                <text:p>226.74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0.195038">
                <text:p>0</text:p>
              </table:table-cell>
              <table:table-cell office:value-type="float" office:value="226.746">
                <text:p>226.74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0.230011">
                <text:p>0</text:p>
              </table:table-cell>
              <table:table-cell office:value-type="float" office:value="226.75">
                <text:p>226.7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0.261963">
                <text:p>0</text:p>
              </table:table-cell>
              <table:table-cell office:value-type="float" office:value="226.753">
                <text:p>226.75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0.294128">
                <text:p>0</text:p>
              </table:table-cell>
              <table:table-cell office:value-type="float" office:value="226.757">
                <text:p>226.75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0.327576">
                <text:p>0</text:p>
              </table:table-cell>
              <table:table-cell office:value-type="float" office:value="226.761">
                <text:p>226.76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0.359924">
                <text:p>0</text:p>
              </table:table-cell>
              <table:table-cell office:value-type="float" office:value="226.765">
                <text:p>226.76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0.392639">
                <text:p>0</text:p>
              </table:table-cell>
              <table:table-cell office:value-type="float" office:value="226.769">
                <text:p>226.76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0.424194">
                <text:p>0</text:p>
              </table:table-cell>
              <table:table-cell office:value-type="float" office:value="226.773">
                <text:p>226.77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0.456635">
                <text:p>0</text:p>
              </table:table-cell>
              <table:table-cell office:value-type="float" office:value="226.778">
                <text:p>226.77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0.487579">
                <text:p>0</text:p>
              </table:table-cell>
              <table:table-cell office:value-type="float" office:value="226.783">
                <text:p>226.78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0.520111">
                <text:p>0</text:p>
              </table:table-cell>
              <table:table-cell office:value-type="float" office:value="226.788">
                <text:p>226.78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0.551392">
                <text:p>0</text:p>
              </table:table-cell>
              <table:table-cell office:value-type="float" office:value="226.793">
                <text:p>226.79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0.581482">
                <text:p>0</text:p>
              </table:table-cell>
              <table:table-cell office:value-type="float" office:value="226.797">
                <text:p>226.79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0.614838">
                <text:p>0</text:p>
              </table:table-cell>
              <table:table-cell office:value-type="float" office:value="226.803">
                <text:p>226.80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0.646667">
                <text:p>0</text:p>
              </table:table-cell>
              <table:table-cell office:value-type="float" office:value="226.808">
                <text:p>226.80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0.677979">
                <text:p>0</text:p>
              </table:table-cell>
              <table:table-cell office:value-type="float" office:value="226.814">
                <text:p>226.81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0.707764">
                <text:p>0</text:p>
              </table:table-cell>
              <table:table-cell office:value-type="float" office:value="226.819">
                <text:p>226.81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0.738586">
                <text:p>0</text:p>
              </table:table-cell>
              <table:table-cell office:value-type="float" office:value="226.824">
                <text:p>226.82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0.770569">
                <text:p>0</text:p>
              </table:table-cell>
              <table:table-cell office:value-type="float" office:value="226.83">
                <text:p>226.8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0.802551">
                <text:p>0</text:p>
              </table:table-cell>
              <table:table-cell office:value-type="float" office:value="226.836">
                <text:p>226.83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0.833496">
                <text:p>0</text:p>
              </table:table-cell>
              <table:table-cell office:value-type="float" office:value="226.841">
                <text:p>226.84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0.865509">
                <text:p>0</text:p>
              </table:table-cell>
              <table:table-cell office:value-type="float" office:value="226.847">
                <text:p>226.84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0.896179">
                <text:p>0</text:p>
              </table:table-cell>
              <table:table-cell office:value-type="float" office:value="226.853">
                <text:p>226.85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0.929291">
                <text:p>0</text:p>
              </table:table-cell>
              <table:table-cell office:value-type="float" office:value="226.859">
                <text:p>226.85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0.959808">
                <text:p>0</text:p>
              </table:table-cell>
              <table:table-cell office:value-type="float" office:value="226.864">
                <text:p>226.86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0.991272">
                <text:p>0</text:p>
              </table:table-cell>
              <table:table-cell office:value-type="float" office:value="226.869">
                <text:p>226.86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.02289">
                <text:p/>
              </table:table-cell>
              <table:table-cell office:value-type="float" office:value="226.875">
                <text:p>226.87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.05585">
                <text:p/>
              </table:table-cell>
              <table:table-cell office:value-type="float" office:value="226.88">
                <text:p>226.8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.07669">
                <text:p/>
              </table:table-cell>
              <table:table-cell office:value-type="float" office:value="226.884">
                <text:p>226.88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.10703">
                <text:p/>
              </table:table-cell>
              <table:table-cell office:value-type="float" office:value="226.889">
                <text:p>226.88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.13919">
                <text:p/>
              </table:table-cell>
              <table:table-cell office:value-type="float" office:value="226.894">
                <text:p>226.89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.17581">
                <text:p/>
              </table:table-cell>
              <table:table-cell office:value-type="float" office:value="226.899">
                <text:p>226.89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.20941">
                <text:p/>
              </table:table-cell>
              <table:table-cell office:value-type="float" office:value="226.904">
                <text:p>226.90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.24197">
                <text:p/>
              </table:table-cell>
              <table:table-cell office:value-type="float" office:value="226.909">
                <text:p>226.90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.27353">
                <text:p/>
              </table:table-cell>
              <table:table-cell office:value-type="float" office:value="226.913">
                <text:p>226.91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.30591">
                <text:p/>
              </table:table-cell>
              <table:table-cell office:value-type="float" office:value="226.916">
                <text:p>226.91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.33423">
                <text:p/>
              </table:table-cell>
              <table:table-cell office:value-type="float" office:value="226.919">
                <text:p>226.91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.36404">
                <text:p/>
              </table:table-cell>
              <table:table-cell office:value-type="float" office:value="226.923">
                <text:p>226.92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.3942">
                <text:p/>
              </table:table-cell>
              <table:table-cell office:value-type="float" office:value="226.925">
                <text:p>226.92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.42291">
                <text:p/>
              </table:table-cell>
              <table:table-cell office:value-type="float" office:value="226.928">
                <text:p>226.92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.4548">
                <text:p/>
              </table:table-cell>
              <table:table-cell office:value-type="float" office:value="226.93">
                <text:p>226.9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.48679">
                <text:p/>
              </table:table-cell>
              <table:table-cell office:value-type="float" office:value="226.932">
                <text:p>226.93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.51923">
                <text:p/>
              </table:table-cell>
              <table:table-cell office:value-type="float" office:value="226.934">
                <text:p>226.93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.55023">
                <text:p/>
              </table:table-cell>
              <table:table-cell office:value-type="float" office:value="226.935">
                <text:p>226.93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.58145">
                <text:p/>
              </table:table-cell>
              <table:table-cell office:value-type="float" office:value="226.936">
                <text:p>226.93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.61829">
                <text:p/>
              </table:table-cell>
              <table:table-cell office:value-type="float" office:value="226.936">
                <text:p>226.93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.64725">
                <text:p/>
              </table:table-cell>
              <table:table-cell office:value-type="float" office:value="226.936">
                <text:p>226.93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.67691">
                <text:p/>
              </table:table-cell>
              <table:table-cell office:value-type="float" office:value="226.936">
                <text:p>226.93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.70667">
                <text:p/>
              </table:table-cell>
              <table:table-cell office:value-type="float" office:value="226.935">
                <text:p>226.93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.73639">
                <text:p/>
              </table:table-cell>
              <table:table-cell office:value-type="float" office:value="226.934">
                <text:p>226.93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.76749">
                <text:p/>
              </table:table-cell>
              <table:table-cell office:value-type="float" office:value="226.932">
                <text:p>226.93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.79639">
                <text:p/>
              </table:table-cell>
              <table:table-cell office:value-type="float" office:value="226.93">
                <text:p>226.9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.8251">
                <text:p/>
              </table:table-cell>
              <table:table-cell office:value-type="float" office:value="226.927">
                <text:p>226.92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.85336">
                <text:p/>
              </table:table-cell>
              <table:table-cell office:value-type="float" office:value="226.925">
                <text:p>226.92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.88577">
                <text:p/>
              </table:table-cell>
              <table:table-cell office:value-type="float" office:value="226.921">
                <text:p>226.92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.91733">
                <text:p/>
              </table:table-cell>
              <table:table-cell office:value-type="float" office:value="226.917">
                <text:p>226.91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.95007">
                <text:p/>
              </table:table-cell>
              <table:table-cell office:value-type="float" office:value="226.912">
                <text:p>226.91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.98083">
                <text:p/>
              </table:table-cell>
              <table:table-cell office:value-type="float" office:value="226.907">
                <text:p>226.90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.01309">
                <text:p/>
              </table:table-cell>
              <table:table-cell office:value-type="float" office:value="226.902">
                <text:p>226.90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.04514">
                <text:p/>
              </table:table-cell>
              <table:table-cell office:value-type="float" office:value="226.895">
                <text:p>226.89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.07446">
                <text:p/>
              </table:table-cell>
              <table:table-cell office:value-type="float" office:value="226.889">
                <text:p>226.88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.10208">
                <text:p/>
              </table:table-cell>
              <table:table-cell office:value-type="float" office:value="226.883">
                <text:p>226.88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.13065">
                <text:p/>
              </table:table-cell>
              <table:table-cell office:value-type="float" office:value="226.876">
                <text:p>226.87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.15985">
                <text:p/>
              </table:table-cell>
              <table:table-cell office:value-type="float" office:value="226.869">
                <text:p>226.86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.18863">
                <text:p/>
              </table:table-cell>
              <table:table-cell office:value-type="float" office:value="226.861">
                <text:p>226.86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.21689">
                <text:p/>
              </table:table-cell>
              <table:table-cell office:value-type="float" office:value="226.853">
                <text:p>226.85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.24619">
                <text:p/>
              </table:table-cell>
              <table:table-cell office:value-type="float" office:value="226.844">
                <text:p>226.84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.27606">
                <text:p/>
              </table:table-cell>
              <table:table-cell office:value-type="float" office:value="226.835">
                <text:p>226.83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.30386">
                <text:p/>
              </table:table-cell>
              <table:table-cell office:value-type="float" office:value="226.825">
                <text:p>226.82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.33289">
                <text:p/>
              </table:table-cell>
              <table:table-cell office:value-type="float" office:value="226.815">
                <text:p>226.81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.36176">
                <text:p/>
              </table:table-cell>
              <table:table-cell office:value-type="float" office:value="226.805">
                <text:p>226.80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.39056">
                <text:p/>
              </table:table-cell>
              <table:table-cell office:value-type="float" office:value="226.794">
                <text:p>226.79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.41922">
                <text:p/>
              </table:table-cell>
              <table:table-cell office:value-type="float" office:value="226.783">
                <text:p>226.78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.44736">
                <text:p/>
              </table:table-cell>
              <table:table-cell office:value-type="float" office:value="226.771">
                <text:p>226.77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.4772">
                <text:p/>
              </table:table-cell>
              <table:table-cell office:value-type="float" office:value="226.758">
                <text:p>226.75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.5069">
                <text:p/>
              </table:table-cell>
              <table:table-cell office:value-type="float" office:value="226.745">
                <text:p>226.74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.53558">
                <text:p/>
              </table:table-cell>
              <table:table-cell office:value-type="float" office:value="226.732">
                <text:p>226.73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.56635">
                <text:p/>
              </table:table-cell>
              <table:table-cell office:value-type="float" office:value="226.717">
                <text:p>226.71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.59454">
                <text:p/>
              </table:table-cell>
              <table:table-cell office:value-type="float" office:value="226.704">
                <text:p>226.70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.62332">
                <text:p/>
              </table:table-cell>
              <table:table-cell office:value-type="float" office:value="226.689">
                <text:p>226.68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.65155">
                <text:p/>
              </table:table-cell>
              <table:table-cell office:value-type="float" office:value="226.675">
                <text:p>226.67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.68155">
                <text:p/>
              </table:table-cell>
              <table:table-cell office:value-type="float" office:value="226.659">
                <text:p>226.65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.71042">
                <text:p/>
              </table:table-cell>
              <table:table-cell office:value-type="float" office:value="226.643">
                <text:p>226.64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.73999">
                <text:p/>
              </table:table-cell>
              <table:table-cell office:value-type="float" office:value="226.627">
                <text:p>226.62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.76892">
                <text:p/>
              </table:table-cell>
              <table:table-cell office:value-type="float" office:value="226.61">
                <text:p>226.6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.79657">
                <text:p/>
              </table:table-cell>
              <table:table-cell office:value-type="float" office:value="226.594">
                <text:p>226.59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.82568">
                <text:p/>
              </table:table-cell>
              <table:table-cell office:value-type="float" office:value="226.576">
                <text:p>226.57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.85367">
                <text:p/>
              </table:table-cell>
              <table:table-cell office:value-type="float" office:value="226.559">
                <text:p>226.55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.88654">
                <text:p/>
              </table:table-cell>
              <table:table-cell office:value-type="float" office:value="226.538">
                <text:p>226.53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.91779">
                <text:p/>
              </table:table-cell>
              <table:table-cell office:value-type="float" office:value="226.518">
                <text:p>226.51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.9509">
                <text:p/>
              </table:table-cell>
              <table:table-cell office:value-type="float" office:value="226.496">
                <text:p>226.49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.98132">
                <text:p/>
              </table:table-cell>
              <table:table-cell office:value-type="float" office:value="226.476">
                <text:p>226.47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.01474">
                <text:p/>
              </table:table-cell>
              <table:table-cell office:value-type="float" office:value="226.453">
                <text:p>226.45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.04596">
                <text:p/>
              </table:table-cell>
              <table:table-cell office:value-type="float" office:value="226.431">
                <text:p>226.43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.07574">
                <text:p/>
              </table:table-cell>
              <table:table-cell office:value-type="float" office:value="226.409">
                <text:p>226.40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.10684">
                <text:p/>
              </table:table-cell>
              <table:table-cell office:value-type="float" office:value="226.387">
                <text:p>226.38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.13483">
                <text:p/>
              </table:table-cell>
              <table:table-cell office:value-type="float" office:value="226.366">
                <text:p>226.36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.16403">
                <text:p/>
              </table:table-cell>
              <table:table-cell office:value-type="float" office:value="226.344">
                <text:p>226.34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.19315">
                <text:p/>
              </table:table-cell>
              <table:table-cell office:value-type="float" office:value="226.322">
                <text:p>226.32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.22116">
                <text:p/>
              </table:table-cell>
              <table:table-cell office:value-type="float" office:value="226.3">
                <text:p>226.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.24994">
                <text:p/>
              </table:table-cell>
              <table:table-cell office:value-type="float" office:value="226.278">
                <text:p>226.27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.27817">
                <text:p/>
              </table:table-cell>
              <table:table-cell office:value-type="float" office:value="226.255">
                <text:p>226.25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.3063">
                <text:p/>
              </table:table-cell>
              <table:table-cell office:value-type="float" office:value="226.233">
                <text:p>226.23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.33578">
                <text:p/>
              </table:table-cell>
              <table:table-cell office:value-type="float" office:value="226.208">
                <text:p>226.20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.36429">
                <text:p/>
              </table:table-cell>
              <table:table-cell office:value-type="float" office:value="226.185">
                <text:p>226.18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.39255">
                <text:p/>
              </table:table-cell>
              <table:table-cell office:value-type="float" office:value="226.161">
                <text:p>226.16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.42093">
                <text:p/>
              </table:table-cell>
              <table:table-cell office:value-type="float" office:value="226.137">
                <text:p>226.13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.44946">
                <text:p/>
              </table:table-cell>
              <table:table-cell office:value-type="float" office:value="226.113">
                <text:p>226.11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.48236">
                <text:p/>
              </table:table-cell>
              <table:table-cell office:value-type="float" office:value="226.084">
                <text:p>226.08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.51614">
                <text:p/>
              </table:table-cell>
              <table:table-cell office:value-type="float" office:value="226.055">
                <text:p>226.05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.54544">
                <text:p/>
              </table:table-cell>
              <table:table-cell office:value-type="float" office:value="226.028">
                <text:p>226.02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.57397">
                <text:p/>
              </table:table-cell>
              <table:table-cell office:value-type="float" office:value="226.003">
                <text:p>226.00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.60468">
                <text:p/>
              </table:table-cell>
              <table:table-cell office:value-type="float" office:value="225.975">
                <text:p>225.97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.63727">
                <text:p/>
              </table:table-cell>
              <table:table-cell office:value-type="float" office:value="225.945">
                <text:p>225.94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.68155">
                <text:p/>
              </table:table-cell>
              <table:table-cell office:value-type="float" office:value="225.904">
                <text:p>225.90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.71368">
                <text:p/>
              </table:table-cell>
              <table:table-cell office:value-type="float" office:value="225.874">
                <text:p>225.87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.74615">
                <text:p/>
              </table:table-cell>
              <table:table-cell office:value-type="float" office:value="225.844">
                <text:p>225.84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.77777">
                <text:p/>
              </table:table-cell>
              <table:table-cell office:value-type="float" office:value="225.813">
                <text:p>225.81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.81427">
                <text:p/>
              </table:table-cell>
              <table:table-cell office:value-type="float" office:value="225.778">
                <text:p>225.77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.84604">
                <text:p/>
              </table:table-cell>
              <table:table-cell office:value-type="float" office:value="225.748">
                <text:p>225.74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.87537">
                <text:p/>
              </table:table-cell>
              <table:table-cell office:value-type="float" office:value="225.719">
                <text:p>225.71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.90598">
                <text:p/>
              </table:table-cell>
              <table:table-cell office:value-type="float" office:value="225.689">
                <text:p>225.68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.9379">
                <text:p/>
              </table:table-cell>
              <table:table-cell office:value-type="float" office:value="225.658">
                <text:p>225.65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.9697">
                <text:p/>
              </table:table-cell>
              <table:table-cell office:value-type="float" office:value="225.626">
                <text:p>225.62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.00223">
                <text:p/>
              </table:table-cell>
              <table:table-cell office:value-type="float" office:value="225.594">
                <text:p>225.59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.03024">
                <text:p/>
              </table:table-cell>
              <table:table-cell office:value-type="float" office:value="225.566">
                <text:p>225.56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.05829">
                <text:p/>
              </table:table-cell>
              <table:table-cell office:value-type="float" office:value="225.537">
                <text:p>225.53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.09048">
                <text:p/>
              </table:table-cell>
              <table:table-cell office:value-type="float" office:value="225.505">
                <text:p>225.50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.12167">
                <text:p/>
              </table:table-cell>
              <table:table-cell office:value-type="float" office:value="225.473">
                <text:p>225.47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.15335">
                <text:p/>
              </table:table-cell>
              <table:table-cell office:value-type="float" office:value="225.441">
                <text:p>225.44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.18546">
                <text:p/>
              </table:table-cell>
              <table:table-cell office:value-type="float" office:value="225.408">
                <text:p>225.40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.21637">
                <text:p/>
              </table:table-cell>
              <table:table-cell office:value-type="float" office:value="225.376">
                <text:p>225.37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.24765">
                <text:p/>
              </table:table-cell>
              <table:table-cell office:value-type="float" office:value="225.344">
                <text:p>225.34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.27948">
                <text:p/>
              </table:table-cell>
              <table:table-cell office:value-type="float" office:value="225.311">
                <text:p>225.31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.31097">
                <text:p/>
              </table:table-cell>
              <table:table-cell office:value-type="float" office:value="225.278">
                <text:p>225.27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.34357">
                <text:p/>
              </table:table-cell>
              <table:table-cell office:value-type="float" office:value="225.244">
                <text:p>225.24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.37491">
                <text:p/>
              </table:table-cell>
              <table:table-cell office:value-type="float" office:value="225.211">
                <text:p>225.21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.40634">
                <text:p/>
              </table:table-cell>
              <table:table-cell office:value-type="float" office:value="225.179">
                <text:p>225.17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.43747">
                <text:p/>
              </table:table-cell>
              <table:table-cell office:value-type="float" office:value="225.146">
                <text:p>225.14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.47168">
                <text:p/>
              </table:table-cell>
              <table:table-cell office:value-type="float" office:value="225.111">
                <text:p>225.11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.50104">
                <text:p/>
              </table:table-cell>
              <table:table-cell office:value-type="float" office:value="225.08">
                <text:p>225.0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.53027">
                <text:p/>
              </table:table-cell>
              <table:table-cell office:value-type="float" office:value="225.049">
                <text:p>225.04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.56137">
                <text:p/>
              </table:table-cell>
              <table:table-cell office:value-type="float" office:value="225.017">
                <text:p>225.01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.59158">
                <text:p/>
              </table:table-cell>
              <table:table-cell office:value-type="float" office:value="224.985">
                <text:p>224.98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.62494">
                <text:p/>
              </table:table-cell>
              <table:table-cell office:value-type="float" office:value="224.951">
                <text:p>224.95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.6582">
                <text:p/>
              </table:table-cell>
              <table:table-cell office:value-type="float" office:value="224.916">
                <text:p>224.91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.68964">
                <text:p/>
              </table:table-cell>
              <table:table-cell office:value-type="float" office:value="224.884">
                <text:p>224.88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.72195">
                <text:p/>
              </table:table-cell>
              <table:table-cell office:value-type="float" office:value="224.85">
                <text:p>224.8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.75418">
                <text:p/>
              </table:table-cell>
              <table:table-cell office:value-type="float" office:value="224.817">
                <text:p>224.81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.78662">
                <text:p/>
              </table:table-cell>
              <table:table-cell office:value-type="float" office:value="224.784">
                <text:p>224.78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.81757">
                <text:p/>
              </table:table-cell>
              <table:table-cell office:value-type="float" office:value="224.752">
                <text:p>224.75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.84943">
                <text:p/>
              </table:table-cell>
              <table:table-cell office:value-type="float" office:value="224.72">
                <text:p>224.7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.88257">
                <text:p/>
              </table:table-cell>
              <table:table-cell office:value-type="float" office:value="224.686">
                <text:p>224.68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.91455">
                <text:p/>
              </table:table-cell>
              <table:table-cell office:value-type="float" office:value="224.654">
                <text:p>224.65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.94562">
                <text:p/>
              </table:table-cell>
              <table:table-cell office:value-type="float" office:value="224.622">
                <text:p>224.62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.97961">
                <text:p/>
              </table:table-cell>
              <table:table-cell office:value-type="float" office:value="224.588">
                <text:p>224.58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.01056">
                <text:p>10</text:p>
              </table:table-cell>
              <table:table-cell office:value-type="float" office:value="224.557">
                <text:p>224.55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.04346">
                <text:p>10</text:p>
              </table:table-cell>
              <table:table-cell office:value-type="float" office:value="224.525">
                <text:p>224.52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.07489">
                <text:p>10</text:p>
              </table:table-cell>
              <table:table-cell office:value-type="float" office:value="224.494">
                <text:p>224.49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.10773">
                <text:p>10</text:p>
              </table:table-cell>
              <table:table-cell office:value-type="float" office:value="224.462">
                <text:p>224.46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.13922">
                <text:p>10</text:p>
              </table:table-cell>
              <table:table-cell office:value-type="float" office:value="224.432">
                <text:p>224.43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.17172">
                <text:p>10</text:p>
              </table:table-cell>
              <table:table-cell office:value-type="float" office:value="224.401">
                <text:p>224.40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.20438">
                <text:p>10</text:p>
              </table:table-cell>
              <table:table-cell office:value-type="float" office:value="224.37">
                <text:p>224.3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.23679">
                <text:p>10</text:p>
              </table:table-cell>
              <table:table-cell office:value-type="float" office:value="224.339">
                <text:p>224.33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.26791">
                <text:p>10</text:p>
              </table:table-cell>
              <table:table-cell office:value-type="float" office:value="224.31">
                <text:p>224.3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.30127">
                <text:p>10</text:p>
              </table:table-cell>
              <table:table-cell office:value-type="float" office:value="224.279">
                <text:p>224.27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.3342">
                <text:p>10</text:p>
              </table:table-cell>
              <table:table-cell office:value-type="float" office:value="224.249">
                <text:p>224.24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.3667">
                <text:p>10</text:p>
              </table:table-cell>
              <table:table-cell office:value-type="float" office:value="224.22">
                <text:p>224.2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.39954">
                <text:p>10</text:p>
              </table:table-cell>
              <table:table-cell office:value-type="float" office:value="224.19">
                <text:p>224.1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.43234">
                <text:p>10</text:p>
              </table:table-cell>
              <table:table-cell office:value-type="float" office:value="224.161">
                <text:p>224.16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.4646">
                <text:p>10</text:p>
              </table:table-cell>
              <table:table-cell office:value-type="float" office:value="224.133">
                <text:p>224.13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.50079">
                <text:p>10</text:p>
              </table:table-cell>
              <table:table-cell office:value-type="float" office:value="224.102">
                <text:p>224.10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.5336">
                <text:p>10</text:p>
              </table:table-cell>
              <table:table-cell office:value-type="float" office:value="224.074">
                <text:p>224.07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.56308">
                <text:p>10</text:p>
              </table:table-cell>
              <table:table-cell office:value-type="float" office:value="224.05">
                <text:p>224.0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.59308">
                <text:p>10</text:p>
              </table:table-cell>
              <table:table-cell office:value-type="float" office:value="224.025">
                <text:p>224.02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.62448">
                <text:p>10</text:p>
              </table:table-cell>
              <table:table-cell office:value-type="float" office:value="223.999">
                <text:p>223.99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.65622">
                <text:p>10</text:p>
              </table:table-cell>
              <table:table-cell office:value-type="float" office:value="223.974">
                <text:p>223.97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.68707">
                <text:p>10</text:p>
              </table:table-cell>
              <table:table-cell office:value-type="float" office:value="223.949">
                <text:p>223.94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.71805">
                <text:p>10</text:p>
              </table:table-cell>
              <table:table-cell office:value-type="float" office:value="223.925">
                <text:p>223.92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.74976">
                <text:p>10</text:p>
              </table:table-cell>
              <table:table-cell office:value-type="float" office:value="223.901">
                <text:p>223.90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.78052">
                <text:p>10</text:p>
              </table:table-cell>
              <table:table-cell office:value-type="float" office:value="223.878">
                <text:p>223.87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.8111">
                <text:p>10</text:p>
              </table:table-cell>
              <table:table-cell office:value-type="float" office:value="223.855">
                <text:p>223.85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.84323">
                <text:p>10</text:p>
              </table:table-cell>
              <table:table-cell office:value-type="float" office:value="223.832">
                <text:p>223.83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.87427">
                <text:p>10</text:p>
              </table:table-cell>
              <table:table-cell office:value-type="float" office:value="223.809">
                <text:p>223.80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.90649">
                <text:p>10</text:p>
              </table:table-cell>
              <table:table-cell office:value-type="float" office:value="223.787">
                <text:p>223.78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.93768">
                <text:p>10</text:p>
              </table:table-cell>
              <table:table-cell office:value-type="float" office:value="223.765">
                <text:p>223.76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.96698">
                <text:p>10</text:p>
              </table:table-cell>
              <table:table-cell office:value-type="float" office:value="223.746">
                <text:p>223.74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.99612">
                <text:p>10</text:p>
              </table:table-cell>
              <table:table-cell office:value-type="float" office:value="223.726">
                <text:p>223.72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6.02454">
                <text:p>10</text:p>
              </table:table-cell>
              <table:table-cell office:value-type="float" office:value="223.708">
                <text:p>223.70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6.05508">
                <text:p>10</text:p>
              </table:table-cell>
              <table:table-cell office:value-type="float" office:value="223.689">
                <text:p>223.68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6.0838">
                <text:p>10</text:p>
              </table:table-cell>
              <table:table-cell office:value-type="float" office:value="223.671">
                <text:p>223.67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6.11447">
                <text:p>10</text:p>
              </table:table-cell>
              <table:table-cell office:value-type="float" office:value="223.652">
                <text:p>223.65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6.14703">
                <text:p>10</text:p>
              </table:table-cell>
              <table:table-cell office:value-type="float" office:value="223.633">
                <text:p>223.63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6.1824">
                <text:p>10</text:p>
              </table:table-cell>
              <table:table-cell office:value-type="float" office:value="223.612">
                <text:p>223.61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6.21838">
                <text:p>10</text:p>
              </table:table-cell>
              <table:table-cell office:value-type="float" office:value="223.592">
                <text:p>223.59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6.25439">
                <text:p>10</text:p>
              </table:table-cell>
              <table:table-cell office:value-type="float" office:value="223.573">
                <text:p>223.57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6.29169">
                <text:p>10</text:p>
              </table:table-cell>
              <table:table-cell office:value-type="float" office:value="223.553">
                <text:p>223.55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6.32758">
                <text:p>10</text:p>
              </table:table-cell>
              <table:table-cell office:value-type="float" office:value="223.535">
                <text:p>223.53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6.36349">
                <text:p>10</text:p>
              </table:table-cell>
              <table:table-cell office:value-type="float" office:value="223.517">
                <text:p>223.51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6.39737">
                <text:p>10</text:p>
              </table:table-cell>
              <table:table-cell office:value-type="float" office:value="223.501">
                <text:p>223.50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6.42993">
                <text:p>10</text:p>
              </table:table-cell>
              <table:table-cell office:value-type="float" office:value="223.486">
                <text:p>223.48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6.46231">
                <text:p>10</text:p>
              </table:table-cell>
              <table:table-cell office:value-type="float" office:value="223.472">
                <text:p>223.47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6.49469">
                <text:p>10</text:p>
              </table:table-cell>
              <table:table-cell office:value-type="float" office:value="223.458">
                <text:p>223.45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6.52759">
                <text:p>10</text:p>
              </table:table-cell>
              <table:table-cell office:value-type="float" office:value="223.445">
                <text:p>223.44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6.56146">
                <text:p>10</text:p>
              </table:table-cell>
              <table:table-cell office:value-type="float" office:value="223.432">
                <text:p>223.43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6.59573">
                <text:p>10</text:p>
              </table:table-cell>
              <table:table-cell office:value-type="float" office:value="223.419">
                <text:p>223.41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6.6308">
                <text:p>10</text:p>
              </table:table-cell>
              <table:table-cell office:value-type="float" office:value="223.406">
                <text:p>223.40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6.66458">
                <text:p>10</text:p>
              </table:table-cell>
              <table:table-cell office:value-type="float" office:value="223.395">
                <text:p>223.39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6.69897">
                <text:p>10</text:p>
              </table:table-cell>
              <table:table-cell office:value-type="float" office:value="223.384">
                <text:p>223.38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6.73465">
                <text:p>10</text:p>
              </table:table-cell>
              <table:table-cell office:value-type="float" office:value="223.373">
                <text:p>223.37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6.77051">
                <text:p>10</text:p>
              </table:table-cell>
              <table:table-cell office:value-type="float" office:value="223.363">
                <text:p>223.36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6.80551">
                <text:p>10</text:p>
              </table:table-cell>
              <table:table-cell office:value-type="float" office:value="223.354">
                <text:p>223.35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6.83951">
                <text:p>10</text:p>
              </table:table-cell>
              <table:table-cell office:value-type="float" office:value="223.345">
                <text:p>223.34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6.87088">
                <text:p>10</text:p>
              </table:table-cell>
              <table:table-cell office:value-type="float" office:value="223.338">
                <text:p>223.33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6.90387">
                <text:p>10</text:p>
              </table:table-cell>
              <table:table-cell office:value-type="float" office:value="223.331">
                <text:p>223.33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6.93576">
                <text:p>10</text:p>
              </table:table-cell>
              <table:table-cell office:value-type="float" office:value="223.324">
                <text:p>223.32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6.97052">
                <text:p>10</text:p>
              </table:table-cell>
              <table:table-cell office:value-type="float" office:value="223.318">
                <text:p>223.31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7.00134">
                <text:p>10</text:p>
              </table:table-cell>
              <table:table-cell office:value-type="float" office:value="223.313">
                <text:p>223.31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7.03244">
                <text:p>10</text:p>
              </table:table-cell>
              <table:table-cell office:value-type="float" office:value="223.308">
                <text:p>223.30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7.06628">
                <text:p>10</text:p>
              </table:table-cell>
              <table:table-cell office:value-type="float" office:value="223.304">
                <text:p>223.30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7.09973">
                <text:p>10</text:p>
              </table:table-cell>
              <table:table-cell office:value-type="float" office:value="223.3">
                <text:p>223.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7.13467">
                <text:p>10</text:p>
              </table:table-cell>
              <table:table-cell office:value-type="float" office:value="223.297">
                <text:p>223.29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7.16907">
                <text:p>10</text:p>
              </table:table-cell>
              <table:table-cell office:value-type="float" office:value="223.294">
                <text:p>223.29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7.20218">
                <text:p>10</text:p>
              </table:table-cell>
              <table:table-cell office:value-type="float" office:value="223.292">
                <text:p>223.29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7.23529">
                <text:p>10</text:p>
              </table:table-cell>
              <table:table-cell office:value-type="float" office:value="223.29">
                <text:p>223.2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7.26999">
                <text:p>10</text:p>
              </table:table-cell>
              <table:table-cell office:value-type="float" office:value="223.289">
                <text:p>223.28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7.31219">
                <text:p>10</text:p>
              </table:table-cell>
              <table:table-cell office:value-type="float" office:value="223.289">
                <text:p>223.28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7.34402">
                <text:p>10</text:p>
              </table:table-cell>
              <table:table-cell office:value-type="float" office:value="223.289">
                <text:p>223.28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7.37576">
                <text:p>10</text:p>
              </table:table-cell>
              <table:table-cell office:value-type="float" office:value="223.29">
                <text:p>223.2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7.40823">
                <text:p>10</text:p>
              </table:table-cell>
              <table:table-cell office:value-type="float" office:value="223.292">
                <text:p>223.29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7.44098">
                <text:p>10</text:p>
              </table:table-cell>
              <table:table-cell office:value-type="float" office:value="223.293">
                <text:p>223.29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7.47186">
                <text:p>10</text:p>
              </table:table-cell>
              <table:table-cell office:value-type="float" office:value="223.296">
                <text:p>223.29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7.50967">
                <text:p>10</text:p>
              </table:table-cell>
              <table:table-cell office:value-type="float" office:value="223.299">
                <text:p>223.29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7.53104">
                <text:p>10</text:p>
              </table:table-cell>
              <table:table-cell office:value-type="float" office:value="223.301">
                <text:p>223.30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7.56424">
                <text:p>10</text:p>
              </table:table-cell>
              <table:table-cell office:value-type="float" office:value="223.305">
                <text:p>223.30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7.59372">
                <text:p>10</text:p>
              </table:table-cell>
              <table:table-cell office:value-type="float" office:value="223.309">
                <text:p>223.30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7.62384">
                <text:p>10</text:p>
              </table:table-cell>
              <table:table-cell office:value-type="float" office:value="223.314">
                <text:p>223.31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7.65289">
                <text:p>10</text:p>
              </table:table-cell>
              <table:table-cell office:value-type="float" office:value="223.318">
                <text:p>223.31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7.68423">
                <text:p>10</text:p>
              </table:table-cell>
              <table:table-cell office:value-type="float" office:value="223.324">
                <text:p>223.32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7.71405">
                <text:p>10</text:p>
              </table:table-cell>
              <table:table-cell office:value-type="float" office:value="223.33">
                <text:p>223.3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7.74384">
                <text:p>10</text:p>
              </table:table-cell>
              <table:table-cell office:value-type="float" office:value="223.336">
                <text:p>223.33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7.7739">
                <text:p>10</text:p>
              </table:table-cell>
              <table:table-cell office:value-type="float" office:value="223.342">
                <text:p>223.34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7.80383">
                <text:p>10</text:p>
              </table:table-cell>
              <table:table-cell office:value-type="float" office:value="223.349">
                <text:p>223.34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7.83356">
                <text:p>10</text:p>
              </table:table-cell>
              <table:table-cell office:value-type="float" office:value="223.357">
                <text:p>223.35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7.86472">
                <text:p>10</text:p>
              </table:table-cell>
              <table:table-cell office:value-type="float" office:value="223.365">
                <text:p>223.36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7.89413">
                <text:p>10</text:p>
              </table:table-cell>
              <table:table-cell office:value-type="float" office:value="223.373">
                <text:p>223.37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7.92258">
                <text:p>10</text:p>
              </table:table-cell>
              <table:table-cell office:value-type="float" office:value="223.381">
                <text:p>223.38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7.95477">
                <text:p>10</text:p>
              </table:table-cell>
              <table:table-cell office:value-type="float" office:value="223.391">
                <text:p>223.39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7.98773">
                <text:p>10</text:p>
              </table:table-cell>
              <table:table-cell office:value-type="float" office:value="223.401">
                <text:p>223.40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8.026">
                <text:p>10</text:p>
              </table:table-cell>
              <table:table-cell office:value-type="float" office:value="223.414">
                <text:p>223.41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8.05737">
                <text:p>10</text:p>
              </table:table-cell>
              <table:table-cell office:value-type="float" office:value="223.425">
                <text:p>223.42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8.08881">
                <text:p>10</text:p>
              </table:table-cell>
              <table:table-cell office:value-type="float" office:value="223.437">
                <text:p>223.43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8.11978">
                <text:p>10</text:p>
              </table:table-cell>
              <table:table-cell office:value-type="float" office:value="223.448">
                <text:p>223.44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8.14999">
                <text:p>10</text:p>
              </table:table-cell>
              <table:table-cell office:value-type="float" office:value="223.46">
                <text:p>223.4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8.18152">
                <text:p>10</text:p>
              </table:table-cell>
              <table:table-cell office:value-type="float" office:value="223.473">
                <text:p>223.47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8.21127">
                <text:p>10</text:p>
              </table:table-cell>
              <table:table-cell office:value-type="float" office:value="223.485">
                <text:p>223.48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8.24271">
                <text:p>10</text:p>
              </table:table-cell>
              <table:table-cell office:value-type="float" office:value="223.499">
                <text:p>223.49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8.27234">
                <text:p>10</text:p>
              </table:table-cell>
              <table:table-cell office:value-type="float" office:value="223.512">
                <text:p>223.51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8.30319">
                <text:p>10</text:p>
              </table:table-cell>
              <table:table-cell office:value-type="float" office:value="223.526">
                <text:p>223.52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8.33395">
                <text:p>10</text:p>
              </table:table-cell>
              <table:table-cell office:value-type="float" office:value="223.541">
                <text:p>223.54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8.36465">
                <text:p>10</text:p>
              </table:table-cell>
              <table:table-cell office:value-type="float" office:value="223.555">
                <text:p>223.55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8.39569">
                <text:p>10</text:p>
              </table:table-cell>
              <table:table-cell office:value-type="float" office:value="223.571">
                <text:p>223.57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8.42596">
                <text:p>10</text:p>
              </table:table-cell>
              <table:table-cell office:value-type="float" office:value="223.586">
                <text:p>223.58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8.45786">
                <text:p>10</text:p>
              </table:table-cell>
              <table:table-cell office:value-type="float" office:value="223.603">
                <text:p>223.60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8.48965">
                <text:p>10</text:p>
              </table:table-cell>
              <table:table-cell office:value-type="float" office:value="223.619">
                <text:p>223.61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8.52048">
                <text:p>10</text:p>
              </table:table-cell>
              <table:table-cell office:value-type="float" office:value="223.636">
                <text:p>223.63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8.55176">
                <text:p>10</text:p>
              </table:table-cell>
              <table:table-cell office:value-type="float" office:value="223.654">
                <text:p>223.65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8.58139">
                <text:p>10</text:p>
              </table:table-cell>
              <table:table-cell office:value-type="float" office:value="223.671">
                <text:p>223.67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8.61249">
                <text:p>10</text:p>
              </table:table-cell>
              <table:table-cell office:value-type="float" office:value="223.689">
                <text:p>223.68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8.64319">
                <text:p>10</text:p>
              </table:table-cell>
              <table:table-cell office:value-type="float" office:value="223.707">
                <text:p>223.70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8.67374">
                <text:p>10</text:p>
              </table:table-cell>
              <table:table-cell office:value-type="float" office:value="223.725">
                <text:p>223.72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8.70416">
                <text:p>10</text:p>
              </table:table-cell>
              <table:table-cell office:value-type="float" office:value="223.744">
                <text:p>223.74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8.73425">
                <text:p>10</text:p>
              </table:table-cell>
              <table:table-cell office:value-type="float" office:value="223.763">
                <text:p>223.76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8.7644">
                <text:p>10</text:p>
              </table:table-cell>
              <table:table-cell office:value-type="float" office:value="223.782">
                <text:p>223.78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8.79364">
                <text:p>10</text:p>
              </table:table-cell>
              <table:table-cell office:value-type="float" office:value="223.801">
                <text:p>223.80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8.82376">
                <text:p>10</text:p>
              </table:table-cell>
              <table:table-cell office:value-type="float" office:value="223.821">
                <text:p>223.82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8.85535">
                <text:p>10</text:p>
              </table:table-cell>
              <table:table-cell office:value-type="float" office:value="223.842">
                <text:p>223.84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8.88934">
                <text:p>10</text:p>
              </table:table-cell>
              <table:table-cell office:value-type="float" office:value="223.865">
                <text:p>223.86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8.92343">
                <text:p>10</text:p>
              </table:table-cell>
              <table:table-cell office:value-type="float" office:value="223.889">
                <text:p>223.88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8.95645">
                <text:p>10</text:p>
              </table:table-cell>
              <table:table-cell office:value-type="float" office:value="223.912">
                <text:p>223.91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8.98987">
                <text:p>10</text:p>
              </table:table-cell>
              <table:table-cell office:value-type="float" office:value="223.936">
                <text:p>223.93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9.02289">
                <text:p>10</text:p>
              </table:table-cell>
              <table:table-cell office:value-type="float" office:value="223.96">
                <text:p>223.9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9.05658">
                <text:p>10</text:p>
              </table:table-cell>
              <table:table-cell office:value-type="float" office:value="223.985">
                <text:p>223.98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9.08789">
                <text:p>10</text:p>
              </table:table-cell>
              <table:table-cell office:value-type="float" office:value="224.008">
                <text:p>224.00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9.12192">
                <text:p>10</text:p>
              </table:table-cell>
              <table:table-cell office:value-type="float" office:value="224.034">
                <text:p>224.03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9.15405">
                <text:p>10</text:p>
              </table:table-cell>
              <table:table-cell office:value-type="float" office:value="224.059">
                <text:p>224.05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9.18701">
                <text:p>10</text:p>
              </table:table-cell>
              <table:table-cell office:value-type="float" office:value="224.085">
                <text:p>224.08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9.21884">
                <text:p>10</text:p>
              </table:table-cell>
              <table:table-cell office:value-type="float" office:value="224.11">
                <text:p>224.1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9.25162">
                <text:p>10</text:p>
              </table:table-cell>
              <table:table-cell office:value-type="float" office:value="224.136">
                <text:p>224.13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9.28391">
                <text:p>10</text:p>
              </table:table-cell>
              <table:table-cell office:value-type="float" office:value="224.162">
                <text:p>224.16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9.31628">
                <text:p>10</text:p>
              </table:table-cell>
              <table:table-cell office:value-type="float" office:value="224.189">
                <text:p>224.18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9.34775">
                <text:p>10</text:p>
              </table:table-cell>
              <table:table-cell office:value-type="float" office:value="224.215">
                <text:p>224.21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9.38116">
                <text:p>10</text:p>
              </table:table-cell>
              <table:table-cell office:value-type="float" office:value="224.243">
                <text:p>224.24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9.41223">
                <text:p>10</text:p>
              </table:table-cell>
              <table:table-cell office:value-type="float" office:value="224.269">
                <text:p>224.26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9.44504">
                <text:p>10</text:p>
              </table:table-cell>
              <table:table-cell office:value-type="float" office:value="224.297">
                <text:p>224.29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9.47592">
                <text:p>10</text:p>
              </table:table-cell>
              <table:table-cell office:value-type="float" office:value="224.324">
                <text:p>224.32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9.508">
                <text:p>10</text:p>
              </table:table-cell>
              <table:table-cell office:value-type="float" office:value="224.352">
                <text:p>224.35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9.54471">
                <text:p>10</text:p>
              </table:table-cell>
              <table:table-cell office:value-type="float" office:value="224.384">
                <text:p>224.38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9.58359">
                <text:p>10</text:p>
              </table:table-cell>
              <table:table-cell office:value-type="float" office:value="224.419">
                <text:p>224.41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9.61807">
                <text:p>10</text:p>
              </table:table-cell>
              <table:table-cell office:value-type="float" office:value="224.45">
                <text:p>224.4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9.64975">
                <text:p>10</text:p>
              </table:table-cell>
              <table:table-cell office:value-type="float" office:value="224.479">
                <text:p>224.47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9.68088">
                <text:p>10</text:p>
              </table:table-cell>
              <table:table-cell office:value-type="float" office:value="224.508">
                <text:p>224.50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9.71561">
                <text:p>10</text:p>
              </table:table-cell>
              <table:table-cell office:value-type="float" office:value="224.54">
                <text:p>224.5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9.74826">
                <text:p>10</text:p>
              </table:table-cell>
              <table:table-cell office:value-type="float" office:value="224.571">
                <text:p>224.57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9.78094">
                <text:p>10</text:p>
              </table:table-cell>
              <table:table-cell office:value-type="float" office:value="224.601">
                <text:p>224.60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9.81299">
                <text:p>10</text:p>
              </table:table-cell>
              <table:table-cell office:value-type="float" office:value="224.632">
                <text:p>224.63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9.84177">
                <text:p>10</text:p>
              </table:table-cell>
              <table:table-cell office:value-type="float" office:value="224.659">
                <text:p>224.65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9.87103">
                <text:p>10</text:p>
              </table:table-cell>
              <table:table-cell office:value-type="float" office:value="224.688">
                <text:p>224.68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9.90002">
                <text:p>10</text:p>
              </table:table-cell>
              <table:table-cell office:value-type="float" office:value="224.716">
                <text:p>224.71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9.9303">
                <text:p>10</text:p>
              </table:table-cell>
              <table:table-cell office:value-type="float" office:value="224.745">
                <text:p>224.74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9.96106">
                <text:p>10</text:p>
              </table:table-cell>
              <table:table-cell office:value-type="float" office:value="224.776">
                <text:p>224.77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9.99164">
                <text:p>10</text:p>
              </table:table-cell>
              <table:table-cell office:value-type="float" office:value="224.806">
                <text:p>224.80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0.0235">
                <text:p>10</text:p>
              </table:table-cell>
              <table:table-cell office:value-type="float" office:value="224.838">
                <text:p>224.83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0.0533">
                <text:p>10</text:p>
              </table:table-cell>
              <table:table-cell office:value-type="float" office:value="224.868">
                <text:p>224.86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0.0824">
                <text:p>10</text:p>
              </table:table-cell>
              <table:table-cell office:value-type="float" office:value="224.897">
                <text:p>224.89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0.1112">
                <text:p>10</text:p>
              </table:table-cell>
              <table:table-cell office:value-type="float" office:value="224.926">
                <text:p>224.92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0.1401">
                <text:p>10</text:p>
              </table:table-cell>
              <table:table-cell office:value-type="float" office:value="224.956">
                <text:p>224.95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0.1706">
                <text:p>10</text:p>
              </table:table-cell>
              <table:table-cell office:value-type="float" office:value="224.987">
                <text:p>224.98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0.2014">
                <text:p>10</text:p>
              </table:table-cell>
              <table:table-cell office:value-type="float" office:value="225.019">
                <text:p>225.01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0.2336">
                <text:p>10</text:p>
              </table:table-cell>
              <table:table-cell office:value-type="float" office:value="225.052">
                <text:p>225.05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0.2661">
                <text:p>10</text:p>
              </table:table-cell>
              <table:table-cell office:value-type="float" office:value="225.087">
                <text:p>225.08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0.2978">
                <text:p>10</text:p>
              </table:table-cell>
              <table:table-cell office:value-type="float" office:value="225.12">
                <text:p>225.1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0.3312">
                <text:p>10</text:p>
              </table:table-cell>
              <table:table-cell office:value-type="float" office:value="225.155">
                <text:p>225.15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0.3624">
                <text:p>10</text:p>
              </table:table-cell>
              <table:table-cell office:value-type="float" office:value="225.188">
                <text:p>225.18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0.3913">
                <text:p>10</text:p>
              </table:table-cell>
              <table:table-cell office:value-type="float" office:value="225.219">
                <text:p>225.21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0.4204">
                <text:p>10</text:p>
              </table:table-cell>
              <table:table-cell office:value-type="float" office:value="225.25">
                <text:p>225.2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0.4503">
                <text:p>10</text:p>
              </table:table-cell>
              <table:table-cell office:value-type="float" office:value="225.283">
                <text:p>225.28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0.4802">
                <text:p>10</text:p>
              </table:table-cell>
              <table:table-cell office:value-type="float" office:value="225.315">
                <text:p>225.31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0.5101">
                <text:p>10</text:p>
              </table:table-cell>
              <table:table-cell office:value-type="float" office:value="225.347">
                <text:p>225.34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0.5385">
                <text:p>10</text:p>
              </table:table-cell>
              <table:table-cell office:value-type="float" office:value="225.378">
                <text:p>225.37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0.5716">
                <text:p>10</text:p>
              </table:table-cell>
              <table:table-cell office:value-type="float" office:value="225.414">
                <text:p>225.41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0.6001">
                <text:p>10</text:p>
              </table:table-cell>
              <table:table-cell office:value-type="float" office:value="225.445">
                <text:p>225.44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0.6309">
                <text:p>10</text:p>
              </table:table-cell>
              <table:table-cell office:value-type="float" office:value="225.479">
                <text:p>225.47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0.6611">
                <text:p>10</text:p>
              </table:table-cell>
              <table:table-cell office:value-type="float" office:value="225.512">
                <text:p>225.51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0.6896">
                <text:p>10</text:p>
              </table:table-cell>
              <table:table-cell office:value-type="float" office:value="225.543">
                <text:p>225.54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0.7194">
                <text:p>10</text:p>
              </table:table-cell>
              <table:table-cell office:value-type="float" office:value="225.576">
                <text:p>225.57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0.7492">
                <text:p>10</text:p>
              </table:table-cell>
              <table:table-cell office:value-type="float" office:value="225.609">
                <text:p>225.60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0.7776">
                <text:p>10</text:p>
              </table:table-cell>
              <table:table-cell office:value-type="float" office:value="225.64">
                <text:p>225.6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0.8069">
                <text:p>10</text:p>
              </table:table-cell>
              <table:table-cell office:value-type="float" office:value="225.673">
                <text:p>225.67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0.8367">
                <text:p>10</text:p>
              </table:table-cell>
              <table:table-cell office:value-type="float" office:value="225.706">
                <text:p>225.70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0.867">
                <text:p>10</text:p>
              </table:table-cell>
              <table:table-cell office:value-type="float" office:value="225.739">
                <text:p>225.73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0.8968">
                <text:p>10</text:p>
              </table:table-cell>
              <table:table-cell office:value-type="float" office:value="225.772">
                <text:p>225.77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0.9272">
                <text:p>10</text:p>
              </table:table-cell>
              <table:table-cell office:value-type="float" office:value="225.805">
                <text:p>225.80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0.9601">
                <text:p>10</text:p>
              </table:table-cell>
              <table:table-cell office:value-type="float" office:value="225.841">
                <text:p>225.84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0.993">
                <text:p>10</text:p>
              </table:table-cell>
              <table:table-cell office:value-type="float" office:value="225.878">
                <text:p>225.87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1.0254">
                <text:p>10</text:p>
              </table:table-cell>
              <table:table-cell office:value-type="float" office:value="225.913">
                <text:p>225.91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1.059">
                <text:p>10</text:p>
              </table:table-cell>
              <table:table-cell office:value-type="float" office:value="225.95">
                <text:p>225.9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1.0905">
                <text:p>10</text:p>
              </table:table-cell>
              <table:table-cell office:value-type="float" office:value="225.984">
                <text:p>225.98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1.1244">
                <text:p>10</text:p>
              </table:table-cell>
              <table:table-cell office:value-type="float" office:value="226.021">
                <text:p>226.02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1.1605">
                <text:p>10</text:p>
              </table:table-cell>
              <table:table-cell office:value-type="float" office:value="226.059">
                <text:p>226.05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1.1935">
                <text:p>10</text:p>
              </table:table-cell>
              <table:table-cell office:value-type="float" office:value="226.095">
                <text:p>226.09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1.2254">
                <text:p>10</text:p>
              </table:table-cell>
              <table:table-cell office:value-type="float" office:value="226.129">
                <text:p>226.12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1.2558">
                <text:p>10</text:p>
              </table:table-cell>
              <table:table-cell office:value-type="float" office:value="226.161">
                <text:p>226.16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1.2854">
                <text:p>10</text:p>
              </table:table-cell>
              <table:table-cell office:value-type="float" office:value="226.192">
                <text:p>226.19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1.3163">
                <text:p>10</text:p>
              </table:table-cell>
              <table:table-cell office:value-type="float" office:value="226.224">
                <text:p>226.22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1.3461">
                <text:p>10</text:p>
              </table:table-cell>
              <table:table-cell office:value-type="float" office:value="226.254">
                <text:p>226.25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1.3773">
                <text:p>10</text:p>
              </table:table-cell>
              <table:table-cell office:value-type="float" office:value="226.286">
                <text:p>226.28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1.413">
                <text:p>10</text:p>
              </table:table-cell>
              <table:table-cell office:value-type="float" office:value="226.322">
                <text:p>226.32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1.4461">
                <text:p>10</text:p>
              </table:table-cell>
              <table:table-cell office:value-type="float" office:value="226.355">
                <text:p>226.35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1.4763">
                <text:p>10</text:p>
              </table:table-cell>
              <table:table-cell office:value-type="float" office:value="226.385">
                <text:p>226.38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1.5075">
                <text:p>10</text:p>
              </table:table-cell>
              <table:table-cell office:value-type="float" office:value="226.415">
                <text:p>226.41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1.5385">
                <text:p>10</text:p>
              </table:table-cell>
              <table:table-cell office:value-type="float" office:value="226.445">
                <text:p>226.44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1.5738">
                <text:p>10</text:p>
              </table:table-cell>
              <table:table-cell office:value-type="float" office:value="226.478">
                <text:p>226.47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1.6112">
                <text:p>10</text:p>
              </table:table-cell>
              <table:table-cell office:value-type="float" office:value="226.513">
                <text:p>226.51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1.6407">
                <text:p>10</text:p>
              </table:table-cell>
              <table:table-cell office:value-type="float" office:value="226.54">
                <text:p>226.5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1.6777">
                <text:p>10</text:p>
              </table:table-cell>
              <table:table-cell office:value-type="float" office:value="226.573">
                <text:p>226.57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1.7142">
                <text:p>10</text:p>
              </table:table-cell>
              <table:table-cell office:value-type="float" office:value="226.605">
                <text:p>226.60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1.746">
                <text:p>10</text:p>
              </table:table-cell>
              <table:table-cell office:value-type="float" office:value="226.632">
                <text:p>226.63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1.777">
                <text:p>10</text:p>
              </table:table-cell>
              <table:table-cell office:value-type="float" office:value="226.658">
                <text:p>226.65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1.8098">
                <text:p>10</text:p>
              </table:table-cell>
              <table:table-cell office:value-type="float" office:value="226.685">
                <text:p>226.68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1.845">
                <text:p>10</text:p>
              </table:table-cell>
              <table:table-cell office:value-type="float" office:value="226.713">
                <text:p>226.71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1.877">
                <text:p>10</text:p>
              </table:table-cell>
              <table:table-cell office:value-type="float" office:value="226.737">
                <text:p>226.73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1.9075">
                <text:p>10</text:p>
              </table:table-cell>
              <table:table-cell office:value-type="float" office:value="226.76">
                <text:p>226.7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1.9406">
                <text:p>10</text:p>
              </table:table-cell>
              <table:table-cell office:value-type="float" office:value="226.785">
                <text:p>226.78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1.9725">
                <text:p>10</text:p>
              </table:table-cell>
              <table:table-cell office:value-type="float" office:value="226.807">
                <text:p>226.80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2.004">
                <text:p>10</text:p>
              </table:table-cell>
              <table:table-cell office:value-type="float" office:value="226.829">
                <text:p>226.82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2.0335">
                <text:p>10</text:p>
              </table:table-cell>
              <table:table-cell office:value-type="float" office:value="226.849">
                <text:p>226.84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2.0647">
                <text:p>10</text:p>
              </table:table-cell>
              <table:table-cell office:value-type="float" office:value="226.869">
                <text:p>226.86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2.0962">
                <text:p>10</text:p>
              </table:table-cell>
              <table:table-cell office:value-type="float" office:value="226.888">
                <text:p>226.88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2.1261">
                <text:p>10</text:p>
              </table:table-cell>
              <table:table-cell office:value-type="float" office:value="226.906">
                <text:p>226.90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2.1556">
                <text:p>10</text:p>
              </table:table-cell>
              <table:table-cell office:value-type="float" office:value="226.923">
                <text:p>226.92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2.1887">
                <text:p>10</text:p>
              </table:table-cell>
              <table:table-cell office:value-type="float" office:value="226.941">
                <text:p>226.94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2.2214">
                <text:p>10</text:p>
              </table:table-cell>
              <table:table-cell office:value-type="float" office:value="226.958">
                <text:p>226.95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2.2543">
                <text:p>10</text:p>
              </table:table-cell>
              <table:table-cell office:value-type="float" office:value="226.975">
                <text:p>226.97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2.2859">
                <text:p>10</text:p>
              </table:table-cell>
              <table:table-cell office:value-type="float" office:value="226.99">
                <text:p>226.9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2.3168">
                <text:p>10</text:p>
              </table:table-cell>
              <table:table-cell office:value-type="float" office:value="227.003">
                <text:p>227.00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2.354">
                <text:p>10</text:p>
              </table:table-cell>
              <table:table-cell office:value-type="float" office:value="227.019">
                <text:p>227.01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2.3765">
                <text:p>10</text:p>
              </table:table-cell>
              <table:table-cell office:value-type="float" office:value="227.028">
                <text:p>227.02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2.4112">
                <text:p>10</text:p>
              </table:table-cell>
              <table:table-cell office:value-type="float" office:value="227.041">
                <text:p>227.04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2.4449">
                <text:p>10</text:p>
              </table:table-cell>
              <table:table-cell office:value-type="float" office:value="227.052">
                <text:p>227.05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2.4803">
                <text:p>10</text:p>
              </table:table-cell>
              <table:table-cell office:value-type="float" office:value="227.063">
                <text:p>227.06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2.5062">
                <text:p>10</text:p>
              </table:table-cell>
              <table:table-cell office:value-type="float" office:value="227.071">
                <text:p>227.07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2.5268">
                <text:p>10</text:p>
              </table:table-cell>
              <table:table-cell office:value-type="float" office:value="227.076">
                <text:p>227.07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2.5474">
                <text:p>10</text:p>
              </table:table-cell>
              <table:table-cell office:value-type="float" office:value="227.081">
                <text:p>227.08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2.5775">
                <text:p>10</text:p>
              </table:table-cell>
              <table:table-cell office:value-type="float" office:value="227.088">
                <text:p>227.08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2.6079">
                <text:p>10</text:p>
              </table:table-cell>
              <table:table-cell office:value-type="float" office:value="227.094">
                <text:p>227.09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2.6355">
                <text:p>10</text:p>
              </table:table-cell>
              <table:table-cell office:value-type="float" office:value="227.099">
                <text:p>227.09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2.6566">
                <text:p>10</text:p>
              </table:table-cell>
              <table:table-cell office:value-type="float" office:value="227.102">
                <text:p>227.10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2.6769">
                <text:p>10</text:p>
              </table:table-cell>
              <table:table-cell office:value-type="float" office:value="227.105">
                <text:p>227.10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2.7066">
                <text:p>10</text:p>
              </table:table-cell>
              <table:table-cell office:value-type="float" office:value="227.108">
                <text:p>227.10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2.7417">
                <text:p>10</text:p>
              </table:table-cell>
              <table:table-cell office:value-type="float" office:value="227.111">
                <text:p>227.11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2.7754">
                <text:p>10</text:p>
              </table:table-cell>
              <table:table-cell office:value-type="float" office:value="227.113">
                <text:p>227.11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2.8061">
                <text:p>10</text:p>
              </table:table-cell>
              <table:table-cell office:value-type="float" office:value="227.114">
                <text:p>227.11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2.8375">
                <text:p>10</text:p>
              </table:table-cell>
              <table:table-cell office:value-type="float" office:value="227.114">
                <text:p>227.11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2.8664">
                <text:p>10</text:p>
              </table:table-cell>
              <table:table-cell office:value-type="float" office:value="227.114">
                <text:p>227.11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2.896">
                <text:p>10</text:p>
              </table:table-cell>
              <table:table-cell office:value-type="float" office:value="227.112">
                <text:p>227.11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2.9271">
                <text:p>10</text:p>
              </table:table-cell>
              <table:table-cell office:value-type="float" office:value="227.11">
                <text:p>227.1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2.9579">
                <text:p>10</text:p>
              </table:table-cell>
              <table:table-cell office:value-type="float" office:value="227.107">
                <text:p>227.10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2.9891">
                <text:p>10</text:p>
              </table:table-cell>
              <table:table-cell office:value-type="float" office:value="227.103">
                <text:p>227.10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3.0214">
                <text:p>10</text:p>
              </table:table-cell>
              <table:table-cell office:value-type="float" office:value="227.098">
                <text:p>227.09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3.0527">
                <text:p>10</text:p>
              </table:table-cell>
              <table:table-cell office:value-type="float" office:value="227.093">
                <text:p>227.09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3.0822">
                <text:p>10</text:p>
              </table:table-cell>
              <table:table-cell office:value-type="float" office:value="227.087">
                <text:p>227.08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3.112">
                <text:p>10</text:p>
              </table:table-cell>
              <table:table-cell office:value-type="float" office:value="227.08">
                <text:p>227.0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3.1452">
                <text:p>10</text:p>
              </table:table-cell>
              <table:table-cell office:value-type="float" office:value="227.072">
                <text:p>227.07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3.1752">
                <text:p>10</text:p>
              </table:table-cell>
              <table:table-cell office:value-type="float" office:value="227.063">
                <text:p>227.06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3.2035">
                <text:p>10</text:p>
              </table:table-cell>
              <table:table-cell office:value-type="float" office:value="227.055">
                <text:p>227.05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3.2316">
                <text:p>10</text:p>
              </table:table-cell>
              <table:table-cell office:value-type="float" office:value="227.046">
                <text:p>227.04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3.2594">
                <text:p>10</text:p>
              </table:table-cell>
              <table:table-cell office:value-type="float" office:value="227.036">
                <text:p>227.03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3.2874">
                <text:p>10</text:p>
              </table:table-cell>
              <table:table-cell office:value-type="float" office:value="227.026">
                <text:p>227.02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3.3169">
                <text:p>10</text:p>
              </table:table-cell>
              <table:table-cell office:value-type="float" office:value="227.015">
                <text:p>227.01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3.3459">
                <text:p>10</text:p>
              </table:table-cell>
              <table:table-cell office:value-type="float" office:value="227.003">
                <text:p>227.00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3.3746">
                <text:p>10</text:p>
              </table:table-cell>
              <table:table-cell office:value-type="float" office:value="226.99">
                <text:p>226.9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3.4035">
                <text:p>10</text:p>
              </table:table-cell>
              <table:table-cell office:value-type="float" office:value="226.978">
                <text:p>226.97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3.4321">
                <text:p>10</text:p>
              </table:table-cell>
              <table:table-cell office:value-type="float" office:value="226.964">
                <text:p>226.96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3.4611">
                <text:p>10</text:p>
              </table:table-cell>
              <table:table-cell office:value-type="float" office:value="226.95">
                <text:p>226.9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3.4911">
                <text:p>10</text:p>
              </table:table-cell>
              <table:table-cell office:value-type="float" office:value="226.934">
                <text:p>226.93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3.5234">
                <text:p>10</text:p>
              </table:table-cell>
              <table:table-cell office:value-type="float" office:value="226.917">
                <text:p>226.91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3.5535">
                <text:p>10</text:p>
              </table:table-cell>
              <table:table-cell office:value-type="float" office:value="226.9">
                <text:p>226.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3.5827">
                <text:p>10</text:p>
              </table:table-cell>
              <table:table-cell office:value-type="float" office:value="226.884">
                <text:p>226.88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3.6057">
                <text:p>10</text:p>
              </table:table-cell>
              <table:table-cell office:value-type="float" office:value="226.87">
                <text:p>226.8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3.6419">
                <text:p>10</text:p>
              </table:table-cell>
              <table:table-cell office:value-type="float" office:value="226.848">
                <text:p>226.84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3.6716">
                <text:p>10</text:p>
              </table:table-cell>
              <table:table-cell office:value-type="float" office:value="226.829">
                <text:p>226.82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3.7012">
                <text:p>10</text:p>
              </table:table-cell>
              <table:table-cell office:value-type="float" office:value="226.809">
                <text:p>226.80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3.7294">
                <text:p>10</text:p>
              </table:table-cell>
              <table:table-cell office:value-type="float" office:value="226.791">
                <text:p>226.79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3.7586">
                <text:p>10</text:p>
              </table:table-cell>
              <table:table-cell office:value-type="float" office:value="226.77">
                <text:p>226.7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3.7887">
                <text:p>10</text:p>
              </table:table-cell>
              <table:table-cell office:value-type="float" office:value="226.749">
                <text:p>226.74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3.8175">
                <text:p>10</text:p>
              </table:table-cell>
              <table:table-cell office:value-type="float" office:value="226.728">
                <text:p>226.72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3.8492">
                <text:p>10</text:p>
              </table:table-cell>
              <table:table-cell office:value-type="float" office:value="226.705">
                <text:p>226.70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3.8799">
                <text:p>10</text:p>
              </table:table-cell>
              <table:table-cell office:value-type="float" office:value="226.682">
                <text:p>226.68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3.9095">
                <text:p>10</text:p>
              </table:table-cell>
              <table:table-cell office:value-type="float" office:value="226.659">
                <text:p>226.65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3.9384">
                <text:p>10</text:p>
              </table:table-cell>
              <table:table-cell office:value-type="float" office:value="226.636">
                <text:p>226.63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3.9669">
                <text:p>10</text:p>
              </table:table-cell>
              <table:table-cell office:value-type="float" office:value="226.613">
                <text:p>226.61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3.9959">
                <text:p>10</text:p>
              </table:table-cell>
              <table:table-cell office:value-type="float" office:value="226.589">
                <text:p>226.58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4.0238">
                <text:p>10</text:p>
              </table:table-cell>
              <table:table-cell office:value-type="float" office:value="226.566">
                <text:p>226.56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4.0522">
                <text:p>10</text:p>
              </table:table-cell>
              <table:table-cell office:value-type="float" office:value="226.541">
                <text:p>226.54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4.0829">
                <text:p>10</text:p>
              </table:table-cell>
              <table:table-cell office:value-type="float" office:value="226.515">
                <text:p>226.51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4.1113">
                <text:p>10</text:p>
              </table:table-cell>
              <table:table-cell office:value-type="float" office:value="226.49">
                <text:p>226.4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4.1393">
                <text:p>10</text:p>
              </table:table-cell>
              <table:table-cell office:value-type="float" office:value="226.465">
                <text:p>226.46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4.1688">
                <text:p>10</text:p>
              </table:table-cell>
              <table:table-cell office:value-type="float" office:value="226.438">
                <text:p>226.43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4.1967">
                <text:p>10</text:p>
              </table:table-cell>
              <table:table-cell office:value-type="float" office:value="226.412">
                <text:p>226.41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4.2257">
                <text:p>10</text:p>
              </table:table-cell>
              <table:table-cell office:value-type="float" office:value="226.386">
                <text:p>226.38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4.2537">
                <text:p>10</text:p>
              </table:table-cell>
              <table:table-cell office:value-type="float" office:value="226.359">
                <text:p>226.35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4.2838">
                <text:p>10</text:p>
              </table:table-cell>
              <table:table-cell office:value-type="float" office:value="226.33">
                <text:p>226.3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4.312">
                <text:p>10</text:p>
              </table:table-cell>
              <table:table-cell office:value-type="float" office:value="226.303">
                <text:p>226.30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4.3408">
                <text:p>10</text:p>
              </table:table-cell>
              <table:table-cell office:value-type="float" office:value="226.275">
                <text:p>226.27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4.3693">
                <text:p>10</text:p>
              </table:table-cell>
              <table:table-cell office:value-type="float" office:value="226.247">
                <text:p>226.24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4.3989">
                <text:p>10</text:p>
              </table:table-cell>
              <table:table-cell office:value-type="float" office:value="226.217">
                <text:p>226.21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4.437">
                <text:p>10</text:p>
              </table:table-cell>
              <table:table-cell office:value-type="float" office:value="226.178">
                <text:p>226.17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4.4659">
                <text:p>10</text:p>
              </table:table-cell>
              <table:table-cell office:value-type="float" office:value="226.148">
                <text:p>226.14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4.4961">
                <text:p>10</text:p>
              </table:table-cell>
              <table:table-cell office:value-type="float" office:value="226.117">
                <text:p>226.11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4.529">
                <text:p>10</text:p>
              </table:table-cell>
              <table:table-cell office:value-type="float" office:value="226.082">
                <text:p>226.08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4.5572">
                <text:p>10</text:p>
              </table:table-cell>
              <table:table-cell office:value-type="float" office:value="226.052">
                <text:p>226.05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4.5875">
                <text:p>10</text:p>
              </table:table-cell>
              <table:table-cell office:value-type="float" office:value="226.02">
                <text:p>226.0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4.6167">
                <text:p>10</text:p>
              </table:table-cell>
              <table:table-cell office:value-type="float" office:value="225.989">
                <text:p>225.98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4.6444">
                <text:p>10</text:p>
              </table:table-cell>
              <table:table-cell office:value-type="float" office:value="225.959">
                <text:p>225.95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4.673">
                <text:p>10</text:p>
              </table:table-cell>
              <table:table-cell office:value-type="float" office:value="225.927">
                <text:p>225.92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4.7025">
                <text:p>10</text:p>
              </table:table-cell>
              <table:table-cell office:value-type="float" office:value="225.895">
                <text:p>225.89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4.7322">
                <text:p>10</text:p>
              </table:table-cell>
              <table:table-cell office:value-type="float" office:value="225.862">
                <text:p>225.86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4.761">
                <text:p>10</text:p>
              </table:table-cell>
              <table:table-cell office:value-type="float" office:value="225.83">
                <text:p>225.8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4.7887">
                <text:p>10</text:p>
              </table:table-cell>
              <table:table-cell office:value-type="float" office:value="225.798">
                <text:p>225.79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4.8152">
                <text:p>10</text:p>
              </table:table-cell>
              <table:table-cell office:value-type="float" office:value="225.768">
                <text:p>225.76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4.8419">
                <text:p>10</text:p>
              </table:table-cell>
              <table:table-cell office:value-type="float" office:value="225.738">
                <text:p>225.73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4.8716">
                <text:p>10</text:p>
              </table:table-cell>
              <table:table-cell office:value-type="float" office:value="225.704">
                <text:p>225.70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4.9027">
                <text:p>10</text:p>
              </table:table-cell>
              <table:table-cell office:value-type="float" office:value="225.668">
                <text:p>225.66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4.9332">
                <text:p>10</text:p>
              </table:table-cell>
              <table:table-cell office:value-type="float" office:value="225.632">
                <text:p>225.63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4.9636">
                <text:p>10</text:p>
              </table:table-cell>
              <table:table-cell office:value-type="float" office:value="225.597">
                <text:p>225.59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4.9953">
                <text:p>10</text:p>
              </table:table-cell>
              <table:table-cell office:value-type="float" office:value="225.56">
                <text:p>225.5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5.0259">
                <text:p>20</text:p>
              </table:table-cell>
              <table:table-cell office:value-type="float" office:value="225.524">
                <text:p>225.52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5.0572">
                <text:p>20</text:p>
              </table:table-cell>
              <table:table-cell office:value-type="float" office:value="225.487">
                <text:p>225.48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5.089">
                <text:p>20</text:p>
              </table:table-cell>
              <table:table-cell office:value-type="float" office:value="225.449">
                <text:p>225.44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5.1193">
                <text:p>20</text:p>
              </table:table-cell>
              <table:table-cell office:value-type="float" office:value="225.413">
                <text:p>225.41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5.1505">
                <text:p>20</text:p>
              </table:table-cell>
              <table:table-cell office:value-type="float" office:value="225.375">
                <text:p>225.37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5.1824">
                <text:p>20</text:p>
              </table:table-cell>
              <table:table-cell office:value-type="float" office:value="225.337">
                <text:p>225.33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5.2134">
                <text:p>20</text:p>
              </table:table-cell>
              <table:table-cell office:value-type="float" office:value="225.3">
                <text:p>225.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5.244">
                <text:p>20</text:p>
              </table:table-cell>
              <table:table-cell office:value-type="float" office:value="225.263">
                <text:p>225.26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5.2752">
                <text:p>20</text:p>
              </table:table-cell>
              <table:table-cell office:value-type="float" office:value="225.225">
                <text:p>225.22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5.3047">
                <text:p>20</text:p>
              </table:table-cell>
              <table:table-cell office:value-type="float" office:value="225.189">
                <text:p>225.18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5.3353">
                <text:p>20</text:p>
              </table:table-cell>
              <table:table-cell office:value-type="float" office:value="225.152">
                <text:p>225.15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5.3651">
                <text:p>20</text:p>
              </table:table-cell>
              <table:table-cell office:value-type="float" office:value="225.116">
                <text:p>225.11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5.3958">
                <text:p>20</text:p>
              </table:table-cell>
              <table:table-cell office:value-type="float" office:value="225.079">
                <text:p>225.07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5.424">
                <text:p>20</text:p>
              </table:table-cell>
              <table:table-cell office:value-type="float" office:value="225.045">
                <text:p>225.04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5.4524">
                <text:p>20</text:p>
              </table:table-cell>
              <table:table-cell office:value-type="float" office:value="225.01">
                <text:p>225.0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5.4827">
                <text:p>20</text:p>
              </table:table-cell>
              <table:table-cell office:value-type="float" office:value="224.974">
                <text:p>224.97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5.5115">
                <text:p>20</text:p>
              </table:table-cell>
              <table:table-cell office:value-type="float" office:value="224.939">
                <text:p>224.93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5.5421">
                <text:p>20</text:p>
              </table:table-cell>
              <table:table-cell office:value-type="float" office:value="224.902">
                <text:p>224.90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5.573">
                <text:p>20</text:p>
              </table:table-cell>
              <table:table-cell office:value-type="float" office:value="224.864">
                <text:p>224.86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5.606">
                <text:p>20</text:p>
              </table:table-cell>
              <table:table-cell office:value-type="float" office:value="224.824">
                <text:p>224.82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5.6404">
                <text:p>20</text:p>
              </table:table-cell>
              <table:table-cell office:value-type="float" office:value="224.783">
                <text:p>224.78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5.669">
                <text:p>20</text:p>
              </table:table-cell>
              <table:table-cell office:value-type="float" office:value="224.748">
                <text:p>224.74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5.6969">
                <text:p>20</text:p>
              </table:table-cell>
              <table:table-cell office:value-type="float" office:value="224.715">
                <text:p>224.71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5.7226">
                <text:p>20</text:p>
              </table:table-cell>
              <table:table-cell office:value-type="float" office:value="224.684">
                <text:p>224.68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5.7489">
                <text:p>20</text:p>
              </table:table-cell>
              <table:table-cell office:value-type="float" office:value="224.653">
                <text:p>224.65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5.775">
                <text:p>20</text:p>
              </table:table-cell>
              <table:table-cell office:value-type="float" office:value="224.622">
                <text:p>224.62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5.8018">
                <text:p>20</text:p>
              </table:table-cell>
              <table:table-cell office:value-type="float" office:value="224.59">
                <text:p>224.5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5.828">
                <text:p>20</text:p>
              </table:table-cell>
              <table:table-cell office:value-type="float" office:value="224.559">
                <text:p>224.55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5.854">
                <text:p>20</text:p>
              </table:table-cell>
              <table:table-cell office:value-type="float" office:value="224.529">
                <text:p>224.52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5.8793">
                <text:p>20</text:p>
              </table:table-cell>
              <table:table-cell office:value-type="float" office:value="224.499">
                <text:p>224.49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5.9057">
                <text:p>20</text:p>
              </table:table-cell>
              <table:table-cell office:value-type="float" office:value="224.469">
                <text:p>224.46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5.9313">
                <text:p>20</text:p>
              </table:table-cell>
              <table:table-cell office:value-type="float" office:value="224.439">
                <text:p>224.43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5.9567">
                <text:p>20</text:p>
              </table:table-cell>
              <table:table-cell office:value-type="float" office:value="224.41">
                <text:p>224.4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5.9849">
                <text:p>20</text:p>
              </table:table-cell>
              <table:table-cell office:value-type="float" office:value="224.378">
                <text:p>224.37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6.0132">
                <text:p>20</text:p>
              </table:table-cell>
              <table:table-cell office:value-type="float" office:value="224.345">
                <text:p>224.34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6.0387">
                <text:p>20</text:p>
              </table:table-cell>
              <table:table-cell office:value-type="float" office:value="224.316">
                <text:p>224.31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6.0639">
                <text:p>20</text:p>
              </table:table-cell>
              <table:table-cell office:value-type="float" office:value="224.288">
                <text:p>224.28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6.0925">
                <text:p>20</text:p>
              </table:table-cell>
              <table:table-cell office:value-type="float" office:value="224.256">
                <text:p>224.25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6.1202">
                <text:p>20</text:p>
              </table:table-cell>
              <table:table-cell office:value-type="float" office:value="224.225">
                <text:p>224.22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6.1479">
                <text:p>20</text:p>
              </table:table-cell>
              <table:table-cell office:value-type="float" office:value="224.195">
                <text:p>224.19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6.177">
                <text:p>20</text:p>
              </table:table-cell>
              <table:table-cell office:value-type="float" office:value="224.163">
                <text:p>224.16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6.205">
                <text:p>20</text:p>
              </table:table-cell>
              <table:table-cell office:value-type="float" office:value="224.133">
                <text:p>224.13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6.2318">
                <text:p>20</text:p>
              </table:table-cell>
              <table:table-cell office:value-type="float" office:value="224.104">
                <text:p>224.10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6.259">
                <text:p>20</text:p>
              </table:table-cell>
              <table:table-cell office:value-type="float" office:value="224.075">
                <text:p>224.07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6.2857">
                <text:p>20</text:p>
              </table:table-cell>
              <table:table-cell office:value-type="float" office:value="224.047">
                <text:p>224.04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6.3139">
                <text:p>20</text:p>
              </table:table-cell>
              <table:table-cell office:value-type="float" office:value="224.017">
                <text:p>224.01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6.3419">
                <text:p>20</text:p>
              </table:table-cell>
              <table:table-cell office:value-type="float" office:value="223.988">
                <text:p>223.98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6.3685">
                <text:p>20</text:p>
              </table:table-cell>
              <table:table-cell office:value-type="float" office:value="223.961">
                <text:p>223.96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6.3937">
                <text:p>20</text:p>
              </table:table-cell>
              <table:table-cell office:value-type="float" office:value="223.936">
                <text:p>223.93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6.4191">
                <text:p>20</text:p>
              </table:table-cell>
              <table:table-cell office:value-type="float" office:value="223.91">
                <text:p>223.9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6.4453">
                <text:p>20</text:p>
              </table:table-cell>
              <table:table-cell office:value-type="float" office:value="223.884">
                <text:p>223.88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6.4724">
                <text:p>20</text:p>
              </table:table-cell>
              <table:table-cell office:value-type="float" office:value="223.857">
                <text:p>223.85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6.5013">
                <text:p>20</text:p>
              </table:table-cell>
              <table:table-cell office:value-type="float" office:value="223.829">
                <text:p>223.82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6.5356">
                <text:p>20</text:p>
              </table:table-cell>
              <table:table-cell office:value-type="float" office:value="223.796">
                <text:p>223.79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6.5646">
                <text:p>20</text:p>
              </table:table-cell>
              <table:table-cell office:value-type="float" office:value="223.769">
                <text:p>223.76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6.5948">
                <text:p>20</text:p>
              </table:table-cell>
              <table:table-cell office:value-type="float" office:value="223.74">
                <text:p>223.7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6.6239">
                <text:p>20</text:p>
              </table:table-cell>
              <table:table-cell office:value-type="float" office:value="223.714">
                <text:p>223.71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6.6548">
                <text:p>20</text:p>
              </table:table-cell>
              <table:table-cell office:value-type="float" office:value="223.686">
                <text:p>223.68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6.6823">
                <text:p>20</text:p>
              </table:table-cell>
              <table:table-cell office:value-type="float" office:value="223.661">
                <text:p>223.66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6.7095">
                <text:p>20</text:p>
              </table:table-cell>
              <table:table-cell office:value-type="float" office:value="223.637">
                <text:p>223.63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6.7352">
                <text:p>20</text:p>
              </table:table-cell>
              <table:table-cell office:value-type="float" office:value="223.615">
                <text:p>223.61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6.7625">
                <text:p>20</text:p>
              </table:table-cell>
              <table:table-cell office:value-type="float" office:value="223.591">
                <text:p>223.59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6.788">
                <text:p>20</text:p>
              </table:table-cell>
              <table:table-cell office:value-type="float" office:value="223.57">
                <text:p>223.5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6.8124">
                <text:p>20</text:p>
              </table:table-cell>
              <table:table-cell office:value-type="float" office:value="223.549">
                <text:p>223.54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6.8387">
                <text:p>20</text:p>
              </table:table-cell>
              <table:table-cell office:value-type="float" office:value="223.528">
                <text:p>223.52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6.8645">
                <text:p>20</text:p>
              </table:table-cell>
              <table:table-cell office:value-type="float" office:value="223.507">
                <text:p>223.50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6.8922">
                <text:p>20</text:p>
              </table:table-cell>
              <table:table-cell office:value-type="float" office:value="223.485">
                <text:p>223.48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6.9197">
                <text:p>20</text:p>
              </table:table-cell>
              <table:table-cell office:value-type="float" office:value="223.464">
                <text:p>223.46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6.946">
                <text:p>20</text:p>
              </table:table-cell>
              <table:table-cell office:value-type="float" office:value="223.443">
                <text:p>223.44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6.9736">
                <text:p>20</text:p>
              </table:table-cell>
              <table:table-cell office:value-type="float" office:value="223.423">
                <text:p>223.42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7.0024">
                <text:p>20</text:p>
              </table:table-cell>
              <table:table-cell office:value-type="float" office:value="223.402">
                <text:p>223.40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7.03">
                <text:p>20</text:p>
              </table:table-cell>
              <table:table-cell office:value-type="float" office:value="223.382">
                <text:p>223.38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7.0565">
                <text:p>20</text:p>
              </table:table-cell>
              <table:table-cell office:value-type="float" office:value="223.363">
                <text:p>223.36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7.0821">
                <text:p>20</text:p>
              </table:table-cell>
              <table:table-cell office:value-type="float" office:value="223.345">
                <text:p>223.34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7.1072">
                <text:p>20</text:p>
              </table:table-cell>
              <table:table-cell office:value-type="float" office:value="223.328">
                <text:p>223.32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7.1331">
                <text:p>20</text:p>
              </table:table-cell>
              <table:table-cell office:value-type="float" office:value="223.311">
                <text:p>223.31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7.1592">
                <text:p>20</text:p>
              </table:table-cell>
              <table:table-cell office:value-type="float" office:value="223.294">
                <text:p>223.29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7.1846">
                <text:p>20</text:p>
              </table:table-cell>
              <table:table-cell office:value-type="float" office:value="223.277">
                <text:p>223.27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7.2094">
                <text:p>20</text:p>
              </table:table-cell>
              <table:table-cell office:value-type="float" office:value="223.262">
                <text:p>223.26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7.2352">
                <text:p>20</text:p>
              </table:table-cell>
              <table:table-cell office:value-type="float" office:value="223.246">
                <text:p>223.24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7.2614">
                <text:p>20</text:p>
              </table:table-cell>
              <table:table-cell office:value-type="float" office:value="223.23">
                <text:p>223.2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7.286">
                <text:p>20</text:p>
              </table:table-cell>
              <table:table-cell office:value-type="float" office:value="223.216">
                <text:p>223.21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7.3137">
                <text:p>20</text:p>
              </table:table-cell>
              <table:table-cell office:value-type="float" office:value="223.2">
                <text:p>223.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7.3391">
                <text:p>20</text:p>
              </table:table-cell>
              <table:table-cell office:value-type="float" office:value="223.186">
                <text:p>223.18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7.3655">
                <text:p>20</text:p>
              </table:table-cell>
              <table:table-cell office:value-type="float" office:value="223.172">
                <text:p>223.17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7.3929">
                <text:p>20</text:p>
              </table:table-cell>
              <table:table-cell office:value-type="float" office:value="223.157">
                <text:p>223.15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7.4232">
                <text:p>20</text:p>
              </table:table-cell>
              <table:table-cell office:value-type="float" office:value="223.142">
                <text:p>223.14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7.4506">
                <text:p>20</text:p>
              </table:table-cell>
              <table:table-cell office:value-type="float" office:value="223.128">
                <text:p>223.12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7.477">
                <text:p>20</text:p>
              </table:table-cell>
              <table:table-cell office:value-type="float" office:value="223.116">
                <text:p>223.11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7.504">
                <text:p>20</text:p>
              </table:table-cell>
              <table:table-cell office:value-type="float" office:value="223.103">
                <text:p>223.10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7.5324">
                <text:p>20</text:p>
              </table:table-cell>
              <table:table-cell office:value-type="float" office:value="223.09">
                <text:p>223.0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7.5593">
                <text:p>20</text:p>
              </table:table-cell>
              <table:table-cell office:value-type="float" office:value="223.079">
                <text:p>223.07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7.5861">
                <text:p>20</text:p>
              </table:table-cell>
              <table:table-cell office:value-type="float" office:value="223.067">
                <text:p>223.06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7.6137">
                <text:p>20</text:p>
              </table:table-cell>
              <table:table-cell office:value-type="float" office:value="223.056">
                <text:p>223.05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7.6425">
                <text:p>20</text:p>
              </table:table-cell>
              <table:table-cell office:value-type="float" office:value="223.045">
                <text:p>223.04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7.6769">
                <text:p>20</text:p>
              </table:table-cell>
              <table:table-cell office:value-type="float" office:value="223.032">
                <text:p>223.03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7.7074">
                <text:p>20</text:p>
              </table:table-cell>
              <table:table-cell office:value-type="float" office:value="223.022">
                <text:p>223.02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7.7342">
                <text:p>20</text:p>
              </table:table-cell>
              <table:table-cell office:value-type="float" office:value="223.013">
                <text:p>223.01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7.763">
                <text:p>20</text:p>
              </table:table-cell>
              <table:table-cell office:value-type="float" office:value="223.004">
                <text:p>223.00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7.7894">
                <text:p>20</text:p>
              </table:table-cell>
              <table:table-cell office:value-type="float" office:value="222.996">
                <text:p>222.99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7.817">
                <text:p>20</text:p>
              </table:table-cell>
              <table:table-cell office:value-type="float" office:value="222.988">
                <text:p>222.98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7.8451">
                <text:p>20</text:p>
              </table:table-cell>
              <table:table-cell office:value-type="float" office:value="222.98">
                <text:p>222.9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7.873">
                <text:p>20</text:p>
              </table:table-cell>
              <table:table-cell office:value-type="float" office:value="222.973">
                <text:p>222.97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7.9011">
                <text:p>20</text:p>
              </table:table-cell>
              <table:table-cell office:value-type="float" office:value="222.966">
                <text:p>222.96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7.9289">
                <text:p>20</text:p>
              </table:table-cell>
              <table:table-cell office:value-type="float" office:value="222.96">
                <text:p>222.9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7.9578">
                <text:p>20</text:p>
              </table:table-cell>
              <table:table-cell office:value-type="float" office:value="222.954">
                <text:p>222.95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7.9844">
                <text:p>20</text:p>
              </table:table-cell>
              <table:table-cell office:value-type="float" office:value="222.949">
                <text:p>222.94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8.0121">
                <text:p>20</text:p>
              </table:table-cell>
              <table:table-cell office:value-type="float" office:value="222.944">
                <text:p>222.94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8.0396">
                <text:p>20</text:p>
              </table:table-cell>
              <table:table-cell office:value-type="float" office:value="222.94">
                <text:p>222.9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8.0688">
                <text:p>20</text:p>
              </table:table-cell>
              <table:table-cell office:value-type="float" office:value="222.936">
                <text:p>222.93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8.0993">
                <text:p>20</text:p>
              </table:table-cell>
              <table:table-cell office:value-type="float" office:value="222.932">
                <text:p>222.93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8.1281">
                <text:p>20</text:p>
              </table:table-cell>
              <table:table-cell office:value-type="float" office:value="222.929">
                <text:p>222.92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8.1584">
                <text:p>20</text:p>
              </table:table-cell>
              <table:table-cell office:value-type="float" office:value="222.926">
                <text:p>222.92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8.1877">
                <text:p>20</text:p>
              </table:table-cell>
              <table:table-cell office:value-type="float" office:value="222.924">
                <text:p>222.92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8.2192">
                <text:p>20</text:p>
              </table:table-cell>
              <table:table-cell office:value-type="float" office:value="222.922">
                <text:p>222.92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8.2469">
                <text:p>20</text:p>
              </table:table-cell>
              <table:table-cell office:value-type="float" office:value="222.92">
                <text:p>222.9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8.2762">
                <text:p>20</text:p>
              </table:table-cell>
              <table:table-cell office:value-type="float" office:value="222.92">
                <text:p>222.9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8.3035">
                <text:p>20</text:p>
              </table:table-cell>
              <table:table-cell office:value-type="float" office:value="222.919">
                <text:p>222.91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8.331">
                <text:p>20</text:p>
              </table:table-cell>
              <table:table-cell office:value-type="float" office:value="222.919">
                <text:p>222.91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8.3592">
                <text:p>20</text:p>
              </table:table-cell>
              <table:table-cell office:value-type="float" office:value="222.92">
                <text:p>222.9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8.3882">
                <text:p>20</text:p>
              </table:table-cell>
              <table:table-cell office:value-type="float" office:value="222.921">
                <text:p>222.92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8.4171">
                <text:p>20</text:p>
              </table:table-cell>
              <table:table-cell office:value-type="float" office:value="222.923">
                <text:p>222.92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8.4483">
                <text:p>20</text:p>
              </table:table-cell>
              <table:table-cell office:value-type="float" office:value="222.925">
                <text:p>222.92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8.4798">
                <text:p>20</text:p>
              </table:table-cell>
              <table:table-cell office:value-type="float" office:value="222.927">
                <text:p>222.92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8.5121">
                <text:p>20</text:p>
              </table:table-cell>
              <table:table-cell office:value-type="float" office:value="222.931">
                <text:p>222.93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8.5441">
                <text:p>20</text:p>
              </table:table-cell>
              <table:table-cell office:value-type="float" office:value="222.934">
                <text:p>222.93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8.5755">
                <text:p>20</text:p>
              </table:table-cell>
              <table:table-cell office:value-type="float" office:value="222.939">
                <text:p>222.93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8.6053">
                <text:p>20</text:p>
              </table:table-cell>
              <table:table-cell office:value-type="float" office:value="222.943">
                <text:p>222.94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8.6422">
                <text:p>20</text:p>
              </table:table-cell>
              <table:table-cell office:value-type="float" office:value="222.949">
                <text:p>222.94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8.6761">
                <text:p>20</text:p>
              </table:table-cell>
              <table:table-cell office:value-type="float" office:value="222.956">
                <text:p>222.95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8.7105">
                <text:p>20</text:p>
              </table:table-cell>
              <table:table-cell office:value-type="float" office:value="222.963">
                <text:p>222.96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8.743">
                <text:p>20</text:p>
              </table:table-cell>
              <table:table-cell office:value-type="float" office:value="222.97">
                <text:p>222.9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8.7726">
                <text:p>20</text:p>
              </table:table-cell>
              <table:table-cell office:value-type="float" office:value="222.977">
                <text:p>222.97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8.8041">
                <text:p>20</text:p>
              </table:table-cell>
              <table:table-cell office:value-type="float" office:value="222.985">
                <text:p>222.98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8.8364">
                <text:p>20</text:p>
              </table:table-cell>
              <table:table-cell office:value-type="float" office:value="222.994">
                <text:p>222.99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8.8684">
                <text:p>20</text:p>
              </table:table-cell>
              <table:table-cell office:value-type="float" office:value="223.003">
                <text:p>223.00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8.9022">
                <text:p>20</text:p>
              </table:table-cell>
              <table:table-cell office:value-type="float" office:value="223.013">
                <text:p>223.01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8.9357">
                <text:p>20</text:p>
              </table:table-cell>
              <table:table-cell office:value-type="float" office:value="223.024">
                <text:p>223.02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8.9706">
                <text:p>20</text:p>
              </table:table-cell>
              <table:table-cell office:value-type="float" office:value="223.036">
                <text:p>223.03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9.0071">
                <text:p>20</text:p>
              </table:table-cell>
              <table:table-cell office:value-type="float" office:value="223.049">
                <text:p>223.04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9.0489">
                <text:p>20</text:p>
              </table:table-cell>
              <table:table-cell office:value-type="float" office:value="223.065">
                <text:p>223.06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9.0829">
                <text:p>20</text:p>
              </table:table-cell>
              <table:table-cell office:value-type="float" office:value="223.078">
                <text:p>223.07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9.1171">
                <text:p>20</text:p>
              </table:table-cell>
              <table:table-cell office:value-type="float" office:value="223.092">
                <text:p>223.09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9.1494">
                <text:p>20</text:p>
              </table:table-cell>
              <table:table-cell office:value-type="float" office:value="223.106">
                <text:p>223.10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9.185">
                <text:p>20</text:p>
              </table:table-cell>
              <table:table-cell office:value-type="float" office:value="223.122">
                <text:p>223.12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9.2204">
                <text:p>20</text:p>
              </table:table-cell>
              <table:table-cell office:value-type="float" office:value="223.138">
                <text:p>223.13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9.2556">
                <text:p>20</text:p>
              </table:table-cell>
              <table:table-cell office:value-type="float" office:value="223.154">
                <text:p>223.15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9.2894">
                <text:p>20</text:p>
              </table:table-cell>
              <table:table-cell office:value-type="float" office:value="223.171">
                <text:p>223.17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9.3235">
                <text:p>20</text:p>
              </table:table-cell>
              <table:table-cell office:value-type="float" office:value="223.188">
                <text:p>223.18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9.3621">
                <text:p>20</text:p>
              </table:table-cell>
              <table:table-cell office:value-type="float" office:value="223.208">
                <text:p>223.20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9.3823">
                <text:p>20</text:p>
              </table:table-cell>
              <table:table-cell office:value-type="float" office:value="223.219">
                <text:p>223.21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9.4024">
                <text:p>20</text:p>
              </table:table-cell>
              <table:table-cell office:value-type="float" office:value="223.23">
                <text:p>223.2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9.4226">
                <text:p>20</text:p>
              </table:table-cell>
              <table:table-cell office:value-type="float" office:value="223.241">
                <text:p>223.24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9.4431">
                <text:p>20</text:p>
              </table:table-cell>
              <table:table-cell office:value-type="float" office:value="223.253">
                <text:p>223.25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9.4831">
                <text:p>20</text:p>
              </table:table-cell>
              <table:table-cell office:value-type="float" office:value="223.276">
                <text:p>223.27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9.5228">
                <text:p>20</text:p>
              </table:table-cell>
              <table:table-cell office:value-type="float" office:value="223.299">
                <text:p>223.29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9.5432">
                <text:p>20</text:p>
              </table:table-cell>
              <table:table-cell office:value-type="float" office:value="223.312">
                <text:p>223.31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9.5634">
                <text:p>20</text:p>
              </table:table-cell>
              <table:table-cell office:value-type="float" office:value="223.324">
                <text:p>223.32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9.5834">
                <text:p>20</text:p>
              </table:table-cell>
              <table:table-cell office:value-type="float" office:value="223.336">
                <text:p>223.33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9.6234">
                <text:p>20</text:p>
              </table:table-cell>
              <table:table-cell office:value-type="float" office:value="223.362">
                <text:p>223.36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9.6441">
                <text:p>20</text:p>
              </table:table-cell>
              <table:table-cell office:value-type="float" office:value="223.375">
                <text:p>223.37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9.6646">
                <text:p>20</text:p>
              </table:table-cell>
              <table:table-cell office:value-type="float" office:value="223.388">
                <text:p>223.38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9.7043">
                <text:p>20</text:p>
              </table:table-cell>
              <table:table-cell office:value-type="float" office:value="223.415">
                <text:p>223.41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9.742">
                <text:p>20</text:p>
              </table:table-cell>
              <table:table-cell office:value-type="float" office:value="223.441">
                <text:p>223.44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9.7783">
                <text:p>20</text:p>
              </table:table-cell>
              <table:table-cell office:value-type="float" office:value="223.466">
                <text:p>223.46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9.8141">
                <text:p>20</text:p>
              </table:table-cell>
              <table:table-cell office:value-type="float" office:value="223.491">
                <text:p>223.49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9.8499">
                <text:p>20</text:p>
              </table:table-cell>
              <table:table-cell office:value-type="float" office:value="223.517">
                <text:p>223.51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9.8855">
                <text:p>20</text:p>
              </table:table-cell>
              <table:table-cell office:value-type="float" office:value="223.543">
                <text:p>223.54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9.9212">
                <text:p>20</text:p>
              </table:table-cell>
              <table:table-cell office:value-type="float" office:value="223.57">
                <text:p>223.5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9.9561">
                <text:p>20</text:p>
              </table:table-cell>
              <table:table-cell office:value-type="float" office:value="223.597">
                <text:p>223.59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19.9918">
                <text:p>20</text:p>
              </table:table-cell>
              <table:table-cell office:value-type="float" office:value="223.624">
                <text:p>223.62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0.0269">
                <text:p>20</text:p>
              </table:table-cell>
              <table:table-cell office:value-type="float" office:value="223.652">
                <text:p>223.65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0.063">
                <text:p>20</text:p>
              </table:table-cell>
              <table:table-cell office:value-type="float" office:value="223.681">
                <text:p>223.68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0.0993">
                <text:p>20</text:p>
              </table:table-cell>
              <table:table-cell office:value-type="float" office:value="223.71">
                <text:p>223.7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0.1339">
                <text:p>20</text:p>
              </table:table-cell>
              <table:table-cell office:value-type="float" office:value="223.739">
                <text:p>223.73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0.1693">
                <text:p>20</text:p>
              </table:table-cell>
              <table:table-cell office:value-type="float" office:value="223.768">
                <text:p>223.76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0.2034">
                <text:p>20</text:p>
              </table:table-cell>
              <table:table-cell office:value-type="float" office:value="223.797">
                <text:p>223.79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0.2368">
                <text:p>20</text:p>
              </table:table-cell>
              <table:table-cell office:value-type="float" office:value="223.826">
                <text:p>223.82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0.2708">
                <text:p>20</text:p>
              </table:table-cell>
              <table:table-cell office:value-type="float" office:value="223.855">
                <text:p>223.85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0.3053">
                <text:p>20</text:p>
              </table:table-cell>
              <table:table-cell office:value-type="float" office:value="223.886">
                <text:p>223.88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0.3432">
                <text:p>20</text:p>
              </table:table-cell>
              <table:table-cell office:value-type="float" office:value="223.92">
                <text:p>223.9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0.3802">
                <text:p>20</text:p>
              </table:table-cell>
              <table:table-cell office:value-type="float" office:value="223.953">
                <text:p>223.95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0.4162">
                <text:p>20</text:p>
              </table:table-cell>
              <table:table-cell office:value-type="float" office:value="223.986">
                <text:p>223.98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0.4543">
                <text:p>20</text:p>
              </table:table-cell>
              <table:table-cell office:value-type="float" office:value="224.021">
                <text:p>224.02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0.4904">
                <text:p>20</text:p>
              </table:table-cell>
              <table:table-cell office:value-type="float" office:value="224.055">
                <text:p>224.05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0.5286">
                <text:p>20</text:p>
              </table:table-cell>
              <table:table-cell office:value-type="float" office:value="224.091">
                <text:p>224.09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0.5647">
                <text:p>20</text:p>
              </table:table-cell>
              <table:table-cell office:value-type="float" office:value="224.126">
                <text:p>224.12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0.6015">
                <text:p>20</text:p>
              </table:table-cell>
              <table:table-cell office:value-type="float" office:value="224.161">
                <text:p>224.16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0.638">
                <text:p>20</text:p>
              </table:table-cell>
              <table:table-cell office:value-type="float" office:value="224.197">
                <text:p>224.19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0.6749">
                <text:p>20</text:p>
              </table:table-cell>
              <table:table-cell office:value-type="float" office:value="224.233">
                <text:p>224.23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0.7107">
                <text:p>20</text:p>
              </table:table-cell>
              <table:table-cell office:value-type="float" office:value="224.269">
                <text:p>224.26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0.7485">
                <text:p>20</text:p>
              </table:table-cell>
              <table:table-cell office:value-type="float" office:value="224.307">
                <text:p>224.30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0.7689">
                <text:p>20</text:p>
              </table:table-cell>
              <table:table-cell office:value-type="float" office:value="224.328">
                <text:p>224.32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0.8054">
                <text:p>20</text:p>
              </table:table-cell>
              <table:table-cell office:value-type="float" office:value="224.365">
                <text:p>224.36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0.8425">
                <text:p>20</text:p>
              </table:table-cell>
              <table:table-cell office:value-type="float" office:value="224.403">
                <text:p>224.40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0.8788">
                <text:p>20</text:p>
              </table:table-cell>
              <table:table-cell office:value-type="float" office:value="224.441">
                <text:p>224.44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0.8989">
                <text:p>20</text:p>
              </table:table-cell>
              <table:table-cell office:value-type="float" office:value="224.462">
                <text:p>224.46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0.9325">
                <text:p>20</text:p>
              </table:table-cell>
              <table:table-cell office:value-type="float" office:value="224.497">
                <text:p>224.49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0.966">
                <text:p>20</text:p>
              </table:table-cell>
              <table:table-cell office:value-type="float" office:value="224.533">
                <text:p>224.53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1.0006">
                <text:p>20</text:p>
              </table:table-cell>
              <table:table-cell office:value-type="float" office:value="224.569">
                <text:p>224.56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1.0344">
                <text:p>20</text:p>
              </table:table-cell>
              <table:table-cell office:value-type="float" office:value="224.606">
                <text:p>224.60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1.0688">
                <text:p>20</text:p>
              </table:table-cell>
              <table:table-cell office:value-type="float" office:value="224.643">
                <text:p>224.64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1.1068">
                <text:p>20</text:p>
              </table:table-cell>
              <table:table-cell office:value-type="float" office:value="224.684">
                <text:p>224.68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1.1428">
                <text:p>20</text:p>
              </table:table-cell>
              <table:table-cell office:value-type="float" office:value="224.724">
                <text:p>224.72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1.1783">
                <text:p>20</text:p>
              </table:table-cell>
              <table:table-cell office:value-type="float" office:value="224.763">
                <text:p>224.76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1.2149">
                <text:p>20</text:p>
              </table:table-cell>
              <table:table-cell office:value-type="float" office:value="224.804">
                <text:p>224.80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1.2527">
                <text:p>20</text:p>
              </table:table-cell>
              <table:table-cell office:value-type="float" office:value="224.846">
                <text:p>224.84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1.2892">
                <text:p>20</text:p>
              </table:table-cell>
              <table:table-cell office:value-type="float" office:value="224.887">
                <text:p>224.88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1.3255">
                <text:p>20</text:p>
              </table:table-cell>
              <table:table-cell office:value-type="float" office:value="224.928">
                <text:p>224.92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1.3645">
                <text:p>20</text:p>
              </table:table-cell>
              <table:table-cell office:value-type="float" office:value="224.973">
                <text:p>224.97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1.389">
                <text:p>20</text:p>
              </table:table-cell>
              <table:table-cell office:value-type="float" office:value="225.001">
                <text:p>225.00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1.4253">
                <text:p>20</text:p>
              </table:table-cell>
              <table:table-cell office:value-type="float" office:value="225.042">
                <text:p>225.04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1.4593">
                <text:p>20</text:p>
              </table:table-cell>
              <table:table-cell office:value-type="float" office:value="225.082">
                <text:p>225.08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1.4938">
                <text:p>20</text:p>
              </table:table-cell>
              <table:table-cell office:value-type="float" office:value="225.122">
                <text:p>225.12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1.5283">
                <text:p>20</text:p>
              </table:table-cell>
              <table:table-cell office:value-type="float" office:value="225.162">
                <text:p>225.16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1.5626">
                <text:p>20</text:p>
              </table:table-cell>
              <table:table-cell office:value-type="float" office:value="225.202">
                <text:p>225.20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1.5971">
                <text:p>20</text:p>
              </table:table-cell>
              <table:table-cell office:value-type="float" office:value="225.243">
                <text:p>225.24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1.6297">
                <text:p>20</text:p>
              </table:table-cell>
              <table:table-cell office:value-type="float" office:value="225.281">
                <text:p>225.28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1.6624">
                <text:p>20</text:p>
              </table:table-cell>
              <table:table-cell office:value-type="float" office:value="225.32">
                <text:p>225.3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1.6955">
                <text:p>20</text:p>
              </table:table-cell>
              <table:table-cell office:value-type="float" office:value="225.359">
                <text:p>225.35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1.7323">
                <text:p>20</text:p>
              </table:table-cell>
              <table:table-cell office:value-type="float" office:value="225.403">
                <text:p>225.40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1.763">
                <text:p>20</text:p>
              </table:table-cell>
              <table:table-cell office:value-type="float" office:value="225.44">
                <text:p>225.4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1.7933">
                <text:p>20</text:p>
              </table:table-cell>
              <table:table-cell office:value-type="float" office:value="225.476">
                <text:p>225.47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1.8257">
                <text:p>20</text:p>
              </table:table-cell>
              <table:table-cell office:value-type="float" office:value="225.515">
                <text:p>225.51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1.8581">
                <text:p>20</text:p>
              </table:table-cell>
              <table:table-cell office:value-type="float" office:value="225.554">
                <text:p>225.55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1.8912">
                <text:p>20</text:p>
              </table:table-cell>
              <table:table-cell office:value-type="float" office:value="225.594">
                <text:p>225.59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1.9238">
                <text:p>20</text:p>
              </table:table-cell>
              <table:table-cell office:value-type="float" office:value="225.633">
                <text:p>225.63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1.9445">
                <text:p>20</text:p>
              </table:table-cell>
              <table:table-cell office:value-type="float" office:value="225.658">
                <text:p>225.65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1.9757">
                <text:p>20</text:p>
              </table:table-cell>
              <table:table-cell office:value-type="float" office:value="225.696">
                <text:p>225.69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2.0058">
                <text:p>20</text:p>
              </table:table-cell>
              <table:table-cell office:value-type="float" office:value="225.732">
                <text:p>225.73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2.0375">
                <text:p>20</text:p>
              </table:table-cell>
              <table:table-cell office:value-type="float" office:value="225.77">
                <text:p>225.7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2.0685">
                <text:p>20</text:p>
              </table:table-cell>
              <table:table-cell office:value-type="float" office:value="225.807">
                <text:p>225.80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2.0992">
                <text:p>20</text:p>
              </table:table-cell>
              <table:table-cell office:value-type="float" office:value="225.844">
                <text:p>225.84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2.1346">
                <text:p>20</text:p>
              </table:table-cell>
              <table:table-cell office:value-type="float" office:value="225.887">
                <text:p>225.88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2.1639">
                <text:p>20</text:p>
              </table:table-cell>
              <table:table-cell office:value-type="float" office:value="225.922">
                <text:p>225.92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2.1951">
                <text:p>20</text:p>
              </table:table-cell>
              <table:table-cell office:value-type="float" office:value="225.959">
                <text:p>225.95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2.2255">
                <text:p>20</text:p>
              </table:table-cell>
              <table:table-cell office:value-type="float" office:value="225.995">
                <text:p>225.99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2.2557">
                <text:p>20</text:p>
              </table:table-cell>
              <table:table-cell office:value-type="float" office:value="226.031">
                <text:p>226.03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2.2871">
                <text:p>20</text:p>
              </table:table-cell>
              <table:table-cell office:value-type="float" office:value="226.068">
                <text:p>226.06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2.3162">
                <text:p>20</text:p>
              </table:table-cell>
              <table:table-cell office:value-type="float" office:value="226.102">
                <text:p>226.10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2.3475">
                <text:p>20</text:p>
              </table:table-cell>
              <table:table-cell office:value-type="float" office:value="226.139">
                <text:p>226.13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2.3794">
                <text:p>20</text:p>
              </table:table-cell>
              <table:table-cell office:value-type="float" office:value="226.176">
                <text:p>226.17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2.4093">
                <text:p>20</text:p>
              </table:table-cell>
              <table:table-cell office:value-type="float" office:value="226.21">
                <text:p>226.2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2.4398">
                <text:p>20</text:p>
              </table:table-cell>
              <table:table-cell office:value-type="float" office:value="226.245">
                <text:p>226.24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2.4726">
                <text:p>20</text:p>
              </table:table-cell>
              <table:table-cell office:value-type="float" office:value="226.283">
                <text:p>226.28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2.5041">
                <text:p>20</text:p>
              </table:table-cell>
              <table:table-cell office:value-type="float" office:value="226.318">
                <text:p>226.31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2.5348">
                <text:p>20</text:p>
              </table:table-cell>
              <table:table-cell office:value-type="float" office:value="226.352">
                <text:p>226.35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2.5639">
                <text:p>20</text:p>
              </table:table-cell>
              <table:table-cell office:value-type="float" office:value="226.384">
                <text:p>226.38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2.5938">
                <text:p>20</text:p>
              </table:table-cell>
              <table:table-cell office:value-type="float" office:value="226.417">
                <text:p>226.41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2.6248">
                <text:p>20</text:p>
              </table:table-cell>
              <table:table-cell office:value-type="float" office:value="226.451">
                <text:p>226.45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2.6556">
                <text:p>20</text:p>
              </table:table-cell>
              <table:table-cell office:value-type="float" office:value="226.484">
                <text:p>226.48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2.6861">
                <text:p>20</text:p>
              </table:table-cell>
              <table:table-cell office:value-type="float" office:value="226.516">
                <text:p>226.51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2.7162">
                <text:p>20</text:p>
              </table:table-cell>
              <table:table-cell office:value-type="float" office:value="226.547">
                <text:p>226.54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2.7466">
                <text:p>20</text:p>
              </table:table-cell>
              <table:table-cell office:value-type="float" office:value="226.578">
                <text:p>226.57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2.7787">
                <text:p>20</text:p>
              </table:table-cell>
              <table:table-cell office:value-type="float" office:value="226.611">
                <text:p>226.61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2.8074">
                <text:p>20</text:p>
              </table:table-cell>
              <table:table-cell office:value-type="float" office:value="226.639">
                <text:p>226.63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2.8379">
                <text:p>20</text:p>
              </table:table-cell>
              <table:table-cell office:value-type="float" office:value="226.669">
                <text:p>226.66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2.8677">
                <text:p>20</text:p>
              </table:table-cell>
              <table:table-cell office:value-type="float" office:value="226.698">
                <text:p>226.69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2.8979">
                <text:p>20</text:p>
              </table:table-cell>
              <table:table-cell office:value-type="float" office:value="226.726">
                <text:p>226.72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2.9306">
                <text:p>20</text:p>
              </table:table-cell>
              <table:table-cell office:value-type="float" office:value="226.756">
                <text:p>226.75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2.9611">
                <text:p>20</text:p>
              </table:table-cell>
              <table:table-cell office:value-type="float" office:value="226.784">
                <text:p>226.78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2.9918">
                <text:p>20</text:p>
              </table:table-cell>
              <table:table-cell office:value-type="float" office:value="226.811">
                <text:p>226.81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3.0219">
                <text:p>20</text:p>
              </table:table-cell>
              <table:table-cell office:value-type="float" office:value="226.837">
                <text:p>226.83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3.0515">
                <text:p>20</text:p>
              </table:table-cell>
              <table:table-cell office:value-type="float" office:value="226.862">
                <text:p>226.86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3.0825">
                <text:p>20</text:p>
              </table:table-cell>
              <table:table-cell office:value-type="float" office:value="226.887">
                <text:p>226.88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3.112">
                <text:p>20</text:p>
              </table:table-cell>
              <table:table-cell office:value-type="float" office:value="226.911">
                <text:p>226.91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3.1413">
                <text:p>20</text:p>
              </table:table-cell>
              <table:table-cell office:value-type="float" office:value="226.934">
                <text:p>226.93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3.1718">
                <text:p>20</text:p>
              </table:table-cell>
              <table:table-cell office:value-type="float" office:value="226.957">
                <text:p>226.95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3.2015">
                <text:p>20</text:p>
              </table:table-cell>
              <table:table-cell office:value-type="float" office:value="226.979">
                <text:p>226.97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3.231">
                <text:p>20</text:p>
              </table:table-cell>
              <table:table-cell office:value-type="float" office:value="227">
                <text:p>22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3.2607">
                <text:p>20</text:p>
              </table:table-cell>
              <table:table-cell office:value-type="float" office:value="227.02">
                <text:p>227.0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3.2899">
                <text:p>20</text:p>
              </table:table-cell>
              <table:table-cell office:value-type="float" office:value="227.039">
                <text:p>227.03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3.3195">
                <text:p>20</text:p>
              </table:table-cell>
              <table:table-cell office:value-type="float" office:value="227.058">
                <text:p>227.05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3.3487">
                <text:p>20</text:p>
              </table:table-cell>
              <table:table-cell office:value-type="float" office:value="227.076">
                <text:p>227.07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3.377">
                <text:p>20</text:p>
              </table:table-cell>
              <table:table-cell office:value-type="float" office:value="227.093">
                <text:p>227.09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3.4057">
                <text:p>20</text:p>
              </table:table-cell>
              <table:table-cell office:value-type="float" office:value="227.109">
                <text:p>227.10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3.4349">
                <text:p>20</text:p>
              </table:table-cell>
              <table:table-cell office:value-type="float" office:value="227.125">
                <text:p>227.12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3.4639">
                <text:p>20</text:p>
              </table:table-cell>
              <table:table-cell office:value-type="float" office:value="227.14">
                <text:p>227.1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3.4932">
                <text:p>20</text:p>
              </table:table-cell>
              <table:table-cell office:value-type="float" office:value="227.154">
                <text:p>227.15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3.5221">
                <text:p>20</text:p>
              </table:table-cell>
              <table:table-cell office:value-type="float" office:value="227.168">
                <text:p>227.16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3.5514">
                <text:p>20</text:p>
              </table:table-cell>
              <table:table-cell office:value-type="float" office:value="227.181">
                <text:p>227.18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3.5792">
                <text:p>20</text:p>
              </table:table-cell>
              <table:table-cell office:value-type="float" office:value="227.192">
                <text:p>227.19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3.6097">
                <text:p>20</text:p>
              </table:table-cell>
              <table:table-cell office:value-type="float" office:value="227.204">
                <text:p>227.20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3.642">
                <text:p>20</text:p>
              </table:table-cell>
              <table:table-cell office:value-type="float" office:value="227.216">
                <text:p>227.21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3.6735">
                <text:p>20</text:p>
              </table:table-cell>
              <table:table-cell office:value-type="float" office:value="227.226">
                <text:p>227.22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3.7063">
                <text:p>20</text:p>
              </table:table-cell>
              <table:table-cell office:value-type="float" office:value="227.236">
                <text:p>227.23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3.7444">
                <text:p>20</text:p>
              </table:table-cell>
              <table:table-cell office:value-type="float" office:value="227.247">
                <text:p>227.24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3.7784">
                <text:p>20</text:p>
              </table:table-cell>
              <table:table-cell office:value-type="float" office:value="227.255">
                <text:p>227.25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3.8084">
                <text:p>20</text:p>
              </table:table-cell>
              <table:table-cell office:value-type="float" office:value="227.261">
                <text:p>227.26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3.8408">
                <text:p>20</text:p>
              </table:table-cell>
              <table:table-cell office:value-type="float" office:value="227.267">
                <text:p>227.26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3.874">
                <text:p>20</text:p>
              </table:table-cell>
              <table:table-cell office:value-type="float" office:value="227.273">
                <text:p>227.27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3.9065">
                <text:p>20</text:p>
              </table:table-cell>
              <table:table-cell office:value-type="float" office:value="227.277">
                <text:p>227.27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3.9385">
                <text:p>20</text:p>
              </table:table-cell>
              <table:table-cell office:value-type="float" office:value="227.28">
                <text:p>227.2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3.9705">
                <text:p>20</text:p>
              </table:table-cell>
              <table:table-cell office:value-type="float" office:value="227.282">
                <text:p>227.28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4.0026">
                <text:p>20</text:p>
              </table:table-cell>
              <table:table-cell office:value-type="float" office:value="227.283">
                <text:p>227.28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4.0338">
                <text:p>20</text:p>
              </table:table-cell>
              <table:table-cell office:value-type="float" office:value="227.284">
                <text:p>227.28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4.0658">
                <text:p>20</text:p>
              </table:table-cell>
              <table:table-cell office:value-type="float" office:value="227.283">
                <text:p>227.28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4.0984">
                <text:p>20</text:p>
              </table:table-cell>
              <table:table-cell office:value-type="float" office:value="227.282">
                <text:p>227.28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4.1313">
                <text:p>20</text:p>
              </table:table-cell>
              <table:table-cell office:value-type="float" office:value="227.28">
                <text:p>227.2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4.1628">
                <text:p>20</text:p>
              </table:table-cell>
              <table:table-cell office:value-type="float" office:value="227.276">
                <text:p>227.27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4.1947">
                <text:p>20</text:p>
              </table:table-cell>
              <table:table-cell office:value-type="float" office:value="227.272">
                <text:p>227.27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4.2264">
                <text:p>20</text:p>
              </table:table-cell>
              <table:table-cell office:value-type="float" office:value="227.268">
                <text:p>227.26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4.2597">
                <text:p>20</text:p>
              </table:table-cell>
              <table:table-cell office:value-type="float" office:value="227.262">
                <text:p>227.26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4.293">
                <text:p>20</text:p>
              </table:table-cell>
              <table:table-cell office:value-type="float" office:value="227.255">
                <text:p>227.25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4.3249">
                <text:p>20</text:p>
              </table:table-cell>
              <table:table-cell office:value-type="float" office:value="227.247">
                <text:p>227.24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4.3548">
                <text:p>20</text:p>
              </table:table-cell>
              <table:table-cell office:value-type="float" office:value="227.239">
                <text:p>227.23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4.3844">
                <text:p>20</text:p>
              </table:table-cell>
              <table:table-cell office:value-type="float" office:value="227.231">
                <text:p>227.23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4.4159">
                <text:p>20</text:p>
              </table:table-cell>
              <table:table-cell office:value-type="float" office:value="227.221">
                <text:p>227.22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4.4462">
                <text:p>20</text:p>
              </table:table-cell>
              <table:table-cell office:value-type="float" office:value="227.211">
                <text:p>227.21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4.476">
                <text:p>20</text:p>
              </table:table-cell>
              <table:table-cell office:value-type="float" office:value="227.201">
                <text:p>227.20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4.5043">
                <text:p>20</text:p>
              </table:table-cell>
              <table:table-cell office:value-type="float" office:value="227.19">
                <text:p>227.1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4.5348">
                <text:p>20</text:p>
              </table:table-cell>
              <table:table-cell office:value-type="float" office:value="227.178">
                <text:p>227.17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4.5851">
                <text:p>20</text:p>
              </table:table-cell>
              <table:table-cell office:value-type="float" office:value="227.155">
                <text:p>227.15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4.6083">
                <text:p>20</text:p>
              </table:table-cell>
              <table:table-cell office:value-type="float" office:value="227.145">
                <text:p>227.14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4.6399">
                <text:p>20</text:p>
              </table:table-cell>
              <table:table-cell office:value-type="float" office:value="227.13">
                <text:p>227.1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4.6687">
                <text:p>20</text:p>
              </table:table-cell>
              <table:table-cell office:value-type="float" office:value="227.115">
                <text:p>227.11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4.6973">
                <text:p>20</text:p>
              </table:table-cell>
              <table:table-cell office:value-type="float" office:value="227.101">
                <text:p>227.10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4.7266">
                <text:p>20</text:p>
              </table:table-cell>
              <table:table-cell office:value-type="float" office:value="227.085">
                <text:p>227.08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4.7568">
                <text:p>20</text:p>
              </table:table-cell>
              <table:table-cell office:value-type="float" office:value="227.068">
                <text:p>227.06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4.7897">
                <text:p>20</text:p>
              </table:table-cell>
              <table:table-cell office:value-type="float" office:value="227.049">
                <text:p>227.04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4.8187">
                <text:p>20</text:p>
              </table:table-cell>
              <table:table-cell office:value-type="float" office:value="227.031">
                <text:p>227.03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4.8478">
                <text:p>20</text:p>
              </table:table-cell>
              <table:table-cell office:value-type="float" office:value="227.013">
                <text:p>227.01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4.8778">
                <text:p>20</text:p>
              </table:table-cell>
              <table:table-cell office:value-type="float" office:value="226.994">
                <text:p>226.99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4.9077">
                <text:p>20</text:p>
              </table:table-cell>
              <table:table-cell office:value-type="float" office:value="226.975">
                <text:p>226.97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4.9401">
                <text:p>20</text:p>
              </table:table-cell>
              <table:table-cell office:value-type="float" office:value="226.953">
                <text:p>226.95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4.9706">
                <text:p>20</text:p>
              </table:table-cell>
              <table:table-cell office:value-type="float" office:value="226.931">
                <text:p>226.93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5.002">
                <text:p>30</text:p>
              </table:table-cell>
              <table:table-cell office:value-type="float" office:value="226.909">
                <text:p>226.90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5.0349">
                <text:p>30</text:p>
              </table:table-cell>
              <table:table-cell office:value-type="float" office:value="226.885">
                <text:p>226.88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5.0676">
                <text:p>30</text:p>
              </table:table-cell>
              <table:table-cell office:value-type="float" office:value="226.86">
                <text:p>226.8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5.0979">
                <text:p>30</text:p>
              </table:table-cell>
              <table:table-cell office:value-type="float" office:value="226.837">
                <text:p>226.83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5.1294">
                <text:p>30</text:p>
              </table:table-cell>
              <table:table-cell office:value-type="float" office:value="226.812">
                <text:p>226.81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5.1627">
                <text:p>30</text:p>
              </table:table-cell>
              <table:table-cell office:value-type="float" office:value="226.786">
                <text:p>226.78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5.1944">
                <text:p>30</text:p>
              </table:table-cell>
              <table:table-cell office:value-type="float" office:value="226.76">
                <text:p>226.7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5.2259">
                <text:p>30</text:p>
              </table:table-cell>
              <table:table-cell office:value-type="float" office:value="226.733">
                <text:p>226.73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5.2567">
                <text:p>30</text:p>
              </table:table-cell>
              <table:table-cell office:value-type="float" office:value="226.707">
                <text:p>226.70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5.2881">
                <text:p>30</text:p>
              </table:table-cell>
              <table:table-cell office:value-type="float" office:value="226.68">
                <text:p>226.6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5.3194">
                <text:p>30</text:p>
              </table:table-cell>
              <table:table-cell office:value-type="float" office:value="226.652">
                <text:p>226.65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5.3498">
                <text:p>30</text:p>
              </table:table-cell>
              <table:table-cell office:value-type="float" office:value="226.625">
                <text:p>226.62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5.3782">
                <text:p>30</text:p>
              </table:table-cell>
              <table:table-cell office:value-type="float" office:value="226.599">
                <text:p>226.59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5.4085">
                <text:p>30</text:p>
              </table:table-cell>
              <table:table-cell office:value-type="float" office:value="226.572">
                <text:p>226.57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5.4376">
                <text:p>30</text:p>
              </table:table-cell>
              <table:table-cell office:value-type="float" office:value="226.544">
                <text:p>226.54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5.4675">
                <text:p>30</text:p>
              </table:table-cell>
              <table:table-cell office:value-type="float" office:value="226.516">
                <text:p>226.51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5.498">
                <text:p>30</text:p>
              </table:table-cell>
              <table:table-cell office:value-type="float" office:value="226.487">
                <text:p>226.48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5.5291">
                <text:p>30</text:p>
              </table:table-cell>
              <table:table-cell office:value-type="float" office:value="226.457">
                <text:p>226.45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5.56">
                <text:p>30</text:p>
              </table:table-cell>
              <table:table-cell office:value-type="float" office:value="226.426">
                <text:p>226.42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5.5904">
                <text:p>30</text:p>
              </table:table-cell>
              <table:table-cell office:value-type="float" office:value="226.396">
                <text:p>226.39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5.6216">
                <text:p>30</text:p>
              </table:table-cell>
              <table:table-cell office:value-type="float" office:value="226.364">
                <text:p>226.36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5.6533">
                <text:p>30</text:p>
              </table:table-cell>
              <table:table-cell office:value-type="float" office:value="226.332">
                <text:p>226.33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5.6858">
                <text:p>30</text:p>
              </table:table-cell>
              <table:table-cell office:value-type="float" office:value="226.298">
                <text:p>226.29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5.7171">
                <text:p>30</text:p>
              </table:table-cell>
              <table:table-cell office:value-type="float" office:value="226.266">
                <text:p>226.26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5.751">
                <text:p>30</text:p>
              </table:table-cell>
              <table:table-cell office:value-type="float" office:value="226.23">
                <text:p>226.2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5.7722">
                <text:p>30</text:p>
              </table:table-cell>
              <table:table-cell office:value-type="float" office:value="226.207">
                <text:p>226.20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5.8068">
                <text:p>30</text:p>
              </table:table-cell>
              <table:table-cell office:value-type="float" office:value="226.17">
                <text:p>226.1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5.8378">
                <text:p>30</text:p>
              </table:table-cell>
              <table:table-cell office:value-type="float" office:value="226.137">
                <text:p>226.13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5.8685">
                <text:p>30</text:p>
              </table:table-cell>
              <table:table-cell office:value-type="float" office:value="226.103">
                <text:p>226.10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5.8984">
                <text:p>30</text:p>
              </table:table-cell>
              <table:table-cell office:value-type="float" office:value="226.07">
                <text:p>226.0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5.9294">
                <text:p>30</text:p>
              </table:table-cell>
              <table:table-cell office:value-type="float" office:value="226.036">
                <text:p>226.03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5.9602">
                <text:p>30</text:p>
              </table:table-cell>
              <table:table-cell office:value-type="float" office:value="226.001">
                <text:p>226.00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5.9899">
                <text:p>30</text:p>
              </table:table-cell>
              <table:table-cell office:value-type="float" office:value="225.968">
                <text:p>225.96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6.0199">
                <text:p>30</text:p>
              </table:table-cell>
              <table:table-cell office:value-type="float" office:value="225.934">
                <text:p>225.93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6.0484">
                <text:p>30</text:p>
              </table:table-cell>
              <table:table-cell office:value-type="float" office:value="225.901">
                <text:p>225.90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6.0785">
                <text:p>30</text:p>
              </table:table-cell>
              <table:table-cell office:value-type="float" office:value="225.867">
                <text:p>225.86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6.111">
                <text:p>30</text:p>
              </table:table-cell>
              <table:table-cell office:value-type="float" office:value="225.829">
                <text:p>225.82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6.1439">
                <text:p>30</text:p>
              </table:table-cell>
              <table:table-cell office:value-type="float" office:value="225.791">
                <text:p>225.79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6.1762">
                <text:p>30</text:p>
              </table:table-cell>
              <table:table-cell office:value-type="float" office:value="225.753">
                <text:p>225.75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6.208">
                <text:p>30</text:p>
              </table:table-cell>
              <table:table-cell office:value-type="float" office:value="225.716">
                <text:p>225.71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6.2398">
                <text:p>30</text:p>
              </table:table-cell>
              <table:table-cell office:value-type="float" office:value="225.678">
                <text:p>225.67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6.2711">
                <text:p>30</text:p>
              </table:table-cell>
              <table:table-cell office:value-type="float" office:value="225.641">
                <text:p>225.64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6.3035">
                <text:p>30</text:p>
              </table:table-cell>
              <table:table-cell office:value-type="float" office:value="225.602">
                <text:p>225.60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6.3354">
                <text:p>30</text:p>
              </table:table-cell>
              <table:table-cell office:value-type="float" office:value="225.564">
                <text:p>225.56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6.3672">
                <text:p>30</text:p>
              </table:table-cell>
              <table:table-cell office:value-type="float" office:value="225.526">
                <text:p>225.52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6.3986">
                <text:p>30</text:p>
              </table:table-cell>
              <table:table-cell office:value-type="float" office:value="225.488">
                <text:p>225.48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6.4309">
                <text:p>30</text:p>
              </table:table-cell>
              <table:table-cell office:value-type="float" office:value="225.449">
                <text:p>225.44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6.4622">
                <text:p>30</text:p>
              </table:table-cell>
              <table:table-cell office:value-type="float" office:value="225.411">
                <text:p>225.41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6.4942">
                <text:p>30</text:p>
              </table:table-cell>
              <table:table-cell office:value-type="float" office:value="225.372">
                <text:p>225.37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6.5254">
                <text:p>30</text:p>
              </table:table-cell>
              <table:table-cell office:value-type="float" office:value="225.333">
                <text:p>225.33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6.5571">
                <text:p>30</text:p>
              </table:table-cell>
              <table:table-cell office:value-type="float" office:value="225.294">
                <text:p>225.29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6.5791">
                <text:p>30</text:p>
              </table:table-cell>
              <table:table-cell office:value-type="float" office:value="225.267">
                <text:p>225.26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6.6128">
                <text:p>30</text:p>
              </table:table-cell>
              <table:table-cell office:value-type="float" office:value="225.226">
                <text:p>225.22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6.6442">
                <text:p>30</text:p>
              </table:table-cell>
              <table:table-cell office:value-type="float" office:value="225.187">
                <text:p>225.18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6.6728">
                <text:p>30</text:p>
              </table:table-cell>
              <table:table-cell office:value-type="float" office:value="225.152">
                <text:p>225.15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6.7051">
                <text:p>30</text:p>
              </table:table-cell>
              <table:table-cell office:value-type="float" office:value="225.112">
                <text:p>225.11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6.7363">
                <text:p>30</text:p>
              </table:table-cell>
              <table:table-cell office:value-type="float" office:value="225.073">
                <text:p>225.07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6.7706">
                <text:p>30</text:p>
              </table:table-cell>
              <table:table-cell office:value-type="float" office:value="225.031">
                <text:p>225.03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6.8024">
                <text:p>30</text:p>
              </table:table-cell>
              <table:table-cell office:value-type="float" office:value="224.992">
                <text:p>224.99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6.8344">
                <text:p>30</text:p>
              </table:table-cell>
              <table:table-cell office:value-type="float" office:value="224.952">
                <text:p>224.95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6.8666">
                <text:p>30</text:p>
              </table:table-cell>
              <table:table-cell office:value-type="float" office:value="224.913">
                <text:p>224.91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6.8884">
                <text:p>30</text:p>
              </table:table-cell>
              <table:table-cell office:value-type="float" office:value="224.886">
                <text:p>224.88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6.9184">
                <text:p>30</text:p>
              </table:table-cell>
              <table:table-cell office:value-type="float" office:value="224.849">
                <text:p>224.84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6.947">
                <text:p>30</text:p>
              </table:table-cell>
              <table:table-cell office:value-type="float" office:value="224.814">
                <text:p>224.81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6.977">
                <text:p>30</text:p>
              </table:table-cell>
              <table:table-cell office:value-type="float" office:value="224.778">
                <text:p>224.77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7.0119">
                <text:p>30</text:p>
              </table:table-cell>
              <table:table-cell office:value-type="float" office:value="224.735">
                <text:p>224.73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7.0411">
                <text:p>30</text:p>
              </table:table-cell>
              <table:table-cell office:value-type="float" office:value="224.7">
                <text:p>224.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7.0721">
                <text:p>30</text:p>
              </table:table-cell>
              <table:table-cell office:value-type="float" office:value="224.662">
                <text:p>224.66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7.1038">
                <text:p>30</text:p>
              </table:table-cell>
              <table:table-cell office:value-type="float" office:value="224.624">
                <text:p>224.62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7.1336">
                <text:p>30</text:p>
              </table:table-cell>
              <table:table-cell office:value-type="float" office:value="224.588">
                <text:p>224.58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7.1658">
                <text:p>30</text:p>
              </table:table-cell>
              <table:table-cell office:value-type="float" office:value="224.55">
                <text:p>224.5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7.1965">
                <text:p>30</text:p>
              </table:table-cell>
              <table:table-cell office:value-type="float" office:value="224.513">
                <text:p>224.51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7.2267">
                <text:p>30</text:p>
              </table:table-cell>
              <table:table-cell office:value-type="float" office:value="224.478">
                <text:p>224.47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7.259">
                <text:p>30</text:p>
              </table:table-cell>
              <table:table-cell office:value-type="float" office:value="224.44">
                <text:p>224.4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7.2877">
                <text:p>30</text:p>
              </table:table-cell>
              <table:table-cell office:value-type="float" office:value="224.406">
                <text:p>224.40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7.3172">
                <text:p>30</text:p>
              </table:table-cell>
              <table:table-cell office:value-type="float" office:value="224.372">
                <text:p>224.37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7.3484">
                <text:p>30</text:p>
              </table:table-cell>
              <table:table-cell office:value-type="float" office:value="224.336">
                <text:p>224.33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7.3783">
                <text:p>30</text:p>
              </table:table-cell>
              <table:table-cell office:value-type="float" office:value="224.302">
                <text:p>224.30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7.4079">
                <text:p>30</text:p>
              </table:table-cell>
              <table:table-cell office:value-type="float" office:value="224.269">
                <text:p>224.26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7.4379">
                <text:p>30</text:p>
              </table:table-cell>
              <table:table-cell office:value-type="float" office:value="224.235">
                <text:p>224.23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7.4682">
                <text:p>30</text:p>
              </table:table-cell>
              <table:table-cell office:value-type="float" office:value="224.201">
                <text:p>224.20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7.4999">
                <text:p>30</text:p>
              </table:table-cell>
              <table:table-cell office:value-type="float" office:value="224.166">
                <text:p>224.16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7.53">
                <text:p>30</text:p>
              </table:table-cell>
              <table:table-cell office:value-type="float" office:value="224.133">
                <text:p>224.13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7.5623">
                <text:p>30</text:p>
              </table:table-cell>
              <table:table-cell office:value-type="float" office:value="224.098">
                <text:p>224.09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7.5925">
                <text:p>30</text:p>
              </table:table-cell>
              <table:table-cell office:value-type="float" office:value="224.066">
                <text:p>224.06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7.6235">
                <text:p>30</text:p>
              </table:table-cell>
              <table:table-cell office:value-type="float" office:value="224.033">
                <text:p>224.03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7.6545">
                <text:p>30</text:p>
              </table:table-cell>
              <table:table-cell office:value-type="float" office:value="224.001">
                <text:p>224.00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7.6863">
                <text:p>30</text:p>
              </table:table-cell>
              <table:table-cell office:value-type="float" office:value="223.968">
                <text:p>223.96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7.7228">
                <text:p>30</text:p>
              </table:table-cell>
              <table:table-cell office:value-type="float" office:value="223.93">
                <text:p>223.9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7.7543">
                <text:p>30</text:p>
              </table:table-cell>
              <table:table-cell office:value-type="float" office:value="223.898">
                <text:p>223.89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7.7924">
                <text:p>30</text:p>
              </table:table-cell>
              <table:table-cell office:value-type="float" office:value="223.86">
                <text:p>223.8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7.8247">
                <text:p>30</text:p>
              </table:table-cell>
              <table:table-cell office:value-type="float" office:value="223.829">
                <text:p>223.82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7.8524">
                <text:p>30</text:p>
              </table:table-cell>
              <table:table-cell office:value-type="float" office:value="223.802">
                <text:p>223.80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7.8803">
                <text:p>30</text:p>
              </table:table-cell>
              <table:table-cell office:value-type="float" office:value="223.775">
                <text:p>223.77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7.9077">
                <text:p>30</text:p>
              </table:table-cell>
              <table:table-cell office:value-type="float" office:value="223.75">
                <text:p>223.7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7.9368">
                <text:p>30</text:p>
              </table:table-cell>
              <table:table-cell office:value-type="float" office:value="223.723">
                <text:p>223.72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7.9655">
                <text:p>30</text:p>
              </table:table-cell>
              <table:table-cell office:value-type="float" office:value="223.696">
                <text:p>223.69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7.9933">
                <text:p>30</text:p>
              </table:table-cell>
              <table:table-cell office:value-type="float" office:value="223.671">
                <text:p>223.67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8.0215">
                <text:p>30</text:p>
              </table:table-cell>
              <table:table-cell office:value-type="float" office:value="223.646">
                <text:p>223.64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8.0505">
                <text:p>30</text:p>
              </table:table-cell>
              <table:table-cell office:value-type="float" office:value="223.621">
                <text:p>223.62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8.0788">
                <text:p>30</text:p>
              </table:table-cell>
              <table:table-cell office:value-type="float" office:value="223.596">
                <text:p>223.59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8.1072">
                <text:p>30</text:p>
              </table:table-cell>
              <table:table-cell office:value-type="float" office:value="223.572">
                <text:p>223.57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8.1369">
                <text:p>30</text:p>
              </table:table-cell>
              <table:table-cell office:value-type="float" office:value="223.548">
                <text:p>223.54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8.1667">
                <text:p>30</text:p>
              </table:table-cell>
              <table:table-cell office:value-type="float" office:value="223.523">
                <text:p>223.52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8.1975">
                <text:p>30</text:p>
              </table:table-cell>
              <table:table-cell office:value-type="float" office:value="223.499">
                <text:p>223.49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8.2277">
                <text:p>30</text:p>
              </table:table-cell>
              <table:table-cell office:value-type="float" office:value="223.475">
                <text:p>223.47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8.2582">
                <text:p>30</text:p>
              </table:table-cell>
              <table:table-cell office:value-type="float" office:value="223.452">
                <text:p>223.45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8.2913">
                <text:p>30</text:p>
              </table:table-cell>
              <table:table-cell office:value-type="float" office:value="223.427">
                <text:p>223.42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8.3223">
                <text:p>30</text:p>
              </table:table-cell>
              <table:table-cell office:value-type="float" office:value="223.404">
                <text:p>223.40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8.3545">
                <text:p>30</text:p>
              </table:table-cell>
              <table:table-cell office:value-type="float" office:value="223.381">
                <text:p>223.38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8.3849">
                <text:p>30</text:p>
              </table:table-cell>
              <table:table-cell office:value-type="float" office:value="223.359">
                <text:p>223.35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8.417">
                <text:p>30</text:p>
              </table:table-cell>
              <table:table-cell office:value-type="float" office:value="223.337">
                <text:p>223.33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8.4488">
                <text:p>30</text:p>
              </table:table-cell>
              <table:table-cell office:value-type="float" office:value="223.316">
                <text:p>223.31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8.4815">
                <text:p>30</text:p>
              </table:table-cell>
              <table:table-cell office:value-type="float" office:value="223.295">
                <text:p>223.29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8.5164">
                <text:p>30</text:p>
              </table:table-cell>
              <table:table-cell office:value-type="float" office:value="223.273">
                <text:p>223.27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8.5477">
                <text:p>30</text:p>
              </table:table-cell>
              <table:table-cell office:value-type="float" office:value="223.254">
                <text:p>223.25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8.5805">
                <text:p>30</text:p>
              </table:table-cell>
              <table:table-cell office:value-type="float" office:value="223.234">
                <text:p>223.23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8.6127">
                <text:p>30</text:p>
              </table:table-cell>
              <table:table-cell office:value-type="float" office:value="223.216">
                <text:p>223.21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8.6442">
                <text:p>30</text:p>
              </table:table-cell>
              <table:table-cell office:value-type="float" office:value="223.198">
                <text:p>223.19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8.6716">
                <text:p>30</text:p>
              </table:table-cell>
              <table:table-cell office:value-type="float" office:value="223.183">
                <text:p>223.18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8.699">
                <text:p>30</text:p>
              </table:table-cell>
              <table:table-cell office:value-type="float" office:value="223.169">
                <text:p>223.16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8.7274">
                <text:p>30</text:p>
              </table:table-cell>
              <table:table-cell office:value-type="float" office:value="223.154">
                <text:p>223.15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8.7556">
                <text:p>30</text:p>
              </table:table-cell>
              <table:table-cell office:value-type="float" office:value="223.141">
                <text:p>223.14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8.7878">
                <text:p>30</text:p>
              </table:table-cell>
              <table:table-cell office:value-type="float" office:value="223.125">
                <text:p>223.12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8.8195">
                <text:p>30</text:p>
              </table:table-cell>
              <table:table-cell office:value-type="float" office:value="223.111">
                <text:p>223.11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8.8493">
                <text:p>30</text:p>
              </table:table-cell>
              <table:table-cell office:value-type="float" office:value="223.098">
                <text:p>223.09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8.8785">
                <text:p>30</text:p>
              </table:table-cell>
              <table:table-cell office:value-type="float" office:value="223.085">
                <text:p>223.08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8.9083">
                <text:p>30</text:p>
              </table:table-cell>
              <table:table-cell office:value-type="float" office:value="223.073">
                <text:p>223.07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8.9369">
                <text:p>30</text:p>
              </table:table-cell>
              <table:table-cell office:value-type="float" office:value="223.062">
                <text:p>223.06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8.9676">
                <text:p>30</text:p>
              </table:table-cell>
              <table:table-cell office:value-type="float" office:value="223.051">
                <text:p>223.05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9.0012">
                <text:p>30</text:p>
              </table:table-cell>
              <table:table-cell office:value-type="float" office:value="223.039">
                <text:p>223.03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9.0307">
                <text:p>30</text:p>
              </table:table-cell>
              <table:table-cell office:value-type="float" office:value="223.03">
                <text:p>223.0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9.0591">
                <text:p>30</text:p>
              </table:table-cell>
              <table:table-cell office:value-type="float" office:value="223.021">
                <text:p>223.02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9.0913">
                <text:p>30</text:p>
              </table:table-cell>
              <table:table-cell office:value-type="float" office:value="223.011">
                <text:p>223.01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9.121">
                <text:p>30</text:p>
              </table:table-cell>
              <table:table-cell office:value-type="float" office:value="223.003">
                <text:p>223.00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9.1494">
                <text:p>30</text:p>
              </table:table-cell>
              <table:table-cell office:value-type="float" office:value="222.995">
                <text:p>222.99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9.1792">
                <text:p>30</text:p>
              </table:table-cell>
              <table:table-cell office:value-type="float" office:value="222.988">
                <text:p>222.98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9.2071">
                <text:p>30</text:p>
              </table:table-cell>
              <table:table-cell office:value-type="float" office:value="222.982">
                <text:p>222.98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9.2369">
                <text:p>30</text:p>
              </table:table-cell>
              <table:table-cell office:value-type="float" office:value="222.975">
                <text:p>222.97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9.2665">
                <text:p>30</text:p>
              </table:table-cell>
              <table:table-cell office:value-type="float" office:value="222.97">
                <text:p>222.9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9.2953">
                <text:p>30</text:p>
              </table:table-cell>
              <table:table-cell office:value-type="float" office:value="222.964">
                <text:p>222.96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9.3244">
                <text:p>30</text:p>
              </table:table-cell>
              <table:table-cell office:value-type="float" office:value="222.96">
                <text:p>222.9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9.3527">
                <text:p>30</text:p>
              </table:table-cell>
              <table:table-cell office:value-type="float" office:value="222.956">
                <text:p>222.95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9.3827">
                <text:p>30</text:p>
              </table:table-cell>
              <table:table-cell office:value-type="float" office:value="222.952">
                <text:p>222.95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9.4127">
                <text:p>30</text:p>
              </table:table-cell>
              <table:table-cell office:value-type="float" office:value="222.949">
                <text:p>222.94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9.4427">
                <text:p>30</text:p>
              </table:table-cell>
              <table:table-cell office:value-type="float" office:value="222.946">
                <text:p>222.94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9.4739">
                <text:p>30</text:p>
              </table:table-cell>
              <table:table-cell office:value-type="float" office:value="222.944">
                <text:p>222.94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9.5056">
                <text:p>30</text:p>
              </table:table-cell>
              <table:table-cell office:value-type="float" office:value="222.942">
                <text:p>222.94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9.537">
                <text:p>30</text:p>
              </table:table-cell>
              <table:table-cell office:value-type="float" office:value="222.941">
                <text:p>222.94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9.5673">
                <text:p>30</text:p>
              </table:table-cell>
              <table:table-cell office:value-type="float" office:value="222.94">
                <text:p>222.9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9.5963">
                <text:p>30</text:p>
              </table:table-cell>
              <table:table-cell office:value-type="float" office:value="222.94">
                <text:p>222.9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9.6277">
                <text:p>30</text:p>
              </table:table-cell>
              <table:table-cell office:value-type="float" office:value="222.94">
                <text:p>222.9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9.6566">
                <text:p>30</text:p>
              </table:table-cell>
              <table:table-cell office:value-type="float" office:value="222.941">
                <text:p>222.94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9.688">
                <text:p>30</text:p>
              </table:table-cell>
              <table:table-cell office:value-type="float" office:value="222.943">
                <text:p>222.94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9.7229">
                <text:p>30</text:p>
              </table:table-cell>
              <table:table-cell office:value-type="float" office:value="222.945">
                <text:p>222.94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9.7533">
                <text:p>30</text:p>
              </table:table-cell>
              <table:table-cell office:value-type="float" office:value="222.948">
                <text:p>222.94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9.789">
                <text:p>30</text:p>
              </table:table-cell>
              <table:table-cell office:value-type="float" office:value="222.951">
                <text:p>222.95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9.8219">
                <text:p>30</text:p>
              </table:table-cell>
              <table:table-cell office:value-type="float" office:value="222.955">
                <text:p>222.95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9.8551">
                <text:p>30</text:p>
              </table:table-cell>
              <table:table-cell office:value-type="float" office:value="222.96">
                <text:p>222.9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9.8835">
                <text:p>30</text:p>
              </table:table-cell>
              <table:table-cell office:value-type="float" office:value="222.964">
                <text:p>222.96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9.912">
                <text:p>30</text:p>
              </table:table-cell>
              <table:table-cell office:value-type="float" office:value="222.969">
                <text:p>222.96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9.9407">
                <text:p>30</text:p>
              </table:table-cell>
              <table:table-cell office:value-type="float" office:value="222.974">
                <text:p>222.97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29.9726">
                <text:p>30</text:p>
              </table:table-cell>
              <table:table-cell office:value-type="float" office:value="222.981">
                <text:p>222.98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0.0034">
                <text:p>30</text:p>
              </table:table-cell>
              <table:table-cell office:value-type="float" office:value="222.988">
                <text:p>222.98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0.0338">
                <text:p>30</text:p>
              </table:table-cell>
              <table:table-cell office:value-type="float" office:value="222.995">
                <text:p>222.99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0.0646">
                <text:p>30</text:p>
              </table:table-cell>
              <table:table-cell office:value-type="float" office:value="223.002">
                <text:p>223.00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0.0955">
                <text:p>30</text:p>
              </table:table-cell>
              <table:table-cell office:value-type="float" office:value="223.011">
                <text:p>223.01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0.1264">
                <text:p>30</text:p>
              </table:table-cell>
              <table:table-cell office:value-type="float" office:value="223.02">
                <text:p>223.0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0.1581">
                <text:p>30</text:p>
              </table:table-cell>
              <table:table-cell office:value-type="float" office:value="223.029">
                <text:p>223.02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0.1892">
                <text:p>30</text:p>
              </table:table-cell>
              <table:table-cell office:value-type="float" office:value="223.039">
                <text:p>223.03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0.2202">
                <text:p>30</text:p>
              </table:table-cell>
              <table:table-cell office:value-type="float" office:value="223.049">
                <text:p>223.04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0.2515">
                <text:p>30</text:p>
              </table:table-cell>
              <table:table-cell office:value-type="float" office:value="223.06">
                <text:p>223.0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0.2821">
                <text:p>30</text:p>
              </table:table-cell>
              <table:table-cell office:value-type="float" office:value="223.071">
                <text:p>223.07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0.3131">
                <text:p>30</text:p>
              </table:table-cell>
              <table:table-cell office:value-type="float" office:value="223.083">
                <text:p>223.08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0.3448">
                <text:p>30</text:p>
              </table:table-cell>
              <table:table-cell office:value-type="float" office:value="223.095">
                <text:p>223.09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0.3756">
                <text:p>30</text:p>
              </table:table-cell>
              <table:table-cell office:value-type="float" office:value="223.108">
                <text:p>223.10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0.4062">
                <text:p>30</text:p>
              </table:table-cell>
              <table:table-cell office:value-type="float" office:value="223.121">
                <text:p>223.12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0.4375">
                <text:p>30</text:p>
              </table:table-cell>
              <table:table-cell office:value-type="float" office:value="223.135">
                <text:p>223.13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0.4685">
                <text:p>30</text:p>
              </table:table-cell>
              <table:table-cell office:value-type="float" office:value="223.149">
                <text:p>223.14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0.4996">
                <text:p>30</text:p>
              </table:table-cell>
              <table:table-cell office:value-type="float" office:value="223.163">
                <text:p>223.16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0.5305">
                <text:p>30</text:p>
              </table:table-cell>
              <table:table-cell office:value-type="float" office:value="223.178">
                <text:p>223.17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0.5654">
                <text:p>30</text:p>
              </table:table-cell>
              <table:table-cell office:value-type="float" office:value="223.195">
                <text:p>223.19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0.5964">
                <text:p>30</text:p>
              </table:table-cell>
              <table:table-cell office:value-type="float" office:value="223.211">
                <text:p>223.21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0.6256">
                <text:p>30</text:p>
              </table:table-cell>
              <table:table-cell office:value-type="float" office:value="223.227">
                <text:p>223.22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0.6544">
                <text:p>30</text:p>
              </table:table-cell>
              <table:table-cell office:value-type="float" office:value="223.242">
                <text:p>223.24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0.6835">
                <text:p>30</text:p>
              </table:table-cell>
              <table:table-cell office:value-type="float" office:value="223.258">
                <text:p>223.25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0.7122">
                <text:p>30</text:p>
              </table:table-cell>
              <table:table-cell office:value-type="float" office:value="223.274">
                <text:p>223.27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0.7398">
                <text:p>30</text:p>
              </table:table-cell>
              <table:table-cell office:value-type="float" office:value="223.29">
                <text:p>223.2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0.7687">
                <text:p>30</text:p>
              </table:table-cell>
              <table:table-cell office:value-type="float" office:value="223.307">
                <text:p>223.30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0.7976">
                <text:p>30</text:p>
              </table:table-cell>
              <table:table-cell office:value-type="float" office:value="223.325">
                <text:p>223.32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0.8263">
                <text:p>30</text:p>
              </table:table-cell>
              <table:table-cell office:value-type="float" office:value="223.342">
                <text:p>223.34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0.8557">
                <text:p>30</text:p>
              </table:table-cell>
              <table:table-cell office:value-type="float" office:value="223.361">
                <text:p>223.36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0.883">
                <text:p>30</text:p>
              </table:table-cell>
              <table:table-cell office:value-type="float" office:value="223.378">
                <text:p>223.37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0.9113">
                <text:p>30</text:p>
              </table:table-cell>
              <table:table-cell office:value-type="float" office:value="223.396">
                <text:p>223.39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0.9407">
                <text:p>30</text:p>
              </table:table-cell>
              <table:table-cell office:value-type="float" office:value="223.416">
                <text:p>223.41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0.9707">
                <text:p>30</text:p>
              </table:table-cell>
              <table:table-cell office:value-type="float" office:value="223.436">
                <text:p>223.43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1.0017">
                <text:p>30</text:p>
              </table:table-cell>
              <table:table-cell office:value-type="float" office:value="223.457">
                <text:p>223.45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1.0323">
                <text:p>30</text:p>
              </table:table-cell>
              <table:table-cell office:value-type="float" office:value="223.479">
                <text:p>223.47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1.0642">
                <text:p>30</text:p>
              </table:table-cell>
              <table:table-cell office:value-type="float" office:value="223.501">
                <text:p>223.50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1.0949">
                <text:p>30</text:p>
              </table:table-cell>
              <table:table-cell office:value-type="float" office:value="223.523">
                <text:p>223.52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1.1262">
                <text:p>30</text:p>
              </table:table-cell>
              <table:table-cell office:value-type="float" office:value="223.546">
                <text:p>223.54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1.1612">
                <text:p>30</text:p>
              </table:table-cell>
              <table:table-cell office:value-type="float" office:value="223.572">
                <text:p>223.57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1.1889">
                <text:p>30</text:p>
              </table:table-cell>
              <table:table-cell office:value-type="float" office:value="223.594">
                <text:p>223.59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1.2175">
                <text:p>30</text:p>
              </table:table-cell>
              <table:table-cell office:value-type="float" office:value="223.615">
                <text:p>223.61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1.2454">
                <text:p>30</text:p>
              </table:table-cell>
              <table:table-cell office:value-type="float" office:value="223.637">
                <text:p>223.63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1.2738">
                <text:p>30</text:p>
              </table:table-cell>
              <table:table-cell office:value-type="float" office:value="223.66">
                <text:p>223.6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1.3058">
                <text:p>30</text:p>
              </table:table-cell>
              <table:table-cell office:value-type="float" office:value="223.685">
                <text:p>223.68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1.3363">
                <text:p>30</text:p>
              </table:table-cell>
              <table:table-cell office:value-type="float" office:value="223.71">
                <text:p>223.7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1.3689">
                <text:p>30</text:p>
              </table:table-cell>
              <table:table-cell office:value-type="float" office:value="223.737">
                <text:p>223.73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1.4022">
                <text:p>30</text:p>
              </table:table-cell>
              <table:table-cell office:value-type="float" office:value="223.765">
                <text:p>223.76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1.4344">
                <text:p>30</text:p>
              </table:table-cell>
              <table:table-cell office:value-type="float" office:value="223.792">
                <text:p>223.79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1.4626">
                <text:p>30</text:p>
              </table:table-cell>
              <table:table-cell office:value-type="float" office:value="223.816">
                <text:p>223.81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1.4915">
                <text:p>30</text:p>
              </table:table-cell>
              <table:table-cell office:value-type="float" office:value="223.841">
                <text:p>223.84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1.521">
                <text:p>30</text:p>
              </table:table-cell>
              <table:table-cell office:value-type="float" office:value="223.867">
                <text:p>223.86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1.5501">
                <text:p>30</text:p>
              </table:table-cell>
              <table:table-cell office:value-type="float" office:value="223.892">
                <text:p>223.89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1.5795">
                <text:p>30</text:p>
              </table:table-cell>
              <table:table-cell office:value-type="float" office:value="223.918">
                <text:p>223.91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1.6079">
                <text:p>30</text:p>
              </table:table-cell>
              <table:table-cell office:value-type="float" office:value="223.944">
                <text:p>223.94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1.6391">
                <text:p>30</text:p>
              </table:table-cell>
              <table:table-cell office:value-type="float" office:value="223.972">
                <text:p>223.97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1.6689">
                <text:p>30</text:p>
              </table:table-cell>
              <table:table-cell office:value-type="float" office:value="224">
                <text:p>22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1.6981">
                <text:p>30</text:p>
              </table:table-cell>
              <table:table-cell office:value-type="float" office:value="224.027">
                <text:p>224.02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1.7293">
                <text:p>30</text:p>
              </table:table-cell>
              <table:table-cell office:value-type="float" office:value="224.056">
                <text:p>224.05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1.7585">
                <text:p>30</text:p>
              </table:table-cell>
              <table:table-cell office:value-type="float" office:value="224.084">
                <text:p>224.08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1.788">
                <text:p>30</text:p>
              </table:table-cell>
              <table:table-cell office:value-type="float" office:value="224.112">
                <text:p>224.11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1.8237">
                <text:p>30</text:p>
              </table:table-cell>
              <table:table-cell office:value-type="float" office:value="224.146">
                <text:p>224.14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1.8583">
                <text:p>30</text:p>
              </table:table-cell>
              <table:table-cell office:value-type="float" office:value="224.18">
                <text:p>224.1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1.8864">
                <text:p>30</text:p>
              </table:table-cell>
              <table:table-cell office:value-type="float" office:value="224.207">
                <text:p>224.20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1.9148">
                <text:p>30</text:p>
              </table:table-cell>
              <table:table-cell office:value-type="float" office:value="224.235">
                <text:p>224.23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1.9434">
                <text:p>30</text:p>
              </table:table-cell>
              <table:table-cell office:value-type="float" office:value="224.264">
                <text:p>224.26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1.9712">
                <text:p>30</text:p>
              </table:table-cell>
              <table:table-cell office:value-type="float" office:value="224.292">
                <text:p>224.29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1.9988">
                <text:p>30</text:p>
              </table:table-cell>
              <table:table-cell office:value-type="float" office:value="224.32">
                <text:p>224.3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2.0275">
                <text:p>30</text:p>
              </table:table-cell>
              <table:table-cell office:value-type="float" office:value="224.349">
                <text:p>224.34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2.0553">
                <text:p>30</text:p>
              </table:table-cell>
              <table:table-cell office:value-type="float" office:value="224.377">
                <text:p>224.37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2.0836">
                <text:p>30</text:p>
              </table:table-cell>
              <table:table-cell office:value-type="float" office:value="224.407">
                <text:p>224.40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2.1122">
                <text:p>30</text:p>
              </table:table-cell>
              <table:table-cell office:value-type="float" office:value="224.436">
                <text:p>224.43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2.1418">
                <text:p>30</text:p>
              </table:table-cell>
              <table:table-cell office:value-type="float" office:value="224.467">
                <text:p>224.46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2.174">
                <text:p>30</text:p>
              </table:table-cell>
              <table:table-cell office:value-type="float" office:value="224.501">
                <text:p>224.50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2.204">
                <text:p>30</text:p>
              </table:table-cell>
              <table:table-cell office:value-type="float" office:value="224.533">
                <text:p>224.53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2.2344">
                <text:p>30</text:p>
              </table:table-cell>
              <table:table-cell office:value-type="float" office:value="224.566">
                <text:p>224.56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2.2652">
                <text:p>30</text:p>
              </table:table-cell>
              <table:table-cell office:value-type="float" office:value="224.599">
                <text:p>224.59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2.294">
                <text:p>30</text:p>
              </table:table-cell>
              <table:table-cell office:value-type="float" office:value="224.63">
                <text:p>224.6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2.3228">
                <text:p>30</text:p>
              </table:table-cell>
              <table:table-cell office:value-type="float" office:value="224.661">
                <text:p>224.66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2.3513">
                <text:p>30</text:p>
              </table:table-cell>
              <table:table-cell office:value-type="float" office:value="224.692">
                <text:p>224.69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2.3804">
                <text:p>30</text:p>
              </table:table-cell>
              <table:table-cell office:value-type="float" office:value="224.724">
                <text:p>224.72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2.4091">
                <text:p>30</text:p>
              </table:table-cell>
              <table:table-cell office:value-type="float" office:value="224.756">
                <text:p>224.75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2.4372">
                <text:p>30</text:p>
              </table:table-cell>
              <table:table-cell office:value-type="float" office:value="224.787">
                <text:p>224.78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2.4649">
                <text:p>30</text:p>
              </table:table-cell>
              <table:table-cell office:value-type="float" office:value="224.818">
                <text:p>224.81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2.4955">
                <text:p>30</text:p>
              </table:table-cell>
              <table:table-cell office:value-type="float" office:value="224.852">
                <text:p>224.85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2.5236">
                <text:p>30</text:p>
              </table:table-cell>
              <table:table-cell office:value-type="float" office:value="224.884">
                <text:p>224.88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2.5524">
                <text:p>30</text:p>
              </table:table-cell>
              <table:table-cell office:value-type="float" office:value="224.917">
                <text:p>224.91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2.5814">
                <text:p>30</text:p>
              </table:table-cell>
              <table:table-cell office:value-type="float" office:value="224.95">
                <text:p>224.9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2.6099">
                <text:p>30</text:p>
              </table:table-cell>
              <table:table-cell office:value-type="float" office:value="224.982">
                <text:p>224.98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2.6403">
                <text:p>30</text:p>
              </table:table-cell>
              <table:table-cell office:value-type="float" office:value="225.017">
                <text:p>225.01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2.6722">
                <text:p>30</text:p>
              </table:table-cell>
              <table:table-cell office:value-type="float" office:value="225.054">
                <text:p>225.05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2.7068">
                <text:p>30</text:p>
              </table:table-cell>
              <table:table-cell office:value-type="float" office:value="225.094">
                <text:p>225.09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2.739">
                <text:p>30</text:p>
              </table:table-cell>
              <table:table-cell office:value-type="float" office:value="225.132">
                <text:p>225.13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2.7705">
                <text:p>30</text:p>
              </table:table-cell>
              <table:table-cell office:value-type="float" office:value="225.169">
                <text:p>225.16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2.8011">
                <text:p>30</text:p>
              </table:table-cell>
              <table:table-cell office:value-type="float" office:value="225.205">
                <text:p>225.20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2.8331">
                <text:p>30</text:p>
              </table:table-cell>
              <table:table-cell office:value-type="float" office:value="225.242">
                <text:p>225.24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2.8642">
                <text:p>30</text:p>
              </table:table-cell>
              <table:table-cell office:value-type="float" office:value="225.279">
                <text:p>225.27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2.8956">
                <text:p>30</text:p>
              </table:table-cell>
              <table:table-cell office:value-type="float" office:value="225.317">
                <text:p>225.31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2.9244">
                <text:p>30</text:p>
              </table:table-cell>
              <table:table-cell office:value-type="float" office:value="225.351">
                <text:p>225.35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2.9527">
                <text:p>30</text:p>
              </table:table-cell>
              <table:table-cell office:value-type="float" office:value="225.385">
                <text:p>225.38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2.9813">
                <text:p>30</text:p>
              </table:table-cell>
              <table:table-cell office:value-type="float" office:value="225.419">
                <text:p>225.41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3.01">
                <text:p>30</text:p>
              </table:table-cell>
              <table:table-cell office:value-type="float" office:value="225.453">
                <text:p>225.45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3.0376">
                <text:p>30</text:p>
              </table:table-cell>
              <table:table-cell office:value-type="float" office:value="225.486">
                <text:p>225.48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3.0654">
                <text:p>30</text:p>
              </table:table-cell>
              <table:table-cell office:value-type="float" office:value="225.52">
                <text:p>225.5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3.0986">
                <text:p>30</text:p>
              </table:table-cell>
              <table:table-cell office:value-type="float" office:value="225.56">
                <text:p>225.5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3.1311">
                <text:p>30</text:p>
              </table:table-cell>
              <table:table-cell office:value-type="float" office:value="225.599">
                <text:p>225.59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3.1626">
                <text:p>30</text:p>
              </table:table-cell>
              <table:table-cell office:value-type="float" office:value="225.637">
                <text:p>225.63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3.1945">
                <text:p>30</text:p>
              </table:table-cell>
              <table:table-cell office:value-type="float" office:value="225.676">
                <text:p>225.67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3.2265">
                <text:p>30</text:p>
              </table:table-cell>
              <table:table-cell office:value-type="float" office:value="225.715">
                <text:p>225.71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3.2587">
                <text:p>30</text:p>
              </table:table-cell>
              <table:table-cell office:value-type="float" office:value="225.754">
                <text:p>225.75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3.2898">
                <text:p>30</text:p>
              </table:table-cell>
              <table:table-cell office:value-type="float" office:value="225.791">
                <text:p>225.79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3.3225">
                <text:p>30</text:p>
              </table:table-cell>
              <table:table-cell office:value-type="float" office:value="225.831">
                <text:p>225.83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3.3546">
                <text:p>30</text:p>
              </table:table-cell>
              <table:table-cell office:value-type="float" office:value="225.869">
                <text:p>225.86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3.3861">
                <text:p>30</text:p>
              </table:table-cell>
              <table:table-cell office:value-type="float" office:value="225.907">
                <text:p>225.90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3.4184">
                <text:p>30</text:p>
              </table:table-cell>
              <table:table-cell office:value-type="float" office:value="225.946">
                <text:p>225.94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3.4507">
                <text:p>30</text:p>
              </table:table-cell>
              <table:table-cell office:value-type="float" office:value="225.985">
                <text:p>225.98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3.4815">
                <text:p>30</text:p>
              </table:table-cell>
              <table:table-cell office:value-type="float" office:value="226.021">
                <text:p>226.02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3.5142">
                <text:p>30</text:p>
              </table:table-cell>
              <table:table-cell office:value-type="float" office:value="226.06">
                <text:p>226.0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3.5477">
                <text:p>30</text:p>
              </table:table-cell>
              <table:table-cell office:value-type="float" office:value="226.1">
                <text:p>226.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3.5778">
                <text:p>30</text:p>
              </table:table-cell>
              <table:table-cell office:value-type="float" office:value="226.135">
                <text:p>226.13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3.6067">
                <text:p>30</text:p>
              </table:table-cell>
              <table:table-cell office:value-type="float" office:value="226.169">
                <text:p>226.16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3.6365">
                <text:p>30</text:p>
              </table:table-cell>
              <table:table-cell office:value-type="float" office:value="226.203">
                <text:p>226.20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3.6693">
                <text:p>30</text:p>
              </table:table-cell>
              <table:table-cell office:value-type="float" office:value="226.241">
                <text:p>226.24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3.7009">
                <text:p>30</text:p>
              </table:table-cell>
              <table:table-cell office:value-type="float" office:value="226.277">
                <text:p>226.27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3.735">
                <text:p>30</text:p>
              </table:table-cell>
              <table:table-cell office:value-type="float" office:value="226.316">
                <text:p>226.31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3.7673">
                <text:p>30</text:p>
              </table:table-cell>
              <table:table-cell office:value-type="float" office:value="226.352">
                <text:p>226.35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3.7993">
                <text:p>30</text:p>
              </table:table-cell>
              <table:table-cell office:value-type="float" office:value="226.388">
                <text:p>226.38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3.8315">
                <text:p>30</text:p>
              </table:table-cell>
              <table:table-cell office:value-type="float" office:value="226.423">
                <text:p>226.42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3.8702">
                <text:p>30</text:p>
              </table:table-cell>
              <table:table-cell office:value-type="float" office:value="226.465">
                <text:p>226.46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3.9035">
                <text:p>30</text:p>
              </table:table-cell>
              <table:table-cell office:value-type="float" office:value="226.501">
                <text:p>226.50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3.9329">
                <text:p>30</text:p>
              </table:table-cell>
              <table:table-cell office:value-type="float" office:value="226.532">
                <text:p>226.53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3.962">
                <text:p>30</text:p>
              </table:table-cell>
              <table:table-cell office:value-type="float" office:value="226.562">
                <text:p>226.56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3.9913">
                <text:p>30</text:p>
              </table:table-cell>
              <table:table-cell office:value-type="float" office:value="226.592">
                <text:p>226.59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4.0207">
                <text:p>30</text:p>
              </table:table-cell>
              <table:table-cell office:value-type="float" office:value="226.622">
                <text:p>226.62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4.0533">
                <text:p>30</text:p>
              </table:table-cell>
              <table:table-cell office:value-type="float" office:value="226.655">
                <text:p>226.65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4.0823">
                <text:p>30</text:p>
              </table:table-cell>
              <table:table-cell office:value-type="float" office:value="226.683">
                <text:p>226.68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4.1118">
                <text:p>30</text:p>
              </table:table-cell>
              <table:table-cell office:value-type="float" office:value="226.711">
                <text:p>226.71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4.14">
                <text:p>30</text:p>
              </table:table-cell>
              <table:table-cell office:value-type="float" office:value="226.738">
                <text:p>226.73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4.1709">
                <text:p>30</text:p>
              </table:table-cell>
              <table:table-cell office:value-type="float" office:value="226.766">
                <text:p>226.76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4.2028">
                <text:p>30</text:p>
              </table:table-cell>
              <table:table-cell office:value-type="float" office:value="226.795">
                <text:p>226.79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4.2343">
                <text:p>30</text:p>
              </table:table-cell>
              <table:table-cell office:value-type="float" office:value="226.823">
                <text:p>226.82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4.2655">
                <text:p>30</text:p>
              </table:table-cell>
              <table:table-cell office:value-type="float" office:value="226.85">
                <text:p>226.8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4.2965">
                <text:p>30</text:p>
              </table:table-cell>
              <table:table-cell office:value-type="float" office:value="226.876">
                <text:p>226.87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4.3286">
                <text:p>30</text:p>
              </table:table-cell>
              <table:table-cell office:value-type="float" office:value="226.902">
                <text:p>226.90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4.3599">
                <text:p>30</text:p>
              </table:table-cell>
              <table:table-cell office:value-type="float" office:value="226.927">
                <text:p>226.92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4.3911">
                <text:p>30</text:p>
              </table:table-cell>
              <table:table-cell office:value-type="float" office:value="226.951">
                <text:p>226.95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4.4225">
                <text:p>30</text:p>
              </table:table-cell>
              <table:table-cell office:value-type="float" office:value="226.975">
                <text:p>226.97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4.4548">
                <text:p>30</text:p>
              </table:table-cell>
              <table:table-cell office:value-type="float" office:value="226.998">
                <text:p>226.99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4.4857">
                <text:p>30</text:p>
              </table:table-cell>
              <table:table-cell office:value-type="float" office:value="227.02">
                <text:p>227.0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4.5176">
                <text:p>30</text:p>
              </table:table-cell>
              <table:table-cell office:value-type="float" office:value="227.041">
                <text:p>227.04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4.5488">
                <text:p>30</text:p>
              </table:table-cell>
              <table:table-cell office:value-type="float" office:value="227.062">
                <text:p>227.06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4.5812">
                <text:p>30</text:p>
              </table:table-cell>
              <table:table-cell office:value-type="float" office:value="227.082">
                <text:p>227.08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4.6129">
                <text:p>30</text:p>
              </table:table-cell>
              <table:table-cell office:value-type="float" office:value="227.101">
                <text:p>227.10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4.6448">
                <text:p>30</text:p>
              </table:table-cell>
              <table:table-cell office:value-type="float" office:value="227.119">
                <text:p>227.11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4.6767">
                <text:p>30</text:p>
              </table:table-cell>
              <table:table-cell office:value-type="float" office:value="227.136">
                <text:p>227.13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4.7084">
                <text:p>30</text:p>
              </table:table-cell>
              <table:table-cell office:value-type="float" office:value="227.152">
                <text:p>227.15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4.7409">
                <text:p>30</text:p>
              </table:table-cell>
              <table:table-cell office:value-type="float" office:value="227.168">
                <text:p>227.16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4.7749">
                <text:p>30</text:p>
              </table:table-cell>
              <table:table-cell office:value-type="float" office:value="227.184">
                <text:p>227.18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4.8061">
                <text:p>30</text:p>
              </table:table-cell>
              <table:table-cell office:value-type="float" office:value="227.197">
                <text:p>227.19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4.8386">
                <text:p>30</text:p>
              </table:table-cell>
              <table:table-cell office:value-type="float" office:value="227.21">
                <text:p>227.2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4.8712">
                <text:p>30</text:p>
              </table:table-cell>
              <table:table-cell office:value-type="float" office:value="227.223">
                <text:p>227.22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4.9044">
                <text:p>30</text:p>
              </table:table-cell>
              <table:table-cell office:value-type="float" office:value="227.234">
                <text:p>227.23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4.9341">
                <text:p>30</text:p>
              </table:table-cell>
              <table:table-cell office:value-type="float" office:value="227.243">
                <text:p>227.24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4.9636">
                <text:p>30</text:p>
              </table:table-cell>
              <table:table-cell office:value-type="float" office:value="227.252">
                <text:p>227.25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4.9927">
                <text:p>30</text:p>
              </table:table-cell>
              <table:table-cell office:value-type="float" office:value="227.26">
                <text:p>227.2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5.0217">
                <text:p>40</text:p>
              </table:table-cell>
              <table:table-cell office:value-type="float" office:value="227.266">
                <text:p>227.26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5.051">
                <text:p>40</text:p>
              </table:table-cell>
              <table:table-cell office:value-type="float" office:value="227.272">
                <text:p>227.27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5.0802">
                <text:p>40</text:p>
              </table:table-cell>
              <table:table-cell office:value-type="float" office:value="227.278">
                <text:p>227.27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5.1102">
                <text:p>40</text:p>
              </table:table-cell>
              <table:table-cell office:value-type="float" office:value="227.283">
                <text:p>227.28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5.1396">
                <text:p>40</text:p>
              </table:table-cell>
              <table:table-cell office:value-type="float" office:value="227.286">
                <text:p>227.28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5.1678">
                <text:p>40</text:p>
              </table:table-cell>
              <table:table-cell office:value-type="float" office:value="227.289">
                <text:p>227.28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5.1964">
                <text:p>40</text:p>
              </table:table-cell>
              <table:table-cell office:value-type="float" office:value="227.292">
                <text:p>227.29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5.2262">
                <text:p>40</text:p>
              </table:table-cell>
              <table:table-cell office:value-type="float" office:value="227.293">
                <text:p>227.29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5.2555">
                <text:p>40</text:p>
              </table:table-cell>
              <table:table-cell office:value-type="float" office:value="227.294">
                <text:p>227.29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5.2838">
                <text:p>40</text:p>
              </table:table-cell>
              <table:table-cell office:value-type="float" office:value="227.294">
                <text:p>227.29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5.3127">
                <text:p>40</text:p>
              </table:table-cell>
              <table:table-cell office:value-type="float" office:value="227.294">
                <text:p>227.29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5.3409">
                <text:p>40</text:p>
              </table:table-cell>
              <table:table-cell office:value-type="float" office:value="227.292">
                <text:p>227.29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5.3692">
                <text:p>40</text:p>
              </table:table-cell>
              <table:table-cell office:value-type="float" office:value="227.29">
                <text:p>227.2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5.4011">
                <text:p>40</text:p>
              </table:table-cell>
              <table:table-cell office:value-type="float" office:value="227.287">
                <text:p>227.28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5.4315">
                <text:p>40</text:p>
              </table:table-cell>
              <table:table-cell office:value-type="float" office:value="227.284">
                <text:p>227.28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5.4634">
                <text:p>40</text:p>
              </table:table-cell>
              <table:table-cell office:value-type="float" office:value="227.279">
                <text:p>227.27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5.4936">
                <text:p>40</text:p>
              </table:table-cell>
              <table:table-cell office:value-type="float" office:value="227.274">
                <text:p>227.27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5.526">
                <text:p>40</text:p>
              </table:table-cell>
              <table:table-cell office:value-type="float" office:value="227.267">
                <text:p>227.26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5.5572">
                <text:p>40</text:p>
              </table:table-cell>
              <table:table-cell office:value-type="float" office:value="227.26">
                <text:p>227.2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5.5881">
                <text:p>40</text:p>
              </table:table-cell>
              <table:table-cell office:value-type="float" office:value="227.252">
                <text:p>227.25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5.6212">
                <text:p>40</text:p>
              </table:table-cell>
              <table:table-cell office:value-type="float" office:value="227.243">
                <text:p>227.24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5.6498">
                <text:p>40</text:p>
              </table:table-cell>
              <table:table-cell office:value-type="float" office:value="227.234">
                <text:p>227.23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5.6798">
                <text:p>40</text:p>
              </table:table-cell>
              <table:table-cell office:value-type="float" office:value="227.224">
                <text:p>227.22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5.7088">
                <text:p>40</text:p>
              </table:table-cell>
              <table:table-cell office:value-type="float" office:value="227.214">
                <text:p>227.21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5.7293">
                <text:p>40</text:p>
              </table:table-cell>
              <table:table-cell office:value-type="float" office:value="227.207">
                <text:p>227.20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5.7585">
                <text:p>40</text:p>
              </table:table-cell>
              <table:table-cell office:value-type="float" office:value="227.195">
                <text:p>227.19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5.7888">
                <text:p>40</text:p>
              </table:table-cell>
              <table:table-cell office:value-type="float" office:value="227.183">
                <text:p>227.18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5.818">
                <text:p>40</text:p>
              </table:table-cell>
              <table:table-cell office:value-type="float" office:value="227.17">
                <text:p>227.1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5.8463">
                <text:p>40</text:p>
              </table:table-cell>
              <table:table-cell office:value-type="float" office:value="227.158">
                <text:p>227.15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5.874">
                <text:p>40</text:p>
              </table:table-cell>
              <table:table-cell office:value-type="float" office:value="227.145">
                <text:p>227.14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5.908">
                <text:p>40</text:p>
              </table:table-cell>
              <table:table-cell office:value-type="float" office:value="227.128">
                <text:p>227.12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5.9385">
                <text:p>40</text:p>
              </table:table-cell>
              <table:table-cell office:value-type="float" office:value="227.112">
                <text:p>227.11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5.9654">
                <text:p>40</text:p>
              </table:table-cell>
              <table:table-cell office:value-type="float" office:value="227.097">
                <text:p>227.09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5.9948">
                <text:p>40</text:p>
              </table:table-cell>
              <table:table-cell office:value-type="float" office:value="227.081">
                <text:p>227.08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6.0261">
                <text:p>40</text:p>
              </table:table-cell>
              <table:table-cell office:value-type="float" office:value="227.063">
                <text:p>227.06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6.0593">
                <text:p>40</text:p>
              </table:table-cell>
              <table:table-cell office:value-type="float" office:value="227.043">
                <text:p>227.04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6.0894">
                <text:p>40</text:p>
              </table:table-cell>
              <table:table-cell office:value-type="float" office:value="227.024">
                <text:p>227.02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6.1219">
                <text:p>40</text:p>
              </table:table-cell>
              <table:table-cell office:value-type="float" office:value="227.004">
                <text:p>227.00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6.1534">
                <text:p>40</text:p>
              </table:table-cell>
              <table:table-cell office:value-type="float" office:value="226.983">
                <text:p>226.98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6.1863">
                <text:p>40</text:p>
              </table:table-cell>
              <table:table-cell office:value-type="float" office:value="226.961">
                <text:p>226.96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6.2186">
                <text:p>40</text:p>
              </table:table-cell>
              <table:table-cell office:value-type="float" office:value="226.938">
                <text:p>226.93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6.2498">
                <text:p>40</text:p>
              </table:table-cell>
              <table:table-cell office:value-type="float" office:value="226.916">
                <text:p>226.91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6.2805">
                <text:p>40</text:p>
              </table:table-cell>
              <table:table-cell office:value-type="float" office:value="226.893">
                <text:p>226.89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6.3125">
                <text:p>40</text:p>
              </table:table-cell>
              <table:table-cell office:value-type="float" office:value="226.869">
                <text:p>226.86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6.3423">
                <text:p>40</text:p>
              </table:table-cell>
              <table:table-cell office:value-type="float" office:value="226.846">
                <text:p>226.84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6.374">
                <text:p>40</text:p>
              </table:table-cell>
              <table:table-cell office:value-type="float" office:value="226.822">
                <text:p>226.82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6.4051">
                <text:p>40</text:p>
              </table:table-cell>
              <table:table-cell office:value-type="float" office:value="226.797">
                <text:p>226.79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6.4361">
                <text:p>40</text:p>
              </table:table-cell>
              <table:table-cell office:value-type="float" office:value="226.771">
                <text:p>226.77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6.4682">
                <text:p>40</text:p>
              </table:table-cell>
              <table:table-cell office:value-type="float" office:value="226.745">
                <text:p>226.74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6.5009">
                <text:p>40</text:p>
              </table:table-cell>
              <table:table-cell office:value-type="float" office:value="226.717">
                <text:p>226.71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6.5324">
                <text:p>40</text:p>
              </table:table-cell>
              <table:table-cell office:value-type="float" office:value="226.69">
                <text:p>226.6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6.5638">
                <text:p>40</text:p>
              </table:table-cell>
              <table:table-cell office:value-type="float" office:value="226.662">
                <text:p>226.66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6.5972">
                <text:p>40</text:p>
              </table:table-cell>
              <table:table-cell office:value-type="float" office:value="226.632">
                <text:p>226.63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6.6288">
                <text:p>40</text:p>
              </table:table-cell>
              <table:table-cell office:value-type="float" office:value="226.604">
                <text:p>226.60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6.6597">
                <text:p>40</text:p>
              </table:table-cell>
              <table:table-cell office:value-type="float" office:value="226.575">
                <text:p>226.57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6.691">
                <text:p>40</text:p>
              </table:table-cell>
              <table:table-cell office:value-type="float" office:value="226.546">
                <text:p>226.54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6.7223">
                <text:p>40</text:p>
              </table:table-cell>
              <table:table-cell office:value-type="float" office:value="226.517">
                <text:p>226.51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6.7535">
                <text:p>40</text:p>
              </table:table-cell>
              <table:table-cell office:value-type="float" office:value="226.487">
                <text:p>226.48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6.7901">
                <text:p>40</text:p>
              </table:table-cell>
              <table:table-cell office:value-type="float" office:value="226.451">
                <text:p>226.45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6.8204">
                <text:p>40</text:p>
              </table:table-cell>
              <table:table-cell office:value-type="float" office:value="226.422">
                <text:p>226.42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6.8499">
                <text:p>40</text:p>
              </table:table-cell>
              <table:table-cell office:value-type="float" office:value="226.392">
                <text:p>226.39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6.8784">
                <text:p>40</text:p>
              </table:table-cell>
              <table:table-cell office:value-type="float" office:value="226.364">
                <text:p>226.36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6.9108">
                <text:p>40</text:p>
              </table:table-cell>
              <table:table-cell office:value-type="float" office:value="226.331">
                <text:p>226.33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6.9427">
                <text:p>40</text:p>
              </table:table-cell>
              <table:table-cell office:value-type="float" office:value="226.298">
                <text:p>226.29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6.975">
                <text:p>40</text:p>
              </table:table-cell>
              <table:table-cell office:value-type="float" office:value="226.265">
                <text:p>226.26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7.0061">
                <text:p>40</text:p>
              </table:table-cell>
              <table:table-cell office:value-type="float" office:value="226.233">
                <text:p>226.23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7.038">
                <text:p>40</text:p>
              </table:table-cell>
              <table:table-cell office:value-type="float" office:value="226.199">
                <text:p>226.19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7.0688">
                <text:p>40</text:p>
              </table:table-cell>
              <table:table-cell office:value-type="float" office:value="226.167">
                <text:p>226.16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7.101">
                <text:p>40</text:p>
              </table:table-cell>
              <table:table-cell office:value-type="float" office:value="226.132">
                <text:p>226.13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7.1322">
                <text:p>40</text:p>
              </table:table-cell>
              <table:table-cell office:value-type="float" office:value="226.099">
                <text:p>226.09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7.1649">
                <text:p>40</text:p>
              </table:table-cell>
              <table:table-cell office:value-type="float" office:value="226.064">
                <text:p>226.06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7.1972">
                <text:p>40</text:p>
              </table:table-cell>
              <table:table-cell office:value-type="float" office:value="226.029">
                <text:p>226.02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7.2321">
                <text:p>40</text:p>
              </table:table-cell>
              <table:table-cell office:value-type="float" office:value="225.99">
                <text:p>225.9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7.2679">
                <text:p>40</text:p>
              </table:table-cell>
              <table:table-cell office:value-type="float" office:value="225.951">
                <text:p>225.95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7.2984">
                <text:p>40</text:p>
              </table:table-cell>
              <table:table-cell office:value-type="float" office:value="225.917">
                <text:p>225.91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7.3293">
                <text:p>40</text:p>
              </table:table-cell>
              <table:table-cell office:value-type="float" office:value="225.882">
                <text:p>225.88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7.36">
                <text:p>40</text:p>
              </table:table-cell>
              <table:table-cell office:value-type="float" office:value="225.848">
                <text:p>225.84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7.3914">
                <text:p>40</text:p>
              </table:table-cell>
              <table:table-cell office:value-type="float" office:value="225.813">
                <text:p>225.81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7.4248">
                <text:p>40</text:p>
              </table:table-cell>
              <table:table-cell office:value-type="float" office:value="225.775">
                <text:p>225.77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7.4547">
                <text:p>40</text:p>
              </table:table-cell>
              <table:table-cell office:value-type="float" office:value="225.741">
                <text:p>225.74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7.4863">
                <text:p>40</text:p>
              </table:table-cell>
              <table:table-cell office:value-type="float" office:value="225.705">
                <text:p>225.70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7.518">
                <text:p>40</text:p>
              </table:table-cell>
              <table:table-cell office:value-type="float" office:value="225.669">
                <text:p>225.66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7.5513">
                <text:p>40</text:p>
              </table:table-cell>
              <table:table-cell office:value-type="float" office:value="225.631">
                <text:p>225.63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7.5831">
                <text:p>40</text:p>
              </table:table-cell>
              <table:table-cell office:value-type="float" office:value="225.595">
                <text:p>225.59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7.6141">
                <text:p>40</text:p>
              </table:table-cell>
              <table:table-cell office:value-type="float" office:value="225.559">
                <text:p>225.55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7.6442">
                <text:p>40</text:p>
              </table:table-cell>
              <table:table-cell office:value-type="float" office:value="225.525">
                <text:p>225.52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7.6732">
                <text:p>40</text:p>
              </table:table-cell>
              <table:table-cell office:value-type="float" office:value="225.492">
                <text:p>225.49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7.7067">
                <text:p>40</text:p>
              </table:table-cell>
              <table:table-cell office:value-type="float" office:value="225.453">
                <text:p>225.45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7.7356">
                <text:p>40</text:p>
              </table:table-cell>
              <table:table-cell office:value-type="float" office:value="225.42">
                <text:p>225.4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7.7659">
                <text:p>40</text:p>
              </table:table-cell>
              <table:table-cell office:value-type="float" office:value="225.385">
                <text:p>225.38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7.7985">
                <text:p>40</text:p>
              </table:table-cell>
              <table:table-cell office:value-type="float" office:value="225.348">
                <text:p>225.34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7.827">
                <text:p>40</text:p>
              </table:table-cell>
              <table:table-cell office:value-type="float" office:value="225.315">
                <text:p>225.31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7.8558">
                <text:p>40</text:p>
              </table:table-cell>
              <table:table-cell office:value-type="float" office:value="225.282">
                <text:p>225.28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7.8874">
                <text:p>40</text:p>
              </table:table-cell>
              <table:table-cell office:value-type="float" office:value="225.246">
                <text:p>225.24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7.924">
                <text:p>40</text:p>
              </table:table-cell>
              <table:table-cell office:value-type="float" office:value="225.204">
                <text:p>225.20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7.9596">
                <text:p>40</text:p>
              </table:table-cell>
              <table:table-cell office:value-type="float" office:value="225.164">
                <text:p>225.16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7.9911">
                <text:p>40</text:p>
              </table:table-cell>
              <table:table-cell office:value-type="float" office:value="225.128">
                <text:p>225.12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8.0199">
                <text:p>40</text:p>
              </table:table-cell>
              <table:table-cell office:value-type="float" office:value="225.095">
                <text:p>225.09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8.0489">
                <text:p>40</text:p>
              </table:table-cell>
              <table:table-cell office:value-type="float" office:value="225.063">
                <text:p>225.06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8.078">
                <text:p>40</text:p>
              </table:table-cell>
              <table:table-cell office:value-type="float" office:value="225.03">
                <text:p>225.0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8.1064">
                <text:p>40</text:p>
              </table:table-cell>
              <table:table-cell office:value-type="float" office:value="224.998">
                <text:p>224.99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8.1349">
                <text:p>40</text:p>
              </table:table-cell>
              <table:table-cell office:value-type="float" office:value="224.967">
                <text:p>224.96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8.1642">
                <text:p>40</text:p>
              </table:table-cell>
              <table:table-cell office:value-type="float" office:value="224.934">
                <text:p>224.93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8.1938">
                <text:p>40</text:p>
              </table:table-cell>
              <table:table-cell office:value-type="float" office:value="224.902">
                <text:p>224.90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8.223">
                <text:p>40</text:p>
              </table:table-cell>
              <table:table-cell office:value-type="float" office:value="224.87">
                <text:p>224.8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8.252">
                <text:p>40</text:p>
              </table:table-cell>
              <table:table-cell office:value-type="float" office:value="224.838">
                <text:p>224.83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8.2807">
                <text:p>40</text:p>
              </table:table-cell>
              <table:table-cell office:value-type="float" office:value="224.807">
                <text:p>224.80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8.3106">
                <text:p>40</text:p>
              </table:table-cell>
              <table:table-cell office:value-type="float" office:value="224.775">
                <text:p>224.77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8.3389">
                <text:p>40</text:p>
              </table:table-cell>
              <table:table-cell office:value-type="float" office:value="224.744">
                <text:p>224.74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8.3678">
                <text:p>40</text:p>
              </table:table-cell>
              <table:table-cell office:value-type="float" office:value="224.714">
                <text:p>224.71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8.3967">
                <text:p>40</text:p>
              </table:table-cell>
              <table:table-cell office:value-type="float" office:value="224.683">
                <text:p>224.68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8.4266">
                <text:p>40</text:p>
              </table:table-cell>
              <table:table-cell office:value-type="float" office:value="224.652">
                <text:p>224.65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8.4626">
                <text:p>40</text:p>
              </table:table-cell>
              <table:table-cell office:value-type="float" office:value="224.614">
                <text:p>224.61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8.4909">
                <text:p>40</text:p>
              </table:table-cell>
              <table:table-cell office:value-type="float" office:value="224.585">
                <text:p>224.58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8.5197">
                <text:p>40</text:p>
              </table:table-cell>
              <table:table-cell office:value-type="float" office:value="224.556">
                <text:p>224.55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8.5486">
                <text:p>40</text:p>
              </table:table-cell>
              <table:table-cell office:value-type="float" office:value="224.527">
                <text:p>224.52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8.5774">
                <text:p>40</text:p>
              </table:table-cell>
              <table:table-cell office:value-type="float" office:value="224.498">
                <text:p>224.49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8.6072">
                <text:p>40</text:p>
              </table:table-cell>
              <table:table-cell office:value-type="float" office:value="224.469">
                <text:p>224.46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8.6366">
                <text:p>40</text:p>
              </table:table-cell>
              <table:table-cell office:value-type="float" office:value="224.44">
                <text:p>224.4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8.6669">
                <text:p>40</text:p>
              </table:table-cell>
              <table:table-cell office:value-type="float" office:value="224.41">
                <text:p>224.4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8.6969">
                <text:p>40</text:p>
              </table:table-cell>
              <table:table-cell office:value-type="float" office:value="224.381">
                <text:p>224.38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8.7283">
                <text:p>40</text:p>
              </table:table-cell>
              <table:table-cell office:value-type="float" office:value="224.352">
                <text:p>224.35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8.7584">
                <text:p>40</text:p>
              </table:table-cell>
              <table:table-cell office:value-type="float" office:value="224.324">
                <text:p>224.32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8.7874">
                <text:p>40</text:p>
              </table:table-cell>
              <table:table-cell office:value-type="float" office:value="224.297">
                <text:p>224.29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8.8153">
                <text:p>40</text:p>
              </table:table-cell>
              <table:table-cell office:value-type="float" office:value="224.271">
                <text:p>224.27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8.8442">
                <text:p>40</text:p>
              </table:table-cell>
              <table:table-cell office:value-type="float" office:value="224.245">
                <text:p>224.24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8.8739">
                <text:p>40</text:p>
              </table:table-cell>
              <table:table-cell office:value-type="float" office:value="224.219">
                <text:p>224.21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8.9036">
                <text:p>40</text:p>
              </table:table-cell>
              <table:table-cell office:value-type="float" office:value="224.193">
                <text:p>224.19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8.9344">
                <text:p>40</text:p>
              </table:table-cell>
              <table:table-cell office:value-type="float" office:value="224.166">
                <text:p>224.16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8.965">
                <text:p>40</text:p>
              </table:table-cell>
              <table:table-cell office:value-type="float" office:value="224.14">
                <text:p>224.1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8.9954">
                <text:p>40</text:p>
              </table:table-cell>
              <table:table-cell office:value-type="float" office:value="224.114">
                <text:p>224.11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9.0247">
                <text:p>40</text:p>
              </table:table-cell>
              <table:table-cell office:value-type="float" office:value="224.09">
                <text:p>224.0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9.0539">
                <text:p>40</text:p>
              </table:table-cell>
              <table:table-cell office:value-type="float" office:value="224.066">
                <text:p>224.06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9.0851">
                <text:p>40</text:p>
              </table:table-cell>
              <table:table-cell office:value-type="float" office:value="224.041">
                <text:p>224.04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9.1166">
                <text:p>40</text:p>
              </table:table-cell>
              <table:table-cell office:value-type="float" office:value="224.017">
                <text:p>224.01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9.149">
                <text:p>40</text:p>
              </table:table-cell>
              <table:table-cell office:value-type="float" office:value="223.991">
                <text:p>223.99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9.1807">
                <text:p>40</text:p>
              </table:table-cell>
              <table:table-cell office:value-type="float" office:value="223.967">
                <text:p>223.96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9.2144">
                <text:p>40</text:p>
              </table:table-cell>
              <table:table-cell office:value-type="float" office:value="223.942">
                <text:p>223.94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9.246">
                <text:p>40</text:p>
              </table:table-cell>
              <table:table-cell office:value-type="float" office:value="223.919">
                <text:p>223.91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9.2769">
                <text:p>40</text:p>
              </table:table-cell>
              <table:table-cell office:value-type="float" office:value="223.898">
                <text:p>223.89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9.3096">
                <text:p>40</text:p>
              </table:table-cell>
              <table:table-cell office:value-type="float" office:value="223.875">
                <text:p>223.87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9.3416">
                <text:p>40</text:p>
              </table:table-cell>
              <table:table-cell office:value-type="float" office:value="223.853">
                <text:p>223.85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9.3726">
                <text:p>40</text:p>
              </table:table-cell>
              <table:table-cell office:value-type="float" office:value="223.832">
                <text:p>223.83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9.4048">
                <text:p>40</text:p>
              </table:table-cell>
              <table:table-cell office:value-type="float" office:value="223.811">
                <text:p>223.81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9.4356">
                <text:p>40</text:p>
              </table:table-cell>
              <table:table-cell office:value-type="float" office:value="223.792">
                <text:p>223.79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9.4678">
                <text:p>40</text:p>
              </table:table-cell>
              <table:table-cell office:value-type="float" office:value="223.772">
                <text:p>223.77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9.5014">
                <text:p>40</text:p>
              </table:table-cell>
              <table:table-cell office:value-type="float" office:value="223.752">
                <text:p>223.75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9.5329">
                <text:p>40</text:p>
              </table:table-cell>
              <table:table-cell office:value-type="float" office:value="223.734">
                <text:p>223.73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9.5639">
                <text:p>40</text:p>
              </table:table-cell>
              <table:table-cell office:value-type="float" office:value="223.716">
                <text:p>223.71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9.5955">
                <text:p>40</text:p>
              </table:table-cell>
              <table:table-cell office:value-type="float" office:value="223.699">
                <text:p>223.69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9.6268">
                <text:p>40</text:p>
              </table:table-cell>
              <table:table-cell office:value-type="float" office:value="223.682">
                <text:p>223.68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9.6594">
                <text:p>40</text:p>
              </table:table-cell>
              <table:table-cell office:value-type="float" office:value="223.665">
                <text:p>223.66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9.6907">
                <text:p>40</text:p>
              </table:table-cell>
              <table:table-cell office:value-type="float" office:value="223.649">
                <text:p>223.64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9.7293">
                <text:p>40</text:p>
              </table:table-cell>
              <table:table-cell office:value-type="float" office:value="223.631">
                <text:p>223.63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9.7603">
                <text:p>40</text:p>
              </table:table-cell>
              <table:table-cell office:value-type="float" office:value="223.616">
                <text:p>223.61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9.7942">
                <text:p>40</text:p>
              </table:table-cell>
              <table:table-cell office:value-type="float" office:value="223.601">
                <text:p>223.60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9.8266">
                <text:p>40</text:p>
              </table:table-cell>
              <table:table-cell office:value-type="float" office:value="223.587">
                <text:p>223.58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9.8603">
                <text:p>40</text:p>
              </table:table-cell>
              <table:table-cell office:value-type="float" office:value="223.573">
                <text:p>223.57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9.8928">
                <text:p>40</text:p>
              </table:table-cell>
              <table:table-cell office:value-type="float" office:value="223.56">
                <text:p>223.5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9.9214">
                <text:p>40</text:p>
              </table:table-cell>
              <table:table-cell office:value-type="float" office:value="223.55">
                <text:p>223.5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9.9558">
                <text:p>40</text:p>
              </table:table-cell>
              <table:table-cell office:value-type="float" office:value="223.537">
                <text:p>223.53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39.9862">
                <text:p>40</text:p>
              </table:table-cell>
              <table:table-cell office:value-type="float" office:value="223.527">
                <text:p>223.52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0.0142">
                <text:p>40</text:p>
              </table:table-cell>
              <table:table-cell office:value-type="float" office:value="223.518">
                <text:p>223.51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0.0458">
                <text:p>40</text:p>
              </table:table-cell>
              <table:table-cell office:value-type="float" office:value="223.508">
                <text:p>223.50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0.0779">
                <text:p>40</text:p>
              </table:table-cell>
              <table:table-cell office:value-type="float" office:value="223.498">
                <text:p>223.49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0.1106">
                <text:p>40</text:p>
              </table:table-cell>
              <table:table-cell office:value-type="float" office:value="223.489">
                <text:p>223.48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0.1432">
                <text:p>40</text:p>
              </table:table-cell>
              <table:table-cell office:value-type="float" office:value="223.481">
                <text:p>223.48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0.1764">
                <text:p>40</text:p>
              </table:table-cell>
              <table:table-cell office:value-type="float" office:value="223.473">
                <text:p>223.47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0.2113">
                <text:p>40</text:p>
              </table:table-cell>
              <table:table-cell office:value-type="float" office:value="223.465">
                <text:p>223.46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0.2443">
                <text:p>40</text:p>
              </table:table-cell>
              <table:table-cell office:value-type="float" office:value="223.458">
                <text:p>223.45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0.2766">
                <text:p>40</text:p>
              </table:table-cell>
              <table:table-cell office:value-type="float" office:value="223.452">
                <text:p>223.45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0.31">
                <text:p>40</text:p>
              </table:table-cell>
              <table:table-cell office:value-type="float" office:value="223.447">
                <text:p>223.44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0.3431">
                <text:p>40</text:p>
              </table:table-cell>
              <table:table-cell office:value-type="float" office:value="223.442">
                <text:p>223.44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0.3747">
                <text:p>40</text:p>
              </table:table-cell>
              <table:table-cell office:value-type="float" office:value="223.438">
                <text:p>223.43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0.4068">
                <text:p>40</text:p>
              </table:table-cell>
              <table:table-cell office:value-type="float" office:value="223.434">
                <text:p>223.43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0.4397">
                <text:p>40</text:p>
              </table:table-cell>
              <table:table-cell office:value-type="float" office:value="223.431">
                <text:p>223.43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0.472">
                <text:p>40</text:p>
              </table:table-cell>
              <table:table-cell office:value-type="float" office:value="223.428">
                <text:p>223.42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0.5042">
                <text:p>40</text:p>
              </table:table-cell>
              <table:table-cell office:value-type="float" office:value="223.426">
                <text:p>223.42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0.5373">
                <text:p>40</text:p>
              </table:table-cell>
              <table:table-cell office:value-type="float" office:value="223.425">
                <text:p>223.42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0.5575">
                <text:p>40</text:p>
              </table:table-cell>
              <table:table-cell office:value-type="float" office:value="223.424">
                <text:p>223.42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0.5892">
                <text:p>40</text:p>
              </table:table-cell>
              <table:table-cell office:value-type="float" office:value="223.424">
                <text:p>223.42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0.618">
                <text:p>40</text:p>
              </table:table-cell>
              <table:table-cell office:value-type="float" office:value="223.423">
                <text:p>223.42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0.6475">
                <text:p>40</text:p>
              </table:table-cell>
              <table:table-cell office:value-type="float" office:value="223.424">
                <text:p>223.42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0.6773">
                <text:p>40</text:p>
              </table:table-cell>
              <table:table-cell office:value-type="float" office:value="223.425">
                <text:p>223.42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0.7065">
                <text:p>40</text:p>
              </table:table-cell>
              <table:table-cell office:value-type="float" office:value="223.426">
                <text:p>223.42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0.7351">
                <text:p>40</text:p>
              </table:table-cell>
              <table:table-cell office:value-type="float" office:value="223.428">
                <text:p>223.42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0.7667">
                <text:p>40</text:p>
              </table:table-cell>
              <table:table-cell office:value-type="float" office:value="223.43">
                <text:p>223.4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0.8007">
                <text:p>40</text:p>
              </table:table-cell>
              <table:table-cell office:value-type="float" office:value="223.434">
                <text:p>223.43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0.8335">
                <text:p>40</text:p>
              </table:table-cell>
              <table:table-cell office:value-type="float" office:value="223.437">
                <text:p>223.43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0.8652">
                <text:p>40</text:p>
              </table:table-cell>
              <table:table-cell office:value-type="float" office:value="223.441">
                <text:p>223.44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0.8973">
                <text:p>40</text:p>
              </table:table-cell>
              <table:table-cell office:value-type="float" office:value="223.446">
                <text:p>223.44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0.9303">
                <text:p>40</text:p>
              </table:table-cell>
              <table:table-cell office:value-type="float" office:value="223.451">
                <text:p>223.45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0.963">
                <text:p>40</text:p>
              </table:table-cell>
              <table:table-cell office:value-type="float" office:value="223.457">
                <text:p>223.45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0.9958">
                <text:p>40</text:p>
              </table:table-cell>
              <table:table-cell office:value-type="float" office:value="223.464">
                <text:p>223.46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1.0282">
                <text:p>40</text:p>
              </table:table-cell>
              <table:table-cell office:value-type="float" office:value="223.47">
                <text:p>223.4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1.0565">
                <text:p>40</text:p>
              </table:table-cell>
              <table:table-cell office:value-type="float" office:value="223.477">
                <text:p>223.47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1.1068">
                <text:p>40</text:p>
              </table:table-cell>
              <table:table-cell office:value-type="float" office:value="223.49">
                <text:p>223.4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1.1667">
                <text:p>40</text:p>
              </table:table-cell>
              <table:table-cell office:value-type="float" office:value="223.506">
                <text:p>223.50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1.1994">
                <text:p>40</text:p>
              </table:table-cell>
              <table:table-cell office:value-type="float" office:value="223.516">
                <text:p>223.51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1.2323">
                <text:p>40</text:p>
              </table:table-cell>
              <table:table-cell office:value-type="float" office:value="223.526">
                <text:p>223.52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1.2627">
                <text:p>40</text:p>
              </table:table-cell>
              <table:table-cell office:value-type="float" office:value="223.536">
                <text:p>223.53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1.2935">
                <text:p>40</text:p>
              </table:table-cell>
              <table:table-cell office:value-type="float" office:value="223.546">
                <text:p>223.54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1.3297">
                <text:p>40</text:p>
              </table:table-cell>
              <table:table-cell office:value-type="float" office:value="223.559">
                <text:p>223.55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1.3629">
                <text:p>40</text:p>
              </table:table-cell>
              <table:table-cell office:value-type="float" office:value="223.572">
                <text:p>223.57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1.3947">
                <text:p>40</text:p>
              </table:table-cell>
              <table:table-cell office:value-type="float" office:value="223.584">
                <text:p>223.58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1.4272">
                <text:p>40</text:p>
              </table:table-cell>
              <table:table-cell office:value-type="float" office:value="223.597">
                <text:p>223.59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1.4598">
                <text:p>40</text:p>
              </table:table-cell>
              <table:table-cell office:value-type="float" office:value="223.611">
                <text:p>223.61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1.4917">
                <text:p>40</text:p>
              </table:table-cell>
              <table:table-cell office:value-type="float" office:value="223.625">
                <text:p>223.62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1.5233">
                <text:p>40</text:p>
              </table:table-cell>
              <table:table-cell office:value-type="float" office:value="223.639">
                <text:p>223.63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1.5609">
                <text:p>40</text:p>
              </table:table-cell>
              <table:table-cell office:value-type="float" office:value="223.656">
                <text:p>223.65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1.592">
                <text:p>40</text:p>
              </table:table-cell>
              <table:table-cell office:value-type="float" office:value="223.671">
                <text:p>223.67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1.6273">
                <text:p>40</text:p>
              </table:table-cell>
              <table:table-cell office:value-type="float" office:value="223.689">
                <text:p>223.68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1.6587">
                <text:p>40</text:p>
              </table:table-cell>
              <table:table-cell office:value-type="float" office:value="223.704">
                <text:p>223.70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1.6906">
                <text:p>40</text:p>
              </table:table-cell>
              <table:table-cell office:value-type="float" office:value="223.721">
                <text:p>223.72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1.7219">
                <text:p>40</text:p>
              </table:table-cell>
              <table:table-cell office:value-type="float" office:value="223.738">
                <text:p>223.73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1.7541">
                <text:p>40</text:p>
              </table:table-cell>
              <table:table-cell office:value-type="float" office:value="223.756">
                <text:p>223.75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1.7843">
                <text:p>40</text:p>
              </table:table-cell>
              <table:table-cell office:value-type="float" office:value="223.773">
                <text:p>223.77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1.8169">
                <text:p>40</text:p>
              </table:table-cell>
              <table:table-cell office:value-type="float" office:value="223.791">
                <text:p>223.79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1.8458">
                <text:p>40</text:p>
              </table:table-cell>
              <table:table-cell office:value-type="float" office:value="223.808">
                <text:p>223.80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1.8759">
                <text:p>40</text:p>
              </table:table-cell>
              <table:table-cell office:value-type="float" office:value="223.826">
                <text:p>223.82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1.9063">
                <text:p>40</text:p>
              </table:table-cell>
              <table:table-cell office:value-type="float" office:value="223.845">
                <text:p>223.84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1.9351">
                <text:p>40</text:p>
              </table:table-cell>
              <table:table-cell office:value-type="float" office:value="223.863">
                <text:p>223.86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1.9689">
                <text:p>40</text:p>
              </table:table-cell>
              <table:table-cell office:value-type="float" office:value="223.885">
                <text:p>223.88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2.0093">
                <text:p>40</text:p>
              </table:table-cell>
              <table:table-cell office:value-type="float" office:value="223.911">
                <text:p>223.91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2.0388">
                <text:p>40</text:p>
              </table:table-cell>
              <table:table-cell office:value-type="float" office:value="223.931">
                <text:p>223.93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2.0671">
                <text:p>40</text:p>
              </table:table-cell>
              <table:table-cell office:value-type="float" office:value="223.95">
                <text:p>223.9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2.1014">
                <text:p>40</text:p>
              </table:table-cell>
              <table:table-cell office:value-type="float" office:value="223.973">
                <text:p>223.97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2.1308">
                <text:p>40</text:p>
              </table:table-cell>
              <table:table-cell office:value-type="float" office:value="223.994">
                <text:p>223.99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2.16">
                <text:p>40</text:p>
              </table:table-cell>
              <table:table-cell office:value-type="float" office:value="224.015">
                <text:p>224.01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2.1895">
                <text:p>40</text:p>
              </table:table-cell>
              <table:table-cell office:value-type="float" office:value="224.036">
                <text:p>224.03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2.2198">
                <text:p>40</text:p>
              </table:table-cell>
              <table:table-cell office:value-type="float" office:value="224.058">
                <text:p>224.05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2.2514">
                <text:p>40</text:p>
              </table:table-cell>
              <table:table-cell office:value-type="float" office:value="224.082">
                <text:p>224.08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2.2816">
                <text:p>40</text:p>
              </table:table-cell>
              <table:table-cell office:value-type="float" office:value="224.105">
                <text:p>224.10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2.3124">
                <text:p>40</text:p>
              </table:table-cell>
              <table:table-cell office:value-type="float" office:value="224.128">
                <text:p>224.12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2.3425">
                <text:p>40</text:p>
              </table:table-cell>
              <table:table-cell office:value-type="float" office:value="224.152">
                <text:p>224.15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2.374">
                <text:p>40</text:p>
              </table:table-cell>
              <table:table-cell office:value-type="float" office:value="224.176">
                <text:p>224.17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2.4062">
                <text:p>40</text:p>
              </table:table-cell>
              <table:table-cell office:value-type="float" office:value="224.202">
                <text:p>224.20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2.439">
                <text:p>40</text:p>
              </table:table-cell>
              <table:table-cell office:value-type="float" office:value="224.229">
                <text:p>224.22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2.4712">
                <text:p>40</text:p>
              </table:table-cell>
              <table:table-cell office:value-type="float" office:value="224.255">
                <text:p>224.25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2.5031">
                <text:p>40</text:p>
              </table:table-cell>
              <table:table-cell office:value-type="float" office:value="224.282">
                <text:p>224.28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2.5342">
                <text:p>40</text:p>
              </table:table-cell>
              <table:table-cell office:value-type="float" office:value="224.308">
                <text:p>224.30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2.5686">
                <text:p>40</text:p>
              </table:table-cell>
              <table:table-cell office:value-type="float" office:value="224.337">
                <text:p>224.33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2.6014">
                <text:p>40</text:p>
              </table:table-cell>
              <table:table-cell office:value-type="float" office:value="224.366">
                <text:p>224.36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2.6345">
                <text:p>40</text:p>
              </table:table-cell>
              <table:table-cell office:value-type="float" office:value="224.394">
                <text:p>224.39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2.667">
                <text:p>40</text:p>
              </table:table-cell>
              <table:table-cell office:value-type="float" office:value="224.423">
                <text:p>224.42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2.7001">
                <text:p>40</text:p>
              </table:table-cell>
              <table:table-cell office:value-type="float" office:value="224.453">
                <text:p>224.45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2.7297">
                <text:p>40</text:p>
              </table:table-cell>
              <table:table-cell office:value-type="float" office:value="224.479">
                <text:p>224.47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2.7607">
                <text:p>40</text:p>
              </table:table-cell>
              <table:table-cell office:value-type="float" office:value="224.508">
                <text:p>224.50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2.792">
                <text:p>40</text:p>
              </table:table-cell>
              <table:table-cell office:value-type="float" office:value="224.536">
                <text:p>224.53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2.8232">
                <text:p>40</text:p>
              </table:table-cell>
              <table:table-cell office:value-type="float" office:value="224.565">
                <text:p>224.56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2.8533">
                <text:p>40</text:p>
              </table:table-cell>
              <table:table-cell office:value-type="float" office:value="224.594">
                <text:p>224.59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2.8831">
                <text:p>40</text:p>
              </table:table-cell>
              <table:table-cell office:value-type="float" office:value="224.622">
                <text:p>224.62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2.9136">
                <text:p>40</text:p>
              </table:table-cell>
              <table:table-cell office:value-type="float" office:value="224.651">
                <text:p>224.65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2.9442">
                <text:p>40</text:p>
              </table:table-cell>
              <table:table-cell office:value-type="float" office:value="224.68">
                <text:p>224.6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2.9737">
                <text:p>40</text:p>
              </table:table-cell>
              <table:table-cell office:value-type="float" office:value="224.709">
                <text:p>224.70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3.004">
                <text:p>40</text:p>
              </table:table-cell>
              <table:table-cell office:value-type="float" office:value="224.739">
                <text:p>224.73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3.0353">
                <text:p>40</text:p>
              </table:table-cell>
              <table:table-cell office:value-type="float" office:value="224.77">
                <text:p>224.7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3.0674">
                <text:p>40</text:p>
              </table:table-cell>
              <table:table-cell office:value-type="float" office:value="224.802">
                <text:p>224.80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3.1006">
                <text:p>40</text:p>
              </table:table-cell>
              <table:table-cell office:value-type="float" office:value="224.835">
                <text:p>224.83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3.1336">
                <text:p>40</text:p>
              </table:table-cell>
              <table:table-cell office:value-type="float" office:value="224.868">
                <text:p>224.86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3.1671">
                <text:p>40</text:p>
              </table:table-cell>
              <table:table-cell office:value-type="float" office:value="224.903">
                <text:p>224.90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3.1996">
                <text:p>40</text:p>
              </table:table-cell>
              <table:table-cell office:value-type="float" office:value="224.936">
                <text:p>224.93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3.2325">
                <text:p>40</text:p>
              </table:table-cell>
              <table:table-cell office:value-type="float" office:value="224.97">
                <text:p>224.9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3.268">
                <text:p>40</text:p>
              </table:table-cell>
              <table:table-cell office:value-type="float" office:value="225.007">
                <text:p>225.00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3.3018">
                <text:p>40</text:p>
              </table:table-cell>
              <table:table-cell office:value-type="float" office:value="225.043">
                <text:p>225.04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3.3355">
                <text:p>40</text:p>
              </table:table-cell>
              <table:table-cell office:value-type="float" office:value="225.078">
                <text:p>225.07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3.3684">
                <text:p>40</text:p>
              </table:table-cell>
              <table:table-cell office:value-type="float" office:value="225.113">
                <text:p>225.11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3.4029">
                <text:p>40</text:p>
              </table:table-cell>
              <table:table-cell office:value-type="float" office:value="225.15">
                <text:p>225.1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3.437">
                <text:p>40</text:p>
              </table:table-cell>
              <table:table-cell office:value-type="float" office:value="225.187">
                <text:p>225.18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3.4701">
                <text:p>40</text:p>
              </table:table-cell>
              <table:table-cell office:value-type="float" office:value="225.223">
                <text:p>225.22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3.5003">
                <text:p>40</text:p>
              </table:table-cell>
              <table:table-cell office:value-type="float" office:value="225.256">
                <text:p>225.25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3.5307">
                <text:p>40</text:p>
              </table:table-cell>
              <table:table-cell office:value-type="float" office:value="225.289">
                <text:p>225.28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3.5605">
                <text:p>40</text:p>
              </table:table-cell>
              <table:table-cell office:value-type="float" office:value="225.322">
                <text:p>225.32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3.5906">
                <text:p>40</text:p>
              </table:table-cell>
              <table:table-cell office:value-type="float" office:value="225.356">
                <text:p>225.35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3.6199">
                <text:p>40</text:p>
              </table:table-cell>
              <table:table-cell office:value-type="float" office:value="225.389">
                <text:p>225.38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3.6507">
                <text:p>40</text:p>
              </table:table-cell>
              <table:table-cell office:value-type="float" office:value="225.423">
                <text:p>225.42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3.6835">
                <text:p>40</text:p>
              </table:table-cell>
              <table:table-cell office:value-type="float" office:value="225.46">
                <text:p>225.4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3.717">
                <text:p>40</text:p>
              </table:table-cell>
              <table:table-cell office:value-type="float" office:value="225.498">
                <text:p>225.49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3.7512">
                <text:p>40</text:p>
              </table:table-cell>
              <table:table-cell office:value-type="float" office:value="225.537">
                <text:p>225.53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3.7836">
                <text:p>40</text:p>
              </table:table-cell>
              <table:table-cell office:value-type="float" office:value="225.574">
                <text:p>225.57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3.8158">
                <text:p>40</text:p>
              </table:table-cell>
              <table:table-cell office:value-type="float" office:value="225.611">
                <text:p>225.61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3.8499">
                <text:p>40</text:p>
              </table:table-cell>
              <table:table-cell office:value-type="float" office:value="225.651">
                <text:p>225.65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3.884">
                <text:p>40</text:p>
              </table:table-cell>
              <table:table-cell office:value-type="float" office:value="225.691">
                <text:p>225.69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3.9162">
                <text:p>40</text:p>
              </table:table-cell>
              <table:table-cell office:value-type="float" office:value="225.728">
                <text:p>225.72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3.948">
                <text:p>40</text:p>
              </table:table-cell>
              <table:table-cell office:value-type="float" office:value="225.765">
                <text:p>225.76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3.9818">
                <text:p>40</text:p>
              </table:table-cell>
              <table:table-cell office:value-type="float" office:value="225.805">
                <text:p>225.80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4.0033">
                <text:p>40</text:p>
              </table:table-cell>
              <table:table-cell office:value-type="float" office:value="225.831">
                <text:p>225.83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4.0373">
                <text:p>40</text:p>
              </table:table-cell>
              <table:table-cell office:value-type="float" office:value="225.871">
                <text:p>225.87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4.0659">
                <text:p>40</text:p>
              </table:table-cell>
              <table:table-cell office:value-type="float" office:value="225.905">
                <text:p>225.90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4.0948">
                <text:p>40</text:p>
              </table:table-cell>
              <table:table-cell office:value-type="float" office:value="225.939">
                <text:p>225.93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4.1254">
                <text:p>40</text:p>
              </table:table-cell>
              <table:table-cell office:value-type="float" office:value="225.975">
                <text:p>225.97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4.1577">
                <text:p>40</text:p>
              </table:table-cell>
              <table:table-cell office:value-type="float" office:value="226.014">
                <text:p>226.01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4.1904">
                <text:p>40</text:p>
              </table:table-cell>
              <table:table-cell office:value-type="float" office:value="226.053">
                <text:p>226.05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4.2244">
                <text:p>40</text:p>
              </table:table-cell>
              <table:table-cell office:value-type="float" office:value="226.094">
                <text:p>226.09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4.2569">
                <text:p>40</text:p>
              </table:table-cell>
              <table:table-cell office:value-type="float" office:value="226.133">
                <text:p>226.13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4.291">
                <text:p>40</text:p>
              </table:table-cell>
              <table:table-cell office:value-type="float" office:value="226.174">
                <text:p>226.17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4.3238">
                <text:p>40</text:p>
              </table:table-cell>
              <table:table-cell office:value-type="float" office:value="226.213">
                <text:p>226.21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4.3574">
                <text:p>40</text:p>
              </table:table-cell>
              <table:table-cell office:value-type="float" office:value="226.254">
                <text:p>226.25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4.3796">
                <text:p>40</text:p>
              </table:table-cell>
              <table:table-cell office:value-type="float" office:value="226.28">
                <text:p>226.2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4.4134">
                <text:p>40</text:p>
              </table:table-cell>
              <table:table-cell office:value-type="float" office:value="226.321">
                <text:p>226.32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4.4431">
                <text:p>40</text:p>
              </table:table-cell>
              <table:table-cell office:value-type="float" office:value="226.357">
                <text:p>226.35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4.4743">
                <text:p>40</text:p>
              </table:table-cell>
              <table:table-cell office:value-type="float" office:value="226.394">
                <text:p>226.39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4.5058">
                <text:p>40</text:p>
              </table:table-cell>
              <table:table-cell office:value-type="float" office:value="226.432">
                <text:p>226.43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4.5377">
                <text:p>40</text:p>
              </table:table-cell>
              <table:table-cell office:value-type="float" office:value="226.47">
                <text:p>226.4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4.5699">
                <text:p>40</text:p>
              </table:table-cell>
              <table:table-cell office:value-type="float" office:value="226.508">
                <text:p>226.50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4.6013">
                <text:p>40</text:p>
              </table:table-cell>
              <table:table-cell office:value-type="float" office:value="226.545">
                <text:p>226.54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4.6325">
                <text:p>40</text:p>
              </table:table-cell>
              <table:table-cell office:value-type="float" office:value="226.582">
                <text:p>226.58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4.6635">
                <text:p>40</text:p>
              </table:table-cell>
              <table:table-cell office:value-type="float" office:value="226.618">
                <text:p>226.61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4.6949">
                <text:p>40</text:p>
              </table:table-cell>
              <table:table-cell office:value-type="float" office:value="226.655">
                <text:p>226.65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4.7269">
                <text:p>40</text:p>
              </table:table-cell>
              <table:table-cell office:value-type="float" office:value="226.692">
                <text:p>226.69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4.7562">
                <text:p>40</text:p>
              </table:table-cell>
              <table:table-cell office:value-type="float" office:value="226.726">
                <text:p>226.72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4.787">
                <text:p>40</text:p>
              </table:table-cell>
              <table:table-cell office:value-type="float" office:value="226.761">
                <text:p>226.76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4.8187">
                <text:p>40</text:p>
              </table:table-cell>
              <table:table-cell office:value-type="float" office:value="226.797">
                <text:p>226.79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4.8491">
                <text:p>40</text:p>
              </table:table-cell>
              <table:table-cell office:value-type="float" office:value="226.831">
                <text:p>226.83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4.8813">
                <text:p>40</text:p>
              </table:table-cell>
              <table:table-cell office:value-type="float" office:value="226.867">
                <text:p>226.86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4.9125">
                <text:p>40</text:p>
              </table:table-cell>
              <table:table-cell office:value-type="float" office:value="226.902">
                <text:p>226.90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4.9424">
                <text:p>40</text:p>
              </table:table-cell>
              <table:table-cell office:value-type="float" office:value="226.934">
                <text:p>226.93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4.9755">
                <text:p>40</text:p>
              </table:table-cell>
              <table:table-cell office:value-type="float" office:value="226.97">
                <text:p>226.9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5.007">
                <text:p>50</text:p>
              </table:table-cell>
              <table:table-cell office:value-type="float" office:value="227.004">
                <text:p>227.00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5.0391">
                <text:p>50</text:p>
              </table:table-cell>
              <table:table-cell office:value-type="float" office:value="227.038">
                <text:p>227.03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5.0707">
                <text:p>50</text:p>
              </table:table-cell>
              <table:table-cell office:value-type="float" office:value="227.071">
                <text:p>227.07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5.1076">
                <text:p>50</text:p>
              </table:table-cell>
              <table:table-cell office:value-type="float" office:value="227.109">
                <text:p>227.10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5.1385">
                <text:p>50</text:p>
              </table:table-cell>
              <table:table-cell office:value-type="float" office:value="227.14">
                <text:p>227.1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5.1697">
                <text:p>50</text:p>
              </table:table-cell>
              <table:table-cell office:value-type="float" office:value="227.17">
                <text:p>227.1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5.1987">
                <text:p>50</text:p>
              </table:table-cell>
              <table:table-cell office:value-type="float" office:value="227.199">
                <text:p>227.19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5.229">
                <text:p>50</text:p>
              </table:table-cell>
              <table:table-cell office:value-type="float" office:value="227.228">
                <text:p>227.22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5.2621">
                <text:p>50</text:p>
              </table:table-cell>
              <table:table-cell office:value-type="float" office:value="227.259">
                <text:p>227.25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5.2944">
                <text:p>50</text:p>
              </table:table-cell>
              <table:table-cell office:value-type="float" office:value="227.288">
                <text:p>227.28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5.3236">
                <text:p>50</text:p>
              </table:table-cell>
              <table:table-cell office:value-type="float" office:value="227.314">
                <text:p>227.31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5.3533">
                <text:p>50</text:p>
              </table:table-cell>
              <table:table-cell office:value-type="float" office:value="227.341">
                <text:p>227.34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5.3828">
                <text:p>50</text:p>
              </table:table-cell>
              <table:table-cell office:value-type="float" office:value="227.366">
                <text:p>227.36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5.4125">
                <text:p>50</text:p>
              </table:table-cell>
              <table:table-cell office:value-type="float" office:value="227.391">
                <text:p>227.39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5.441">
                <text:p>50</text:p>
              </table:table-cell>
              <table:table-cell office:value-type="float" office:value="227.414">
                <text:p>227.41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5.4688">
                <text:p>50</text:p>
              </table:table-cell>
              <table:table-cell office:value-type="float" office:value="227.436">
                <text:p>227.43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5.498">
                <text:p>50</text:p>
              </table:table-cell>
              <table:table-cell office:value-type="float" office:value="227.459">
                <text:p>227.45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5.5267">
                <text:p>50</text:p>
              </table:table-cell>
              <table:table-cell office:value-type="float" office:value="227.48">
                <text:p>227.4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5.5575">
                <text:p>50</text:p>
              </table:table-cell>
              <table:table-cell office:value-type="float" office:value="227.503">
                <text:p>227.50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5.5906">
                <text:p>50</text:p>
              </table:table-cell>
              <table:table-cell office:value-type="float" office:value="227.526">
                <text:p>227.52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5.6219">
                <text:p>50</text:p>
              </table:table-cell>
              <table:table-cell office:value-type="float" office:value="227.548">
                <text:p>227.54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5.6546">
                <text:p>50</text:p>
              </table:table-cell>
              <table:table-cell office:value-type="float" office:value="227.569">
                <text:p>227.56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5.6865">
                <text:p>50</text:p>
              </table:table-cell>
              <table:table-cell office:value-type="float" office:value="227.589">
                <text:p>227.58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5.7182">
                <text:p>50</text:p>
              </table:table-cell>
              <table:table-cell office:value-type="float" office:value="227.608">
                <text:p>227.60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5.7501">
                <text:p>50</text:p>
              </table:table-cell>
              <table:table-cell office:value-type="float" office:value="227.627">
                <text:p>227.62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5.7824">
                <text:p>50</text:p>
              </table:table-cell>
              <table:table-cell office:value-type="float" office:value="227.645">
                <text:p>227.64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5.8146">
                <text:p>50</text:p>
              </table:table-cell>
              <table:table-cell office:value-type="float" office:value="227.661">
                <text:p>227.66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5.8476">
                <text:p>50</text:p>
              </table:table-cell>
              <table:table-cell office:value-type="float" office:value="227.678">
                <text:p>227.67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5.8832">
                <text:p>50</text:p>
              </table:table-cell>
              <table:table-cell office:value-type="float" office:value="227.694">
                <text:p>227.69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5.9135">
                <text:p>50</text:p>
              </table:table-cell>
              <table:table-cell office:value-type="float" office:value="227.707">
                <text:p>227.70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5.9441">
                <text:p>50</text:p>
              </table:table-cell>
              <table:table-cell office:value-type="float" office:value="227.72">
                <text:p>227.7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5.9761">
                <text:p>50</text:p>
              </table:table-cell>
              <table:table-cell office:value-type="float" office:value="227.732">
                <text:p>227.73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6.0057">
                <text:p>50</text:p>
              </table:table-cell>
              <table:table-cell office:value-type="float" office:value="227.743">
                <text:p>227.74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6.0424">
                <text:p>50</text:p>
              </table:table-cell>
              <table:table-cell office:value-type="float" office:value="227.754">
                <text:p>227.75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6.0793">
                <text:p>50</text:p>
              </table:table-cell>
              <table:table-cell office:value-type="float" office:value="227.765">
                <text:p>227.76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6.111">
                <text:p>50</text:p>
              </table:table-cell>
              <table:table-cell office:value-type="float" office:value="227.774">
                <text:p>227.77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6.1404">
                <text:p>50</text:p>
              </table:table-cell>
              <table:table-cell office:value-type="float" office:value="227.78">
                <text:p>227.7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6.1689">
                <text:p>50</text:p>
              </table:table-cell>
              <table:table-cell office:value-type="float" office:value="227.786">
                <text:p>227.78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6.1973">
                <text:p>50</text:p>
              </table:table-cell>
              <table:table-cell office:value-type="float" office:value="227.791">
                <text:p>227.79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6.2299">
                <text:p>50</text:p>
              </table:table-cell>
              <table:table-cell office:value-type="float" office:value="227.797">
                <text:p>227.79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6.2659">
                <text:p>50</text:p>
              </table:table-cell>
              <table:table-cell office:value-type="float" office:value="227.801">
                <text:p>227.80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6.2965">
                <text:p>50</text:p>
              </table:table-cell>
              <table:table-cell office:value-type="float" office:value="227.804">
                <text:p>227.80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6.3282">
                <text:p>50</text:p>
              </table:table-cell>
              <table:table-cell office:value-type="float" office:value="227.806">
                <text:p>227.80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6.3576">
                <text:p>50</text:p>
              </table:table-cell>
              <table:table-cell office:value-type="float" office:value="227.807">
                <text:p>227.80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6.3885">
                <text:p>50</text:p>
              </table:table-cell>
              <table:table-cell office:value-type="float" office:value="227.808">
                <text:p>227.80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6.4185">
                <text:p>50</text:p>
              </table:table-cell>
              <table:table-cell office:value-type="float" office:value="227.807">
                <text:p>227.80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6.4496">
                <text:p>50</text:p>
              </table:table-cell>
              <table:table-cell office:value-type="float" office:value="227.806">
                <text:p>227.80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6.4808">
                <text:p>50</text:p>
              </table:table-cell>
              <table:table-cell office:value-type="float" office:value="227.804">
                <text:p>227.80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6.5129">
                <text:p>50</text:p>
              </table:table-cell>
              <table:table-cell office:value-type="float" office:value="227.801">
                <text:p>227.80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6.545">
                <text:p>50</text:p>
              </table:table-cell>
              <table:table-cell office:value-type="float" office:value="227.797">
                <text:p>227.79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6.5779">
                <text:p>50</text:p>
              </table:table-cell>
              <table:table-cell office:value-type="float" office:value="227.792">
                <text:p>227.79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6.6088">
                <text:p>50</text:p>
              </table:table-cell>
              <table:table-cell office:value-type="float" office:value="227.787">
                <text:p>227.78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6.6421">
                <text:p>50</text:p>
              </table:table-cell>
              <table:table-cell office:value-type="float" office:value="227.78">
                <text:p>227.7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6.6752">
                <text:p>50</text:p>
              </table:table-cell>
              <table:table-cell office:value-type="float" office:value="227.772">
                <text:p>227.77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6.7098">
                <text:p>50</text:p>
              </table:table-cell>
              <table:table-cell office:value-type="float" office:value="227.763">
                <text:p>227.76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6.743">
                <text:p>50</text:p>
              </table:table-cell>
              <table:table-cell office:value-type="float" office:value="227.754">
                <text:p>227.75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6.7763">
                <text:p>50</text:p>
              </table:table-cell>
              <table:table-cell office:value-type="float" office:value="227.743">
                <text:p>227.74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6.8117">
                <text:p>50</text:p>
              </table:table-cell>
              <table:table-cell office:value-type="float" office:value="227.731">
                <text:p>227.73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6.8437">
                <text:p>50</text:p>
              </table:table-cell>
              <table:table-cell office:value-type="float" office:value="227.72">
                <text:p>227.7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6.8807">
                <text:p>50</text:p>
              </table:table-cell>
              <table:table-cell office:value-type="float" office:value="227.705">
                <text:p>227.70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6.9113">
                <text:p>50</text:p>
              </table:table-cell>
              <table:table-cell office:value-type="float" office:value="227.692">
                <text:p>227.69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6.9425">
                <text:p>50</text:p>
              </table:table-cell>
              <table:table-cell office:value-type="float" office:value="227.679">
                <text:p>227.67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6.9718">
                <text:p>50</text:p>
              </table:table-cell>
              <table:table-cell office:value-type="float" office:value="227.665">
                <text:p>227.66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7.0012">
                <text:p>50</text:p>
              </table:table-cell>
              <table:table-cell office:value-type="float" office:value="227.651">
                <text:p>227.65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7.0304">
                <text:p>50</text:p>
              </table:table-cell>
              <table:table-cell office:value-type="float" office:value="227.636">
                <text:p>227.63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7.0597">
                <text:p>50</text:p>
              </table:table-cell>
              <table:table-cell office:value-type="float" office:value="227.621">
                <text:p>227.62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7.0911">
                <text:p>50</text:p>
              </table:table-cell>
              <table:table-cell office:value-type="float" office:value="227.604">
                <text:p>227.60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7.1214">
                <text:p>50</text:p>
              </table:table-cell>
              <table:table-cell office:value-type="float" office:value="227.587">
                <text:p>227.58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7.1512">
                <text:p>50</text:p>
              </table:table-cell>
              <table:table-cell office:value-type="float" office:value="227.57">
                <text:p>227.5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7.1805">
                <text:p>50</text:p>
              </table:table-cell>
              <table:table-cell office:value-type="float" office:value="227.552">
                <text:p>227.55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7.2101">
                <text:p>50</text:p>
              </table:table-cell>
              <table:table-cell office:value-type="float" office:value="227.533">
                <text:p>227.53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7.2386">
                <text:p>50</text:p>
              </table:table-cell>
              <table:table-cell office:value-type="float" office:value="227.515">
                <text:p>227.51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7.2664">
                <text:p>50</text:p>
              </table:table-cell>
              <table:table-cell office:value-type="float" office:value="227.497">
                <text:p>227.49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7.2956">
                <text:p>50</text:p>
              </table:table-cell>
              <table:table-cell office:value-type="float" office:value="227.477">
                <text:p>227.47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7.3248">
                <text:p>50</text:p>
              </table:table-cell>
              <table:table-cell office:value-type="float" office:value="227.457">
                <text:p>227.45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7.3538">
                <text:p>50</text:p>
              </table:table-cell>
              <table:table-cell office:value-type="float" office:value="227.436">
                <text:p>227.43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7.3854">
                <text:p>50</text:p>
              </table:table-cell>
              <table:table-cell office:value-type="float" office:value="227.413">
                <text:p>227.41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7.4157">
                <text:p>50</text:p>
              </table:table-cell>
              <table:table-cell office:value-type="float" office:value="227.39">
                <text:p>227.3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7.4482">
                <text:p>50</text:p>
              </table:table-cell>
              <table:table-cell office:value-type="float" office:value="227.366">
                <text:p>227.36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7.4795">
                <text:p>50</text:p>
              </table:table-cell>
              <table:table-cell office:value-type="float" office:value="227.341">
                <text:p>227.34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7.5104">
                <text:p>50</text:p>
              </table:table-cell>
              <table:table-cell office:value-type="float" office:value="227.316">
                <text:p>227.31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7.5411">
                <text:p>50</text:p>
              </table:table-cell>
              <table:table-cell office:value-type="float" office:value="227.291">
                <text:p>227.29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7.573">
                <text:p>50</text:p>
              </table:table-cell>
              <table:table-cell office:value-type="float" office:value="227.265">
                <text:p>227.26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7.6042">
                <text:p>50</text:p>
              </table:table-cell>
              <table:table-cell office:value-type="float" office:value="227.238">
                <text:p>227.23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7.6341">
                <text:p>50</text:p>
              </table:table-cell>
              <table:table-cell office:value-type="float" office:value="227.213">
                <text:p>227.21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7.6665">
                <text:p>50</text:p>
              </table:table-cell>
              <table:table-cell office:value-type="float" office:value="227.184">
                <text:p>227.18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7.6989">
                <text:p>50</text:p>
              </table:table-cell>
              <table:table-cell office:value-type="float" office:value="227.155">
                <text:p>227.15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7.7316">
                <text:p>50</text:p>
              </table:table-cell>
              <table:table-cell office:value-type="float" office:value="227.126">
                <text:p>227.12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7.7679">
                <text:p>50</text:p>
              </table:table-cell>
              <table:table-cell office:value-type="float" office:value="227.092">
                <text:p>227.09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7.7995">
                <text:p>50</text:p>
              </table:table-cell>
              <table:table-cell office:value-type="float" office:value="227.063">
                <text:p>227.06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7.8311">
                <text:p>50</text:p>
              </table:table-cell>
              <table:table-cell office:value-type="float" office:value="227.033">
                <text:p>227.03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7.8618">
                <text:p>50</text:p>
              </table:table-cell>
              <table:table-cell office:value-type="float" office:value="227.003">
                <text:p>227.00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7.8954">
                <text:p>50</text:p>
              </table:table-cell>
              <table:table-cell office:value-type="float" office:value="226.97">
                <text:p>226.9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7.9267">
                <text:p>50</text:p>
              </table:table-cell>
              <table:table-cell office:value-type="float" office:value="226.939">
                <text:p>226.93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7.9572">
                <text:p>50</text:p>
              </table:table-cell>
              <table:table-cell office:value-type="float" office:value="226.909">
                <text:p>226.90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7.9901">
                <text:p>50</text:p>
              </table:table-cell>
              <table:table-cell office:value-type="float" office:value="226.876">
                <text:p>226.87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8.023">
                <text:p>50</text:p>
              </table:table-cell>
              <table:table-cell office:value-type="float" office:value="226.842">
                <text:p>226.84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8.0571">
                <text:p>50</text:p>
              </table:table-cell>
              <table:table-cell office:value-type="float" office:value="226.807">
                <text:p>226.80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8.0894">
                <text:p>50</text:p>
              </table:table-cell>
              <table:table-cell office:value-type="float" office:value="226.773">
                <text:p>226.77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8.1201">
                <text:p>50</text:p>
              </table:table-cell>
              <table:table-cell office:value-type="float" office:value="226.74">
                <text:p>226.7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8.1503">
                <text:p>50</text:p>
              </table:table-cell>
              <table:table-cell office:value-type="float" office:value="226.708">
                <text:p>226.70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8.1816">
                <text:p>50</text:p>
              </table:table-cell>
              <table:table-cell office:value-type="float" office:value="226.674">
                <text:p>226.67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8.2127">
                <text:p>50</text:p>
              </table:table-cell>
              <table:table-cell office:value-type="float" office:value="226.641">
                <text:p>226.64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8.2463">
                <text:p>50</text:p>
              </table:table-cell>
              <table:table-cell office:value-type="float" office:value="226.604">
                <text:p>226.60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8.2792">
                <text:p>50</text:p>
              </table:table-cell>
              <table:table-cell office:value-type="float" office:value="226.567">
                <text:p>226.56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8.3107">
                <text:p>50</text:p>
              </table:table-cell>
              <table:table-cell office:value-type="float" office:value="226.532">
                <text:p>226.53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8.3423">
                <text:p>50</text:p>
              </table:table-cell>
              <table:table-cell office:value-type="float" office:value="226.497">
                <text:p>226.49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8.373">
                <text:p>50</text:p>
              </table:table-cell>
              <table:table-cell office:value-type="float" office:value="226.462">
                <text:p>226.46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8.4017">
                <text:p>50</text:p>
              </table:table-cell>
              <table:table-cell office:value-type="float" office:value="226.429">
                <text:p>226.42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8.4332">
                <text:p>50</text:p>
              </table:table-cell>
              <table:table-cell office:value-type="float" office:value="226.393">
                <text:p>226.39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8.4649">
                <text:p>50</text:p>
              </table:table-cell>
              <table:table-cell office:value-type="float" office:value="226.357">
                <text:p>226.35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8.5003">
                <text:p>50</text:p>
              </table:table-cell>
              <table:table-cell office:value-type="float" office:value="226.315">
                <text:p>226.31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8.5315">
                <text:p>50</text:p>
              </table:table-cell>
              <table:table-cell office:value-type="float" office:value="226.279">
                <text:p>226.27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8.5622">
                <text:p>50</text:p>
              </table:table-cell>
              <table:table-cell office:value-type="float" office:value="226.243">
                <text:p>226.24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8.594">
                <text:p>50</text:p>
              </table:table-cell>
              <table:table-cell office:value-type="float" office:value="226.206">
                <text:p>226.20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8.6242">
                <text:p>50</text:p>
              </table:table-cell>
              <table:table-cell office:value-type="float" office:value="226.17">
                <text:p>226.1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8.6536">
                <text:p>50</text:p>
              </table:table-cell>
              <table:table-cell office:value-type="float" office:value="226.135">
                <text:p>226.13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8.6843">
                <text:p>50</text:p>
              </table:table-cell>
              <table:table-cell office:value-type="float" office:value="226.098">
                <text:p>226.09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8.7142">
                <text:p>50</text:p>
              </table:table-cell>
              <table:table-cell office:value-type="float" office:value="226.062">
                <text:p>226.06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8.7467">
                <text:p>50</text:p>
              </table:table-cell>
              <table:table-cell office:value-type="float" office:value="226.023">
                <text:p>226.02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8.778">
                <text:p>50</text:p>
              </table:table-cell>
              <table:table-cell office:value-type="float" office:value="225.985">
                <text:p>225.98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8.8101">
                <text:p>50</text:p>
              </table:table-cell>
              <table:table-cell office:value-type="float" office:value="225.946">
                <text:p>225.94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8.8412">
                <text:p>50</text:p>
              </table:table-cell>
              <table:table-cell office:value-type="float" office:value="225.908">
                <text:p>225.90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8.8728">
                <text:p>50</text:p>
              </table:table-cell>
              <table:table-cell office:value-type="float" office:value="225.87">
                <text:p>225.8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8.9055">
                <text:p>50</text:p>
              </table:table-cell>
              <table:table-cell office:value-type="float" office:value="225.83">
                <text:p>225.8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8.939">
                <text:p>50</text:p>
              </table:table-cell>
              <table:table-cell office:value-type="float" office:value="225.788">
                <text:p>225.78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8.9713">
                <text:p>50</text:p>
              </table:table-cell>
              <table:table-cell office:value-type="float" office:value="225.749">
                <text:p>225.74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9.0048">
                <text:p>50</text:p>
              </table:table-cell>
              <table:table-cell office:value-type="float" office:value="225.708">
                <text:p>225.70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9.0363">
                <text:p>50</text:p>
              </table:table-cell>
              <table:table-cell office:value-type="float" office:value="225.669">
                <text:p>225.66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9.0693">
                <text:p>50</text:p>
              </table:table-cell>
              <table:table-cell office:value-type="float" office:value="225.628">
                <text:p>225.62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9.1031">
                <text:p>50</text:p>
              </table:table-cell>
              <table:table-cell office:value-type="float" office:value="225.587">
                <text:p>225.58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9.1374">
                <text:p>50</text:p>
              </table:table-cell>
              <table:table-cell office:value-type="float" office:value="225.544">
                <text:p>225.54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9.1705">
                <text:p>50</text:p>
              </table:table-cell>
              <table:table-cell office:value-type="float" office:value="225.504">
                <text:p>225.50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9.2041">
                <text:p>50</text:p>
              </table:table-cell>
              <table:table-cell office:value-type="float" office:value="225.462">
                <text:p>225.46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9.2374">
                <text:p>50</text:p>
              </table:table-cell>
              <table:table-cell office:value-type="float" office:value="225.422">
                <text:p>225.42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9.2698">
                <text:p>50</text:p>
              </table:table-cell>
              <table:table-cell office:value-type="float" office:value="225.382">
                <text:p>225.38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9.3002">
                <text:p>50</text:p>
              </table:table-cell>
              <table:table-cell office:value-type="float" office:value="225.345">
                <text:p>225.34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9.3304">
                <text:p>50</text:p>
              </table:table-cell>
              <table:table-cell office:value-type="float" office:value="225.308">
                <text:p>225.30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9.36">
                <text:p>50</text:p>
              </table:table-cell>
              <table:table-cell office:value-type="float" office:value="225.272">
                <text:p>225.27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9.3892">
                <text:p>50</text:p>
              </table:table-cell>
              <table:table-cell office:value-type="float" office:value="225.237">
                <text:p>225.23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9.421">
                <text:p>50</text:p>
              </table:table-cell>
              <table:table-cell office:value-type="float" office:value="225.199">
                <text:p>225.19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9.4533">
                <text:p>50</text:p>
              </table:table-cell>
              <table:table-cell office:value-type="float" office:value="225.16">
                <text:p>225.1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9.4861">
                <text:p>50</text:p>
              </table:table-cell>
              <table:table-cell office:value-type="float" office:value="225.121">
                <text:p>225.12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9.519">
                <text:p>50</text:p>
              </table:table-cell>
              <table:table-cell office:value-type="float" office:value="225.082">
                <text:p>225.08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9.5495">
                <text:p>50</text:p>
              </table:table-cell>
              <table:table-cell office:value-type="float" office:value="225.045">
                <text:p>225.04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9.5804">
                <text:p>50</text:p>
              </table:table-cell>
              <table:table-cell office:value-type="float" office:value="225.009">
                <text:p>225.00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9.6128">
                <text:p>50</text:p>
              </table:table-cell>
              <table:table-cell office:value-type="float" office:value="224.971">
                <text:p>224.97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9.6443">
                <text:p>50</text:p>
              </table:table-cell>
              <table:table-cell office:value-type="float" office:value="224.935">
                <text:p>224.93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9.6761">
                <text:p>50</text:p>
              </table:table-cell>
              <table:table-cell office:value-type="float" office:value="224.898">
                <text:p>224.89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9.7106">
                <text:p>50</text:p>
              </table:table-cell>
              <table:table-cell office:value-type="float" office:value="224.859">
                <text:p>224.859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9.7326">
                <text:p>50</text:p>
              </table:table-cell>
              <table:table-cell office:value-type="float" office:value="224.834">
                <text:p>224.83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9.7673">
                <text:p>50</text:p>
              </table:table-cell>
              <table:table-cell office:value-type="float" office:value="224.795">
                <text:p>224.79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9.8041">
                <text:p>50</text:p>
              </table:table-cell>
              <table:table-cell office:value-type="float" office:value="224.753">
                <text:p>224.75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9.8409">
                <text:p>50</text:p>
              </table:table-cell>
              <table:table-cell office:value-type="float" office:value="224.713">
                <text:p>224.71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9.8758">
                <text:p>50</text:p>
              </table:table-cell>
              <table:table-cell office:value-type="float" office:value="224.674">
                <text:p>224.67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9.9115">
                <text:p>50</text:p>
              </table:table-cell>
              <table:table-cell office:value-type="float" office:value="224.636">
                <text:p>224.63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9.9489">
                <text:p>50</text:p>
              </table:table-cell>
              <table:table-cell office:value-type="float" office:value="224.596">
                <text:p>224.59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49.9864">
                <text:p>50</text:p>
              </table:table-cell>
              <table:table-cell office:value-type="float" office:value="224.556">
                <text:p>224.55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0.0254">
                <text:p>50</text:p>
              </table:table-cell>
              <table:table-cell office:value-type="float" office:value="224.516">
                <text:p>224.516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0.0455">
                <text:p>50</text:p>
              </table:table-cell>
              <table:table-cell office:value-type="float" office:value="224.495">
                <text:p>224.49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0.0685">
                <text:p>50</text:p>
              </table:table-cell>
              <table:table-cell office:value-type="float" office:value="224.472">
                <text:p>224.47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0.0889">
                <text:p>50</text:p>
              </table:table-cell>
              <table:table-cell office:value-type="float" office:value="224.451">
                <text:p>224.45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0.126">
                <text:p>50</text:p>
              </table:table-cell>
              <table:table-cell office:value-type="float" office:value="224.414">
                <text:p>224.41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0.162">
                <text:p>50</text:p>
              </table:table-cell>
              <table:table-cell office:value-type="float" office:value="224.378">
                <text:p>224.37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0.1968">
                <text:p>50</text:p>
              </table:table-cell>
              <table:table-cell office:value-type="float" office:value="224.345">
                <text:p>224.34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0.2321">
                <text:p>50</text:p>
              </table:table-cell>
              <table:table-cell office:value-type="float" office:value="224.311">
                <text:p>224.31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0.2672">
                <text:p>50</text:p>
              </table:table-cell>
              <table:table-cell office:value-type="float" office:value="224.278">
                <text:p>224.278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0.3015">
                <text:p>50</text:p>
              </table:table-cell>
              <table:table-cell office:value-type="float" office:value="224.247">
                <text:p>224.247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0.3365">
                <text:p>50</text:p>
              </table:table-cell>
              <table:table-cell office:value-type="float" office:value="224.215">
                <text:p>224.21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0.3709">
                <text:p>50</text:p>
              </table:table-cell>
              <table:table-cell office:value-type="float" office:value="224.185">
                <text:p>224.185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0.4055">
                <text:p>50</text:p>
              </table:table-cell>
              <table:table-cell office:value-type="float" office:value="224.154">
                <text:p>224.154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0.4431">
                <text:p>50</text:p>
              </table:table-cell>
              <table:table-cell office:value-type="float" office:value="224.122">
                <text:p>224.12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0.4807">
                <text:p>50</text:p>
              </table:table-cell>
              <table:table-cell office:value-type="float" office:value="224.091">
                <text:p>224.09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0.5175">
                <text:p>50</text:p>
              </table:table-cell>
              <table:table-cell office:value-type="float" office:value="224.061">
                <text:p>224.061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0.5533">
                <text:p>50</text:p>
              </table:table-cell>
              <table:table-cell office:value-type="float" office:value="224.032">
                <text:p>224.032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0.5909">
                <text:p>50</text:p>
              </table:table-cell>
              <table:table-cell office:value-type="float" office:value="224.003">
                <text:p>224.003</text:p>
              </table:table-cell>
              <table:table-cell office:value-type="float" office:value="226.731">
                <text:p>226.731</text:p>
              </table:table-cell>
            </table:table-row>
            <table:table-row>
              <table:table-cell office:value-type="float" office:value="50.6275">
                <text:p>50</text:p>
              </table:table-cell>
              <table:table-cell office:value-type="float" office:value="223.975">
                <text:p>223.975</text:p>
              </table:table-cell>
              <table:table-cell office:value-type="float" office:value="226.731">
                <text:p>226.7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